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3.04pt"/>
    </style:style>
    <style:style style:name="co2" style:family="table-column">
      <style:table-column-properties fo:break-before="auto" style:column-width="94.05pt"/>
    </style:style>
    <style:style style:name="co3" style:family="table-column">
      <style:table-column-properties fo:break-before="auto" style:column-width="126.4pt"/>
    </style:style>
    <style:style style:name="co4" style:family="table-column">
      <style:table-column-properties fo:break-before="auto" style:column-width="133.6pt"/>
    </style:style>
    <style:style style:name="co5" style:family="table-column">
      <style:table-column-properties fo:break-before="auto" style:column-width="125.69pt"/>
    </style:style>
    <style:style style:name="co6" style:family="table-column">
      <style:table-column-properties fo:break-before="auto" style:column-width="104.74pt"/>
    </style:style>
    <style:style style:name="co7" style:family="table-column">
      <style:table-column-properties fo:break-before="auto" style:column-width="83.4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45.7pt"/>
    </style:style>
    <style:style style:name="ro1" style:family="table-row">
      <style:table-row-properties style:row-height="30.7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4.76pt" fo:break-before="auto" style:use-optimal-row-height="false"/>
    </style:style>
    <style:style style:name="ro4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4" style:family="table-cell" style:parent-style-name="Default" style:data-style-name="N122"/>
    <style:style style:name="ce5" style:family="table-cell" style:parent-style-name="Default" style:data-style-name="N11"/>
    <style:style style:name="ce6" style:family="table-cell" style:parent-style-name="Default" style:data-style-name="N123"/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Liberation Sans" style:font-name-asian="Droid Sans Fallback" style:font-name-complex="FreeSans"/>
    </style:style>
  </office:automatic-styles>
  <office:body>
    <office:spreadsheet>
      <table:table table:name="Test 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 1: 2h (10% denial rate). Time 2: 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63" calcext:value-type="float">
            <text:p>63</text:p>
          </table:table-cell>
          <table:table-cell table:style-name="ce4" table:formula="of:=[.C3]/[.B3]" office:value-type="percentage" office:value="0.21" calcext:value-type="percentage">
            <text:p>21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74" calcext:value-type="float">
            <text:p>74</text:p>
          </table:table-cell>
          <table:table-cell table:style-name="ce4" table:formula="of:=[.C4]/[.B4]" office:value-type="percentage" office:value="0.211428571428571" calcext:value-type="percentage">
            <text:p>21.1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88" calcext:value-type="float">
            <text:p>88</text:p>
          </table:table-cell>
          <table:table-cell table:style-name="ce4" table:formula="of:=[.C5]/[.B5]" office:value-type="percentage" office:value="0.22" calcext:value-type="percentage">
            <text:p>22.0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97" calcext:value-type="float">
            <text:p>97</text:p>
          </table:table-cell>
          <table:table-cell table:style-name="ce4" table:formula="of:=[.C6]/[.B6]" office:value-type="percentage" office:value="0.215555555555556" calcext:value-type="percentage">
            <text:p>21.6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10" calcext:value-type="float">
            <text:p>110</text:p>
          </table:table-cell>
          <table:table-cell table:style-name="ce4" table:formula="of:=[.C7]/[.B7]" office:value-type="percentage" office:value="0.22" calcext:value-type="percentage">
            <text:p>22.0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50" calcext:value-type="float">
            <text:p>550</text:p>
          </table:table-cell>
          <table:table-cell office:value-type="float" office:value="119" calcext:value-type="float">
            <text:p>119</text:p>
          </table:table-cell>
          <table:table-cell table:style-name="ce4" table:formula="of:=[.C8]/[.B8]" office:value-type="percentage" office:value="0.216363636363636" calcext:value-type="percentage">
            <text:p>21.6%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130" calcext:value-type="float">
            <text:p>130</text:p>
          </table:table-cell>
          <table:table-cell table:style-name="ce4" table:formula="of:=[.C9]/[.B9]" office:value-type="percentage" office:value="0.216666666666667" calcext:value-type="percentage">
            <text:p>21.7%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50" calcext:value-type="float">
            <text:p>650</text:p>
          </table:table-cell>
          <table:table-cell office:value-type="float" office:value="141" calcext:value-type="float">
            <text:p>141</text:p>
          </table:table-cell>
          <table:table-cell table:style-name="ce4" table:formula="of:=[.C10]/[.B10]" office:value-type="percentage" office:value="0.216923076923077" calcext:value-type="percentage">
            <text:p>21.7%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office:value-type="float" office:value="152" calcext:value-type="float">
            <text:p>152</text:p>
          </table:table-cell>
          <table:table-cell table:style-name="ce4" table:formula="of:=[.C11]/[.B11]" office:value-type="percentage" office:value="0.217142857142857" calcext:value-type="percentage">
            <text:p>21.7%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166" calcext:value-type="float">
            <text:p>166</text:p>
          </table:table-cell>
          <table:table-cell table:style-name="ce4" table:formula="of:=[.C12]/[.B12]" office:value-type="percentage" office:value="0.221333333333333" calcext:value-type="percentage">
            <text:p>22.1%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0" calcext:value-type="float">
            <text:p>800</text:p>
          </table:table-cell>
          <table:table-cell office:value-type="float" office:value="178" calcext:value-type="float">
            <text:p>178</text:p>
          </table:table-cell>
          <table:table-cell table:style-name="ce4" table:formula="of:=[.C13]/[.B13]" office:value-type="percentage" office:value="0.2225" calcext:value-type="percentage">
            <text:p>22.3%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189" calcext:value-type="float">
            <text:p>189</text:p>
          </table:table-cell>
          <table:table-cell table:style-name="ce4" table:formula="of:=[.C14]/[.B14]" office:value-type="percentage" office:value="0.222352941176471" calcext:value-type="percentage">
            <text:p>22.2%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00" calcext:value-type="float">
            <text:p>900</text:p>
          </table:table-cell>
          <table:table-cell office:value-type="float" office:value="201" calcext:value-type="float">
            <text:p>201</text:p>
          </table:table-cell>
          <table:table-cell table:style-name="ce4" table:formula="of:=[.C15]/[.B15]" office:value-type="percentage" office:value="0.223333333333333" calcext:value-type="percentage">
            <text:p>22.3%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50" calcext:value-type="float">
            <text:p>950</text:p>
          </table:table-cell>
          <table:table-cell office:value-type="float" office:value="217" calcext:value-type="float">
            <text:p>217</text:p>
          </table:table-cell>
          <table:table-cell table:style-name="ce4" table:formula="of:=[.C16]/[.B16]" office:value-type="percentage" office:value="0.228421052631579" calcext:value-type="percentage">
            <text:p>22.8%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231" calcext:value-type="float">
            <text:p>231</text:p>
          </table:table-cell>
          <table:table-cell table:style-name="ce4" table:formula="of:=[.C17]/[.B17]" office:value-type="percentage" office:value="0.231" calcext:value-type="percentage">
            <text:p>23.1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17])" office:value-type="percentage" office:value="0.219534734970339" calcext:value-type="percentage">
            <text:p>21.95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17])" office:value-type="float" office:value="0.00566019763653251" calcext:value-type="float">
            <text:p>0.005660</text:p>
          </table:table-cell>
          <table:table-cell table:number-columns-repeated="3"/>
        </table:table-row>
        <table:table-row table:style-name="ro2" table:number-rows-repeated="104855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h (10% denial rate). Time 2: 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73" calcext:value-type="float">
            <text:p>173</text:p>
          </table:table-cell>
          <table:table-cell table:style-name="ce4" table:formula="of:=[.C3]/[.B3]" office:value-type="percentage" office:value="0.576666666666667" calcext:value-type="percentage">
            <text:p>57.7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202" calcext:value-type="float">
            <text:p>202</text:p>
          </table:table-cell>
          <table:table-cell table:style-name="ce4" table:formula="of:=[.C4]/[.B4]" office:value-type="percentage" office:value="0.577142857142857" calcext:value-type="percentage">
            <text:p>57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233" calcext:value-type="float">
            <text:p>233</text:p>
          </table:table-cell>
          <table:table-cell table:style-name="ce4" table:formula="of:=[.C5]/[.B5]" office:value-type="percentage" office:value="0.5825" calcext:value-type="percentage">
            <text:p>58.3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262" calcext:value-type="float">
            <text:p>262</text:p>
          </table:table-cell>
          <table:table-cell table:style-name="ce4" table:formula="of:=[.C6]/[.B6]" office:value-type="percentage" office:value="0.582222222222222" calcext:value-type="percentage">
            <text:p>58.2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89" calcext:value-type="float">
            <text:p>289</text:p>
          </table:table-cell>
          <table:table-cell table:style-name="ce4" table:formula="of:=[.C7]/[.B7]" office:value-type="percentage" office:value="0.578" calcext:value-type="percentage">
            <text:p>57.8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50" calcext:value-type="float">
            <text:p>550</text:p>
          </table:table-cell>
          <table:table-cell office:value-type="float" office:value="317" calcext:value-type="float">
            <text:p>317</text:p>
          </table:table-cell>
          <table:table-cell table:style-name="ce4" table:formula="of:=[.C8]/[.B8]" office:value-type="percentage" office:value="0.576363636363636" calcext:value-type="percentage">
            <text:p>57.6%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346" calcext:value-type="float">
            <text:p>346</text:p>
          </table:table-cell>
          <table:table-cell table:style-name="ce4" table:formula="of:=[.C9]/[.B9]" office:value-type="percentage" office:value="0.576666666666667" calcext:value-type="percentage">
            <text:p>57.7%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50" calcext:value-type="float">
            <text:p>650</text:p>
          </table:table-cell>
          <table:table-cell office:value-type="float" office:value="375" calcext:value-type="float">
            <text:p>375</text:p>
          </table:table-cell>
          <table:table-cell table:style-name="ce4" table:formula="of:=[.C10]/[.B10]" office:value-type="percentage" office:value="0.576923076923077" calcext:value-type="percentage">
            <text:p>57.7%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office:value-type="float" office:value="404" calcext:value-type="float">
            <text:p>404</text:p>
          </table:table-cell>
          <table:table-cell table:style-name="ce4" table:formula="of:=[.C11]/[.B11]" office:value-type="percentage" office:value="0.577142857142857" calcext:value-type="percentage">
            <text:p>57.7%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436" calcext:value-type="float">
            <text:p>436</text:p>
          </table:table-cell>
          <table:table-cell table:style-name="ce4" table:formula="of:=[.C12]/[.B12]" office:value-type="percentage" office:value="0.581333333333333" calcext:value-type="percentage">
            <text:p>58.1%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0" calcext:value-type="float">
            <text:p>800</text:p>
          </table:table-cell>
          <table:table-cell office:value-type="float" office:value="465" calcext:value-type="float">
            <text:p>465</text:p>
          </table:table-cell>
          <table:table-cell table:style-name="ce4" table:formula="of:=[.C13]/[.B13]" office:value-type="percentage" office:value="0.58125" calcext:value-type="percentage">
            <text:p>58.1%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492" calcext:value-type="float">
            <text:p>492</text:p>
          </table:table-cell>
          <table:table-cell table:style-name="ce4" table:formula="of:=[.C14]/[.B14]" office:value-type="percentage" office:value="0.578823529411765" calcext:value-type="percentage">
            <text:p>57.9%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00" calcext:value-type="float">
            <text:p>900</text:p>
          </table:table-cell>
          <table:table-cell office:value-type="float" office:value="524" calcext:value-type="float">
            <text:p>524</text:p>
          </table:table-cell>
          <table:table-cell table:style-name="ce4" table:formula="of:=[.C15]/[.B15]" office:value-type="percentage" office:value="0.582222222222222" calcext:value-type="percentage">
            <text:p>58.2%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50" calcext:value-type="float">
            <text:p>950</text:p>
          </table:table-cell>
          <table:table-cell office:value-type="float" office:value="552" calcext:value-type="float">
            <text:p>552</text:p>
          </table:table-cell>
          <table:table-cell table:style-name="ce4" table:formula="of:=[.C16]/[.B16]" office:value-type="percentage" office:value="0.581052631578947" calcext:value-type="percentage">
            <text:p>58.1%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579" calcext:value-type="float">
            <text:p>579</text:p>
          </table:table-cell>
          <table:table-cell table:style-name="ce4" table:formula="of:=[.C17]/[.B17]" office:value-type="percentage" office:value="0.579" calcext:value-type="percentage">
            <text:p>57.9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17])" office:value-type="percentage" office:value="0.579153979978283" calcext:value-type="percentage">
            <text:p>57.92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17])" office:value-type="float" office:value="0.00235223355965119" calcext:value-type="float">
            <text:p>0.002352</text:p>
          </table:table-cell>
          <table:table-cell table:number-columns-repeated="3"/>
        </table:table-row>
        <table:table-row table:style-name="ro2" table:number-rows-repeated="104855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6h (10% denial rate). Time 2: 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13" calcext:value-type="float">
            <text:p>213</text:p>
          </table:table-cell>
          <table:table-cell table:style-name="ce4" table:formula="of:=[.C3]/[.B3]" office:value-type="percentage" office:value="0.71" calcext:value-type="percentage">
            <text:p>71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248" calcext:value-type="float">
            <text:p>248</text:p>
          </table:table-cell>
          <table:table-cell table:style-name="ce4" table:formula="of:=[.C4]/[.B4]" office:value-type="percentage" office:value="0.708571428571428" calcext:value-type="percentage">
            <text:p>70.9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282" calcext:value-type="float">
            <text:p>282</text:p>
          </table:table-cell>
          <table:table-cell table:style-name="ce4" table:formula="of:=[.C5]/[.B5]" office:value-type="percentage" office:value="0.705" calcext:value-type="percentage">
            <text:p>70.5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319" calcext:value-type="float">
            <text:p>319</text:p>
          </table:table-cell>
          <table:table-cell table:style-name="ce4" table:formula="of:=[.C6]/[.B6]" office:value-type="percentage" office:value="0.708888888888889" calcext:value-type="percentage">
            <text:p>70.9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356" calcext:value-type="float">
            <text:p>356</text:p>
          </table:table-cell>
          <table:table-cell table:style-name="ce4" table:formula="of:=[.C7]/[.B7]" office:value-type="percentage" office:value="0.712" calcext:value-type="percentage">
            <text:p>71.2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50" calcext:value-type="float">
            <text:p>550</text:p>
          </table:table-cell>
          <table:table-cell office:value-type="float" office:value="392" calcext:value-type="float">
            <text:p>392</text:p>
          </table:table-cell>
          <table:table-cell table:style-name="ce4" table:formula="of:=[.C8]/[.B8]" office:value-type="percentage" office:value="0.712727272727273" calcext:value-type="percentage">
            <text:p>71.3%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29" calcext:value-type="float">
            <text:p>429</text:p>
          </table:table-cell>
          <table:table-cell table:style-name="ce4" table:formula="of:=[.C9]/[.B9]" office:value-type="percentage" office:value="0.715" calcext:value-type="percentage">
            <text:p>71.5%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50" calcext:value-type="float">
            <text:p>650</text:p>
          </table:table-cell>
          <table:table-cell office:value-type="float" office:value="465" calcext:value-type="float">
            <text:p>465</text:p>
          </table:table-cell>
          <table:table-cell table:style-name="ce4" table:formula="of:=[.C10]/[.B10]" office:value-type="percentage" office:value="0.715384615384615" calcext:value-type="percentage">
            <text:p>71.5%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office:value-type="float" office:value="499" calcext:value-type="float">
            <text:p>499</text:p>
          </table:table-cell>
          <table:table-cell table:style-name="ce4" table:formula="of:=[.C11]/[.B11]" office:value-type="percentage" office:value="0.712857142857143" calcext:value-type="percentage">
            <text:p>71.3%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533" calcext:value-type="float">
            <text:p>533</text:p>
          </table:table-cell>
          <table:table-cell table:style-name="ce4" table:formula="of:=[.C12]/[.B12]" office:value-type="percentage" office:value="0.710666666666667" calcext:value-type="percentage">
            <text:p>71.1%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0" calcext:value-type="float">
            <text:p>800</text:p>
          </table:table-cell>
          <table:table-cell office:value-type="float" office:value="568" calcext:value-type="float">
            <text:p>568</text:p>
          </table:table-cell>
          <table:table-cell table:style-name="ce4" table:formula="of:=[.C13]/[.B13]" office:value-type="percentage" office:value="0.71" calcext:value-type="percentage">
            <text:p>71.0%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603" calcext:value-type="float">
            <text:p>603</text:p>
          </table:table-cell>
          <table:table-cell table:style-name="ce4" table:formula="of:=[.C14]/[.B14]" office:value-type="percentage" office:value="0.709411764705882" calcext:value-type="percentage">
            <text:p>70.9%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00" calcext:value-type="float">
            <text:p>900</text:p>
          </table:table-cell>
          <table:table-cell office:value-type="float" office:value="640" calcext:value-type="float">
            <text:p>640</text:p>
          </table:table-cell>
          <table:table-cell table:style-name="ce4" table:formula="of:=[.C15]/[.B15]" office:value-type="percentage" office:value="0.711111111111111" calcext:value-type="percentage">
            <text:p>71.1%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50" calcext:value-type="float">
            <text:p>950</text:p>
          </table:table-cell>
          <table:table-cell office:value-type="float" office:value="675" calcext:value-type="float">
            <text:p>675</text:p>
          </table:table-cell>
          <table:table-cell table:style-name="ce4" table:formula="of:=[.C16]/[.B16]" office:value-type="percentage" office:value="0.710526315789474" calcext:value-type="percentage">
            <text:p>71.1%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710" calcext:value-type="float">
            <text:p>710</text:p>
          </table:table-cell>
          <table:table-cell table:style-name="ce4" table:formula="of:=[.C17]/[.B17]" office:value-type="percentage" office:value="0.71" calcext:value-type="percentage">
            <text:p>71.0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17])" office:value-type="percentage" office:value="0.710809680446832" calcext:value-type="percentage">
            <text:p>71.08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17])" office:value-type="float" office:value="0.00259586283385272" calcext:value-type="float">
            <text:p>0.002596</text:p>
          </table:table-cell>
          <table:table-cell table:number-columns-repeated="3"/>
        </table:table-row>
        <table:table-row table:style-name="ro2" table:number-rows-repeated="104855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8h (10% denial rate). Time 2: 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33" calcext:value-type="float">
            <text:p>233</text:p>
          </table:table-cell>
          <table:table-cell table:style-name="ce4" table:formula="of:=[.C3]/[.B3]" office:value-type="percentage" office:value="0.776666666666667" calcext:value-type="percentage">
            <text:p>77.7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271" calcext:value-type="float">
            <text:p>271</text:p>
          </table:table-cell>
          <table:table-cell table:style-name="ce4" table:formula="of:=[.C4]/[.B4]" office:value-type="percentage" office:value="0.774285714285714" calcext:value-type="percentage">
            <text:p>77.4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311" calcext:value-type="float">
            <text:p>311</text:p>
          </table:table-cell>
          <table:table-cell table:style-name="ce4" table:formula="of:=[.C5]/[.B5]" office:value-type="percentage" office:value="0.7775" calcext:value-type="percentage">
            <text:p>77.8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350" calcext:value-type="float">
            <text:p>350</text:p>
          </table:table-cell>
          <table:table-cell table:style-name="ce4" table:formula="of:=[.C6]/[.B6]" office:value-type="percentage" office:value="0.777777777777778" calcext:value-type="percentage">
            <text:p>77.8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388" calcext:value-type="float">
            <text:p>388</text:p>
          </table:table-cell>
          <table:table-cell table:style-name="ce4" table:formula="of:=[.C7]/[.B7]" office:value-type="percentage" office:value="0.776" calcext:value-type="percentage">
            <text:p>77.6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50" calcext:value-type="float">
            <text:p>550</text:p>
          </table:table-cell>
          <table:table-cell office:value-type="float" office:value="426" calcext:value-type="float">
            <text:p>426</text:p>
          </table:table-cell>
          <table:table-cell table:style-name="ce4" table:formula="of:=[.C8]/[.B8]" office:value-type="percentage" office:value="0.774545454545455" calcext:value-type="percentage">
            <text:p>77.5%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67" calcext:value-type="float">
            <text:p>467</text:p>
          </table:table-cell>
          <table:table-cell table:style-name="ce4" table:formula="of:=[.C9]/[.B9]" office:value-type="percentage" office:value="0.778333333333333" calcext:value-type="percentage">
            <text:p>77.8%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50" calcext:value-type="float">
            <text:p>650</text:p>
          </table:table-cell>
          <table:table-cell office:value-type="float" office:value="508" calcext:value-type="float">
            <text:p>508</text:p>
          </table:table-cell>
          <table:table-cell table:style-name="ce4" table:formula="of:=[.C10]/[.B10]" office:value-type="percentage" office:value="0.781538461538462" calcext:value-type="percentage">
            <text:p>78.2%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office:value-type="float" office:value="547" calcext:value-type="float">
            <text:p>547</text:p>
          </table:table-cell>
          <table:table-cell table:style-name="ce4" table:formula="of:=[.C11]/[.B11]" office:value-type="percentage" office:value="0.781428571428571" calcext:value-type="percentage">
            <text:p>78.1%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587" calcext:value-type="float">
            <text:p>587</text:p>
          </table:table-cell>
          <table:table-cell table:style-name="ce4" table:formula="of:=[.C12]/[.B12]" office:value-type="percentage" office:value="0.782666666666667" calcext:value-type="percentage">
            <text:p>78.3%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0" calcext:value-type="float">
            <text:p>800</text:p>
          </table:table-cell>
          <table:table-cell office:value-type="float" office:value="626" calcext:value-type="float">
            <text:p>626</text:p>
          </table:table-cell>
          <table:table-cell table:style-name="ce4" table:formula="of:=[.C13]/[.B13]" office:value-type="percentage" office:value="0.7825" calcext:value-type="percentage">
            <text:p>78.3%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666" calcext:value-type="float">
            <text:p>666</text:p>
          </table:table-cell>
          <table:table-cell table:style-name="ce4" table:formula="of:=[.C14]/[.B14]" office:value-type="percentage" office:value="0.783529411764706" calcext:value-type="percentage">
            <text:p>78.4%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00" calcext:value-type="float">
            <text:p>900</text:p>
          </table:table-cell>
          <table:table-cell office:value-type="float" office:value="704" calcext:value-type="float">
            <text:p>704</text:p>
          </table:table-cell>
          <table:table-cell table:style-name="ce4" table:formula="of:=[.C15]/[.B15]" office:value-type="percentage" office:value="0.782222222222222" calcext:value-type="percentage">
            <text:p>78.2%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50" calcext:value-type="float">
            <text:p>950</text:p>
          </table:table-cell>
          <table:table-cell office:value-type="float" office:value="742" calcext:value-type="float">
            <text:p>742</text:p>
          </table:table-cell>
          <table:table-cell table:style-name="ce4" table:formula="of:=[.C16]/[.B16]" office:value-type="percentage" office:value="0.781052631578947" calcext:value-type="percentage">
            <text:p>78.1%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780" calcext:value-type="float">
            <text:p>780</text:p>
          </table:table-cell>
          <table:table-cell table:style-name="ce4" table:formula="of:=[.C17]/[.B17]" office:value-type="percentage" office:value="0.78" calcext:value-type="percentage">
            <text:p>78.0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17])" office:value-type="percentage" office:value="0.779336460787235" calcext:value-type="percentage">
            <text:p>77.93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17])" office:value-type="float" office:value="0.0030839430595611" calcext:value-type="float">
            <text:p>0.003084</text:p>
          </table:table-cell>
          <table:table-cell table:number-columns-repeated="3"/>
        </table:table-row>
        <table:table-row table:style-name="ro2" table:number-rows-repeated="104855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0h (10% denial rate). Time 2: 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46" calcext:value-type="float">
            <text:p>246</text:p>
          </table:table-cell>
          <table:table-cell table:style-name="ce4" table:formula="of:=[.C3]/[.B3]" office:value-type="percentage" office:value="0.82" calcext:value-type="percentage">
            <text:p>82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287" calcext:value-type="float">
            <text:p>287</text:p>
          </table:table-cell>
          <table:table-cell table:style-name="ce4" table:formula="of:=[.C4]/[.B4]" office:value-type="percentage" office:value="0.82" calcext:value-type="percentage">
            <text:p>82.0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328" calcext:value-type="float">
            <text:p>328</text:p>
          </table:table-cell>
          <table:table-cell table:style-name="ce4" table:formula="of:=[.C5]/[.B5]" office:value-type="percentage" office:value="0.82" calcext:value-type="percentage">
            <text:p>82.0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370" calcext:value-type="float">
            <text:p>370</text:p>
          </table:table-cell>
          <table:table-cell table:style-name="ce4" table:formula="of:=[.C6]/[.B6]" office:value-type="percentage" office:value="0.822222222222222" calcext:value-type="percentage">
            <text:p>82.2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411" calcext:value-type="float">
            <text:p>411</text:p>
          </table:table-cell>
          <table:table-cell table:style-name="ce4" table:formula="of:=[.C7]/[.B7]" office:value-type="percentage" office:value="0.822" calcext:value-type="percentage">
            <text:p>82.2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50" calcext:value-type="float">
            <text:p>550</text:p>
          </table:table-cell>
          <table:table-cell office:value-type="float" office:value="452" calcext:value-type="float">
            <text:p>452</text:p>
          </table:table-cell>
          <table:table-cell table:style-name="ce4" table:formula="of:=[.C8]/[.B8]" office:value-type="percentage" office:value="0.821818181818182" calcext:value-type="percentage">
            <text:p>82.2%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92" calcext:value-type="float">
            <text:p>492</text:p>
          </table:table-cell>
          <table:table-cell table:style-name="ce4" table:formula="of:=[.C9]/[.B9]" office:value-type="percentage" office:value="0.82" calcext:value-type="percentage">
            <text:p>82.0%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50" calcext:value-type="float">
            <text:p>650</text:p>
          </table:table-cell>
          <table:table-cell office:value-type="float" office:value="533" calcext:value-type="float">
            <text:p>533</text:p>
          </table:table-cell>
          <table:table-cell table:style-name="ce4" table:formula="of:=[.C10]/[.B10]" office:value-type="percentage" office:value="0.82" calcext:value-type="percentage">
            <text:p>82.0%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office:value-type="float" office:value="575" calcext:value-type="float">
            <text:p>575</text:p>
          </table:table-cell>
          <table:table-cell table:style-name="ce4" table:formula="of:=[.C11]/[.B11]" office:value-type="percentage" office:value="0.821428571428571" calcext:value-type="percentage">
            <text:p>82.1%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617" calcext:value-type="float">
            <text:p>617</text:p>
          </table:table-cell>
          <table:table-cell table:style-name="ce4" table:formula="of:=[.C12]/[.B12]" office:value-type="percentage" office:value="0.822666666666667" calcext:value-type="percentage">
            <text:p>82.3%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0" calcext:value-type="float">
            <text:p>800</text:p>
          </table:table-cell>
          <table:table-cell office:value-type="float" office:value="659" calcext:value-type="float">
            <text:p>659</text:p>
          </table:table-cell>
          <table:table-cell table:style-name="ce4" table:formula="of:=[.C13]/[.B13]" office:value-type="percentage" office:value="0.82375" calcext:value-type="percentage">
            <text:p>82.4%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701" calcext:value-type="float">
            <text:p>701</text:p>
          </table:table-cell>
          <table:table-cell table:style-name="ce4" table:formula="of:=[.C14]/[.B14]" office:value-type="percentage" office:value="0.824705882352941" calcext:value-type="percentage">
            <text:p>82.5%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00" calcext:value-type="float">
            <text:p>900</text:p>
          </table:table-cell>
          <table:table-cell office:value-type="float" office:value="742" calcext:value-type="float">
            <text:p>742</text:p>
          </table:table-cell>
          <table:table-cell table:style-name="ce4" table:formula="of:=[.C15]/[.B15]" office:value-type="percentage" office:value="0.824444444444444" calcext:value-type="percentage">
            <text:p>82.4%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50" calcext:value-type="float">
            <text:p>950</text:p>
          </table:table-cell>
          <table:table-cell office:value-type="float" office:value="784" calcext:value-type="float">
            <text:p>784</text:p>
          </table:table-cell>
          <table:table-cell table:style-name="ce4" table:formula="of:=[.C16]/[.B16]" office:value-type="percentage" office:value="0.825263157894737" calcext:value-type="percentage">
            <text:p>82.5%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825" calcext:value-type="float">
            <text:p>825</text:p>
          </table:table-cell>
          <table:table-cell table:style-name="ce4" table:formula="of:=[.C17]/[.B17]" office:value-type="percentage" office:value="0.825" calcext:value-type="percentage">
            <text:p>82.5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17])" office:value-type="percentage" office:value="0.822219941788518" calcext:value-type="percentage">
            <text:p>82.22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17])" office:value-type="float" office:value="0.00200242009230351" calcext:value-type="float">
            <text:p>0.002002</text:p>
          </table:table-cell>
          <table:table-cell table:number-columns-repeated="3"/>
        </table:table-row>
        <table:table-row table:style-name="ro2" table:number-rows-repeated="104855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2h (10% denial rate). Time 2: 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56" calcext:value-type="float">
            <text:p>256</text:p>
          </table:table-cell>
          <table:table-cell table:style-name="ce4" table:formula="of:=[.C3]/[.B3]" office:value-type="percentage" office:value="0.853333333333333" calcext:value-type="percentage">
            <text:p>85.3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298" calcext:value-type="float">
            <text:p>298</text:p>
          </table:table-cell>
          <table:table-cell table:style-name="ce4" table:formula="of:=[.C4]/[.B4]" office:value-type="percentage" office:value="0.851428571428571" calcext:value-type="percentage">
            <text:p>85.1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340" calcext:value-type="float">
            <text:p>340</text:p>
          </table:table-cell>
          <table:table-cell table:style-name="ce4" table:formula="of:=[.C5]/[.B5]" office:value-type="percentage" office:value="0.85" calcext:value-type="percentage">
            <text:p>85.0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382" calcext:value-type="float">
            <text:p>382</text:p>
          </table:table-cell>
          <table:table-cell table:style-name="ce4" table:formula="of:=[.C6]/[.B6]" office:value-type="percentage" office:value="0.848888888888889" calcext:value-type="percentage">
            <text:p>84.9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424" calcext:value-type="float">
            <text:p>424</text:p>
          </table:table-cell>
          <table:table-cell table:style-name="ce4" table:formula="of:=[.C7]/[.B7]" office:value-type="percentage" office:value="0.848" calcext:value-type="percentage">
            <text:p>84.8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50" calcext:value-type="float">
            <text:p>550</text:p>
          </table:table-cell>
          <table:table-cell office:value-type="float" office:value="468" calcext:value-type="float">
            <text:p>468</text:p>
          </table:table-cell>
          <table:table-cell table:style-name="ce4" table:formula="of:=[.C8]/[.B8]" office:value-type="percentage" office:value="0.850909090909091" calcext:value-type="percentage">
            <text:p>85.1%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510" calcext:value-type="float">
            <text:p>510</text:p>
          </table:table-cell>
          <table:table-cell table:style-name="ce4" table:formula="of:=[.C9]/[.B9]" office:value-type="percentage" office:value="0.85" calcext:value-type="percentage">
            <text:p>85.0%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50" calcext:value-type="float">
            <text:p>650</text:p>
          </table:table-cell>
          <table:table-cell office:value-type="float" office:value="553" calcext:value-type="float">
            <text:p>553</text:p>
          </table:table-cell>
          <table:table-cell table:style-name="ce4" table:formula="of:=[.C10]/[.B10]" office:value-type="percentage" office:value="0.850769230769231" calcext:value-type="percentage">
            <text:p>85.1%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office:value-type="float" office:value="595" calcext:value-type="float">
            <text:p>595</text:p>
          </table:table-cell>
          <table:table-cell table:style-name="ce4" table:formula="of:=[.C11]/[.B11]" office:value-type="percentage" office:value="0.85" calcext:value-type="percentage">
            <text:p>85.0%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637" calcext:value-type="float">
            <text:p>637</text:p>
          </table:table-cell>
          <table:table-cell table:style-name="ce4" table:formula="of:=[.C12]/[.B12]" office:value-type="percentage" office:value="0.849333333333333" calcext:value-type="percentage">
            <text:p>84.9%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0" calcext:value-type="float">
            <text:p>800</text:p>
          </table:table-cell>
          <table:table-cell office:value-type="float" office:value="679" calcext:value-type="float">
            <text:p>679</text:p>
          </table:table-cell>
          <table:table-cell table:style-name="ce4" table:formula="of:=[.C13]/[.B13]" office:value-type="percentage" office:value="0.84875" calcext:value-type="percentage">
            <text:p>84.9%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723" calcext:value-type="float">
            <text:p>723</text:p>
          </table:table-cell>
          <table:table-cell table:style-name="ce4" table:formula="of:=[.C14]/[.B14]" office:value-type="percentage" office:value="0.850588235294118" calcext:value-type="percentage">
            <text:p>85.1%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00" calcext:value-type="float">
            <text:p>900</text:p>
          </table:table-cell>
          <table:table-cell office:value-type="float" office:value="766" calcext:value-type="float">
            <text:p>766</text:p>
          </table:table-cell>
          <table:table-cell table:style-name="ce4" table:formula="of:=[.C15]/[.B15]" office:value-type="percentage" office:value="0.851111111111111" calcext:value-type="percentage">
            <text:p>85.1%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50" calcext:value-type="float">
            <text:p>950</text:p>
          </table:table-cell>
          <table:table-cell office:value-type="float" office:value="810" calcext:value-type="float">
            <text:p>810</text:p>
          </table:table-cell>
          <table:table-cell table:style-name="ce4" table:formula="of:=[.C16]/[.B16]" office:value-type="percentage" office:value="0.852631578947368" calcext:value-type="percentage">
            <text:p>85.3%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852" calcext:value-type="float">
            <text:p>852</text:p>
          </table:table-cell>
          <table:table-cell table:style-name="ce4" table:formula="of:=[.C17]/[.B17]" office:value-type="percentage" office:value="0.852" calcext:value-type="percentage">
            <text:p>85.2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17])" office:value-type="percentage" office:value="0.850516224934336" calcext:value-type="percentage">
            <text:p>85.05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17])" office:value-type="float" office:value="0.00147163843863366" calcext:value-type="float">
            <text:p>0.001472</text:p>
          </table:table-cell>
          <table:table-cell table:number-columns-repeated="3"/>
        </table:table-row>
        <table:table-row table:style-name="ro2" table:number-rows-repeated="104855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4h (10% denial rate). Time 2: 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63" calcext:value-type="float">
            <text:p>263</text:p>
          </table:table-cell>
          <table:table-cell table:style-name="ce4" table:formula="of:=[.C3]/[.B3]" office:value-type="percentage" office:value="0.876666666666667" calcext:value-type="percentage">
            <text:p>87.7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306" calcext:value-type="float">
            <text:p>306</text:p>
          </table:table-cell>
          <table:table-cell table:style-name="ce4" table:formula="of:=[.C4]/[.B4]" office:value-type="percentage" office:value="0.874285714285714" calcext:value-type="percentage">
            <text:p>87.4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349" calcext:value-type="float">
            <text:p>349</text:p>
          </table:table-cell>
          <table:table-cell table:style-name="ce4" table:formula="of:=[.C5]/[.B5]" office:value-type="percentage" office:value="0.8725" calcext:value-type="percentage">
            <text:p>87.3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392" calcext:value-type="float">
            <text:p>392</text:p>
          </table:table-cell>
          <table:table-cell table:style-name="ce4" table:formula="of:=[.C6]/[.B6]" office:value-type="percentage" office:value="0.871111111111111" calcext:value-type="percentage">
            <text:p>87.1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436" calcext:value-type="float">
            <text:p>436</text:p>
          </table:table-cell>
          <table:table-cell table:style-name="ce4" table:formula="of:=[.C7]/[.B7]" office:value-type="percentage" office:value="0.872" calcext:value-type="percentage">
            <text:p>87.2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50" calcext:value-type="float">
            <text:p>550</text:p>
          </table:table-cell>
          <table:table-cell office:value-type="float" office:value="479" calcext:value-type="float">
            <text:p>479</text:p>
          </table:table-cell>
          <table:table-cell table:style-name="ce4" table:formula="of:=[.C8]/[.B8]" office:value-type="percentage" office:value="0.870909090909091" calcext:value-type="percentage">
            <text:p>87.1%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522" calcext:value-type="float">
            <text:p>522</text:p>
          </table:table-cell>
          <table:table-cell table:style-name="ce4" table:formula="of:=[.C9]/[.B9]" office:value-type="percentage" office:value="0.87" calcext:value-type="percentage">
            <text:p>87.0%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50" calcext:value-type="float">
            <text:p>650</text:p>
          </table:table-cell>
          <table:table-cell office:value-type="float" office:value="567" calcext:value-type="float">
            <text:p>567</text:p>
          </table:table-cell>
          <table:table-cell table:style-name="ce4" table:formula="of:=[.C10]/[.B10]" office:value-type="percentage" office:value="0.872307692307692" calcext:value-type="percentage">
            <text:p>87.2%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office:value-type="float" office:value="610" calcext:value-type="float">
            <text:p>610</text:p>
          </table:table-cell>
          <table:table-cell table:style-name="ce4" table:formula="of:=[.C11]/[.B11]" office:value-type="percentage" office:value="0.871428571428571" calcext:value-type="percentage">
            <text:p>87.1%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654" calcext:value-type="float">
            <text:p>654</text:p>
          </table:table-cell>
          <table:table-cell table:style-name="ce4" table:formula="of:=[.C12]/[.B12]" office:value-type="percentage" office:value="0.872" calcext:value-type="percentage">
            <text:p>87.2%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0" calcext:value-type="float">
            <text:p>800</text:p>
          </table:table-cell>
          <table:table-cell office:value-type="float" office:value="697" calcext:value-type="float">
            <text:p>697</text:p>
          </table:table-cell>
          <table:table-cell table:style-name="ce4" table:formula="of:=[.C13]/[.B13]" office:value-type="percentage" office:value="0.87125" calcext:value-type="percentage">
            <text:p>87.1%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740" calcext:value-type="float">
            <text:p>740</text:p>
          </table:table-cell>
          <table:table-cell table:style-name="ce4" table:formula="of:=[.C14]/[.B14]" office:value-type="percentage" office:value="0.870588235294118" calcext:value-type="percentage">
            <text:p>87.1%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00" calcext:value-type="float">
            <text:p>900</text:p>
          </table:table-cell>
          <table:table-cell office:value-type="float" office:value="783" calcext:value-type="float">
            <text:p>783</text:p>
          </table:table-cell>
          <table:table-cell table:style-name="ce4" table:formula="of:=[.C15]/[.B15]" office:value-type="percentage" office:value="0.87" calcext:value-type="percentage">
            <text:p>87.0%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50" calcext:value-type="float">
            <text:p>950</text:p>
          </table:table-cell>
          <table:table-cell office:value-type="float" office:value="826" calcext:value-type="float">
            <text:p>826</text:p>
          </table:table-cell>
          <table:table-cell table:style-name="ce4" table:formula="of:=[.C16]/[.B16]" office:value-type="percentage" office:value="0.869473684210526" calcext:value-type="percentage">
            <text:p>86.9%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872" calcext:value-type="float">
            <text:p>872</text:p>
          </table:table-cell>
          <table:table-cell table:style-name="ce4" table:formula="of:=[.C17]/[.B17]" office:value-type="percentage" office:value="0.872" calcext:value-type="percentage">
            <text:p>87.2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17])" office:value-type="percentage" office:value="0.871768051080899" calcext:value-type="percentage">
            <text:p>87.18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17])" office:value-type="float" office:value="0.00180840350626128" calcext:value-type="float">
            <text:p>0.001808</text:p>
          </table:table-cell>
          <table:table-cell table:number-columns-repeated="3"/>
        </table:table-row>
        <table:table-row table:style-name="ro2" table:number-rows-repeated="104855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6h (10% denial rate). Time 2: 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68" calcext:value-type="float">
            <text:p>268</text:p>
          </table:table-cell>
          <table:table-cell table:style-name="ce4" table:formula="of:=[.C3]/[.B3]" office:value-type="percentage" office:value="0.893333333333333" calcext:value-type="percentage">
            <text:p>89.3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312" calcext:value-type="float">
            <text:p>312</text:p>
          </table:table-cell>
          <table:table-cell table:style-name="ce4" table:formula="of:=[.C4]/[.B4]" office:value-type="percentage" office:value="0.891428571428571" calcext:value-type="percentage">
            <text:p>89.1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355" calcext:value-type="float">
            <text:p>355</text:p>
          </table:table-cell>
          <table:table-cell table:style-name="ce4" table:formula="of:=[.C5]/[.B5]" office:value-type="percentage" office:value="0.8875" calcext:value-type="percentage">
            <text:p>88.8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399" calcext:value-type="float">
            <text:p>399</text:p>
          </table:table-cell>
          <table:table-cell table:style-name="ce4" table:formula="of:=[.C6]/[.B6]" office:value-type="percentage" office:value="0.886666666666667" calcext:value-type="percentage">
            <text:p>88.7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443" calcext:value-type="float">
            <text:p>443</text:p>
          </table:table-cell>
          <table:table-cell table:style-name="ce4" table:formula="of:=[.C7]/[.B7]" office:value-type="percentage" office:value="0.886" calcext:value-type="percentage">
            <text:p>88.6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50" calcext:value-type="float">
            <text:p>550</text:p>
          </table:table-cell>
          <table:table-cell office:value-type="float" office:value="487" calcext:value-type="float">
            <text:p>487</text:p>
          </table:table-cell>
          <table:table-cell table:style-name="ce4" table:formula="of:=[.C8]/[.B8]" office:value-type="percentage" office:value="0.885454545454545" calcext:value-type="percentage">
            <text:p>88.5%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532" calcext:value-type="float">
            <text:p>532</text:p>
          </table:table-cell>
          <table:table-cell table:style-name="ce4" table:formula="of:=[.C9]/[.B9]" office:value-type="percentage" office:value="0.886666666666667" calcext:value-type="percentage">
            <text:p>88.7%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50" calcext:value-type="float">
            <text:p>650</text:p>
          </table:table-cell>
          <table:table-cell office:value-type="float" office:value="576" calcext:value-type="float">
            <text:p>576</text:p>
          </table:table-cell>
          <table:table-cell table:style-name="ce4" table:formula="of:=[.C10]/[.B10]" office:value-type="percentage" office:value="0.886153846153846" calcext:value-type="percentage">
            <text:p>88.6%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office:value-type="float" office:value="621" calcext:value-type="float">
            <text:p>621</text:p>
          </table:table-cell>
          <table:table-cell table:style-name="ce4" table:formula="of:=[.C11]/[.B11]" office:value-type="percentage" office:value="0.887142857142857" calcext:value-type="percentage">
            <text:p>88.7%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666" calcext:value-type="float">
            <text:p>666</text:p>
          </table:table-cell>
          <table:table-cell table:style-name="ce4" table:formula="of:=[.C12]/[.B12]" office:value-type="percentage" office:value="0.888" calcext:value-type="percentage">
            <text:p>88.8%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0" calcext:value-type="float">
            <text:p>800</text:p>
          </table:table-cell>
          <table:table-cell office:value-type="float" office:value="709" calcext:value-type="float">
            <text:p>709</text:p>
          </table:table-cell>
          <table:table-cell table:style-name="ce4" table:formula="of:=[.C13]/[.B13]" office:value-type="percentage" office:value="0.88625" calcext:value-type="percentage">
            <text:p>88.6%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754" calcext:value-type="float">
            <text:p>754</text:p>
          </table:table-cell>
          <table:table-cell table:style-name="ce4" table:formula="of:=[.C14]/[.B14]" office:value-type="percentage" office:value="0.887058823529412" calcext:value-type="percentage">
            <text:p>88.7%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00" calcext:value-type="float">
            <text:p>900</text:p>
          </table:table-cell>
          <table:table-cell office:value-type="float" office:value="798" calcext:value-type="float">
            <text:p>798</text:p>
          </table:table-cell>
          <table:table-cell table:style-name="ce4" table:formula="of:=[.C15]/[.B15]" office:value-type="percentage" office:value="0.886666666666667" calcext:value-type="percentage">
            <text:p>88.7%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50" calcext:value-type="float">
            <text:p>950</text:p>
          </table:table-cell>
          <table:table-cell office:value-type="float" office:value="842" calcext:value-type="float">
            <text:p>842</text:p>
          </table:table-cell>
          <table:table-cell table:style-name="ce4" table:formula="of:=[.C16]/[.B16]" office:value-type="percentage" office:value="0.886315789473684" calcext:value-type="percentage">
            <text:p>88.6%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886" calcext:value-type="float">
            <text:p>886</text:p>
          </table:table-cell>
          <table:table-cell table:style-name="ce4" table:formula="of:=[.C17]/[.B17]" office:value-type="percentage" office:value="0.886" calcext:value-type="percentage">
            <text:p>88.6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17])" office:value-type="percentage" office:value="0.887375851101083" calcext:value-type="percentage">
            <text:p>88.74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17])" office:value-type="float" office:value="0.00216046699793366" calcext:value-type="float">
            <text:p>0.002160</text:p>
          </table:table-cell>
          <table:table-cell table:number-columns-repeated="3"/>
        </table:table-row>
        <table:table-row table:style-name="ro2" table:number-rows-repeated="104855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8h (10% denial rate). Time 2: 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72" calcext:value-type="float">
            <text:p>272</text:p>
          </table:table-cell>
          <table:table-cell table:style-name="ce4" table:formula="of:=[.C3]/[.B3]" office:value-type="percentage" office:value="0.906666666666667" calcext:value-type="percentage">
            <text:p>90.7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316" calcext:value-type="float">
            <text:p>316</text:p>
          </table:table-cell>
          <table:table-cell table:style-name="ce4" table:formula="of:=[.C4]/[.B4]" office:value-type="percentage" office:value="0.902857142857143" calcext:value-type="percentage">
            <text:p>90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361" calcext:value-type="float">
            <text:p>361</text:p>
          </table:table-cell>
          <table:table-cell table:style-name="ce4" table:formula="of:=[.C5]/[.B5]" office:value-type="percentage" office:value="0.9025" calcext:value-type="percentage">
            <text:p>90.3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405" calcext:value-type="float">
            <text:p>405</text:p>
          </table:table-cell>
          <table:table-cell table:style-name="ce4" table:formula="of:=[.C6]/[.B6]" office:value-type="percentage" office:value="0.9" calcext:value-type="percentage">
            <text:p>90.0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450" calcext:value-type="float">
            <text:p>450</text:p>
          </table:table-cell>
          <table:table-cell table:style-name="ce4" table:formula="of:=[.C7]/[.B7]" office:value-type="percentage" office:value="0.9" calcext:value-type="percentage">
            <text:p>90.0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50" calcext:value-type="float">
            <text:p>550</text:p>
          </table:table-cell>
          <table:table-cell office:value-type="float" office:value="494" calcext:value-type="float">
            <text:p>494</text:p>
          </table:table-cell>
          <table:table-cell table:style-name="ce4" table:formula="of:=[.C8]/[.B8]" office:value-type="percentage" office:value="0.898181818181818" calcext:value-type="percentage">
            <text:p>89.8%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539" calcext:value-type="float">
            <text:p>539</text:p>
          </table:table-cell>
          <table:table-cell table:style-name="ce4" table:formula="of:=[.C9]/[.B9]" office:value-type="percentage" office:value="0.898333333333333" calcext:value-type="percentage">
            <text:p>89.8%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50" calcext:value-type="float">
            <text:p>650</text:p>
          </table:table-cell>
          <table:table-cell office:value-type="float" office:value="585" calcext:value-type="float">
            <text:p>585</text:p>
          </table:table-cell>
          <table:table-cell table:style-name="ce4" table:formula="of:=[.C10]/[.B10]" office:value-type="percentage" office:value="0.9" calcext:value-type="percentage">
            <text:p>90.0%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office:value-type="float" office:value="629" calcext:value-type="float">
            <text:p>629</text:p>
          </table:table-cell>
          <table:table-cell table:style-name="ce4" table:formula="of:=[.C11]/[.B11]" office:value-type="percentage" office:value="0.898571428571429" calcext:value-type="percentage">
            <text:p>89.9%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674" calcext:value-type="float">
            <text:p>674</text:p>
          </table:table-cell>
          <table:table-cell table:style-name="ce4" table:formula="of:=[.C12]/[.B12]" office:value-type="percentage" office:value="0.898666666666667" calcext:value-type="percentage">
            <text:p>89.9%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0" calcext:value-type="float">
            <text:p>800</text:p>
          </table:table-cell>
          <table:table-cell office:value-type="float" office:value="720" calcext:value-type="float">
            <text:p>720</text:p>
          </table:table-cell>
          <table:table-cell table:style-name="ce4" table:formula="of:=[.C13]/[.B13]" office:value-type="percentage" office:value="0.9" calcext:value-type="percentage">
            <text:p>90.0%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765" calcext:value-type="float">
            <text:p>765</text:p>
          </table:table-cell>
          <table:table-cell table:style-name="ce4" table:formula="of:=[.C14]/[.B14]" office:value-type="percentage" office:value="0.9" calcext:value-type="percentage">
            <text:p>90.0%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00" calcext:value-type="float">
            <text:p>900</text:p>
          </table:table-cell>
          <table:table-cell office:value-type="float" office:value="809" calcext:value-type="float">
            <text:p>809</text:p>
          </table:table-cell>
          <table:table-cell table:style-name="ce4" table:formula="of:=[.C15]/[.B15]" office:value-type="percentage" office:value="0.898888888888889" calcext:value-type="percentage">
            <text:p>89.9%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50" calcext:value-type="float">
            <text:p>950</text:p>
          </table:table-cell>
          <table:table-cell office:value-type="float" office:value="855" calcext:value-type="float">
            <text:p>855</text:p>
          </table:table-cell>
          <table:table-cell table:style-name="ce4" table:formula="of:=[.C16]/[.B16]" office:value-type="percentage" office:value="0.9" calcext:value-type="percentage">
            <text:p>90.0%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899" calcext:value-type="float">
            <text:p>899</text:p>
          </table:table-cell>
          <table:table-cell table:style-name="ce4" table:formula="of:=[.C17]/[.B17]" office:value-type="percentage" office:value="0.899" calcext:value-type="percentage">
            <text:p>89.9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17])" office:value-type="percentage" office:value="0.900244396344396" calcext:value-type="percentage">
            <text:p>90.02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17])" office:value-type="float" office:value="0.00223764051530911" calcext:value-type="float">
            <text:p>0.002238</text:p>
          </table:table-cell>
          <table:table-cell table:number-columns-repeated="3"/>
        </table:table-row>
        <table:table-row table:style-name="ro2" table:number-rows-repeated="104855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0h (10% denial rate). Time 2: 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73" calcext:value-type="float">
            <text:p>273</text:p>
          </table:table-cell>
          <table:table-cell table:style-name="ce4" table:formula="of:=[.C3]/[.B3]" office:value-type="percentage" office:value="0.91" calcext:value-type="percentage">
            <text:p>91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320" calcext:value-type="float">
            <text:p>320</text:p>
          </table:table-cell>
          <table:table-cell table:style-name="ce4" table:formula="of:=[.C4]/[.B4]" office:value-type="percentage" office:value="0.914285714285714" calcext:value-type="percentage">
            <text:p>91.4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365" calcext:value-type="float">
            <text:p>365</text:p>
          </table:table-cell>
          <table:table-cell table:style-name="ce4" table:formula="of:=[.C5]/[.B5]" office:value-type="percentage" office:value="0.9125" calcext:value-type="percentage">
            <text:p>91.3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410" calcext:value-type="float">
            <text:p>410</text:p>
          </table:table-cell>
          <table:table-cell table:style-name="ce4" table:formula="of:=[.C6]/[.B6]" office:value-type="percentage" office:value="0.911111111111111" calcext:value-type="percentage">
            <text:p>91.1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455" calcext:value-type="float">
            <text:p>455</text:p>
          </table:table-cell>
          <table:table-cell table:style-name="ce4" table:formula="of:=[.C7]/[.B7]" office:value-type="percentage" office:value="0.91" calcext:value-type="percentage">
            <text:p>91.0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50" calcext:value-type="float">
            <text:p>550</text:p>
          </table:table-cell>
          <table:table-cell office:value-type="float" office:value="500" calcext:value-type="float">
            <text:p>500</text:p>
          </table:table-cell>
          <table:table-cell table:style-name="ce4" table:formula="of:=[.C8]/[.B8]" office:value-type="percentage" office:value="0.909090909090909" calcext:value-type="percentage">
            <text:p>90.9%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545" calcext:value-type="float">
            <text:p>545</text:p>
          </table:table-cell>
          <table:table-cell table:style-name="ce4" table:formula="of:=[.C9]/[.B9]" office:value-type="percentage" office:value="0.908333333333333" calcext:value-type="percentage">
            <text:p>90.8%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50" calcext:value-type="float">
            <text:p>650</text:p>
          </table:table-cell>
          <table:table-cell office:value-type="float" office:value="591" calcext:value-type="float">
            <text:p>591</text:p>
          </table:table-cell>
          <table:table-cell table:style-name="ce4" table:formula="of:=[.C10]/[.B10]" office:value-type="percentage" office:value="0.909230769230769" calcext:value-type="percentage">
            <text:p>90.9%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office:value-type="float" office:value="637" calcext:value-type="float">
            <text:p>637</text:p>
          </table:table-cell>
          <table:table-cell table:style-name="ce4" table:formula="of:=[.C11]/[.B11]" office:value-type="percentage" office:value="0.91" calcext:value-type="percentage">
            <text:p>91.0%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682" calcext:value-type="float">
            <text:p>682</text:p>
          </table:table-cell>
          <table:table-cell table:style-name="ce4" table:formula="of:=[.C12]/[.B12]" office:value-type="percentage" office:value="0.909333333333333" calcext:value-type="percentage">
            <text:p>90.9%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0" calcext:value-type="float">
            <text:p>800</text:p>
          </table:table-cell>
          <table:table-cell office:value-type="float" office:value="727" calcext:value-type="float">
            <text:p>727</text:p>
          </table:table-cell>
          <table:table-cell table:style-name="ce4" table:formula="of:=[.C13]/[.B13]" office:value-type="percentage" office:value="0.90875" calcext:value-type="percentage">
            <text:p>90.9%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772" calcext:value-type="float">
            <text:p>772</text:p>
          </table:table-cell>
          <table:table-cell table:style-name="ce4" table:formula="of:=[.C14]/[.B14]" office:value-type="percentage" office:value="0.908235294117647" calcext:value-type="percentage">
            <text:p>90.8%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00" calcext:value-type="float">
            <text:p>900</text:p>
          </table:table-cell>
          <table:table-cell office:value-type="float" office:value="819" calcext:value-type="float">
            <text:p>819</text:p>
          </table:table-cell>
          <table:table-cell table:style-name="ce4" table:formula="of:=[.C15]/[.B15]" office:value-type="percentage" office:value="0.91" calcext:value-type="percentage">
            <text:p>91.0%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50" calcext:value-type="float">
            <text:p>950</text:p>
          </table:table-cell>
          <table:table-cell office:value-type="float" office:value="864" calcext:value-type="float">
            <text:p>864</text:p>
          </table:table-cell>
          <table:table-cell table:style-name="ce4" table:formula="of:=[.C16]/[.B16]" office:value-type="percentage" office:value="0.909473684210526" calcext:value-type="percentage">
            <text:p>90.9%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909" calcext:value-type="float">
            <text:p>909</text:p>
          </table:table-cell>
          <table:table-cell table:style-name="ce4" table:formula="of:=[.C17]/[.B17]" office:value-type="percentage" office:value="0.909" calcext:value-type="percentage">
            <text:p>90.9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17])" office:value-type="percentage" office:value="0.909956276580889" calcext:value-type="percentage">
            <text:p>91.00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17])" office:value-type="float" office:value="0.00161283509077151" calcext:value-type="float">
            <text:p>0.001613</text:p>
          </table:table-cell>
          <table:table-cell table:number-columns-repeated="3"/>
        </table:table-row>
        <table:table-row table:style-name="ro2" table:number-rows-repeated="104855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2h (10% denial rate). Time 2: 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75" calcext:value-type="float">
            <text:p>275</text:p>
          </table:table-cell>
          <table:table-cell table:style-name="ce4" table:formula="of:=[.C3]/[.B3]" office:value-type="percentage" office:value="0.916666666666667" calcext:value-type="percentage">
            <text:p>91.7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322" calcext:value-type="float">
            <text:p>322</text:p>
          </table:table-cell>
          <table:table-cell table:style-name="ce4" table:formula="of:=[.C4]/[.B4]" office:value-type="percentage" office:value="0.92" calcext:value-type="percentage">
            <text:p>92.0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369" calcext:value-type="float">
            <text:p>369</text:p>
          </table:table-cell>
          <table:table-cell table:style-name="ce4" table:formula="of:=[.C5]/[.B5]" office:value-type="percentage" office:value="0.9225" calcext:value-type="percentage">
            <text:p>92.3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414" calcext:value-type="float">
            <text:p>414</text:p>
          </table:table-cell>
          <table:table-cell table:style-name="ce4" table:formula="of:=[.C6]/[.B6]" office:value-type="percentage" office:value="0.92" calcext:value-type="percentage">
            <text:p>92.0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460" calcext:value-type="float">
            <text:p>460</text:p>
          </table:table-cell>
          <table:table-cell table:style-name="ce4" table:formula="of:=[.C7]/[.B7]" office:value-type="percentage" office:value="0.92" calcext:value-type="percentage">
            <text:p>92.0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50" calcext:value-type="float">
            <text:p>550</text:p>
          </table:table-cell>
          <table:table-cell office:value-type="float" office:value="505" calcext:value-type="float">
            <text:p>505</text:p>
          </table:table-cell>
          <table:table-cell table:style-name="ce4" table:formula="of:=[.C8]/[.B8]" office:value-type="percentage" office:value="0.918181818181818" calcext:value-type="percentage">
            <text:p>91.8%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551" calcext:value-type="float">
            <text:p>551</text:p>
          </table:table-cell>
          <table:table-cell table:style-name="ce4" table:formula="of:=[.C9]/[.B9]" office:value-type="percentage" office:value="0.918333333333333" calcext:value-type="percentage">
            <text:p>91.8%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50" calcext:value-type="float">
            <text:p>650</text:p>
          </table:table-cell>
          <table:table-cell office:value-type="float" office:value="596" calcext:value-type="float">
            <text:p>596</text:p>
          </table:table-cell>
          <table:table-cell table:style-name="ce4" table:formula="of:=[.C10]/[.B10]" office:value-type="percentage" office:value="0.916923076923077" calcext:value-type="percentage">
            <text:p>91.7%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office:value-type="float" office:value="642" calcext:value-type="float">
            <text:p>642</text:p>
          </table:table-cell>
          <table:table-cell table:style-name="ce4" table:formula="of:=[.C11]/[.B11]" office:value-type="percentage" office:value="0.917142857142857" calcext:value-type="percentage">
            <text:p>91.7%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687" calcext:value-type="float">
            <text:p>687</text:p>
          </table:table-cell>
          <table:table-cell table:style-name="ce4" table:formula="of:=[.C12]/[.B12]" office:value-type="percentage" office:value="0.916" calcext:value-type="percentage">
            <text:p>91.6%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0" calcext:value-type="float">
            <text:p>800</text:p>
          </table:table-cell>
          <table:table-cell office:value-type="float" office:value="734" calcext:value-type="float">
            <text:p>734</text:p>
          </table:table-cell>
          <table:table-cell table:style-name="ce4" table:formula="of:=[.C13]/[.B13]" office:value-type="percentage" office:value="0.9175" calcext:value-type="percentage">
            <text:p>91.8%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779" calcext:value-type="float">
            <text:p>779</text:p>
          </table:table-cell>
          <table:table-cell table:style-name="ce4" table:formula="of:=[.C14]/[.B14]" office:value-type="percentage" office:value="0.916470588235294" calcext:value-type="percentage">
            <text:p>91.6%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00" calcext:value-type="float">
            <text:p>900</text:p>
          </table:table-cell>
          <table:table-cell office:value-type="float" office:value="825" calcext:value-type="float">
            <text:p>825</text:p>
          </table:table-cell>
          <table:table-cell table:style-name="ce4" table:formula="of:=[.C15]/[.B15]" office:value-type="percentage" office:value="0.916666666666667" calcext:value-type="percentage">
            <text:p>91.7%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50" calcext:value-type="float">
            <text:p>950</text:p>
          </table:table-cell>
          <table:table-cell office:value-type="float" office:value="871" calcext:value-type="float">
            <text:p>871</text:p>
          </table:table-cell>
          <table:table-cell table:style-name="ce4" table:formula="of:=[.C16]/[.B16]" office:value-type="percentage" office:value="0.916842105263158" calcext:value-type="percentage">
            <text:p>91.7%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918" calcext:value-type="float">
            <text:p>918</text:p>
          </table:table-cell>
          <table:table-cell table:style-name="ce4" table:formula="of:=[.C17]/[.B17]" office:value-type="percentage" office:value="0.918" calcext:value-type="percentage">
            <text:p>91.8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17])" office:value-type="percentage" office:value="0.918081807494191" calcext:value-type="percentage">
            <text:p>91.81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17])" office:value-type="float" office:value="0.00180621180701304" calcext:value-type="float">
            <text:p>0.001806</text:p>
          </table:table-cell>
          <table:table-cell table:number-columns-repeated="3"/>
        </table:table-row>
        <table:table-row table:style-name="ro2" table:number-rows-repeated="104855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4h (10% denial rate). Time 2: 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77" calcext:value-type="float">
            <text:p>277</text:p>
          </table:table-cell>
          <table:table-cell table:style-name="ce4" table:formula="of:=[.C3]/[.B3]" office:value-type="percentage" office:value="0.923333333333333" calcext:value-type="percentage">
            <text:p>92.3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324" calcext:value-type="float">
            <text:p>324</text:p>
          </table:table-cell>
          <table:table-cell table:style-name="ce4" table:formula="of:=[.C4]/[.B4]" office:value-type="percentage" office:value="0.925714285714286" calcext:value-type="percentage">
            <text:p>92.6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372" calcext:value-type="float">
            <text:p>372</text:p>
          </table:table-cell>
          <table:table-cell table:style-name="ce4" table:formula="of:=[.C5]/[.B5]" office:value-type="percentage" office:value="0.93" calcext:value-type="percentage">
            <text:p>93.0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417" calcext:value-type="float">
            <text:p>417</text:p>
          </table:table-cell>
          <table:table-cell table:style-name="ce4" table:formula="of:=[.C6]/[.B6]" office:value-type="percentage" office:value="0.926666666666667" calcext:value-type="percentage">
            <text:p>92.7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463" calcext:value-type="float">
            <text:p>463</text:p>
          </table:table-cell>
          <table:table-cell table:style-name="ce4" table:formula="of:=[.C7]/[.B7]" office:value-type="percentage" office:value="0.926" calcext:value-type="percentage">
            <text:p>92.6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50" calcext:value-type="float">
            <text:p>550</text:p>
          </table:table-cell>
          <table:table-cell office:value-type="float" office:value="509" calcext:value-type="float">
            <text:p>509</text:p>
          </table:table-cell>
          <table:table-cell table:style-name="ce4" table:formula="of:=[.C8]/[.B8]" office:value-type="percentage" office:value="0.925454545454545" calcext:value-type="percentage">
            <text:p>92.5%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555" calcext:value-type="float">
            <text:p>555</text:p>
          </table:table-cell>
          <table:table-cell table:style-name="ce4" table:formula="of:=[.C9]/[.B9]" office:value-type="percentage" office:value="0.925" calcext:value-type="percentage">
            <text:p>92.5%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50" calcext:value-type="float">
            <text:p>650</text:p>
          </table:table-cell>
          <table:table-cell office:value-type="float" office:value="601" calcext:value-type="float">
            <text:p>601</text:p>
          </table:table-cell>
          <table:table-cell table:style-name="ce4" table:formula="of:=[.C10]/[.B10]" office:value-type="percentage" office:value="0.924615384615385" calcext:value-type="percentage">
            <text:p>92.5%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office:value-type="float" office:value="647" calcext:value-type="float">
            <text:p>647</text:p>
          </table:table-cell>
          <table:table-cell table:style-name="ce4" table:formula="of:=[.C11]/[.B11]" office:value-type="percentage" office:value="0.924285714285714" calcext:value-type="percentage">
            <text:p>92.4%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693" calcext:value-type="float">
            <text:p>693</text:p>
          </table:table-cell>
          <table:table-cell table:style-name="ce4" table:formula="of:=[.C12]/[.B12]" office:value-type="percentage" office:value="0.924" calcext:value-type="percentage">
            <text:p>92.4%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0" calcext:value-type="float">
            <text:p>800</text:p>
          </table:table-cell>
          <table:table-cell office:value-type="float" office:value="739" calcext:value-type="float">
            <text:p>739</text:p>
          </table:table-cell>
          <table:table-cell table:style-name="ce4" table:formula="of:=[.C13]/[.B13]" office:value-type="percentage" office:value="0.92375" calcext:value-type="percentage">
            <text:p>92.4%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786" calcext:value-type="float">
            <text:p>786</text:p>
          </table:table-cell>
          <table:table-cell table:style-name="ce4" table:formula="of:=[.C14]/[.B14]" office:value-type="percentage" office:value="0.924705882352941" calcext:value-type="percentage">
            <text:p>92.5%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00" calcext:value-type="float">
            <text:p>900</text:p>
          </table:table-cell>
          <table:table-cell office:value-type="float" office:value="831" calcext:value-type="float">
            <text:p>831</text:p>
          </table:table-cell>
          <table:table-cell table:style-name="ce4" table:formula="of:=[.C15]/[.B15]" office:value-type="percentage" office:value="0.923333333333333" calcext:value-type="percentage">
            <text:p>92.3%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50" calcext:value-type="float">
            <text:p>950</text:p>
          </table:table-cell>
          <table:table-cell office:value-type="float" office:value="877" calcext:value-type="float">
            <text:p>877</text:p>
          </table:table-cell>
          <table:table-cell table:style-name="ce4" table:formula="of:=[.C16]/[.B16]" office:value-type="percentage" office:value="0.923157894736842" calcext:value-type="percentage">
            <text:p>92.3%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923" calcext:value-type="float">
            <text:p>923</text:p>
          </table:table-cell>
          <table:table-cell table:style-name="ce4" table:formula="of:=[.C17]/[.B17]" office:value-type="percentage" office:value="0.923" calcext:value-type="percentage">
            <text:p>92.3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17])" office:value-type="percentage" office:value="0.924867802699536" calcext:value-type="percentage">
            <text:p>92.49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17])" office:value-type="float" office:value="0.00180254774373162" calcext:value-type="float">
            <text:p>0.001803</text:p>
          </table:table-cell>
          <table:table-cell table:number-columns-repeated="3"/>
        </table:table-row>
        <table:table-row table:style-name="ro2" table:number-rows-repeated="104855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6h (10% denial rate). Time 2: 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79" calcext:value-type="float">
            <text:p>279</text:p>
          </table:table-cell>
          <table:table-cell table:style-name="ce4" table:formula="of:=[.C3]/[.B3]" office:value-type="percentage" office:value="0.93" calcext:value-type="percentage">
            <text:p>93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325" calcext:value-type="float">
            <text:p>325</text:p>
          </table:table-cell>
          <table:table-cell table:style-name="ce4" table:formula="of:=[.C4]/[.B4]" office:value-type="percentage" office:value="0.928571428571429" calcext:value-type="percentage">
            <text:p>92.9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373" calcext:value-type="float">
            <text:p>373</text:p>
          </table:table-cell>
          <table:table-cell table:style-name="ce4" table:formula="of:=[.C5]/[.B5]" office:value-type="percentage" office:value="0.9325" calcext:value-type="percentage">
            <text:p>93.3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420" calcext:value-type="float">
            <text:p>420</text:p>
          </table:table-cell>
          <table:table-cell table:style-name="ce4" table:formula="of:=[.C6]/[.B6]" office:value-type="percentage" office:value="0.933333333333333" calcext:value-type="percentage">
            <text:p>93.3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467" calcext:value-type="float">
            <text:p>467</text:p>
          </table:table-cell>
          <table:table-cell table:style-name="ce4" table:formula="of:=[.C7]/[.B7]" office:value-type="percentage" office:value="0.934" calcext:value-type="percentage">
            <text:p>93.4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50" calcext:value-type="float">
            <text:p>550</text:p>
          </table:table-cell>
          <table:table-cell office:value-type="float" office:value="513" calcext:value-type="float">
            <text:p>513</text:p>
          </table:table-cell>
          <table:table-cell table:style-name="ce4" table:formula="of:=[.C8]/[.B8]" office:value-type="percentage" office:value="0.932727272727273" calcext:value-type="percentage">
            <text:p>93.3%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559" calcext:value-type="float">
            <text:p>559</text:p>
          </table:table-cell>
          <table:table-cell table:style-name="ce4" table:formula="of:=[.C9]/[.B9]" office:value-type="percentage" office:value="0.931666666666667" calcext:value-type="percentage">
            <text:p>93.2%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50" calcext:value-type="float">
            <text:p>650</text:p>
          </table:table-cell>
          <table:table-cell office:value-type="float" office:value="605" calcext:value-type="float">
            <text:p>605</text:p>
          </table:table-cell>
          <table:table-cell table:style-name="ce4" table:formula="of:=[.C10]/[.B10]" office:value-type="percentage" office:value="0.930769230769231" calcext:value-type="percentage">
            <text:p>93.1%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office:value-type="float" office:value="651" calcext:value-type="float">
            <text:p>651</text:p>
          </table:table-cell>
          <table:table-cell table:style-name="ce4" table:formula="of:=[.C11]/[.B11]" office:value-type="percentage" office:value="0.93" calcext:value-type="percentage">
            <text:p>93.0%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698" calcext:value-type="float">
            <text:p>698</text:p>
          </table:table-cell>
          <table:table-cell table:style-name="ce4" table:formula="of:=[.C12]/[.B12]" office:value-type="percentage" office:value="0.930666666666667" calcext:value-type="percentage">
            <text:p>93.1%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0" calcext:value-type="float">
            <text:p>800</text:p>
          </table:table-cell>
          <table:table-cell office:value-type="float" office:value="744" calcext:value-type="float">
            <text:p>744</text:p>
          </table:table-cell>
          <table:table-cell table:style-name="ce4" table:formula="of:=[.C13]/[.B13]" office:value-type="percentage" office:value="0.93" calcext:value-type="percentage">
            <text:p>93.0%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790" calcext:value-type="float">
            <text:p>790</text:p>
          </table:table-cell>
          <table:table-cell table:style-name="ce4" table:formula="of:=[.C14]/[.B14]" office:value-type="percentage" office:value="0.929411764705882" calcext:value-type="percentage">
            <text:p>92.9%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00" calcext:value-type="float">
            <text:p>900</text:p>
          </table:table-cell>
          <table:table-cell office:value-type="float" office:value="837" calcext:value-type="float">
            <text:p>837</text:p>
          </table:table-cell>
          <table:table-cell table:style-name="ce4" table:formula="of:=[.C15]/[.B15]" office:value-type="percentage" office:value="0.93" calcext:value-type="percentage">
            <text:p>93.0%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950" calcext:value-type="float">
            <text:p>950</text:p>
          </table:table-cell>
          <table:table-cell office:value-type="float" office:value="883" calcext:value-type="float">
            <text:p>883</text:p>
          </table:table-cell>
          <table:table-cell table:style-name="ce4" table:formula="of:=[.C16]/[.B16]" office:value-type="percentage" office:value="0.929473684210526" calcext:value-type="percentage">
            <text:p>92.9%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930" calcext:value-type="float">
            <text:p>930</text:p>
          </table:table-cell>
          <table:table-cell table:style-name="ce4" table:formula="of:=[.C17]/[.B17]" office:value-type="percentage" office:value="0.93" calcext:value-type="percentage">
            <text:p>93.0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17])" office:value-type="percentage" office:value="0.930874669843401" calcext:value-type="percentage">
            <text:p>93.09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17])" office:value-type="float" office:value="0.00159913372111952" calcext:value-type="float">
            <text:p>0.001599</text:p>
          </table:table-cell>
          <table:table-cell table:number-columns-repeated="3"/>
        </table:table-row>
        <table:table-row table:style-name="ro2" table:number-rows-repeated="104855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8h (10% denial rate). Time 2: 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469" calcext:value-type="float">
            <text:p>469</text:p>
          </table:table-cell>
          <table:table-cell table:style-name="ce4" table:formula="of:=[.C3]/[.B3]" office:value-type="percentage" office:value="0.938" calcext:value-type="percentage">
            <text:p>93.8%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562" calcext:value-type="float">
            <text:p>562</text:p>
          </table:table-cell>
          <table:table-cell table:style-name="ce4" table:formula="of:=[.C4]/[.B4]" office:value-type="percentage" office:value="0.936666666666667" calcext:value-type="percentage">
            <text:p>93.7%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0" calcext:value-type="float">
            <text:p>700</text:p>
          </table:table-cell>
          <table:table-cell office:value-type="float" office:value="655" calcext:value-type="float">
            <text:p>655</text:p>
          </table:table-cell>
          <table:table-cell table:style-name="ce4" table:formula="of:=[.C5]/[.B5]" office:value-type="percentage" office:value="0.935714285714286" calcext:value-type="percentage">
            <text:p>93.6%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0" calcext:value-type="float">
            <text:p>800</text:p>
          </table:table-cell>
          <table:table-cell office:value-type="float" office:value="748" calcext:value-type="float">
            <text:p>748</text:p>
          </table:table-cell>
          <table:table-cell table:style-name="ce4" table:formula="of:=[.C6]/[.B6]" office:value-type="percentage" office:value="0.935" calcext:value-type="percentage">
            <text:p>93.5%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900" calcext:value-type="float">
            <text:p>900</text:p>
          </table:table-cell>
          <table:table-cell office:value-type="float" office:value="841" calcext:value-type="float">
            <text:p>841</text:p>
          </table:table-cell>
          <table:table-cell table:style-name="ce4" table:formula="of:=[.C7]/[.B7]" office:value-type="percentage" office:value="0.934444444444444" calcext:value-type="percentage">
            <text:p>93.4%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935" calcext:value-type="float">
            <text:p>935</text:p>
          </table:table-cell>
          <table:table-cell table:style-name="ce4" table:formula="of:=[.C8]/[.B8]" office:value-type="percentage" office:value="0.935" calcext:value-type="percentage">
            <text:p>93.5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935804232804233" calcext:value-type="percentage">
            <text:p>93.58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32029401379342" calcext:value-type="float">
            <text:p>0.001320</text:p>
          </table:table-cell>
          <table:table-cell table:number-columns-repeated="3"/>
        </table:table-row>
        <table:table-row table:style-name="ro2" table:number-rows-repeated="104856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0h (10% denial rate). Time 2: 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72" calcext:value-type="float">
            <text:p>472</text:p>
          </table:table-cell>
          <table:table-cell table:style-name="ce4" table:formula="of:=[.C3]/[.B3]" office:value-type="percentage" office:value="0.944" calcext:value-type="percentage">
            <text:p>94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65" calcext:value-type="float">
            <text:p>565</text:p>
          </table:table-cell>
          <table:table-cell table:style-name="ce4" table:formula="of:=[.C4]/[.B4]" office:value-type="percentage" office:value="0.941666666666667" calcext:value-type="percentage">
            <text:p>94.2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58" calcext:value-type="float">
            <text:p>658</text:p>
          </table:table-cell>
          <table:table-cell table:style-name="ce4" table:formula="of:=[.C5]/[.B5]" office:value-type="percentage" office:value="0.94" calcext:value-type="percentage">
            <text:p>94.0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52" calcext:value-type="float">
            <text:p>752</text:p>
          </table:table-cell>
          <table:table-cell table:style-name="ce4" table:formula="of:=[.C6]/[.B6]" office:value-type="percentage" office:value="0.94" calcext:value-type="percentage">
            <text:p>94.0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45" calcext:value-type="float">
            <text:p>845</text:p>
          </table:table-cell>
          <table:table-cell table:style-name="ce4" table:formula="of:=[.C7]/[.B7]" office:value-type="percentage" office:value="0.938888888888889" calcext:value-type="percentage">
            <text:p>93.9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39" calcext:value-type="float">
            <text:p>939</text:p>
          </table:table-cell>
          <table:table-cell table:style-name="ce4" table:formula="of:=[.C8]/[.B8]" office:value-type="percentage" office:value="0.939" calcext:value-type="percentage">
            <text:p>93.9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940592592592592" calcext:value-type="percentage">
            <text:p>94.06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94449735377751" calcext:value-type="float">
            <text:p>0.001944</text:p>
          </table:table-cell>
          <table:table-cell table:number-columns-repeated="3"/>
        </table:table-row>
        <table:table-row table:style-name="ro2" table:number-rows-repeated="104856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2h (10% denial rate). Time 2: 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73" calcext:value-type="float">
            <text:p>473</text:p>
          </table:table-cell>
          <table:table-cell table:style-name="ce4" table:formula="of:=[.C3]/[.B3]" office:value-type="percentage" office:value="0.946" calcext:value-type="percentage">
            <text:p>94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67" calcext:value-type="float">
            <text:p>567</text:p>
          </table:table-cell>
          <table:table-cell table:style-name="ce4" table:formula="of:=[.C4]/[.B4]" office:value-type="percentage" office:value="0.945" calcext:value-type="percentage">
            <text:p>94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61" calcext:value-type="float">
            <text:p>661</text:p>
          </table:table-cell>
          <table:table-cell table:style-name="ce4" table:formula="of:=[.C5]/[.B5]" office:value-type="percentage" office:value="0.944285714285714" calcext:value-type="percentage">
            <text:p>94.4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55" calcext:value-type="float">
            <text:p>755</text:p>
          </table:table-cell>
          <table:table-cell table:style-name="ce4" table:formula="of:=[.C6]/[.B6]" office:value-type="percentage" office:value="0.94375" calcext:value-type="percentage">
            <text:p>94.4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49" calcext:value-type="float">
            <text:p>849</text:p>
          </table:table-cell>
          <table:table-cell table:style-name="ce4" table:formula="of:=[.C7]/[.B7]" office:value-type="percentage" office:value="0.943333333333333" calcext:value-type="percentage">
            <text:p>94.3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43" calcext:value-type="float">
            <text:p>943</text:p>
          </table:table-cell>
          <table:table-cell table:style-name="ce4" table:formula="of:=[.C8]/[.B8]" office:value-type="percentage" office:value="0.943" calcext:value-type="percentage">
            <text:p>94.3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944228174603175" calcext:value-type="percentage">
            <text:p>94.42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12037450884088" calcext:value-type="float">
            <text:p>0.001120</text:p>
          </table:table-cell>
          <table:table-cell table:number-columns-repeated="3"/>
        </table:table-row>
        <table:table-row table:style-name="ro2" table:number-rows-repeated="104856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4h (10% denial rate). Time 2: 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73" calcext:value-type="float">
            <text:p>473</text:p>
          </table:table-cell>
          <table:table-cell table:style-name="ce4" table:formula="of:=[.C3]/[.B3]" office:value-type="percentage" office:value="0.946" calcext:value-type="percentage">
            <text:p>94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70" calcext:value-type="float">
            <text:p>570</text:p>
          </table:table-cell>
          <table:table-cell table:style-name="ce4" table:formula="of:=[.C4]/[.B4]" office:value-type="percentage" office:value="0.95" calcext:value-type="percentage">
            <text:p>95.0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64" calcext:value-type="float">
            <text:p>664</text:p>
          </table:table-cell>
          <table:table-cell table:style-name="ce4" table:formula="of:=[.C5]/[.B5]" office:value-type="percentage" office:value="0.948571428571429" calcext:value-type="percentage">
            <text:p>94.9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58" calcext:value-type="float">
            <text:p>758</text:p>
          </table:table-cell>
          <table:table-cell table:style-name="ce4" table:formula="of:=[.C6]/[.B6]" office:value-type="percentage" office:value="0.9475" calcext:value-type="percentage">
            <text:p>94.8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52" calcext:value-type="float">
            <text:p>852</text:p>
          </table:table-cell>
          <table:table-cell table:style-name="ce4" table:formula="of:=[.C7]/[.B7]" office:value-type="percentage" office:value="0.946666666666667" calcext:value-type="percentage">
            <text:p>94.7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46" calcext:value-type="float">
            <text:p>946</text:p>
          </table:table-cell>
          <table:table-cell table:style-name="ce4" table:formula="of:=[.C8]/[.B8]" office:value-type="percentage" office:value="0.946" calcext:value-type="percentage">
            <text:p>94.6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947456349206349" calcext:value-type="percentage">
            <text:p>94.75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58625163687229" calcext:value-type="float">
            <text:p>0.001586</text:p>
          </table:table-cell>
          <table:table-cell table:number-columns-repeated="3"/>
        </table:table-row>
        <table:table-row table:style-name="ro2" table:number-rows-repeated="104856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6h (10% denial rate). Time 2: 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74" calcext:value-type="float">
            <text:p>474</text:p>
          </table:table-cell>
          <table:table-cell table:style-name="ce4" table:formula="of:=[.C3]/[.B3]" office:value-type="percentage" office:value="0.948" calcext:value-type="percentage">
            <text:p>94.8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71" calcext:value-type="float">
            <text:p>571</text:p>
          </table:table-cell>
          <table:table-cell table:style-name="ce4" table:formula="of:=[.C4]/[.B4]" office:value-type="percentage" office:value="0.951666666666667" calcext:value-type="percentage">
            <text:p>95.2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66" calcext:value-type="float">
            <text:p>666</text:p>
          </table:table-cell>
          <table:table-cell table:style-name="ce4" table:formula="of:=[.C5]/[.B5]" office:value-type="percentage" office:value="0.951428571428571" calcext:value-type="percentage">
            <text:p>95.1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60" calcext:value-type="float">
            <text:p>760</text:p>
          </table:table-cell>
          <table:table-cell table:style-name="ce4" table:formula="of:=[.C6]/[.B6]" office:value-type="percentage" office:value="0.95" calcext:value-type="percentage">
            <text:p>95.0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55" calcext:value-type="float">
            <text:p>855</text:p>
          </table:table-cell>
          <table:table-cell table:style-name="ce4" table:formula="of:=[.C7]/[.B7]" office:value-type="percentage" office:value="0.95" calcext:value-type="percentage">
            <text:p>95.0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49" calcext:value-type="float">
            <text:p>949</text:p>
          </table:table-cell>
          <table:table-cell table:style-name="ce4" table:formula="of:=[.C8]/[.B8]" office:value-type="percentage" office:value="0.949" calcext:value-type="percentage">
            <text:p>94.9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950015873015873" calcext:value-type="percentage">
            <text:p>95.00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40121963935074" calcext:value-type="float">
            <text:p>0.001401</text:p>
          </table:table-cell>
          <table:table-cell table:number-columns-repeated="3"/>
        </table:table-row>
        <table:table-row table:style-name="ro2" table:number-rows-repeated="104856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8h (10% denial rate). Time 2: 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75" calcext:value-type="float">
            <text:p>475</text:p>
          </table:table-cell>
          <table:table-cell table:style-name="ce4" table:formula="of:=[.C3]/[.B3]" office:value-type="percentage" office:value="0.95" calcext:value-type="percentage">
            <text:p>95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72" calcext:value-type="float">
            <text:p>572</text:p>
          </table:table-cell>
          <table:table-cell table:style-name="ce4" table:formula="of:=[.C4]/[.B4]" office:value-type="percentage" office:value="0.953333333333333" calcext:value-type="percentage">
            <text:p>95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68" calcext:value-type="float">
            <text:p>668</text:p>
          </table:table-cell>
          <table:table-cell table:style-name="ce4" table:formula="of:=[.C5]/[.B5]" office:value-type="percentage" office:value="0.954285714285714" calcext:value-type="percentage">
            <text:p>95.4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63" calcext:value-type="float">
            <text:p>763</text:p>
          </table:table-cell>
          <table:table-cell table:style-name="ce4" table:formula="of:=[.C6]/[.B6]" office:value-type="percentage" office:value="0.95375" calcext:value-type="percentage">
            <text:p>95.4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58" calcext:value-type="float">
            <text:p>858</text:p>
          </table:table-cell>
          <table:table-cell table:style-name="ce4" table:formula="of:=[.C7]/[.B7]" office:value-type="percentage" office:value="0.953333333333333" calcext:value-type="percentage">
            <text:p>95.3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52" calcext:value-type="float">
            <text:p>952</text:p>
          </table:table-cell>
          <table:table-cell table:style-name="ce4" table:formula="of:=[.C8]/[.B8]" office:value-type="percentage" office:value="0.952" calcext:value-type="percentage">
            <text:p>95.2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95278373015873" calcext:value-type="percentage">
            <text:p>95.28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55930417694914" calcext:value-type="float">
            <text:p>0.001559</text:p>
          </table:table-cell>
          <table:table-cell table:number-columns-repeated="3"/>
        </table:table-row>
        <table:table-row table:style-name="ro2" table:number-rows-repeated="104856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0h (10% denial rate). Time 2: 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77" calcext:value-type="float">
            <text:p>477</text:p>
          </table:table-cell>
          <table:table-cell table:style-name="ce4" table:formula="of:=[.C3]/[.B3]" office:value-type="percentage" office:value="0.954" calcext:value-type="percentage">
            <text:p>95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73" calcext:value-type="float">
            <text:p>573</text:p>
          </table:table-cell>
          <table:table-cell table:style-name="ce4" table:formula="of:=[.C4]/[.B4]" office:value-type="percentage" office:value="0.955" calcext:value-type="percentage">
            <text:p>95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70" calcext:value-type="float">
            <text:p>670</text:p>
          </table:table-cell>
          <table:table-cell table:style-name="ce4" table:formula="of:=[.C5]/[.B5]" office:value-type="percentage" office:value="0.957142857142857" calcext:value-type="percentage">
            <text:p>95.7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65" calcext:value-type="float">
            <text:p>765</text:p>
          </table:table-cell>
          <table:table-cell table:style-name="ce4" table:formula="of:=[.C6]/[.B6]" office:value-type="percentage" office:value="0.95625" calcext:value-type="percentage">
            <text:p>95.6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60" calcext:value-type="float">
            <text:p>860</text:p>
          </table:table-cell>
          <table:table-cell table:style-name="ce4" table:formula="of:=[.C7]/[.B7]" office:value-type="percentage" office:value="0.955555555555556" calcext:value-type="percentage">
            <text:p>95.6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55" calcext:value-type="float">
            <text:p>955</text:p>
          </table:table-cell>
          <table:table-cell table:style-name="ce4" table:formula="of:=[.C8]/[.B8]" office:value-type="percentage" office:value="0.955" calcext:value-type="percentage">
            <text:p>95.5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955491402116402" calcext:value-type="percentage">
            <text:p>95.55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09673355651918" calcext:value-type="float">
            <text:p>0.001097</text:p>
          </table:table-cell>
          <table:table-cell table:number-columns-repeated="3"/>
        </table:table-row>
        <table:table-row table:style-name="ro2" table:number-rows-repeated="104856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2h (10% denial rate). Time 2: 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table:style-name="ce4" table:formula="of:=[.C3]/[.B3]" office:value-type="percentage" office:value="0.956" calcext:value-type="percentage">
            <text:p>95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74" calcext:value-type="float">
            <text:p>574</text:p>
          </table:table-cell>
          <table:table-cell table:style-name="ce4" table:formula="of:=[.C4]/[.B4]" office:value-type="percentage" office:value="0.956666666666667" calcext:value-type="percentage">
            <text:p>95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71" calcext:value-type="float">
            <text:p>671</text:p>
          </table:table-cell>
          <table:table-cell table:style-name="ce4" table:formula="of:=[.C5]/[.B5]" office:value-type="percentage" office:value="0.958571428571429" calcext:value-type="percentage">
            <text:p>95.9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67" calcext:value-type="float">
            <text:p>767</text:p>
          </table:table-cell>
          <table:table-cell table:style-name="ce4" table:formula="of:=[.C6]/[.B6]" office:value-type="percentage" office:value="0.95875" calcext:value-type="percentage">
            <text:p>95.9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62" calcext:value-type="float">
            <text:p>862</text:p>
          </table:table-cell>
          <table:table-cell table:style-name="ce4" table:formula="of:=[.C7]/[.B7]" office:value-type="percentage" office:value="0.957777777777778" calcext:value-type="percentage">
            <text:p>95.8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57" calcext:value-type="float">
            <text:p>957</text:p>
          </table:table-cell>
          <table:table-cell table:style-name="ce4" table:formula="of:=[.C8]/[.B8]" office:value-type="percentage" office:value="0.957" calcext:value-type="percentage">
            <text:p>95.7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957460978835979" calcext:value-type="percentage">
            <text:p>95.75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09297101649547" calcext:value-type="float">
            <text:p>0.001093</text:p>
          </table:table-cell>
          <table:table-cell table:number-columns-repeated="3"/>
        </table:table-row>
        <table:table-row table:style-name="ro2" table:number-rows-repeated="104856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4h (10% denial rate). Time 2: 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79" calcext:value-type="float">
            <text:p>479</text:p>
          </table:table-cell>
          <table:table-cell table:style-name="ce4" table:formula="of:=[.C3]/[.B3]" office:value-type="percentage" office:value="0.958" calcext:value-type="percentage">
            <text:p>95.8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74" calcext:value-type="float">
            <text:p>574</text:p>
          </table:table-cell>
          <table:table-cell table:style-name="ce4" table:formula="of:=[.C4]/[.B4]" office:value-type="percentage" office:value="0.956666666666667" calcext:value-type="percentage">
            <text:p>95.7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72" calcext:value-type="float">
            <text:p>672</text:p>
          </table:table-cell>
          <table:table-cell table:style-name="ce4" table:formula="of:=[.C5]/[.B5]" office:value-type="percentage" office:value="0.96" calcext:value-type="percentage">
            <text:p>96.0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68" calcext:value-type="float">
            <text:p>768</text:p>
          </table:table-cell>
          <table:table-cell table:style-name="ce4" table:formula="of:=[.C6]/[.B6]" office:value-type="percentage" office:value="0.96" calcext:value-type="percentage">
            <text:p>96.0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64" calcext:value-type="float">
            <text:p>864</text:p>
          </table:table-cell>
          <table:table-cell table:style-name="ce4" table:formula="of:=[.C7]/[.B7]" office:value-type="percentage" office:value="0.96" calcext:value-type="percentage">
            <text:p>96.0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59" calcext:value-type="float">
            <text:p>959</text:p>
          </table:table-cell>
          <table:table-cell table:style-name="ce4" table:formula="of:=[.C8]/[.B8]" office:value-type="percentage" office:value="0.959" calcext:value-type="percentage">
            <text:p>95.9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958944444444444" calcext:value-type="percentage">
            <text:p>95.89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37302046058504" calcext:value-type="float">
            <text:p>0.001373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6h (10% denial rate). Time 2: 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80" calcext:value-type="float">
            <text:p>480</text:p>
          </table:table-cell>
          <table:table-cell table:style-name="ce4" table:formula="of:=[.C3]/[.B3]" office:value-type="percentage" office:value="0.96" calcext:value-type="percentage">
            <text:p>96.0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76" calcext:value-type="float">
            <text:p>576</text:p>
          </table:table-cell>
          <table:table-cell table:style-name="ce4" table:formula="of:=[.C4]/[.B4]" office:value-type="percentage" office:value="0.96" calcext:value-type="percentage">
            <text:p>96.0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73" calcext:value-type="float">
            <text:p>673</text:p>
          </table:table-cell>
          <table:table-cell table:style-name="ce4" table:formula="of:=[.C5]/[.B5]" office:value-type="percentage" office:value="0.961428571428571" calcext:value-type="percentage">
            <text:p>96.1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70" calcext:value-type="float">
            <text:p>770</text:p>
          </table:table-cell>
          <table:table-cell table:style-name="ce4" table:formula="of:=[.C6]/[.B6]" office:value-type="percentage" office:value="0.9625" calcext:value-type="percentage">
            <text:p>96.3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66" calcext:value-type="float">
            <text:p>866</text:p>
          </table:table-cell>
          <table:table-cell table:style-name="ce4" table:formula="of:=[.C7]/[.B7]" office:value-type="percentage" office:value="0.962222222222222" calcext:value-type="percentage">
            <text:p>96.2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61" calcext:value-type="float">
            <text:p>961</text:p>
          </table:table-cell>
          <table:table-cell table:style-name="ce4" table:formula="of:=[.C8]/[.B8]" office:value-type="percentage" office:value="0.961" calcext:value-type="percentage">
            <text:p>96.1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961191798941799" calcext:value-type="percentage">
            <text:p>96.12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06834260660432" calcext:value-type="float">
            <text:p>0.001068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5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8h (10% denial rate). Time 2: 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81" calcext:value-type="float">
            <text:p>481</text:p>
          </table:table-cell>
          <table:table-cell table:style-name="ce4" table:formula="of:=[.C3]/[.B3]" office:value-type="percentage" office:value="0.962" calcext:value-type="percentage">
            <text:p>96.2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77" calcext:value-type="float">
            <text:p>577</text:p>
          </table:table-cell>
          <table:table-cell table:style-name="ce4" table:formula="of:=[.C4]/[.B4]" office:value-type="percentage" office:value="0.961666666666667" calcext:value-type="percentage">
            <text:p>96.2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74" calcext:value-type="float">
            <text:p>674</text:p>
          </table:table-cell>
          <table:table-cell table:style-name="ce4" table:formula="of:=[.C5]/[.B5]" office:value-type="percentage" office:value="0.962857142857143" calcext:value-type="percentage">
            <text:p>96.3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71" calcext:value-type="float">
            <text:p>771</text:p>
          </table:table-cell>
          <table:table-cell table:style-name="ce4" table:formula="of:=[.C6]/[.B6]" office:value-type="percentage" office:value="0.96375" calcext:value-type="percentage">
            <text:p>96.4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67" calcext:value-type="float">
            <text:p>867</text:p>
          </table:table-cell>
          <table:table-cell table:style-name="ce4" table:formula="of:=[.C7]/[.B7]" office:value-type="percentage" office:value="0.963333333333333" calcext:value-type="percentage">
            <text:p>96.3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63" calcext:value-type="float">
            <text:p>963</text:p>
          </table:table-cell>
          <table:table-cell table:style-name="ce4" table:formula="of:=[.C8]/[.B8]" office:value-type="percentage" office:value="0.963" calcext:value-type="percentage">
            <text:p>96.3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962767857142857" calcext:value-type="percentage">
            <text:p>96.28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0793530744888888" calcext:value-type="float">
            <text:p>0.000794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5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h (10% denial rate). Time 2: 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  <table:table-cell table:style-name="ce4" table:formula="of:=[.C3]/[.B3]" office:value-type="percentage" office:value="0.106" calcext:value-type="percentage">
            <text:p>10.6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table:style-name="ce4" table:formula="of:=[.C4]/[.B4]" office:value-type="percentage" office:value="0.1" calcext:value-type="percentage">
            <text:p>10.0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table:style-name="ce4" table:formula="of:=[.C5]/[.B5]" office:value-type="percentage" office:value="0.1" calcext:value-type="percentage">
            <text:p>10.0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0" calcext:value-type="float">
            <text:p>80</text:p>
          </table:table-cell>
          <table:table-cell table:style-name="ce4" table:formula="of:=[.C6]/[.B6]" office:value-type="percentage" office:value="0.1" calcext:value-type="percentage">
            <text:p>10.0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5" calcext:value-type="float">
            <text:p>85</text:p>
          </table:table-cell>
          <table:table-cell table:style-name="ce4" table:formula="of:=[.C7]/[.B7]" office:value-type="percentage" office:value="0.0944444444444444" calcext:value-type="percentage">
            <text:p>9.4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6" calcext:value-type="float">
            <text:p>96</text:p>
          </table:table-cell>
          <table:table-cell table:style-name="ce4" table:formula="of:=[.C8]/[.B8]" office:value-type="percentage" office:value="0.096" calcext:value-type="percentage">
            <text:p>9.6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994074074074074" calcext:value-type="percentage">
            <text:p>9.94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401888545858402" calcext:value-type="float">
            <text:p>0.004019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5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h (10% denial rate). Time 2: 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9" calcext:value-type="float">
            <text:p>79</text:p>
          </table:table-cell>
          <table:table-cell table:style-name="ce4" table:formula="of:=[.C3]/[.B3]" office:value-type="percentage" office:value="0.158" calcext:value-type="percentage">
            <text:p>15.8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96" calcext:value-type="float">
            <text:p>96</text:p>
          </table:table-cell>
          <table:table-cell table:style-name="ce4" table:formula="of:=[.C4]/[.B4]" office:value-type="percentage" office:value="0.16" calcext:value-type="percentage">
            <text:p>16.0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114" calcext:value-type="float">
            <text:p>114</text:p>
          </table:table-cell>
          <table:table-cell table:style-name="ce4" table:formula="of:=[.C5]/[.B5]" office:value-type="percentage" office:value="0.162857142857143" calcext:value-type="percentage">
            <text:p>16.3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32" calcext:value-type="float">
            <text:p>132</text:p>
          </table:table-cell>
          <table:table-cell table:style-name="ce4" table:formula="of:=[.C6]/[.B6]" office:value-type="percentage" office:value="0.165" calcext:value-type="percentage">
            <text:p>16.5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156" calcext:value-type="float">
            <text:p>156</text:p>
          </table:table-cell>
          <table:table-cell table:style-name="ce4" table:formula="of:=[.C7]/[.B7]" office:value-type="percentage" office:value="0.173333333333333" calcext:value-type="percentage">
            <text:p>17.3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69" calcext:value-type="float">
            <text:p>169</text:p>
          </table:table-cell>
          <table:table-cell table:style-name="ce4" table:formula="of:=[.C8]/[.B8]" office:value-type="percentage" office:value="0.169" calcext:value-type="percentage">
            <text:p>16.9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64698412698413" calcext:value-type="percentage">
            <text:p>16.47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57182261546089" calcext:value-type="float">
            <text:p>0.005718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5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6h (10% denial rate). Time 2: 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10" calcext:value-type="float">
            <text:p>210</text:p>
          </table:table-cell>
          <table:table-cell table:style-name="ce4" table:formula="of:=[.C3]/[.B3]" office:value-type="percentage" office:value="0.42" calcext:value-type="percentage">
            <text:p>42.0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56" calcext:value-type="float">
            <text:p>256</text:p>
          </table:table-cell>
          <table:table-cell table:style-name="ce4" table:formula="of:=[.C4]/[.B4]" office:value-type="percentage" office:value="0.426666666666667" calcext:value-type="percentage">
            <text:p>42.7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99" calcext:value-type="float">
            <text:p>299</text:p>
          </table:table-cell>
          <table:table-cell table:style-name="ce4" table:formula="of:=[.C5]/[.B5]" office:value-type="percentage" office:value="0.427142857142857" calcext:value-type="percentage">
            <text:p>42.7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338" calcext:value-type="float">
            <text:p>338</text:p>
          </table:table-cell>
          <table:table-cell table:style-name="ce4" table:formula="of:=[.C6]/[.B6]" office:value-type="percentage" office:value="0.4225" calcext:value-type="percentage">
            <text:p>42.3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383" calcext:value-type="float">
            <text:p>383</text:p>
          </table:table-cell>
          <table:table-cell table:style-name="ce4" table:formula="of:=[.C7]/[.B7]" office:value-type="percentage" office:value="0.425555555555556" calcext:value-type="percentage">
            <text:p>42.6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28" calcext:value-type="float">
            <text:p>428</text:p>
          </table:table-cell>
          <table:table-cell table:style-name="ce4" table:formula="of:=[.C8]/[.B8]" office:value-type="percentage" office:value="0.428" calcext:value-type="percentage">
            <text:p>42.8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424977513227513" calcext:value-type="percentage">
            <text:p>42.50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309597230472624" calcext:value-type="float">
            <text:p>0.003096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4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8h (10% denial rate). Time 2: 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80" calcext:value-type="float">
            <text:p>280</text:p>
          </table:table-cell>
          <table:table-cell table:style-name="ce4" table:formula="of:=[.C3]/[.B3]" office:value-type="percentage" office:value="0.56" calcext:value-type="percentage">
            <text:p>56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36" calcext:value-type="float">
            <text:p>336</text:p>
          </table:table-cell>
          <table:table-cell table:style-name="ce4" table:formula="of:=[.C4]/[.B4]" office:value-type="percentage" office:value="0.56" calcext:value-type="percentage">
            <text:p>56.0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style-name="ce4" table:formula="of:=[.C5]/[.B5]" office:value-type="percentage" office:value="0.564285714285714" calcext:value-type="percentage">
            <text:p>56.4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51" calcext:value-type="float">
            <text:p>451</text:p>
          </table:table-cell>
          <table:table-cell table:style-name="ce4" table:formula="of:=[.C6]/[.B6]" office:value-type="percentage" office:value="0.56375" calcext:value-type="percentage">
            <text:p>56.4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09" calcext:value-type="float">
            <text:p>509</text:p>
          </table:table-cell>
          <table:table-cell table:style-name="ce4" table:formula="of:=[.C7]/[.B7]" office:value-type="percentage" office:value="0.565555555555556" calcext:value-type="percentage">
            <text:p>56.6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63" calcext:value-type="float">
            <text:p>563</text:p>
          </table:table-cell>
          <table:table-cell table:style-name="ce4" table:formula="of:=[.C8]/[.B8]" office:value-type="percentage" office:value="0.563" calcext:value-type="percentage">
            <text:p>56.3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62765211640212" calcext:value-type="percentage">
            <text:p>56.28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2985069927528" calcext:value-type="float">
            <text:p>0.002299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8h (10% denial rate). Time 2: 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80" calcext:value-type="float">
            <text:p>280</text:p>
          </table:table-cell>
          <table:table-cell table:style-name="ce4" table:formula="of:=[.C3]/[.B3]" office:value-type="percentage" office:value="0.56" calcext:value-type="percentage">
            <text:p>56.0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36" calcext:value-type="float">
            <text:p>336</text:p>
          </table:table-cell>
          <table:table-cell table:style-name="ce4" table:formula="of:=[.C4]/[.B4]" office:value-type="percentage" office:value="0.56" calcext:value-type="percentage">
            <text:p>56.0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style-name="ce4" table:formula="of:=[.C5]/[.B5]" office:value-type="percentage" office:value="0.564285714285714" calcext:value-type="percentage">
            <text:p>56.4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51" calcext:value-type="float">
            <text:p>451</text:p>
          </table:table-cell>
          <table:table-cell table:style-name="ce4" table:formula="of:=[.C6]/[.B6]" office:value-type="percentage" office:value="0.56375" calcext:value-type="percentage">
            <text:p>56.4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09" calcext:value-type="float">
            <text:p>509</text:p>
          </table:table-cell>
          <table:table-cell table:style-name="ce4" table:formula="of:=[.C7]/[.B7]" office:value-type="percentage" office:value="0.565555555555556" calcext:value-type="percentage">
            <text:p>56.6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63" calcext:value-type="float">
            <text:p>563</text:p>
          </table:table-cell>
          <table:table-cell table:style-name="ce4" table:formula="of:=[.C8]/[.B8]" office:value-type="percentage" office:value="0.563" calcext:value-type="percentage">
            <text:p>56.3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62765211640212" calcext:value-type="percentage">
            <text:p>56.28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2985069927528" calcext:value-type="float">
            <text:p>0.002299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3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0h (10% denial rate). Time 2: 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25" calcext:value-type="float">
            <text:p>325</text:p>
          </table:table-cell>
          <table:table-cell table:style-name="ce4" table:formula="of:=[.C3]/[.B3]" office:value-type="percentage" office:value="0.65" calcext:value-type="percentage">
            <text:p>65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88" calcext:value-type="float">
            <text:p>388</text:p>
          </table:table-cell>
          <table:table-cell table:style-name="ce4" table:formula="of:=[.C4]/[.B4]" office:value-type="percentage" office:value="0.646666666666667" calcext:value-type="percentage">
            <text:p>64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51" calcext:value-type="float">
            <text:p>451</text:p>
          </table:table-cell>
          <table:table-cell table:style-name="ce4" table:formula="of:=[.C5]/[.B5]" office:value-type="percentage" office:value="0.644285714285714" calcext:value-type="percentage">
            <text:p>64.4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16" calcext:value-type="float">
            <text:p>516</text:p>
          </table:table-cell>
          <table:table-cell table:style-name="ce4" table:formula="of:=[.C6]/[.B6]" office:value-type="percentage" office:value="0.645" calcext:value-type="percentage">
            <text:p>64.5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85" calcext:value-type="float">
            <text:p>585</text:p>
          </table:table-cell>
          <table:table-cell table:style-name="ce4" table:formula="of:=[.C7]/[.B7]" office:value-type="percentage" office:value="0.65" calcext:value-type="percentage">
            <text:p>65.0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48" calcext:value-type="float">
            <text:p>648</text:p>
          </table:table-cell>
          <table:table-cell table:style-name="ce4" table:formula="of:=[.C8]/[.B8]" office:value-type="percentage" office:value="0.648" calcext:value-type="percentage">
            <text:p>64.8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647325396825397" calcext:value-type="percentage">
            <text:p>64.73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44307836493295" calcext:value-type="float">
            <text:p>0.002443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3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2h (10% denial rate). Time 2: 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52" calcext:value-type="float">
            <text:p>352</text:p>
          </table:table-cell>
          <table:table-cell table:style-name="ce4" table:formula="of:=[.C3]/[.B3]" office:value-type="percentage" office:value="0.704" calcext:value-type="percentage">
            <text:p>70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25" calcext:value-type="float">
            <text:p>425</text:p>
          </table:table-cell>
          <table:table-cell table:style-name="ce4" table:formula="of:=[.C4]/[.B4]" office:value-type="percentage" office:value="0.708333333333333" calcext:value-type="percentage">
            <text:p>70.8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93" calcext:value-type="float">
            <text:p>493</text:p>
          </table:table-cell>
          <table:table-cell table:style-name="ce4" table:formula="of:=[.C5]/[.B5]" office:value-type="percentage" office:value="0.704285714285714" calcext:value-type="percentage">
            <text:p>70.4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62" calcext:value-type="float">
            <text:p>562</text:p>
          </table:table-cell>
          <table:table-cell table:style-name="ce4" table:formula="of:=[.C6]/[.B6]" office:value-type="percentage" office:value="0.7025" calcext:value-type="percentage">
            <text:p>70.3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32" calcext:value-type="float">
            <text:p>632</text:p>
          </table:table-cell>
          <table:table-cell table:style-name="ce4" table:formula="of:=[.C7]/[.B7]" office:value-type="percentage" office:value="0.702222222222222" calcext:value-type="percentage">
            <text:p>70.2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04" calcext:value-type="float">
            <text:p>704</text:p>
          </table:table-cell>
          <table:table-cell table:style-name="ce4" table:formula="of:=[.C8]/[.B8]" office:value-type="percentage" office:value="0.704" calcext:value-type="percentage">
            <text:p>70.4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704223544973545" calcext:value-type="percentage">
            <text:p>70.42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18952369828767" calcext:value-type="float">
            <text:p>0.002190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3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4h (10% denial rate). Time 2: 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72" calcext:value-type="float">
            <text:p>372</text:p>
          </table:table-cell>
          <table:table-cell table:style-name="ce4" table:formula="of:=[.C3]/[.B3]" office:value-type="percentage" office:value="0.744" calcext:value-type="percentage">
            <text:p>74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48" calcext:value-type="float">
            <text:p>448</text:p>
          </table:table-cell>
          <table:table-cell table:style-name="ce4" table:formula="of:=[.C4]/[.B4]" office:value-type="percentage" office:value="0.746666666666667" calcext:value-type="percentage">
            <text:p>74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24" calcext:value-type="float">
            <text:p>524</text:p>
          </table:table-cell>
          <table:table-cell table:style-name="ce4" table:formula="of:=[.C5]/[.B5]" office:value-type="percentage" office:value="0.748571428571429" calcext:value-type="percentage">
            <text:p>74.9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97" calcext:value-type="float">
            <text:p>597</text:p>
          </table:table-cell>
          <table:table-cell table:style-name="ce4" table:formula="of:=[.C6]/[.B6]" office:value-type="percentage" office:value="0.74625" calcext:value-type="percentage">
            <text:p>74.6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69" calcext:value-type="float">
            <text:p>669</text:p>
          </table:table-cell>
          <table:table-cell table:style-name="ce4" table:formula="of:=[.C7]/[.B7]" office:value-type="percentage" office:value="0.743333333333333" calcext:value-type="percentage">
            <text:p>74.3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44" calcext:value-type="float">
            <text:p>744</text:p>
          </table:table-cell>
          <table:table-cell table:style-name="ce4" table:formula="of:=[.C8]/[.B8]" office:value-type="percentage" office:value="0.744" calcext:value-type="percentage">
            <text:p>74.4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745470238095238" calcext:value-type="percentage">
            <text:p>74.55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02713662090611" calcext:value-type="float">
            <text:p>0.002027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3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6h (10% denial rate). Time 2: 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86" calcext:value-type="float">
            <text:p>386</text:p>
          </table:table-cell>
          <table:table-cell table:style-name="ce4" table:formula="of:=[.C3]/[.B3]" office:value-type="percentage" office:value="0.772" calcext:value-type="percentage">
            <text:p>77.2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65" calcext:value-type="float">
            <text:p>465</text:p>
          </table:table-cell>
          <table:table-cell table:style-name="ce4" table:formula="of:=[.C4]/[.B4]" office:value-type="percentage" office:value="0.775" calcext:value-type="percentage">
            <text:p>77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44" calcext:value-type="float">
            <text:p>544</text:p>
          </table:table-cell>
          <table:table-cell table:style-name="ce4" table:formula="of:=[.C5]/[.B5]" office:value-type="percentage" office:value="0.777142857142857" calcext:value-type="percentage">
            <text:p>77.7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23" calcext:value-type="float">
            <text:p>623</text:p>
          </table:table-cell>
          <table:table-cell table:style-name="ce4" table:formula="of:=[.C6]/[.B6]" office:value-type="percentage" office:value="0.77875" calcext:value-type="percentage">
            <text:p>77.9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00" calcext:value-type="float">
            <text:p>700</text:p>
          </table:table-cell>
          <table:table-cell table:style-name="ce4" table:formula="of:=[.C7]/[.B7]" office:value-type="percentage" office:value="0.777777777777778" calcext:value-type="percentage">
            <text:p>77.8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75" calcext:value-type="float">
            <text:p>775</text:p>
          </table:table-cell>
          <table:table-cell table:style-name="ce4" table:formula="of:=[.C8]/[.B8]" office:value-type="percentage" office:value="0.775" calcext:value-type="percentage">
            <text:p>77.5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775945105820106" calcext:value-type="percentage">
            <text:p>77.59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44994024621919" calcext:value-type="float">
            <text:p>0.002450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3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8h (10% denial rate). Time 2: 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99" calcext:value-type="float">
            <text:p>399</text:p>
          </table:table-cell>
          <table:table-cell table:style-name="ce4" table:formula="of:=[.C3]/[.B3]" office:value-type="percentage" office:value="0.798" calcext:value-type="percentage">
            <text:p>79.8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77" calcext:value-type="float">
            <text:p>477</text:p>
          </table:table-cell>
          <table:table-cell table:style-name="ce4" table:formula="of:=[.C4]/[.B4]" office:value-type="percentage" office:value="0.795" calcext:value-type="percentage">
            <text:p>79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62" calcext:value-type="float">
            <text:p>562</text:p>
          </table:table-cell>
          <table:table-cell table:style-name="ce4" table:formula="of:=[.C5]/[.B5]" office:value-type="percentage" office:value="0.802857142857143" calcext:value-type="percentage">
            <text:p>80.3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42" calcext:value-type="float">
            <text:p>642</text:p>
          </table:table-cell>
          <table:table-cell table:style-name="ce4" table:formula="of:=[.C6]/[.B6]" office:value-type="percentage" office:value="0.8025" calcext:value-type="percentage">
            <text:p>80.3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23" calcext:value-type="float">
            <text:p>723</text:p>
          </table:table-cell>
          <table:table-cell table:style-name="ce4" table:formula="of:=[.C7]/[.B7]" office:value-type="percentage" office:value="0.803333333333333" calcext:value-type="percentage">
            <text:p>80.3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02" calcext:value-type="float">
            <text:p>802</text:p>
          </table:table-cell>
          <table:table-cell table:style-name="ce4" table:formula="of:=[.C8]/[.B8]" office:value-type="percentage" office:value="0.802" calcext:value-type="percentage">
            <text:p>80.2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800615079365079" calcext:value-type="percentage">
            <text:p>80.06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335423435869214" calcext:value-type="float">
            <text:p>0.003354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3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0h (10% denial rate). Time 2: 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09" calcext:value-type="float">
            <text:p>409</text:p>
          </table:table-cell>
          <table:table-cell table:style-name="ce4" table:formula="of:=[.C3]/[.B3]" office:value-type="percentage" office:value="0.818" calcext:value-type="percentage">
            <text:p>81.8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90" calcext:value-type="float">
            <text:p>490</text:p>
          </table:table-cell>
          <table:table-cell table:style-name="ce4" table:formula="of:=[.C4]/[.B4]" office:value-type="percentage" office:value="0.816666666666667" calcext:value-type="percentage">
            <text:p>81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73" calcext:value-type="float">
            <text:p>573</text:p>
          </table:table-cell>
          <table:table-cell table:style-name="ce4" table:formula="of:=[.C5]/[.B5]" office:value-type="percentage" office:value="0.818571428571429" calcext:value-type="percentage">
            <text:p>81.9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57" calcext:value-type="float">
            <text:p>657</text:p>
          </table:table-cell>
          <table:table-cell table:style-name="ce4" table:formula="of:=[.C6]/[.B6]" office:value-type="percentage" office:value="0.82125" calcext:value-type="percentage">
            <text:p>82.1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40" calcext:value-type="float">
            <text:p>740</text:p>
          </table:table-cell>
          <table:table-cell table:style-name="ce4" table:formula="of:=[.C7]/[.B7]" office:value-type="percentage" office:value="0.822222222222222" calcext:value-type="percentage">
            <text:p>82.2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23" calcext:value-type="float">
            <text:p>823</text:p>
          </table:table-cell>
          <table:table-cell table:style-name="ce4" table:formula="of:=[.C8]/[.B8]" office:value-type="percentage" office:value="0.823" calcext:value-type="percentage">
            <text:p>82.3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81995171957672" calcext:value-type="percentage">
            <text:p>82.00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55494473705194" calcext:value-type="float">
            <text:p>0.002555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3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2h (10% denial rate). Time 2: 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18" calcext:value-type="float">
            <text:p>418</text:p>
          </table:table-cell>
          <table:table-cell table:style-name="ce4" table:formula="of:=[.C3]/[.B3]" office:value-type="percentage" office:value="0.836" calcext:value-type="percentage">
            <text:p>83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01" calcext:value-type="float">
            <text:p>501</text:p>
          </table:table-cell>
          <table:table-cell table:style-name="ce4" table:formula="of:=[.C4]/[.B4]" office:value-type="percentage" office:value="0.835" calcext:value-type="percentage">
            <text:p>83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83" calcext:value-type="float">
            <text:p>583</text:p>
          </table:table-cell>
          <table:table-cell table:style-name="ce4" table:formula="of:=[.C5]/[.B5]" office:value-type="percentage" office:value="0.832857142857143" calcext:value-type="percentage">
            <text:p>83.3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68" calcext:value-type="float">
            <text:p>668</text:p>
          </table:table-cell>
          <table:table-cell table:style-name="ce4" table:formula="of:=[.C6]/[.B6]" office:value-type="percentage" office:value="0.835" calcext:value-type="percentage">
            <text:p>83.5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53" calcext:value-type="float">
            <text:p>753</text:p>
          </table:table-cell>
          <table:table-cell table:style-name="ce4" table:formula="of:=[.C7]/[.B7]" office:value-type="percentage" office:value="0.836666666666667" calcext:value-type="percentage">
            <text:p>83.7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38" calcext:value-type="float">
            <text:p>838</text:p>
          </table:table-cell>
          <table:table-cell table:style-name="ce4" table:formula="of:=[.C8]/[.B8]" office:value-type="percentage" office:value="0.838" calcext:value-type="percentage">
            <text:p>83.8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835587301587302" calcext:value-type="percentage">
            <text:p>83.56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74928988940026" calcext:value-type="float">
            <text:p>0.001749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3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4h (10% denial rate). Time 2: 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23" calcext:value-type="float">
            <text:p>423</text:p>
          </table:table-cell>
          <table:table-cell table:style-name="ce4" table:formula="of:=[.C3]/[.B3]" office:value-type="percentage" office:value="0.846" calcext:value-type="percentage">
            <text:p>84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09" calcext:value-type="float">
            <text:p>509</text:p>
          </table:table-cell>
          <table:table-cell table:style-name="ce4" table:formula="of:=[.C4]/[.B4]" office:value-type="percentage" office:value="0.848333333333333" calcext:value-type="percentage">
            <text:p>84.8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93" calcext:value-type="float">
            <text:p>593</text:p>
          </table:table-cell>
          <table:table-cell table:style-name="ce4" table:formula="of:=[.C5]/[.B5]" office:value-type="percentage" office:value="0.847142857142857" calcext:value-type="percentage">
            <text:p>84.7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77" calcext:value-type="float">
            <text:p>677</text:p>
          </table:table-cell>
          <table:table-cell table:style-name="ce4" table:formula="of:=[.C6]/[.B6]" office:value-type="percentage" office:value="0.84625" calcext:value-type="percentage">
            <text:p>84.6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64" calcext:value-type="float">
            <text:p>764</text:p>
          </table:table-cell>
          <table:table-cell table:style-name="ce4" table:formula="of:=[.C7]/[.B7]" office:value-type="percentage" office:value="0.848888888888889" calcext:value-type="percentage">
            <text:p>84.9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51" calcext:value-type="float">
            <text:p>851</text:p>
          </table:table-cell>
          <table:table-cell table:style-name="ce4" table:formula="of:=[.C8]/[.B8]" office:value-type="percentage" office:value="0.851" calcext:value-type="percentage">
            <text:p>85.1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847935846560847" calcext:value-type="percentage">
            <text:p>84.79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88009225640239" calcext:value-type="float">
            <text:p>0.001880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3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6h (10% denial rate). Time 2: 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30" calcext:value-type="float">
            <text:p>430</text:p>
          </table:table-cell>
          <table:table-cell table:style-name="ce4" table:formula="of:=[.C3]/[.B3]" office:value-type="percentage" office:value="0.86" calcext:value-type="percentage">
            <text:p>86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16" calcext:value-type="float">
            <text:p>516</text:p>
          </table:table-cell>
          <table:table-cell table:style-name="ce4" table:formula="of:=[.C4]/[.B4]" office:value-type="percentage" office:value="0.86" calcext:value-type="percentage">
            <text:p>86.0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02" calcext:value-type="float">
            <text:p>602</text:p>
          </table:table-cell>
          <table:table-cell table:style-name="ce4" table:formula="of:=[.C5]/[.B5]" office:value-type="percentage" office:value="0.86" calcext:value-type="percentage">
            <text:p>86.0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87" calcext:value-type="float">
            <text:p>687</text:p>
          </table:table-cell>
          <table:table-cell table:style-name="ce4" table:formula="of:=[.C6]/[.B6]" office:value-type="percentage" office:value="0.85875" calcext:value-type="percentage">
            <text:p>85.9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74" calcext:value-type="float">
            <text:p>774</text:p>
          </table:table-cell>
          <table:table-cell table:style-name="ce4" table:formula="of:=[.C7]/[.B7]" office:value-type="percentage" office:value="0.86" calcext:value-type="percentage">
            <text:p>86.0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63" calcext:value-type="float">
            <text:p>863</text:p>
          </table:table-cell>
          <table:table-cell table:style-name="ce4" table:formula="of:=[.C8]/[.B8]" office:value-type="percentage" office:value="0.863" calcext:value-type="percentage">
            <text:p>86.3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860291666666667" calcext:value-type="percentage">
            <text:p>86.03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41789162726446" calcext:value-type="float">
            <text:p>0.001418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3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8h (10% denial rate). Time 2: 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35" calcext:value-type="float">
            <text:p>435</text:p>
          </table:table-cell>
          <table:table-cell table:style-name="ce4" table:formula="of:=[.C3]/[.B3]" office:value-type="percentage" office:value="0.87" calcext:value-type="percentage">
            <text:p>87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21" calcext:value-type="float">
            <text:p>521</text:p>
          </table:table-cell>
          <table:table-cell table:style-name="ce4" table:formula="of:=[.C4]/[.B4]" office:value-type="percentage" office:value="0.868333333333333" calcext:value-type="percentage">
            <text:p>86.8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09" calcext:value-type="float">
            <text:p>609</text:p>
          </table:table-cell>
          <table:table-cell table:style-name="ce4" table:formula="of:=[.C5]/[.B5]" office:value-type="percentage" office:value="0.87" calcext:value-type="percentage">
            <text:p>87.0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96" calcext:value-type="float">
            <text:p>696</text:p>
          </table:table-cell>
          <table:table-cell table:style-name="ce4" table:formula="of:=[.C6]/[.B6]" office:value-type="percentage" office:value="0.87" calcext:value-type="percentage">
            <text:p>87.0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81" calcext:value-type="float">
            <text:p>781</text:p>
          </table:table-cell>
          <table:table-cell table:style-name="ce4" table:formula="of:=[.C7]/[.B7]" office:value-type="percentage" office:value="0.867777777777778" calcext:value-type="percentage">
            <text:p>86.8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70" calcext:value-type="float">
            <text:p>870</text:p>
          </table:table-cell>
          <table:table-cell table:style-name="ce4" table:formula="of:=[.C8]/[.B8]" office:value-type="percentage" office:value="0.87" calcext:value-type="percentage">
            <text:p>87.0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869351851851852" calcext:value-type="percentage">
            <text:p>86.94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01935992181652" calcext:value-type="float">
            <text:p>0.001019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4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0h (10% denial rate). Time 2: 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39" calcext:value-type="float">
            <text:p>439</text:p>
          </table:table-cell>
          <table:table-cell table:style-name="ce4" table:formula="of:=[.C3]/[.B3]" office:value-type="percentage" office:value="0.878" calcext:value-type="percentage">
            <text:p>87.8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26" calcext:value-type="float">
            <text:p>526</text:p>
          </table:table-cell>
          <table:table-cell table:style-name="ce4" table:formula="of:=[.C4]/[.B4]" office:value-type="percentage" office:value="0.876666666666667" calcext:value-type="percentage">
            <text:p>87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15" calcext:value-type="float">
            <text:p>615</text:p>
          </table:table-cell>
          <table:table-cell table:style-name="ce4" table:formula="of:=[.C5]/[.B5]" office:value-type="percentage" office:value="0.878571428571429" calcext:value-type="percentage">
            <text:p>87.9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03" calcext:value-type="float">
            <text:p>703</text:p>
          </table:table-cell>
          <table:table-cell table:style-name="ce4" table:formula="of:=[.C6]/[.B6]" office:value-type="percentage" office:value="0.87875" calcext:value-type="percentage">
            <text:p>87.9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90" calcext:value-type="float">
            <text:p>790</text:p>
          </table:table-cell>
          <table:table-cell table:style-name="ce4" table:formula="of:=[.C7]/[.B7]" office:value-type="percentage" office:value="0.877777777777778" calcext:value-type="percentage">
            <text:p>87.8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77" calcext:value-type="float">
            <text:p>877</text:p>
          </table:table-cell>
          <table:table-cell table:style-name="ce4" table:formula="of:=[.C8]/[.B8]" office:value-type="percentage" office:value="0.877" calcext:value-type="percentage">
            <text:p>87.7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877794312169312" calcext:value-type="percentage">
            <text:p>87.78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0832147367226937" calcext:value-type="float">
            <text:p>0.000832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4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2h (10% denial rate). Time 2: 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43" calcext:value-type="float">
            <text:p>443</text:p>
          </table:table-cell>
          <table:table-cell table:style-name="ce4" table:formula="of:=[.C3]/[.B3]" office:value-type="percentage" office:value="0.886" calcext:value-type="percentage">
            <text:p>88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31" calcext:value-type="float">
            <text:p>531</text:p>
          </table:table-cell>
          <table:table-cell table:style-name="ce4" table:formula="of:=[.C4]/[.B4]" office:value-type="percentage" office:value="0.885" calcext:value-type="percentage">
            <text:p>88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21" calcext:value-type="float">
            <text:p>621</text:p>
          </table:table-cell>
          <table:table-cell table:style-name="ce4" table:formula="of:=[.C5]/[.B5]" office:value-type="percentage" office:value="0.887142857142857" calcext:value-type="percentage">
            <text:p>88.7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08" calcext:value-type="float">
            <text:p>708</text:p>
          </table:table-cell>
          <table:table-cell table:style-name="ce4" table:formula="of:=[.C6]/[.B6]" office:value-type="percentage" office:value="0.885" calcext:value-type="percentage">
            <text:p>88.5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97" calcext:value-type="float">
            <text:p>797</text:p>
          </table:table-cell>
          <table:table-cell table:style-name="ce4" table:formula="of:=[.C7]/[.B7]" office:value-type="percentage" office:value="0.885555555555555" calcext:value-type="percentage">
            <text:p>88.6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85" calcext:value-type="float">
            <text:p>885</text:p>
          </table:table-cell>
          <table:table-cell table:style-name="ce4" table:formula="of:=[.C8]/[.B8]" office:value-type="percentage" office:value="0.885" calcext:value-type="percentage">
            <text:p>88.5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885616402116402" calcext:value-type="percentage">
            <text:p>88.56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0850972302178206" calcext:value-type="float">
            <text:p>0.000851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4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4h (10% denial rate). Time 2: 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46" calcext:value-type="float">
            <text:p>446</text:p>
          </table:table-cell>
          <table:table-cell table:style-name="ce4" table:formula="of:=[.C3]/[.B3]" office:value-type="percentage" office:value="0.892" calcext:value-type="percentage">
            <text:p>89.2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36" calcext:value-type="float">
            <text:p>536</text:p>
          </table:table-cell>
          <table:table-cell table:style-name="ce4" table:formula="of:=[.C4]/[.B4]" office:value-type="percentage" office:value="0.893333333333333" calcext:value-type="percentage">
            <text:p>89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24" calcext:value-type="float">
            <text:p>624</text:p>
          </table:table-cell>
          <table:table-cell table:style-name="ce4" table:formula="of:=[.C5]/[.B5]" office:value-type="percentage" office:value="0.891428571428571" calcext:value-type="percentage">
            <text:p>89.1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14" calcext:value-type="float">
            <text:p>714</text:p>
          </table:table-cell>
          <table:table-cell table:style-name="ce4" table:formula="of:=[.C6]/[.B6]" office:value-type="percentage" office:value="0.8925" calcext:value-type="percentage">
            <text:p>89.3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04" calcext:value-type="float">
            <text:p>804</text:p>
          </table:table-cell>
          <table:table-cell table:style-name="ce4" table:formula="of:=[.C7]/[.B7]" office:value-type="percentage" office:value="0.893333333333333" calcext:value-type="percentage">
            <text:p>89.3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92" calcext:value-type="float">
            <text:p>892</text:p>
          </table:table-cell>
          <table:table-cell table:style-name="ce4" table:formula="of:=[.C8]/[.B8]" office:value-type="percentage" office:value="0.892" calcext:value-type="percentage">
            <text:p>89.2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89243253968254" calcext:value-type="percentage">
            <text:p>89.24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0775827649155547" calcext:value-type="float">
            <text:p>0.000776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4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6h (10% denial rate). Time 2: 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49" calcext:value-type="float">
            <text:p>449</text:p>
          </table:table-cell>
          <table:table-cell table:style-name="ce4" table:formula="of:=[.C3]/[.B3]" office:value-type="percentage" office:value="0.898" calcext:value-type="percentage">
            <text:p>89.8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38" calcext:value-type="float">
            <text:p>538</text:p>
          </table:table-cell>
          <table:table-cell table:style-name="ce4" table:formula="of:=[.C4]/[.B4]" office:value-type="percentage" office:value="0.896666666666667" calcext:value-type="percentage">
            <text:p>89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28" calcext:value-type="float">
            <text:p>628</text:p>
          </table:table-cell>
          <table:table-cell table:style-name="ce4" table:formula="of:=[.C5]/[.B5]" office:value-type="percentage" office:value="0.897142857142857" calcext:value-type="percentage">
            <text:p>89.7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19" calcext:value-type="float">
            <text:p>719</text:p>
          </table:table-cell>
          <table:table-cell table:style-name="ce4" table:formula="of:=[.C6]/[.B6]" office:value-type="percentage" office:value="0.89875" calcext:value-type="percentage">
            <text:p>89.9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08" calcext:value-type="float">
            <text:p>808</text:p>
          </table:table-cell>
          <table:table-cell table:style-name="ce4" table:formula="of:=[.C7]/[.B7]" office:value-type="percentage" office:value="0.897777777777778" calcext:value-type="percentage">
            <text:p>89.8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98" calcext:value-type="float">
            <text:p>898</text:p>
          </table:table-cell>
          <table:table-cell table:style-name="ce4" table:formula="of:=[.C8]/[.B8]" office:value-type="percentage" office:value="0.898" calcext:value-type="percentage">
            <text:p>89.8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897722883597884" calcext:value-type="percentage">
            <text:p>89.77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072987579346719" calcext:value-type="float">
            <text:p>0.000730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4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8h (10% denial rate). Time 2: 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52" calcext:value-type="float">
            <text:p>452</text:p>
          </table:table-cell>
          <table:table-cell table:style-name="ce4" table:formula="of:=[.C3]/[.B3]" office:value-type="percentage" office:value="0.904" calcext:value-type="percentage">
            <text:p>90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42" calcext:value-type="float">
            <text:p>542</text:p>
          </table:table-cell>
          <table:table-cell table:style-name="ce4" table:formula="of:=[.C4]/[.B4]" office:value-type="percentage" office:value="0.903333333333333" calcext:value-type="percentage">
            <text:p>90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32" calcext:value-type="float">
            <text:p>632</text:p>
          </table:table-cell>
          <table:table-cell table:style-name="ce4" table:formula="of:=[.C5]/[.B5]" office:value-type="percentage" office:value="0.902857142857143" calcext:value-type="percentage">
            <text:p>90.3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22" calcext:value-type="float">
            <text:p>722</text:p>
          </table:table-cell>
          <table:table-cell table:style-name="ce4" table:formula="of:=[.C6]/[.B6]" office:value-type="percentage" office:value="0.9025" calcext:value-type="percentage">
            <text:p>90.3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14" calcext:value-type="float">
            <text:p>814</text:p>
          </table:table-cell>
          <table:table-cell table:style-name="ce4" table:formula="of:=[.C7]/[.B7]" office:value-type="percentage" office:value="0.904444444444444" calcext:value-type="percentage">
            <text:p>90.4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04" calcext:value-type="float">
            <text:p>904</text:p>
          </table:table-cell>
          <table:table-cell table:style-name="ce4" table:formula="of:=[.C8]/[.B8]" office:value-type="percentage" office:value="0.904" calcext:value-type="percentage">
            <text:p>90.4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903522486772487" calcext:value-type="percentage">
            <text:p>90.35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0752327649753916" calcext:value-type="float">
            <text:p>0.000752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4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0h (10% denial rate). Time 2: 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55" calcext:value-type="float">
            <text:p>455</text:p>
          </table:table-cell>
          <table:table-cell table:style-name="ce4" table:formula="of:=[.C3]/[.B3]" office:value-type="percentage" office:value="0.91" calcext:value-type="percentage">
            <text:p>91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45" calcext:value-type="float">
            <text:p>545</text:p>
          </table:table-cell>
          <table:table-cell table:style-name="ce4" table:formula="of:=[.C4]/[.B4]" office:value-type="percentage" office:value="0.908333333333333" calcext:value-type="percentage">
            <text:p>90.8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36" calcext:value-type="float">
            <text:p>636</text:p>
          </table:table-cell>
          <table:table-cell table:style-name="ce4" table:formula="of:=[.C5]/[.B5]" office:value-type="percentage" office:value="0.908571428571429" calcext:value-type="percentage">
            <text:p>90.9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26" calcext:value-type="float">
            <text:p>726</text:p>
          </table:table-cell>
          <table:table-cell table:style-name="ce4" table:formula="of:=[.C6]/[.B6]" office:value-type="percentage" office:value="0.9075" calcext:value-type="percentage">
            <text:p>90.8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18" calcext:value-type="float">
            <text:p>818</text:p>
          </table:table-cell>
          <table:table-cell table:style-name="ce4" table:formula="of:=[.C7]/[.B7]" office:value-type="percentage" office:value="0.908888888888889" calcext:value-type="percentage">
            <text:p>90.9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08" calcext:value-type="float">
            <text:p>908</text:p>
          </table:table-cell>
          <table:table-cell table:style-name="ce4" table:formula="of:=[.C8]/[.B8]" office:value-type="percentage" office:value="0.908" calcext:value-type="percentage">
            <text:p>90.8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908548941798942" calcext:value-type="percentage">
            <text:p>90.85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0856707953551673" calcext:value-type="float">
            <text:p>0.000857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4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2h (10% denial rate). Time 2: 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57" calcext:value-type="float">
            <text:p>457</text:p>
          </table:table-cell>
          <table:table-cell table:style-name="ce4" table:formula="of:=[.C3]/[.B3]" office:value-type="percentage" office:value="0.914" calcext:value-type="percentage">
            <text:p>91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48" calcext:value-type="float">
            <text:p>548</text:p>
          </table:table-cell>
          <table:table-cell table:style-name="ce4" table:formula="of:=[.C4]/[.B4]" office:value-type="percentage" office:value="0.913333333333333" calcext:value-type="percentage">
            <text:p>91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38" calcext:value-type="float">
            <text:p>638</text:p>
          </table:table-cell>
          <table:table-cell table:style-name="ce4" table:formula="of:=[.C5]/[.B5]" office:value-type="percentage" office:value="0.911428571428571" calcext:value-type="percentage">
            <text:p>91.1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30" calcext:value-type="float">
            <text:p>730</text:p>
          </table:table-cell>
          <table:table-cell table:style-name="ce4" table:formula="of:=[.C6]/[.B6]" office:value-type="percentage" office:value="0.9125" calcext:value-type="percentage">
            <text:p>91.3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21" calcext:value-type="float">
            <text:p>821</text:p>
          </table:table-cell>
          <table:table-cell table:style-name="ce4" table:formula="of:=[.C7]/[.B7]" office:value-type="percentage" office:value="0.912222222222222" calcext:value-type="percentage">
            <text:p>91.2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13" calcext:value-type="float">
            <text:p>913</text:p>
          </table:table-cell>
          <table:table-cell table:style-name="ce4" table:formula="of:=[.C8]/[.B8]" office:value-type="percentage" office:value="0.913" calcext:value-type="percentage">
            <text:p>91.3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912747354497354" calcext:value-type="percentage">
            <text:p>91.27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0900273140527477" calcext:value-type="float">
            <text:p>0.000900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4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4h (10% denial rate). Time 2: 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59" calcext:value-type="float">
            <text:p>459</text:p>
          </table:table-cell>
          <table:table-cell table:style-name="ce4" table:formula="of:=[.C3]/[.B3]" office:value-type="percentage" office:value="0.918" calcext:value-type="percentage">
            <text:p>91.8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50" calcext:value-type="float">
            <text:p>550</text:p>
          </table:table-cell>
          <table:table-cell table:style-name="ce4" table:formula="of:=[.C4]/[.B4]" office:value-type="percentage" office:value="0.916666666666667" calcext:value-type="percentage">
            <text:p>91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41" calcext:value-type="float">
            <text:p>641</text:p>
          </table:table-cell>
          <table:table-cell table:style-name="ce4" table:formula="of:=[.C5]/[.B5]" office:value-type="percentage" office:value="0.915714285714286" calcext:value-type="percentage">
            <text:p>91.6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33" calcext:value-type="float">
            <text:p>733</text:p>
          </table:table-cell>
          <table:table-cell table:style-name="ce4" table:formula="of:=[.C6]/[.B6]" office:value-type="percentage" office:value="0.91625" calcext:value-type="percentage">
            <text:p>91.6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24" calcext:value-type="float">
            <text:p>824</text:p>
          </table:table-cell>
          <table:table-cell table:style-name="ce4" table:formula="of:=[.C7]/[.B7]" office:value-type="percentage" office:value="0.915555555555556" calcext:value-type="percentage">
            <text:p>91.6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17" calcext:value-type="float">
            <text:p>917</text:p>
          </table:table-cell>
          <table:table-cell table:style-name="ce4" table:formula="of:=[.C8]/[.B8]" office:value-type="percentage" office:value="0.917" calcext:value-type="percentage">
            <text:p>91.7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916531084656084" calcext:value-type="percentage">
            <text:p>91.65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0904853854512648" calcext:value-type="float">
            <text:p>0.000905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4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6h (10% denial rate). Time 2: 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61" calcext:value-type="float">
            <text:p>461</text:p>
          </table:table-cell>
          <table:table-cell table:style-name="ce4" table:formula="of:=[.C3]/[.B3]" office:value-type="percentage" office:value="0.922" calcext:value-type="percentage">
            <text:p>92.2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53" calcext:value-type="float">
            <text:p>553</text:p>
          </table:table-cell>
          <table:table-cell table:style-name="ce4" table:formula="of:=[.C4]/[.B4]" office:value-type="percentage" office:value="0.921666666666667" calcext:value-type="percentage">
            <text:p>92.2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44" calcext:value-type="float">
            <text:p>644</text:p>
          </table:table-cell>
          <table:table-cell table:style-name="ce4" table:formula="of:=[.C5]/[.B5]" office:value-type="percentage" office:value="0.92" calcext:value-type="percentage">
            <text:p>92.0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36" calcext:value-type="float">
            <text:p>736</text:p>
          </table:table-cell>
          <table:table-cell table:style-name="ce4" table:formula="of:=[.C6]/[.B6]" office:value-type="percentage" office:value="0.92" calcext:value-type="percentage">
            <text:p>92.0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28" calcext:value-type="float">
            <text:p>828</text:p>
          </table:table-cell>
          <table:table-cell table:style-name="ce4" table:formula="of:=[.C7]/[.B7]" office:value-type="percentage" office:value="0.92" calcext:value-type="percentage">
            <text:p>92.0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21" calcext:value-type="float">
            <text:p>921</text:p>
          </table:table-cell>
          <table:table-cell table:style-name="ce4" table:formula="of:=[.C8]/[.B8]" office:value-type="percentage" office:value="0.921" calcext:value-type="percentage">
            <text:p>92.1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920777777777778" calcext:value-type="percentage">
            <text:p>92.08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0910840068085284" calcext:value-type="float">
            <text:p>0.000911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4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8h (10% denial rate). Time 2: 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63" calcext:value-type="float">
            <text:p>463</text:p>
          </table:table-cell>
          <table:table-cell table:style-name="ce4" table:formula="of:=[.C3]/[.B3]" office:value-type="percentage" office:value="0.926" calcext:value-type="percentage">
            <text:p>92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55" calcext:value-type="float">
            <text:p>555</text:p>
          </table:table-cell>
          <table:table-cell table:style-name="ce4" table:formula="of:=[.C4]/[.B4]" office:value-type="percentage" office:value="0.925" calcext:value-type="percentage">
            <text:p>92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47" calcext:value-type="float">
            <text:p>647</text:p>
          </table:table-cell>
          <table:table-cell table:style-name="ce4" table:formula="of:=[.C5]/[.B5]" office:value-type="percentage" office:value="0.924285714285714" calcext:value-type="percentage">
            <text:p>92.4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38" calcext:value-type="float">
            <text:p>738</text:p>
          </table:table-cell>
          <table:table-cell table:style-name="ce4" table:formula="of:=[.C6]/[.B6]" office:value-type="percentage" office:value="0.9225" calcext:value-type="percentage">
            <text:p>92.3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31" calcext:value-type="float">
            <text:p>831</text:p>
          </table:table-cell>
          <table:table-cell table:style-name="ce4" table:formula="of:=[.C7]/[.B7]" office:value-type="percentage" office:value="0.923333333333333" calcext:value-type="percentage">
            <text:p>92.3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23" calcext:value-type="float">
            <text:p>923</text:p>
          </table:table-cell>
          <table:table-cell table:style-name="ce4" table:formula="of:=[.C8]/[.B8]" office:value-type="percentage" office:value="0.923" calcext:value-type="percentage">
            <text:p>92.3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924019841269841" calcext:value-type="percentage">
            <text:p>92.40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3246671311369" calcext:value-type="float">
            <text:p>0.001325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5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h (10% denial rate). Time 2: 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6" calcext:value-type="float">
            <text:p>46</text:p>
          </table:table-cell>
          <table:table-cell table:style-name="ce4" table:formula="of:=[.C3]/[.B3]" office:value-type="percentage" office:value="0.092" calcext:value-type="percentage">
            <text:p>9.2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5" calcext:value-type="float">
            <text:p>55</text:p>
          </table:table-cell>
          <table:table-cell table:style-name="ce4" table:formula="of:=[.C4]/[.B4]" office:value-type="percentage" office:value="0.0916666666666667" calcext:value-type="percentage">
            <text:p>9.2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4" calcext:value-type="float">
            <text:p>64</text:p>
          </table:table-cell>
          <table:table-cell table:style-name="ce4" table:formula="of:=[.C5]/[.B5]" office:value-type="percentage" office:value="0.0914285714285714" calcext:value-type="percentage">
            <text:p>9.1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0" calcext:value-type="float">
            <text:p>70</text:p>
          </table:table-cell>
          <table:table-cell table:style-name="ce4" table:formula="of:=[.C6]/[.B6]" office:value-type="percentage" office:value="0.0875" calcext:value-type="percentage">
            <text:p>8.8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table:style-name="ce4" table:formula="of:=[.C7]/[.B7]" office:value-type="percentage" office:value="0.0888888888888889" calcext:value-type="percentage">
            <text:p>8.9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2" calcext:value-type="float">
            <text:p>92</text:p>
          </table:table-cell>
          <table:table-cell table:style-name="ce4" table:formula="of:=[.C8]/[.B8]" office:value-type="percentage" office:value="0.092" calcext:value-type="percentage">
            <text:p>9.2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905806878306878" calcext:value-type="percentage">
            <text:p>9.06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91206547300501" calcext:value-type="float">
            <text:p>0.001912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5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h (10% denial rate). Time 2: 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table:style-name="ce4" table:formula="of:=[.C3]/[.B3]" office:value-type="percentage" office:value="0.086" calcext:value-type="percentage">
            <text:p>8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1" calcext:value-type="float">
            <text:p>61</text:p>
          </table:table-cell>
          <table:table-cell table:style-name="ce4" table:formula="of:=[.C4]/[.B4]" office:value-type="percentage" office:value="0.101666666666667" calcext:value-type="percentage">
            <text:p>10.2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7" calcext:value-type="float">
            <text:p>67</text:p>
          </table:table-cell>
          <table:table-cell table:style-name="ce4" table:formula="of:=[.C5]/[.B5]" office:value-type="percentage" office:value="0.0957142857142857" calcext:value-type="percentage">
            <text:p>9.6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9" calcext:value-type="float">
            <text:p>79</text:p>
          </table:table-cell>
          <table:table-cell table:style-name="ce4" table:formula="of:=[.C6]/[.B6]" office:value-type="percentage" office:value="0.09875" calcext:value-type="percentage">
            <text:p>9.9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6" calcext:value-type="float">
            <text:p>86</text:p>
          </table:table-cell>
          <table:table-cell table:style-name="ce4" table:formula="of:=[.C7]/[.B7]" office:value-type="percentage" office:value="0.0955555555555556" calcext:value-type="percentage">
            <text:p>9.6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7" calcext:value-type="float">
            <text:p>97</text:p>
          </table:table-cell>
          <table:table-cell table:style-name="ce4" table:formula="of:=[.C8]/[.B8]" office:value-type="percentage" office:value="0.097" calcext:value-type="percentage">
            <text:p>9.7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957810846560846" calcext:value-type="percentage">
            <text:p>9.58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53040594088219" calcext:value-type="float">
            <text:p>0.005304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5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6h (10% denial rate). Time 2: 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9" calcext:value-type="float">
            <text:p>69</text:p>
          </table:table-cell>
          <table:table-cell table:style-name="ce4" table:formula="of:=[.C3]/[.B3]" office:value-type="percentage" office:value="0.138" calcext:value-type="percentage">
            <text:p>13.8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table:style-name="ce4" table:formula="of:=[.C4]/[.B4]" office:value-type="percentage" office:value="0.138333333333333" calcext:value-type="percentage">
            <text:p>13.8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table:style-name="ce4" table:formula="of:=[.C5]/[.B5]" office:value-type="percentage" office:value="0.142857142857143" calcext:value-type="percentage">
            <text:p>14.3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15" calcext:value-type="float">
            <text:p>115</text:p>
          </table:table-cell>
          <table:table-cell table:style-name="ce4" table:formula="of:=[.C6]/[.B6]" office:value-type="percentage" office:value="0.14375" calcext:value-type="percentage">
            <text:p>14.4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138" calcext:value-type="float">
            <text:p>138</text:p>
          </table:table-cell>
          <table:table-cell table:style-name="ce4" table:formula="of:=[.C7]/[.B7]" office:value-type="percentage" office:value="0.153333333333333" calcext:value-type="percentage">
            <text:p>15.3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46" calcext:value-type="float">
            <text:p>146</text:p>
          </table:table-cell>
          <table:table-cell table:style-name="ce4" table:formula="of:=[.C8]/[.B8]" office:value-type="percentage" office:value="0.146" calcext:value-type="percentage">
            <text:p>14.6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43712301587302" calcext:value-type="percentage">
            <text:p>14.37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565851963699317" calcext:value-type="float">
            <text:p>0.005659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5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8h (10% denial rate). Time 2: 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74" calcext:value-type="float">
            <text:p>174</text:p>
          </table:table-cell>
          <table:table-cell table:style-name="ce4" table:formula="of:=[.C3]/[.B3]" office:value-type="percentage" office:value="0.348" calcext:value-type="percentage">
            <text:p>34.8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09" calcext:value-type="float">
            <text:p>209</text:p>
          </table:table-cell>
          <table:table-cell table:style-name="ce4" table:formula="of:=[.C4]/[.B4]" office:value-type="percentage" office:value="0.348333333333333" calcext:value-type="percentage">
            <text:p>34.8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40" calcext:value-type="float">
            <text:p>240</text:p>
          </table:table-cell>
          <table:table-cell table:style-name="ce4" table:formula="of:=[.C5]/[.B5]" office:value-type="percentage" office:value="0.342857142857143" calcext:value-type="percentage">
            <text:p>34.3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276" calcext:value-type="float">
            <text:p>276</text:p>
          </table:table-cell>
          <table:table-cell table:style-name="ce4" table:formula="of:=[.C6]/[.B6]" office:value-type="percentage" office:value="0.345" calcext:value-type="percentage">
            <text:p>34.5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313" calcext:value-type="float">
            <text:p>313</text:p>
          </table:table-cell>
          <table:table-cell table:style-name="ce4" table:formula="of:=[.C7]/[.B7]" office:value-type="percentage" office:value="0.347777777777778" calcext:value-type="percentage">
            <text:p>34.8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348" calcext:value-type="float">
            <text:p>348</text:p>
          </table:table-cell>
          <table:table-cell table:style-name="ce4" table:formula="of:=[.C8]/[.B8]" office:value-type="percentage" office:value="0.348" calcext:value-type="percentage">
            <text:p>34.8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346661375661376" calcext:value-type="percentage">
            <text:p>34.67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22970772520761" calcext:value-type="float">
            <text:p>0.002230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5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0h (10% denial rate). Time 2: 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34" calcext:value-type="float">
            <text:p>234</text:p>
          </table:table-cell>
          <table:table-cell table:style-name="ce4" table:formula="of:=[.C3]/[.B3]" office:value-type="percentage" office:value="0.468" calcext:value-type="percentage">
            <text:p>46.8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85" calcext:value-type="float">
            <text:p>285</text:p>
          </table:table-cell>
          <table:table-cell table:style-name="ce4" table:formula="of:=[.C4]/[.B4]" office:value-type="percentage" office:value="0.475" calcext:value-type="percentage">
            <text:p>47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32" calcext:value-type="float">
            <text:p>332</text:p>
          </table:table-cell>
          <table:table-cell table:style-name="ce4" table:formula="of:=[.C5]/[.B5]" office:value-type="percentage" office:value="0.474285714285714" calcext:value-type="percentage">
            <text:p>47.4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377" calcext:value-type="float">
            <text:p>377</text:p>
          </table:table-cell>
          <table:table-cell table:style-name="ce4" table:formula="of:=[.C6]/[.B6]" office:value-type="percentage" office:value="0.47125" calcext:value-type="percentage">
            <text:p>47.1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425" calcext:value-type="float">
            <text:p>425</text:p>
          </table:table-cell>
          <table:table-cell table:style-name="ce4" table:formula="of:=[.C7]/[.B7]" office:value-type="percentage" office:value="0.472222222222222" calcext:value-type="percentage">
            <text:p>47.2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72" calcext:value-type="float">
            <text:p>472</text:p>
          </table:table-cell>
          <table:table-cell table:style-name="ce4" table:formula="of:=[.C8]/[.B8]" office:value-type="percentage" office:value="0.472" calcext:value-type="percentage">
            <text:p>47.2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472126322751323" calcext:value-type="percentage">
            <text:p>47.21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47954140465357" calcext:value-type="float">
            <text:p>0.002480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5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2h (10% denial rate). Time 2: 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77" calcext:value-type="float">
            <text:p>277</text:p>
          </table:table-cell>
          <table:table-cell table:style-name="ce4" table:formula="of:=[.C3]/[.B3]" office:value-type="percentage" office:value="0.554" calcext:value-type="percentage">
            <text:p>55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32" calcext:value-type="float">
            <text:p>332</text:p>
          </table:table-cell>
          <table:table-cell table:style-name="ce4" table:formula="of:=[.C4]/[.B4]" office:value-type="percentage" office:value="0.553333333333333" calcext:value-type="percentage">
            <text:p>55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91" calcext:value-type="float">
            <text:p>391</text:p>
          </table:table-cell>
          <table:table-cell table:style-name="ce4" table:formula="of:=[.C5]/[.B5]" office:value-type="percentage" office:value="0.558571428571429" calcext:value-type="percentage">
            <text:p>55.9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46" calcext:value-type="float">
            <text:p>446</text:p>
          </table:table-cell>
          <table:table-cell table:style-name="ce4" table:formula="of:=[.C6]/[.B6]" office:value-type="percentage" office:value="0.5575" calcext:value-type="percentage">
            <text:p>55.8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03" calcext:value-type="float">
            <text:p>503</text:p>
          </table:table-cell>
          <table:table-cell table:style-name="ce4" table:formula="of:=[.C7]/[.B7]" office:value-type="percentage" office:value="0.558888888888889" calcext:value-type="percentage">
            <text:p>55.9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56" calcext:value-type="float">
            <text:p>556</text:p>
          </table:table-cell>
          <table:table-cell table:style-name="ce4" table:formula="of:=[.C8]/[.B8]" office:value-type="percentage" office:value="0.556" calcext:value-type="percentage">
            <text:p>55.6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56382275132275" calcext:value-type="percentage">
            <text:p>55.64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34274323650203" calcext:value-type="float">
            <text:p>0.002343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5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4h (10% denial rate). Time 2: 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11" calcext:value-type="float">
            <text:p>311</text:p>
          </table:table-cell>
          <table:table-cell table:style-name="ce4" table:formula="of:=[.C3]/[.B3]" office:value-type="percentage" office:value="0.622" calcext:value-type="percentage">
            <text:p>62.2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69" calcext:value-type="float">
            <text:p>369</text:p>
          </table:table-cell>
          <table:table-cell table:style-name="ce4" table:formula="of:=[.C4]/[.B4]" office:value-type="percentage" office:value="0.615" calcext:value-type="percentage">
            <text:p>61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32" calcext:value-type="float">
            <text:p>432</text:p>
          </table:table-cell>
          <table:table-cell table:style-name="ce4" table:formula="of:=[.C5]/[.B5]" office:value-type="percentage" office:value="0.617142857142857" calcext:value-type="percentage">
            <text:p>61.7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96" calcext:value-type="float">
            <text:p>496</text:p>
          </table:table-cell>
          <table:table-cell table:style-name="ce4" table:formula="of:=[.C6]/[.B6]" office:value-type="percentage" office:value="0.62" calcext:value-type="percentage">
            <text:p>62.0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58" calcext:value-type="float">
            <text:p>558</text:p>
          </table:table-cell>
          <table:table-cell table:style-name="ce4" table:formula="of:=[.C7]/[.B7]" office:value-type="percentage" office:value="0.62" calcext:value-type="percentage">
            <text:p>62.0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21" calcext:value-type="float">
            <text:p>621</text:p>
          </table:table-cell>
          <table:table-cell table:style-name="ce4" table:formula="of:=[.C8]/[.B8]" office:value-type="percentage" office:value="0.621" calcext:value-type="percentage">
            <text:p>62.1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619190476190476" calcext:value-type="percentage">
            <text:p>61.92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61653559184686" calcext:value-type="float">
            <text:p>0.002617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5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6h (10% denial rate). Time 2: 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35" calcext:value-type="float">
            <text:p>335</text:p>
          </table:table-cell>
          <table:table-cell table:style-name="ce4" table:formula="of:=[.C3]/[.B3]" office:value-type="percentage" office:value="0.67" calcext:value-type="percentage">
            <text:p>67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table:style-name="ce4" table:formula="of:=[.C4]/[.B4]" office:value-type="percentage" office:value="0.666666666666667" calcext:value-type="percentage">
            <text:p>66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64" calcext:value-type="float">
            <text:p>464</text:p>
          </table:table-cell>
          <table:table-cell table:style-name="ce4" table:formula="of:=[.C5]/[.B5]" office:value-type="percentage" office:value="0.662857142857143" calcext:value-type="percentage">
            <text:p>66.3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31" calcext:value-type="float">
            <text:p>531</text:p>
          </table:table-cell>
          <table:table-cell table:style-name="ce4" table:formula="of:=[.C6]/[.B6]" office:value-type="percentage" office:value="0.66375" calcext:value-type="percentage">
            <text:p>66.4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table:style-name="ce4" table:formula="of:=[.C7]/[.B7]" office:value-type="percentage" office:value="0.666666666666667" calcext:value-type="percentage">
            <text:p>66.7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68" calcext:value-type="float">
            <text:p>668</text:p>
          </table:table-cell>
          <table:table-cell table:style-name="ce4" table:formula="of:=[.C8]/[.B8]" office:value-type="percentage" office:value="0.668" calcext:value-type="percentage">
            <text:p>66.8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666323412698413" calcext:value-type="percentage">
            <text:p>66.63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65335128727165" calcext:value-type="float">
            <text:p>0.002653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5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8h (10% denial rate). Time 2: 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51" calcext:value-type="float">
            <text:p>351</text:p>
          </table:table-cell>
          <table:table-cell table:style-name="ce4" table:formula="of:=[.C3]/[.B3]" office:value-type="percentage" office:value="0.702" calcext:value-type="percentage">
            <text:p>70.2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23" calcext:value-type="float">
            <text:p>423</text:p>
          </table:table-cell>
          <table:table-cell table:style-name="ce4" table:formula="of:=[.C4]/[.B4]" office:value-type="percentage" office:value="0.705" calcext:value-type="percentage">
            <text:p>70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91" calcext:value-type="float">
            <text:p>491</text:p>
          </table:table-cell>
          <table:table-cell table:style-name="ce4" table:formula="of:=[.C5]/[.B5]" office:value-type="percentage" office:value="0.701428571428571" calcext:value-type="percentage">
            <text:p>70.1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59" calcext:value-type="float">
            <text:p>559</text:p>
          </table:table-cell>
          <table:table-cell table:style-name="ce4" table:formula="of:=[.C6]/[.B6]" office:value-type="percentage" office:value="0.69875" calcext:value-type="percentage">
            <text:p>69.9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31" calcext:value-type="float">
            <text:p>631</text:p>
          </table:table-cell>
          <table:table-cell table:style-name="ce4" table:formula="of:=[.C7]/[.B7]" office:value-type="percentage" office:value="0.701111111111111" calcext:value-type="percentage">
            <text:p>70.1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02" calcext:value-type="float">
            <text:p>702</text:p>
          </table:table-cell>
          <table:table-cell table:style-name="ce4" table:formula="of:=[.C8]/[.B8]" office:value-type="percentage" office:value="0.702" calcext:value-type="percentage">
            <text:p>70.2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701714947089947" calcext:value-type="percentage">
            <text:p>70.17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00955831464812" calcext:value-type="float">
            <text:p>0.002010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5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0h (10% denial rate). Time 2: 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65" calcext:value-type="float">
            <text:p>365</text:p>
          </table:table-cell>
          <table:table-cell table:style-name="ce4" table:formula="of:=[.C3]/[.B3]" office:value-type="percentage" office:value="0.73" calcext:value-type="percentage">
            <text:p>73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40" calcext:value-type="float">
            <text:p>440</text:p>
          </table:table-cell>
          <table:table-cell table:style-name="ce4" table:formula="of:=[.C4]/[.B4]" office:value-type="percentage" office:value="0.733333333333333" calcext:value-type="percentage">
            <text:p>73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14" calcext:value-type="float">
            <text:p>514</text:p>
          </table:table-cell>
          <table:table-cell table:style-name="ce4" table:formula="of:=[.C5]/[.B5]" office:value-type="percentage" office:value="0.734285714285714" calcext:value-type="percentage">
            <text:p>73.4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84" calcext:value-type="float">
            <text:p>584</text:p>
          </table:table-cell>
          <table:table-cell table:style-name="ce4" table:formula="of:=[.C6]/[.B6]" office:value-type="percentage" office:value="0.73" calcext:value-type="percentage">
            <text:p>73.0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56" calcext:value-type="float">
            <text:p>656</text:p>
          </table:table-cell>
          <table:table-cell table:style-name="ce4" table:formula="of:=[.C7]/[.B7]" office:value-type="percentage" office:value="0.728888888888889" calcext:value-type="percentage">
            <text:p>72.9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30" calcext:value-type="float">
            <text:p>730</text:p>
          </table:table-cell>
          <table:table-cell table:style-name="ce4" table:formula="of:=[.C8]/[.B8]" office:value-type="percentage" office:value="0.73" calcext:value-type="percentage">
            <text:p>73.0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731084656084656" calcext:value-type="percentage">
            <text:p>73.11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17504726473851" calcext:value-type="float">
            <text:p>0.002175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6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2h (10% denial rate). Time 2: 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76" calcext:value-type="float">
            <text:p>376</text:p>
          </table:table-cell>
          <table:table-cell table:style-name="ce4" table:formula="of:=[.C3]/[.B3]" office:value-type="percentage" office:value="0.752" calcext:value-type="percentage">
            <text:p>75.2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53" calcext:value-type="float">
            <text:p>453</text:p>
          </table:table-cell>
          <table:table-cell table:style-name="ce4" table:formula="of:=[.C4]/[.B4]" office:value-type="percentage" office:value="0.755" calcext:value-type="percentage">
            <text:p>75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30" calcext:value-type="float">
            <text:p>530</text:p>
          </table:table-cell>
          <table:table-cell table:style-name="ce4" table:formula="of:=[.C5]/[.B5]" office:value-type="percentage" office:value="0.757142857142857" calcext:value-type="percentage">
            <text:p>75.7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05" calcext:value-type="float">
            <text:p>605</text:p>
          </table:table-cell>
          <table:table-cell table:style-name="ce4" table:formula="of:=[.C6]/[.B6]" office:value-type="percentage" office:value="0.75625" calcext:value-type="percentage">
            <text:p>75.6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79" calcext:value-type="float">
            <text:p>679</text:p>
          </table:table-cell>
          <table:table-cell table:style-name="ce4" table:formula="of:=[.C7]/[.B7]" office:value-type="percentage" office:value="0.754444444444444" calcext:value-type="percentage">
            <text:p>75.4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54" calcext:value-type="float">
            <text:p>754</text:p>
          </table:table-cell>
          <table:table-cell table:style-name="ce4" table:formula="of:=[.C8]/[.B8]" office:value-type="percentage" office:value="0.754" calcext:value-type="percentage">
            <text:p>75.4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754806216931217" calcext:value-type="percentage">
            <text:p>75.48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80209142073982" calcext:value-type="float">
            <text:p>0.001802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6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4h (10% denial rate). Time 2: 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85" calcext:value-type="float">
            <text:p>385</text:p>
          </table:table-cell>
          <table:table-cell table:style-name="ce4" table:formula="of:=[.C3]/[.B3]" office:value-type="percentage" office:value="0.77" calcext:value-type="percentage">
            <text:p>77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64" calcext:value-type="float">
            <text:p>464</text:p>
          </table:table-cell>
          <table:table-cell table:style-name="ce4" table:formula="of:=[.C4]/[.B4]" office:value-type="percentage" office:value="0.773333333333333" calcext:value-type="percentage">
            <text:p>77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43" calcext:value-type="float">
            <text:p>543</text:p>
          </table:table-cell>
          <table:table-cell table:style-name="ce4" table:formula="of:=[.C5]/[.B5]" office:value-type="percentage" office:value="0.775714285714286" calcext:value-type="percentage">
            <text:p>77.6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22" calcext:value-type="float">
            <text:p>622</text:p>
          </table:table-cell>
          <table:table-cell table:style-name="ce4" table:formula="of:=[.C6]/[.B6]" office:value-type="percentage" office:value="0.7775" calcext:value-type="percentage">
            <text:p>77.8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98" calcext:value-type="float">
            <text:p>698</text:p>
          </table:table-cell>
          <table:table-cell table:style-name="ce4" table:formula="of:=[.C7]/[.B7]" office:value-type="percentage" office:value="0.775555555555556" calcext:value-type="percentage">
            <text:p>77.6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74" calcext:value-type="float">
            <text:p>774</text:p>
          </table:table-cell>
          <table:table-cell table:style-name="ce4" table:formula="of:=[.C8]/[.B8]" office:value-type="percentage" office:value="0.774" calcext:value-type="percentage">
            <text:p>77.4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774350529100529" calcext:value-type="percentage">
            <text:p>77.44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58130777472046" calcext:value-type="float">
            <text:p>0.002581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6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6h (10% denial rate). Time 2: 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95" calcext:value-type="float">
            <text:p>395</text:p>
          </table:table-cell>
          <table:table-cell table:style-name="ce4" table:formula="of:=[.C3]/[.B3]" office:value-type="percentage" office:value="0.79" calcext:value-type="percentage">
            <text:p>79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74" calcext:value-type="float">
            <text:p>474</text:p>
          </table:table-cell>
          <table:table-cell table:style-name="ce4" table:formula="of:=[.C4]/[.B4]" office:value-type="percentage" office:value="0.79" calcext:value-type="percentage">
            <text:p>79.0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55" calcext:value-type="float">
            <text:p>555</text:p>
          </table:table-cell>
          <table:table-cell table:style-name="ce4" table:formula="of:=[.C5]/[.B5]" office:value-type="percentage" office:value="0.792857142857143" calcext:value-type="percentage">
            <text:p>79.3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36" calcext:value-type="float">
            <text:p>636</text:p>
          </table:table-cell>
          <table:table-cell table:style-name="ce4" table:formula="of:=[.C6]/[.B6]" office:value-type="percentage" office:value="0.795" calcext:value-type="percentage">
            <text:p>79.5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15" calcext:value-type="float">
            <text:p>715</text:p>
          </table:table-cell>
          <table:table-cell table:style-name="ce4" table:formula="of:=[.C7]/[.B7]" office:value-type="percentage" office:value="0.794444444444444" calcext:value-type="percentage">
            <text:p>79.4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93" calcext:value-type="float">
            <text:p>793</text:p>
          </table:table-cell>
          <table:table-cell table:style-name="ce4" table:formula="of:=[.C8]/[.B8]" office:value-type="percentage" office:value="0.793" calcext:value-type="percentage">
            <text:p>79.3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792550264550265" calcext:value-type="percentage">
            <text:p>79.26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13977830944511" calcext:value-type="float">
            <text:p>0.002140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6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8h (10% denial rate). Time 2: 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03" calcext:value-type="float">
            <text:p>403</text:p>
          </table:table-cell>
          <table:table-cell table:style-name="ce4" table:formula="of:=[.C3]/[.B3]" office:value-type="percentage" office:value="0.806" calcext:value-type="percentage">
            <text:p>80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81" calcext:value-type="float">
            <text:p>481</text:p>
          </table:table-cell>
          <table:table-cell table:style-name="ce4" table:formula="of:=[.C4]/[.B4]" office:value-type="percentage" office:value="0.801666666666667" calcext:value-type="percentage">
            <text:p>80.2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64" calcext:value-type="float">
            <text:p>564</text:p>
          </table:table-cell>
          <table:table-cell table:style-name="ce4" table:formula="of:=[.C5]/[.B5]" office:value-type="percentage" office:value="0.805714285714286" calcext:value-type="percentage">
            <text:p>80.6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46" calcext:value-type="float">
            <text:p>646</text:p>
          </table:table-cell>
          <table:table-cell table:style-name="ce4" table:formula="of:=[.C6]/[.B6]" office:value-type="percentage" office:value="0.8075" calcext:value-type="percentage">
            <text:p>80.8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28" calcext:value-type="float">
            <text:p>728</text:p>
          </table:table-cell>
          <table:table-cell table:style-name="ce4" table:formula="of:=[.C7]/[.B7]" office:value-type="percentage" office:value="0.808888888888889" calcext:value-type="percentage">
            <text:p>80.9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09" calcext:value-type="float">
            <text:p>809</text:p>
          </table:table-cell>
          <table:table-cell table:style-name="ce4" table:formula="of:=[.C8]/[.B8]" office:value-type="percentage" office:value="0.809" calcext:value-type="percentage">
            <text:p>80.9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80646164021164" calcext:value-type="percentage">
            <text:p>80.65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72677169316266" calcext:value-type="float">
            <text:p>0.002727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6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0h (10% denial rate). Time 2: 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09" calcext:value-type="float">
            <text:p>409</text:p>
          </table:table-cell>
          <table:table-cell table:style-name="ce4" table:formula="of:=[.C3]/[.B3]" office:value-type="percentage" office:value="0.818" calcext:value-type="percentage">
            <text:p>81.8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90" calcext:value-type="float">
            <text:p>490</text:p>
          </table:table-cell>
          <table:table-cell table:style-name="ce4" table:formula="of:=[.C4]/[.B4]" office:value-type="percentage" office:value="0.816666666666667" calcext:value-type="percentage">
            <text:p>81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73" calcext:value-type="float">
            <text:p>573</text:p>
          </table:table-cell>
          <table:table-cell table:style-name="ce4" table:formula="of:=[.C5]/[.B5]" office:value-type="percentage" office:value="0.818571428571429" calcext:value-type="percentage">
            <text:p>81.9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56" calcext:value-type="float">
            <text:p>656</text:p>
          </table:table-cell>
          <table:table-cell table:style-name="ce4" table:formula="of:=[.C6]/[.B6]" office:value-type="percentage" office:value="0.82" calcext:value-type="percentage">
            <text:p>82.0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39" calcext:value-type="float">
            <text:p>739</text:p>
          </table:table-cell>
          <table:table-cell table:style-name="ce4" table:formula="of:=[.C7]/[.B7]" office:value-type="percentage" office:value="0.821111111111111" calcext:value-type="percentage">
            <text:p>82.1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22" calcext:value-type="float">
            <text:p>822</text:p>
          </table:table-cell>
          <table:table-cell table:style-name="ce4" table:formula="of:=[.C8]/[.B8]" office:value-type="percentage" office:value="0.822" calcext:value-type="percentage">
            <text:p>82.2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819391534391534" calcext:value-type="percentage">
            <text:p>81.94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00823867898035" calcext:value-type="float">
            <text:p>0.002008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6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2h (10% denial rate). Time 2: 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15" calcext:value-type="float">
            <text:p>415</text:p>
          </table:table-cell>
          <table:table-cell table:style-name="ce4" table:formula="of:=[.C3]/[.B3]" office:value-type="percentage" office:value="0.83" calcext:value-type="percentage">
            <text:p>83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97" calcext:value-type="float">
            <text:p>497</text:p>
          </table:table-cell>
          <table:table-cell table:style-name="ce4" table:formula="of:=[.C4]/[.B4]" office:value-type="percentage" office:value="0.828333333333333" calcext:value-type="percentage">
            <text:p>82.8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79" calcext:value-type="float">
            <text:p>579</text:p>
          </table:table-cell>
          <table:table-cell table:style-name="ce4" table:formula="of:=[.C5]/[.B5]" office:value-type="percentage" office:value="0.827142857142857" calcext:value-type="percentage">
            <text:p>82.7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64" calcext:value-type="float">
            <text:p>664</text:p>
          </table:table-cell>
          <table:table-cell table:style-name="ce4" table:formula="of:=[.C6]/[.B6]" office:value-type="percentage" office:value="0.83" calcext:value-type="percentage">
            <text:p>83.0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48" calcext:value-type="float">
            <text:p>748</text:p>
          </table:table-cell>
          <table:table-cell table:style-name="ce4" table:formula="of:=[.C7]/[.B7]" office:value-type="percentage" office:value="0.831111111111111" calcext:value-type="percentage">
            <text:p>83.1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33" calcext:value-type="float">
            <text:p>833</text:p>
          </table:table-cell>
          <table:table-cell table:style-name="ce4" table:formula="of:=[.C8]/[.B8]" office:value-type="percentage" office:value="0.833" calcext:value-type="percentage">
            <text:p>83.3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829931216931217" calcext:value-type="percentage">
            <text:p>82.99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05656141760109" calcext:value-type="float">
            <text:p>0.002057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6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4h (10% denial rate). Time 2: 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20" calcext:value-type="float">
            <text:p>420</text:p>
          </table:table-cell>
          <table:table-cell table:style-name="ce4" table:formula="of:=[.C3]/[.B3]" office:value-type="percentage" office:value="0.84" calcext:value-type="percentage">
            <text:p>84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04" calcext:value-type="float">
            <text:p>504</text:p>
          </table:table-cell>
          <table:table-cell table:style-name="ce4" table:formula="of:=[.C4]/[.B4]" office:value-type="percentage" office:value="0.84" calcext:value-type="percentage">
            <text:p>84.0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86" calcext:value-type="float">
            <text:p>586</text:p>
          </table:table-cell>
          <table:table-cell table:style-name="ce4" table:formula="of:=[.C5]/[.B5]" office:value-type="percentage" office:value="0.837142857142857" calcext:value-type="percentage">
            <text:p>83.7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72" calcext:value-type="float">
            <text:p>672</text:p>
          </table:table-cell>
          <table:table-cell table:style-name="ce4" table:formula="of:=[.C6]/[.B6]" office:value-type="percentage" office:value="0.84" calcext:value-type="percentage">
            <text:p>84.0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57" calcext:value-type="float">
            <text:p>757</text:p>
          </table:table-cell>
          <table:table-cell table:style-name="ce4" table:formula="of:=[.C7]/[.B7]" office:value-type="percentage" office:value="0.841111111111111" calcext:value-type="percentage">
            <text:p>84.1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42" calcext:value-type="float">
            <text:p>842</text:p>
          </table:table-cell>
          <table:table-cell table:style-name="ce4" table:formula="of:=[.C8]/[.B8]" office:value-type="percentage" office:value="0.842" calcext:value-type="percentage">
            <text:p>84.2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840042328042328" calcext:value-type="percentage">
            <text:p>84.00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63628134673428" calcext:value-type="float">
            <text:p>0.001636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6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6h (10% denial rate). Time 2: 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4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23" calcext:value-type="float">
            <text:p>423</text:p>
          </table:table-cell>
          <table:table-cell table:style-name="ce4" table:formula="of:=[.C3]/[.B3]" office:value-type="percentage" office:value="0.846" calcext:value-type="percentage">
            <text:p>84.6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08" calcext:value-type="float">
            <text:p>508</text:p>
          </table:table-cell>
          <table:table-cell table:style-name="ce4" table:formula="of:=[.C4]/[.B4]" office:value-type="percentage" office:value="0.846666666666667" calcext:value-type="percentage">
            <text:p>84.7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93" calcext:value-type="float">
            <text:p>593</text:p>
          </table:table-cell>
          <table:table-cell table:style-name="ce4" table:formula="of:=[.C5]/[.B5]" office:value-type="percentage" office:value="0.847142857142857" calcext:value-type="percentage">
            <text:p>84.7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76" calcext:value-type="float">
            <text:p>676</text:p>
          </table:table-cell>
          <table:table-cell table:style-name="ce4" table:formula="of:=[.C6]/[.B6]" office:value-type="percentage" office:value="0.845" calcext:value-type="percentage">
            <text:p>84.5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64" calcext:value-type="float">
            <text:p>764</text:p>
          </table:table-cell>
          <table:table-cell table:style-name="ce4" table:formula="of:=[.C7]/[.B7]" office:value-type="percentage" office:value="0.848888888888889" calcext:value-type="percentage">
            <text:p>84.9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50" calcext:value-type="float">
            <text:p>850</text:p>
          </table:table-cell>
          <table:table-cell table:style-name="ce4" table:formula="of:=[.C8]/[.B8]" office:value-type="percentage" office:value="0.85" calcext:value-type="percentage">
            <text:p>85.0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847283068783069" calcext:value-type="percentage">
            <text:p>84.73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85572912318884" calcext:value-type="float">
            <text:p>0.001856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50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6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8h (10% denial rate). Time 2: 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4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27" calcext:value-type="float">
            <text:p>427</text:p>
          </table:table-cell>
          <table:table-cell table:style-name="ce4" table:formula="of:=[.C3]/[.B3]" office:value-type="percentage" office:value="0.854" calcext:value-type="percentage">
            <text:p>85.4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14" calcext:value-type="float">
            <text:p>514</text:p>
          </table:table-cell>
          <table:table-cell table:style-name="ce4" table:formula="of:=[.C4]/[.B4]" office:value-type="percentage" office:value="0.856666666666667" calcext:value-type="percentage">
            <text:p>85.7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99" calcext:value-type="float">
            <text:p>599</text:p>
          </table:table-cell>
          <table:table-cell table:style-name="ce4" table:formula="of:=[.C5]/[.B5]" office:value-type="percentage" office:value="0.855714285714286" calcext:value-type="percentage">
            <text:p>85.6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83" calcext:value-type="float">
            <text:p>683</text:p>
          </table:table-cell>
          <table:table-cell table:style-name="ce4" table:formula="of:=[.C6]/[.B6]" office:value-type="percentage" office:value="0.85375" calcext:value-type="percentage">
            <text:p>85.4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71" calcext:value-type="float">
            <text:p>771</text:p>
          </table:table-cell>
          <table:table-cell table:style-name="ce4" table:formula="of:=[.C7]/[.B7]" office:value-type="percentage" office:value="0.856666666666667" calcext:value-type="percentage">
            <text:p>85.7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58" calcext:value-type="float">
            <text:p>858</text:p>
          </table:table-cell>
          <table:table-cell table:style-name="ce4" table:formula="of:=[.C8]/[.B8]" office:value-type="percentage" office:value="0.858" calcext:value-type="percentage">
            <text:p>85.8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855799603174603" calcext:value-type="percentage">
            <text:p>85.58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66084726667899" calcext:value-type="float">
            <text:p>0.001661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10">
          <table:table-cell table:number-columns-repeated="7"/>
        </table:table-row>
        <table:table-row table:style-name="ro2" table:number-rows-repeated="104849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6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0h (10% denial rate). Time 2: 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31" calcext:value-type="float">
            <text:p>431</text:p>
          </table:table-cell>
          <table:table-cell table:style-name="ce4" table:formula="of:=[.C3]/[.B3]" office:value-type="percentage" office:value="0.862" calcext:value-type="percentage">
            <text:p>86.2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18" calcext:value-type="float">
            <text:p>518</text:p>
          </table:table-cell>
          <table:table-cell table:style-name="ce4" table:formula="of:=[.C4]/[.B4]" office:value-type="percentage" office:value="0.863333333333333" calcext:value-type="percentage">
            <text:p>86.3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04" calcext:value-type="float">
            <text:p>604</text:p>
          </table:table-cell>
          <table:table-cell table:style-name="ce4" table:formula="of:=[.C5]/[.B5]" office:value-type="percentage" office:value="0.862857142857143" calcext:value-type="percentage">
            <text:p>86.3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89" calcext:value-type="float">
            <text:p>689</text:p>
          </table:table-cell>
          <table:table-cell table:style-name="ce4" table:formula="of:=[.C6]/[.B6]" office:value-type="percentage" office:value="0.86125" calcext:value-type="percentage">
            <text:p>86.1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76" calcext:value-type="float">
            <text:p>776</text:p>
          </table:table-cell>
          <table:table-cell table:style-name="ce4" table:formula="of:=[.C7]/[.B7]" office:value-type="percentage" office:value="0.862222222222222" calcext:value-type="percentage">
            <text:p>86.2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64" calcext:value-type="float">
            <text:p>864</text:p>
          </table:table-cell>
          <table:table-cell table:style-name="ce4" table:formula="of:=[.C8]/[.B8]" office:value-type="percentage" office:value="0.864" calcext:value-type="percentage">
            <text:p>86.4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86261044973545" calcext:value-type="percentage">
            <text:p>86.26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0988783201143133" calcext:value-type="float">
            <text:p>0.000989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7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2h (10% denial rate). Time 2: 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35" calcext:value-type="float">
            <text:p>435</text:p>
          </table:table-cell>
          <table:table-cell table:style-name="ce4" table:formula="of:=[.C3]/[.B3]" office:value-type="percentage" office:value="0.87" calcext:value-type="percentage">
            <text:p>87.0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21" calcext:value-type="float">
            <text:p>521</text:p>
          </table:table-cell>
          <table:table-cell table:style-name="ce4" table:formula="of:=[.C4]/[.B4]" office:value-type="percentage" office:value="0.868333333333333" calcext:value-type="percentage">
            <text:p>86.8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08" calcext:value-type="float">
            <text:p>608</text:p>
          </table:table-cell>
          <table:table-cell table:style-name="ce4" table:formula="of:=[.C5]/[.B5]" office:value-type="percentage" office:value="0.868571428571429" calcext:value-type="percentage">
            <text:p>86.9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95" calcext:value-type="float">
            <text:p>695</text:p>
          </table:table-cell>
          <table:table-cell table:style-name="ce4" table:formula="of:=[.C6]/[.B6]" office:value-type="percentage" office:value="0.86875" calcext:value-type="percentage">
            <text:p>86.9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81" calcext:value-type="float">
            <text:p>781</text:p>
          </table:table-cell>
          <table:table-cell table:style-name="ce4" table:formula="of:=[.C7]/[.B7]" office:value-type="percentage" office:value="0.867777777777778" calcext:value-type="percentage">
            <text:p>86.8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70" calcext:value-type="float">
            <text:p>870</text:p>
          </table:table-cell>
          <table:table-cell table:style-name="ce4" table:formula="of:=[.C8]/[.B8]" office:value-type="percentage" office:value="0.87" calcext:value-type="percentage">
            <text:p>87.0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868905423280423" calcext:value-type="percentage">
            <text:p>86.89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0908930859747951" calcext:value-type="float">
            <text:p>0.000909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7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4h (10% denial rate). Time 2: 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37" calcext:value-type="float">
            <text:p>437</text:p>
          </table:table-cell>
          <table:table-cell table:style-name="ce4" table:formula="of:=[.C3]/[.B3]" office:value-type="percentage" office:value="0.874" calcext:value-type="percentage">
            <text:p>87.4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24" calcext:value-type="float">
            <text:p>524</text:p>
          </table:table-cell>
          <table:table-cell table:style-name="ce4" table:formula="of:=[.C4]/[.B4]" office:value-type="percentage" office:value="0.873333333333333" calcext:value-type="percentage">
            <text:p>87.3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13" calcext:value-type="float">
            <text:p>613</text:p>
          </table:table-cell>
          <table:table-cell table:style-name="ce4" table:formula="of:=[.C5]/[.B5]" office:value-type="percentage" office:value="0.875714285714286" calcext:value-type="percentage">
            <text:p>87.6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00" calcext:value-type="float">
            <text:p>700</text:p>
          </table:table-cell>
          <table:table-cell table:style-name="ce4" table:formula="of:=[.C6]/[.B6]" office:value-type="percentage" office:value="0.875" calcext:value-type="percentage">
            <text:p>87.5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87" calcext:value-type="float">
            <text:p>787</text:p>
          </table:table-cell>
          <table:table-cell table:style-name="ce4" table:formula="of:=[.C7]/[.B7]" office:value-type="percentage" office:value="0.874444444444444" calcext:value-type="percentage">
            <text:p>87.4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75" calcext:value-type="float">
            <text:p>875</text:p>
          </table:table-cell>
          <table:table-cell table:style-name="ce4" table:formula="of:=[.C8]/[.B8]" office:value-type="percentage" office:value="0.875" calcext:value-type="percentage">
            <text:p>87.5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874582010582011" calcext:value-type="percentage">
            <text:p>87.46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0842417107306382" calcext:value-type="float">
            <text:p>0.000842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7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6h (10% denial rate). Time 2: 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40" calcext:value-type="float">
            <text:p>440</text:p>
          </table:table-cell>
          <table:table-cell table:style-name="ce4" table:formula="of:=[.C3]/[.B3]" office:value-type="percentage" office:value="0.88" calcext:value-type="percentage">
            <text:p>88.0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28" calcext:value-type="float">
            <text:p>528</text:p>
          </table:table-cell>
          <table:table-cell table:style-name="ce4" table:formula="of:=[.C4]/[.B4]" office:value-type="percentage" office:value="0.88" calcext:value-type="percentage">
            <text:p>88.0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17" calcext:value-type="float">
            <text:p>617</text:p>
          </table:table-cell>
          <table:table-cell table:style-name="ce4" table:formula="of:=[.C5]/[.B5]" office:value-type="percentage" office:value="0.881428571428571" calcext:value-type="percentage">
            <text:p>88.1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05" calcext:value-type="float">
            <text:p>705</text:p>
          </table:table-cell>
          <table:table-cell table:style-name="ce4" table:formula="of:=[.C6]/[.B6]" office:value-type="percentage" office:value="0.88125" calcext:value-type="percentage">
            <text:p>88.1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92" calcext:value-type="float">
            <text:p>792</text:p>
          </table:table-cell>
          <table:table-cell table:style-name="ce4" table:formula="of:=[.C7]/[.B7]" office:value-type="percentage" office:value="0.88" calcext:value-type="percentage">
            <text:p>88.0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79" calcext:value-type="float">
            <text:p>879</text:p>
          </table:table-cell>
          <table:table-cell table:style-name="ce4" table:formula="of:=[.C8]/[.B8]" office:value-type="percentage" office:value="0.879" calcext:value-type="percentage">
            <text:p>87.9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880279761904762" calcext:value-type="percentage">
            <text:p>88.03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0909254198383989" calcext:value-type="float">
            <text:p>0.000909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7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8h (10% denial rate). Time 2: 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42" calcext:value-type="float">
            <text:p>442</text:p>
          </table:table-cell>
          <table:table-cell table:style-name="ce4" table:formula="of:=[.C3]/[.B3]" office:value-type="percentage" office:value="0.884" calcext:value-type="percentage">
            <text:p>88.4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31" calcext:value-type="float">
            <text:p>531</text:p>
          </table:table-cell>
          <table:table-cell table:style-name="ce4" table:formula="of:=[.C4]/[.B4]" office:value-type="percentage" office:value="0.885" calcext:value-type="percentage">
            <text:p>88.5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21" calcext:value-type="float">
            <text:p>621</text:p>
          </table:table-cell>
          <table:table-cell table:style-name="ce4" table:formula="of:=[.C5]/[.B5]" office:value-type="percentage" office:value="0.887142857142857" calcext:value-type="percentage">
            <text:p>88.7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08" calcext:value-type="float">
            <text:p>708</text:p>
          </table:table-cell>
          <table:table-cell table:style-name="ce4" table:formula="of:=[.C6]/[.B6]" office:value-type="percentage" office:value="0.885" calcext:value-type="percentage">
            <text:p>88.5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97" calcext:value-type="float">
            <text:p>797</text:p>
          </table:table-cell>
          <table:table-cell table:style-name="ce4" table:formula="of:=[.C7]/[.B7]" office:value-type="percentage" office:value="0.885555555555555" calcext:value-type="percentage">
            <text:p>88.6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84" calcext:value-type="float">
            <text:p>884</text:p>
          </table:table-cell>
          <table:table-cell table:style-name="ce4" table:formula="of:=[.C8]/[.B8]" office:value-type="percentage" office:value="0.884" calcext:value-type="percentage">
            <text:p>88.4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885116402116402" calcext:value-type="percentage">
            <text:p>88.51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16783406302308" calcext:value-type="float">
            <text:p>0.001168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7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h (10% denial rate). Time 2: 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7" calcext:value-type="float">
            <text:p>47</text:p>
          </table:table-cell>
          <table:table-cell table:style-name="ce4" table:formula="of:=[.C3]/[.B3]" office:value-type="percentage" office:value="0.094" calcext:value-type="percentage">
            <text:p>9.4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6" calcext:value-type="float">
            <text:p>56</text:p>
          </table:table-cell>
          <table:table-cell table:style-name="ce4" table:formula="of:=[.C4]/[.B4]" office:value-type="percentage" office:value="0.0933333333333333" calcext:value-type="percentage">
            <text:p>9.3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7" calcext:value-type="float">
            <text:p>67</text:p>
          </table:table-cell>
          <table:table-cell table:style-name="ce4" table:formula="of:=[.C5]/[.B5]" office:value-type="percentage" office:value="0.0957142857142857" calcext:value-type="percentage">
            <text:p>9.6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9" calcext:value-type="float">
            <text:p>79</text:p>
          </table:table-cell>
          <table:table-cell table:style-name="ce4" table:formula="of:=[.C6]/[.B6]" office:value-type="percentage" office:value="0.09875" calcext:value-type="percentage">
            <text:p>9.9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6" calcext:value-type="float">
            <text:p>86</text:p>
          </table:table-cell>
          <table:table-cell table:style-name="ce4" table:formula="of:=[.C7]/[.B7]" office:value-type="percentage" office:value="0.0955555555555556" calcext:value-type="percentage">
            <text:p>9.6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5" calcext:value-type="float">
            <text:p>95</text:p>
          </table:table-cell>
          <table:table-cell table:style-name="ce4" table:formula="of:=[.C8]/[.B8]" office:value-type="percentage" office:value="0.095" calcext:value-type="percentage">
            <text:p>9.5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953921957671958" calcext:value-type="percentage">
            <text:p>9.54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88341279149747" calcext:value-type="float">
            <text:p>0.001883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7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h (10% denial rate). Time 2: 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  <table:table-cell table:style-name="ce4" table:formula="of:=[.C3]/[.B3]" office:value-type="percentage" office:value="0.106" calcext:value-type="percentage">
            <text:p>10.6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1" calcext:value-type="float">
            <text:p>61</text:p>
          </table:table-cell>
          <table:table-cell table:style-name="ce4" table:formula="of:=[.C4]/[.B4]" office:value-type="percentage" office:value="0.101666666666667" calcext:value-type="percentage">
            <text:p>10.2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1" calcext:value-type="float">
            <text:p>71</text:p>
          </table:table-cell>
          <table:table-cell table:style-name="ce4" table:formula="of:=[.C5]/[.B5]" office:value-type="percentage" office:value="0.101428571428571" calcext:value-type="percentage">
            <text:p>10.1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4" calcext:value-type="float">
            <text:p>84</text:p>
          </table:table-cell>
          <table:table-cell table:style-name="ce4" table:formula="of:=[.C6]/[.B6]" office:value-type="percentage" office:value="0.105" calcext:value-type="percentage">
            <text:p>10.5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3" calcext:value-type="float">
            <text:p>93</text:p>
          </table:table-cell>
          <table:table-cell table:style-name="ce4" table:formula="of:=[.C7]/[.B7]" office:value-type="percentage" office:value="0.103333333333333" calcext:value-type="percentage">
            <text:p>10.3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1" calcext:value-type="float">
            <text:p>101</text:p>
          </table:table-cell>
          <table:table-cell table:style-name="ce4" table:formula="of:=[.C8]/[.B8]" office:value-type="percentage" office:value="0.101" calcext:value-type="percentage">
            <text:p>10.1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3071428571429" calcext:value-type="percentage">
            <text:p>10.31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06531665364384" calcext:value-type="float">
            <text:p>0.002065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7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6h (10% denial rate). Time 2: 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6" calcext:value-type="float">
            <text:p>46</text:p>
          </table:table-cell>
          <table:table-cell table:style-name="ce4" table:formula="of:=[.C3]/[.B3]" office:value-type="percentage" office:value="0.092" calcext:value-type="percentage">
            <text:p>9.2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8" calcext:value-type="float">
            <text:p>58</text:p>
          </table:table-cell>
          <table:table-cell table:style-name="ce4" table:formula="of:=[.C4]/[.B4]" office:value-type="percentage" office:value="0.0966666666666667" calcext:value-type="percentage">
            <text:p>9.7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3" calcext:value-type="float">
            <text:p>73</text:p>
          </table:table-cell>
          <table:table-cell table:style-name="ce4" table:formula="of:=[.C5]/[.B5]" office:value-type="percentage" office:value="0.104285714285714" calcext:value-type="percentage">
            <text:p>10.4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8" calcext:value-type="float">
            <text:p>78</text:p>
          </table:table-cell>
          <table:table-cell table:style-name="ce4" table:formula="of:=[.C6]/[.B6]" office:value-type="percentage" office:value="0.0975" calcext:value-type="percentage">
            <text:p>9.8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7" calcext:value-type="float">
            <text:p>87</text:p>
          </table:table-cell>
          <table:table-cell table:style-name="ce4" table:formula="of:=[.C7]/[.B7]" office:value-type="percentage" office:value="0.0966666666666667" calcext:value-type="percentage">
            <text:p>9.7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5" calcext:value-type="float">
            <text:p>95</text:p>
          </table:table-cell>
          <table:table-cell table:style-name="ce4" table:formula="of:=[.C8]/[.B8]" office:value-type="percentage" office:value="0.095" calcext:value-type="percentage">
            <text:p>9.5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970198412698413" calcext:value-type="percentage">
            <text:p>9.70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406328667015632" calcext:value-type="float">
            <text:p>0.004063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7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8h (10% denial rate). Time 2: 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3" calcext:value-type="float">
            <text:p>63</text:p>
          </table:table-cell>
          <table:table-cell table:style-name="ce4" table:formula="of:=[.C3]/[.B3]" office:value-type="percentage" office:value="0.126" calcext:value-type="percentage">
            <text:p>12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76" calcext:value-type="float">
            <text:p>76</text:p>
          </table:table-cell>
          <table:table-cell table:style-name="ce4" table:formula="of:=[.C4]/[.B4]" office:value-type="percentage" office:value="0.126666666666667" calcext:value-type="percentage">
            <text:p>12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91" calcext:value-type="float">
            <text:p>91</text:p>
          </table:table-cell>
          <table:table-cell table:style-name="ce4" table:formula="of:=[.C5]/[.B5]" office:value-type="percentage" office:value="0.13" calcext:value-type="percentage">
            <text:p>13.0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06" calcext:value-type="float">
            <text:p>106</text:p>
          </table:table-cell>
          <table:table-cell table:style-name="ce4" table:formula="of:=[.C6]/[.B6]" office:value-type="percentage" office:value="0.1325" calcext:value-type="percentage">
            <text:p>13.3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128" calcext:value-type="float">
            <text:p>128</text:p>
          </table:table-cell>
          <table:table-cell table:style-name="ce4" table:formula="of:=[.C7]/[.B7]" office:value-type="percentage" office:value="0.142222222222222" calcext:value-type="percentage">
            <text:p>14.2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36" calcext:value-type="float">
            <text:p>136</text:p>
          </table:table-cell>
          <table:table-cell table:style-name="ce4" table:formula="of:=[.C8]/[.B8]" office:value-type="percentage" office:value="0.136" calcext:value-type="percentage">
            <text:p>13.6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32231481481481" calcext:value-type="percentage">
            <text:p>13.22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614600308407545" calcext:value-type="float">
            <text:p>0.006146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7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0h (10% denial rate). Time 2: 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  <table:table-cell table:style-name="ce4" table:formula="of:=[.C3]/[.B3]" office:value-type="percentage" office:value="0.296" calcext:value-type="percentage">
            <text:p>29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77" calcext:value-type="float">
            <text:p>177</text:p>
          </table:table-cell>
          <table:table-cell table:style-name="ce4" table:formula="of:=[.C4]/[.B4]" office:value-type="percentage" office:value="0.295" calcext:value-type="percentage">
            <text:p>29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09" calcext:value-type="float">
            <text:p>209</text:p>
          </table:table-cell>
          <table:table-cell table:style-name="ce4" table:formula="of:=[.C5]/[.B5]" office:value-type="percentage" office:value="0.298571428571429" calcext:value-type="percentage">
            <text:p>29.9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238" calcext:value-type="float">
            <text:p>238</text:p>
          </table:table-cell>
          <table:table-cell table:style-name="ce4" table:formula="of:=[.C6]/[.B6]" office:value-type="percentage" office:value="0.2975" calcext:value-type="percentage">
            <text:p>29.8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271" calcext:value-type="float">
            <text:p>271</text:p>
          </table:table-cell>
          <table:table-cell table:style-name="ce4" table:formula="of:=[.C7]/[.B7]" office:value-type="percentage" office:value="0.301111111111111" calcext:value-type="percentage">
            <text:p>30.1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302" calcext:value-type="float">
            <text:p>302</text:p>
          </table:table-cell>
          <table:table-cell table:style-name="ce4" table:formula="of:=[.C8]/[.B8]" office:value-type="percentage" office:value="0.302" calcext:value-type="percentage">
            <text:p>30.2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298363756613757" calcext:value-type="percentage">
            <text:p>29.84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77350427126457" calcext:value-type="float">
            <text:p>0.002774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7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2h (10% denial rate). Time 2: 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04" calcext:value-type="float">
            <text:p>204</text:p>
          </table:table-cell>
          <table:table-cell table:style-name="ce4" table:formula="of:=[.C3]/[.B3]" office:value-type="percentage" office:value="0.408" calcext:value-type="percentage">
            <text:p>40.8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46" calcext:value-type="float">
            <text:p>246</text:p>
          </table:table-cell>
          <table:table-cell table:style-name="ce4" table:formula="of:=[.C4]/[.B4]" office:value-type="percentage" office:value="0.41" calcext:value-type="percentage">
            <text:p>41.0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88" calcext:value-type="float">
            <text:p>288</text:p>
          </table:table-cell>
          <table:table-cell table:style-name="ce4" table:formula="of:=[.C5]/[.B5]" office:value-type="percentage" office:value="0.411428571428571" calcext:value-type="percentage">
            <text:p>41.1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328" calcext:value-type="float">
            <text:p>328</text:p>
          </table:table-cell>
          <table:table-cell table:style-name="ce4" table:formula="of:=[.C6]/[.B6]" office:value-type="percentage" office:value="0.41" calcext:value-type="percentage">
            <text:p>41.0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369" calcext:value-type="float">
            <text:p>369</text:p>
          </table:table-cell>
          <table:table-cell table:style-name="ce4" table:formula="of:=[.C7]/[.B7]" office:value-type="percentage" office:value="0.41" calcext:value-type="percentage">
            <text:p>41.0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13" calcext:value-type="float">
            <text:p>413</text:p>
          </table:table-cell>
          <table:table-cell table:style-name="ce4" table:formula="of:=[.C8]/[.B8]" office:value-type="percentage" office:value="0.413" calcext:value-type="percentage">
            <text:p>41.3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410404761904762" calcext:value-type="percentage">
            <text:p>41.04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67677208524306" calcext:value-type="float">
            <text:p>0.001677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8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4h (10% denial rate). Time 2: 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44" calcext:value-type="float">
            <text:p>244</text:p>
          </table:table-cell>
          <table:table-cell table:style-name="ce4" table:formula="of:=[.C3]/[.B3]" office:value-type="percentage" office:value="0.488" calcext:value-type="percentage">
            <text:p>48.8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96" calcext:value-type="float">
            <text:p>296</text:p>
          </table:table-cell>
          <table:table-cell table:style-name="ce4" table:formula="of:=[.C4]/[.B4]" office:value-type="percentage" office:value="0.493333333333333" calcext:value-type="percentage">
            <text:p>49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style-name="ce4" table:formula="of:=[.C5]/[.B5]" office:value-type="percentage" office:value="0.491428571428571" calcext:value-type="percentage">
            <text:p>49.1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396" calcext:value-type="float">
            <text:p>396</text:p>
          </table:table-cell>
          <table:table-cell table:style-name="ce4" table:formula="of:=[.C6]/[.B6]" office:value-type="percentage" office:value="0.495" calcext:value-type="percentage">
            <text:p>49.5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441" calcext:value-type="float">
            <text:p>441</text:p>
          </table:table-cell>
          <table:table-cell table:style-name="ce4" table:formula="of:=[.C7]/[.B7]" office:value-type="percentage" office:value="0.49" calcext:value-type="percentage">
            <text:p>49.0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93" calcext:value-type="float">
            <text:p>493</text:p>
          </table:table-cell>
          <table:table-cell table:style-name="ce4" table:formula="of:=[.C8]/[.B8]" office:value-type="percentage" office:value="0.493" calcext:value-type="percentage">
            <text:p>49.3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491793650793651" calcext:value-type="percentage">
            <text:p>49.18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52383947271839" calcext:value-type="float">
            <text:p>0.002524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8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6h (10% denial rate). Time 2: 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75" calcext:value-type="float">
            <text:p>275</text:p>
          </table:table-cell>
          <table:table-cell table:style-name="ce4" table:formula="of:=[.C3]/[.B3]" office:value-type="percentage" office:value="0.55" calcext:value-type="percentage">
            <text:p>55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31" calcext:value-type="float">
            <text:p>331</text:p>
          </table:table-cell>
          <table:table-cell table:style-name="ce4" table:formula="of:=[.C4]/[.B4]" office:value-type="percentage" office:value="0.551666666666667" calcext:value-type="percentage">
            <text:p>55.2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89" calcext:value-type="float">
            <text:p>389</text:p>
          </table:table-cell>
          <table:table-cell table:style-name="ce4" table:formula="of:=[.C5]/[.B5]" office:value-type="percentage" office:value="0.555714285714286" calcext:value-type="percentage">
            <text:p>55.6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43" calcext:value-type="float">
            <text:p>443</text:p>
          </table:table-cell>
          <table:table-cell table:style-name="ce4" table:formula="of:=[.C6]/[.B6]" office:value-type="percentage" office:value="0.55375" calcext:value-type="percentage">
            <text:p>55.4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01" calcext:value-type="float">
            <text:p>501</text:p>
          </table:table-cell>
          <table:table-cell table:style-name="ce4" table:formula="of:=[.C7]/[.B7]" office:value-type="percentage" office:value="0.556666666666667" calcext:value-type="percentage">
            <text:p>55.7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53" calcext:value-type="float">
            <text:p>553</text:p>
          </table:table-cell>
          <table:table-cell table:style-name="ce4" table:formula="of:=[.C8]/[.B8]" office:value-type="percentage" office:value="0.553" calcext:value-type="percentage">
            <text:p>55.3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5346626984127" calcext:value-type="percentage">
            <text:p>55.35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48385280448462" calcext:value-type="float">
            <text:p>0.002484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8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8h (10% denial rate). Time 2: 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2" calcext:value-type="float">
            <text:p>302</text:p>
          </table:table-cell>
          <table:table-cell table:style-name="ce4" table:formula="of:=[.C3]/[.B3]" office:value-type="percentage" office:value="0.604" calcext:value-type="percentage">
            <text:p>60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59" calcext:value-type="float">
            <text:p>359</text:p>
          </table:table-cell>
          <table:table-cell table:style-name="ce4" table:formula="of:=[.C4]/[.B4]" office:value-type="percentage" office:value="0.598333333333333" calcext:value-type="percentage">
            <text:p>59.8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21" calcext:value-type="float">
            <text:p>421</text:p>
          </table:table-cell>
          <table:table-cell table:style-name="ce4" table:formula="of:=[.C5]/[.B5]" office:value-type="percentage" office:value="0.601428571428571" calcext:value-type="percentage">
            <text:p>60.1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84" calcext:value-type="float">
            <text:p>484</text:p>
          </table:table-cell>
          <table:table-cell table:style-name="ce4" table:formula="of:=[.C6]/[.B6]" office:value-type="percentage" office:value="0.605" calcext:value-type="percentage">
            <text:p>60.5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42" calcext:value-type="float">
            <text:p>542</text:p>
          </table:table-cell>
          <table:table-cell table:style-name="ce4" table:formula="of:=[.C7]/[.B7]" office:value-type="percentage" office:value="0.602222222222222" calcext:value-type="percentage">
            <text:p>60.2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05" calcext:value-type="float">
            <text:p>605</text:p>
          </table:table-cell>
          <table:table-cell table:style-name="ce4" table:formula="of:=[.C8]/[.B8]" office:value-type="percentage" office:value="0.605" calcext:value-type="percentage">
            <text:p>60.5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602664021164021" calcext:value-type="percentage">
            <text:p>60.27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5758421199728" calcext:value-type="float">
            <text:p>0.002576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8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0h (10% denial rate). Time 2: 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23" calcext:value-type="float">
            <text:p>323</text:p>
          </table:table-cell>
          <table:table-cell table:style-name="ce4" table:formula="of:=[.C3]/[.B3]" office:value-type="percentage" office:value="0.646" calcext:value-type="percentage">
            <text:p>64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84" calcext:value-type="float">
            <text:p>384</text:p>
          </table:table-cell>
          <table:table-cell table:style-name="ce4" table:formula="of:=[.C4]/[.B4]" office:value-type="percentage" office:value="0.64" calcext:value-type="percentage">
            <text:p>64.0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48" calcext:value-type="float">
            <text:p>448</text:p>
          </table:table-cell>
          <table:table-cell table:style-name="ce4" table:formula="of:=[.C5]/[.B5]" office:value-type="percentage" office:value="0.64" calcext:value-type="percentage">
            <text:p>64.0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12" calcext:value-type="float">
            <text:p>512</text:p>
          </table:table-cell>
          <table:table-cell table:style-name="ce4" table:formula="of:=[.C6]/[.B6]" office:value-type="percentage" office:value="0.64" calcext:value-type="percentage">
            <text:p>64.0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79" calcext:value-type="float">
            <text:p>579</text:p>
          </table:table-cell>
          <table:table-cell table:style-name="ce4" table:formula="of:=[.C7]/[.B7]" office:value-type="percentage" office:value="0.643333333333333" calcext:value-type="percentage">
            <text:p>64.3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42" calcext:value-type="float">
            <text:p>642</text:p>
          </table:table-cell>
          <table:table-cell table:style-name="ce4" table:formula="of:=[.C8]/[.B8]" office:value-type="percentage" office:value="0.642" calcext:value-type="percentage">
            <text:p>64.2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641888888888889" calcext:value-type="percentage">
            <text:p>64.19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43736348145711" calcext:value-type="float">
            <text:p>0.002437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8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2h (10% denial rate). Time 2: 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38" calcext:value-type="float">
            <text:p>338</text:p>
          </table:table-cell>
          <table:table-cell table:style-name="ce4" table:formula="of:=[.C3]/[.B3]" office:value-type="percentage" office:value="0.676" calcext:value-type="percentage">
            <text:p>67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05" calcext:value-type="float">
            <text:p>405</text:p>
          </table:table-cell>
          <table:table-cell table:style-name="ce4" table:formula="of:=[.C4]/[.B4]" office:value-type="percentage" office:value="0.675" calcext:value-type="percentage">
            <text:p>67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70" calcext:value-type="float">
            <text:p>470</text:p>
          </table:table-cell>
          <table:table-cell table:style-name="ce4" table:formula="of:=[.C5]/[.B5]" office:value-type="percentage" office:value="0.671428571428571" calcext:value-type="percentage">
            <text:p>67.1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38" calcext:value-type="float">
            <text:p>538</text:p>
          </table:table-cell>
          <table:table-cell table:style-name="ce4" table:formula="of:=[.C6]/[.B6]" office:value-type="percentage" office:value="0.6725" calcext:value-type="percentage">
            <text:p>67.3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06" calcext:value-type="float">
            <text:p>606</text:p>
          </table:table-cell>
          <table:table-cell table:style-name="ce4" table:formula="of:=[.C7]/[.B7]" office:value-type="percentage" office:value="0.673333333333333" calcext:value-type="percentage">
            <text:p>67.3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76" calcext:value-type="float">
            <text:p>676</text:p>
          </table:table-cell>
          <table:table-cell table:style-name="ce4" table:formula="of:=[.C8]/[.B8]" office:value-type="percentage" office:value="0.676" calcext:value-type="percentage">
            <text:p>67.6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674043650793651" calcext:value-type="percentage">
            <text:p>67.40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91286470988862" calcext:value-type="float">
            <text:p>0.001913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8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4h (10% denial rate). Time 2: 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51" calcext:value-type="float">
            <text:p>351</text:p>
          </table:table-cell>
          <table:table-cell table:style-name="ce4" table:formula="of:=[.C3]/[.B3]" office:value-type="percentage" office:value="0.702" calcext:value-type="percentage">
            <text:p>70.2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22" calcext:value-type="float">
            <text:p>422</text:p>
          </table:table-cell>
          <table:table-cell table:style-name="ce4" table:formula="of:=[.C4]/[.B4]" office:value-type="percentage" office:value="0.703333333333333" calcext:value-type="percentage">
            <text:p>70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90" calcext:value-type="float">
            <text:p>490</text:p>
          </table:table-cell>
          <table:table-cell table:style-name="ce4" table:formula="of:=[.C5]/[.B5]" office:value-type="percentage" office:value="0.7" calcext:value-type="percentage">
            <text:p>70.0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58" calcext:value-type="float">
            <text:p>558</text:p>
          </table:table-cell>
          <table:table-cell table:style-name="ce4" table:formula="of:=[.C6]/[.B6]" office:value-type="percentage" office:value="0.6975" calcext:value-type="percentage">
            <text:p>69.8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29" calcext:value-type="float">
            <text:p>629</text:p>
          </table:table-cell>
          <table:table-cell table:style-name="ce4" table:formula="of:=[.C7]/[.B7]" office:value-type="percentage" office:value="0.698888888888889" calcext:value-type="percentage">
            <text:p>69.9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01" calcext:value-type="float">
            <text:p>701</text:p>
          </table:table-cell>
          <table:table-cell table:style-name="ce4" table:formula="of:=[.C8]/[.B8]" office:value-type="percentage" office:value="0.701" calcext:value-type="percentage">
            <text:p>70.1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700453703703704" calcext:value-type="percentage">
            <text:p>70.05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1147385988731" calcext:value-type="float">
            <text:p>0.002115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8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6h (10% denial rate). Time 2: 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63" calcext:value-type="float">
            <text:p>363</text:p>
          </table:table-cell>
          <table:table-cell table:style-name="ce4" table:formula="of:=[.C3]/[.B3]" office:value-type="percentage" office:value="0.726" calcext:value-type="percentage">
            <text:p>72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36" calcext:value-type="float">
            <text:p>436</text:p>
          </table:table-cell>
          <table:table-cell table:style-name="ce4" table:formula="of:=[.C4]/[.B4]" office:value-type="percentage" office:value="0.726666666666667" calcext:value-type="percentage">
            <text:p>72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08" calcext:value-type="float">
            <text:p>508</text:p>
          </table:table-cell>
          <table:table-cell table:style-name="ce4" table:formula="of:=[.C5]/[.B5]" office:value-type="percentage" office:value="0.725714285714286" calcext:value-type="percentage">
            <text:p>72.6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77" calcext:value-type="float">
            <text:p>577</text:p>
          </table:table-cell>
          <table:table-cell table:style-name="ce4" table:formula="of:=[.C6]/[.B6]" office:value-type="percentage" office:value="0.72125" calcext:value-type="percentage">
            <text:p>72.1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50" calcext:value-type="float">
            <text:p>650</text:p>
          </table:table-cell>
          <table:table-cell table:style-name="ce4" table:formula="of:=[.C7]/[.B7]" office:value-type="percentage" office:value="0.722222222222222" calcext:value-type="percentage">
            <text:p>72.2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23" calcext:value-type="float">
            <text:p>723</text:p>
          </table:table-cell>
          <table:table-cell table:style-name="ce4" table:formula="of:=[.C8]/[.B8]" office:value-type="percentage" office:value="0.723" calcext:value-type="percentage">
            <text:p>72.3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724142195767196" calcext:value-type="percentage">
            <text:p>72.41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26501932138452" calcext:value-type="float">
            <text:p>0.002265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8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8h (10% denial rate). Time 2: 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70" calcext:value-type="float">
            <text:p>370</text:p>
          </table:table-cell>
          <table:table-cell table:style-name="ce4" table:formula="of:=[.C3]/[.B3]" office:value-type="percentage" office:value="0.74" calcext:value-type="percentage">
            <text:p>74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46" calcext:value-type="float">
            <text:p>446</text:p>
          </table:table-cell>
          <table:table-cell table:style-name="ce4" table:formula="of:=[.C4]/[.B4]" office:value-type="percentage" office:value="0.743333333333333" calcext:value-type="percentage">
            <text:p>74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22" calcext:value-type="float">
            <text:p>522</text:p>
          </table:table-cell>
          <table:table-cell table:style-name="ce4" table:formula="of:=[.C5]/[.B5]" office:value-type="percentage" office:value="0.745714285714286" calcext:value-type="percentage">
            <text:p>74.6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95" calcext:value-type="float">
            <text:p>595</text:p>
          </table:table-cell>
          <table:table-cell table:style-name="ce4" table:formula="of:=[.C6]/[.B6]" office:value-type="percentage" office:value="0.74375" calcext:value-type="percentage">
            <text:p>74.4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67" calcext:value-type="float">
            <text:p>667</text:p>
          </table:table-cell>
          <table:table-cell table:style-name="ce4" table:formula="of:=[.C7]/[.B7]" office:value-type="percentage" office:value="0.741111111111111" calcext:value-type="percentage">
            <text:p>74.1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41" calcext:value-type="float">
            <text:p>741</text:p>
          </table:table-cell>
          <table:table-cell table:style-name="ce4" table:formula="of:=[.C8]/[.B8]" office:value-type="percentage" office:value="0.741" calcext:value-type="percentage">
            <text:p>74.1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742484788359788" calcext:value-type="percentage">
            <text:p>74.25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14551630519074" calcext:value-type="float">
            <text:p>0.002146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8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0h (10% denial rate). Time 2: 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77" calcext:value-type="float">
            <text:p>377</text:p>
          </table:table-cell>
          <table:table-cell table:style-name="ce4" table:formula="of:=[.C3]/[.B3]" office:value-type="percentage" office:value="0.754" calcext:value-type="percentage">
            <text:p>75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56" calcext:value-type="float">
            <text:p>456</text:p>
          </table:table-cell>
          <table:table-cell table:style-name="ce4" table:formula="of:=[.C4]/[.B4]" office:value-type="percentage" office:value="0.76" calcext:value-type="percentage">
            <text:p>76.0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34" calcext:value-type="float">
            <text:p>534</text:p>
          </table:table-cell>
          <table:table-cell table:style-name="ce4" table:formula="of:=[.C5]/[.B5]" office:value-type="percentage" office:value="0.762857142857143" calcext:value-type="percentage">
            <text:p>76.3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09" calcext:value-type="float">
            <text:p>609</text:p>
          </table:table-cell>
          <table:table-cell table:style-name="ce4" table:formula="of:=[.C6]/[.B6]" office:value-type="percentage" office:value="0.76125" calcext:value-type="percentage">
            <text:p>76.1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83" calcext:value-type="float">
            <text:p>683</text:p>
          </table:table-cell>
          <table:table-cell table:style-name="ce4" table:formula="of:=[.C7]/[.B7]" office:value-type="percentage" office:value="0.758888888888889" calcext:value-type="percentage">
            <text:p>75.9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58" calcext:value-type="float">
            <text:p>758</text:p>
          </table:table-cell>
          <table:table-cell table:style-name="ce4" table:formula="of:=[.C8]/[.B8]" office:value-type="percentage" office:value="0.758" calcext:value-type="percentage">
            <text:p>75.8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759166005291005" calcext:value-type="percentage">
            <text:p>75.92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305898840009472" calcext:value-type="float">
            <text:p>0.003059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8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2h (10% denial rate). Time 2: 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85" calcext:value-type="float">
            <text:p>385</text:p>
          </table:table-cell>
          <table:table-cell table:style-name="ce4" table:formula="of:=[.C3]/[.B3]" office:value-type="percentage" office:value="0.77" calcext:value-type="percentage">
            <text:p>77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64" calcext:value-type="float">
            <text:p>464</text:p>
          </table:table-cell>
          <table:table-cell table:style-name="ce4" table:formula="of:=[.C4]/[.B4]" office:value-type="percentage" office:value="0.773333333333333" calcext:value-type="percentage">
            <text:p>77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42" calcext:value-type="float">
            <text:p>542</text:p>
          </table:table-cell>
          <table:table-cell table:style-name="ce4" table:formula="of:=[.C5]/[.B5]" office:value-type="percentage" office:value="0.774285714285714" calcext:value-type="percentage">
            <text:p>77.4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22" calcext:value-type="float">
            <text:p>622</text:p>
          </table:table-cell>
          <table:table-cell table:style-name="ce4" table:formula="of:=[.C6]/[.B6]" office:value-type="percentage" office:value="0.7775" calcext:value-type="percentage">
            <text:p>77.8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98" calcext:value-type="float">
            <text:p>698</text:p>
          </table:table-cell>
          <table:table-cell table:style-name="ce4" table:formula="of:=[.C7]/[.B7]" office:value-type="percentage" office:value="0.775555555555556" calcext:value-type="percentage">
            <text:p>77.6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73" calcext:value-type="float">
            <text:p>773</text:p>
          </table:table-cell>
          <table:table-cell table:style-name="ce4" table:formula="of:=[.C8]/[.B8]" office:value-type="percentage" office:value="0.773" calcext:value-type="percentage">
            <text:p>77.3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773945767195767" calcext:value-type="percentage">
            <text:p>77.39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53685565224335" calcext:value-type="float">
            <text:p>0.002537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9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4h (10% denial rate). Time 2: 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92" calcext:value-type="float">
            <text:p>392</text:p>
          </table:table-cell>
          <table:table-cell table:style-name="ce4" table:formula="of:=[.C3]/[.B3]" office:value-type="percentage" office:value="0.784" calcext:value-type="percentage">
            <text:p>78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72" calcext:value-type="float">
            <text:p>472</text:p>
          </table:table-cell>
          <table:table-cell table:style-name="ce4" table:formula="of:=[.C4]/[.B4]" office:value-type="percentage" office:value="0.786666666666667" calcext:value-type="percentage">
            <text:p>78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51" calcext:value-type="float">
            <text:p>551</text:p>
          </table:table-cell>
          <table:table-cell table:style-name="ce4" table:formula="of:=[.C5]/[.B5]" office:value-type="percentage" office:value="0.787142857142857" calcext:value-type="percentage">
            <text:p>78.7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32" calcext:value-type="float">
            <text:p>632</text:p>
          </table:table-cell>
          <table:table-cell table:style-name="ce4" table:formula="of:=[.C6]/[.B6]" office:value-type="percentage" office:value="0.79" calcext:value-type="percentage">
            <text:p>79.0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11" calcext:value-type="float">
            <text:p>711</text:p>
          </table:table-cell>
          <table:table-cell table:style-name="ce4" table:formula="of:=[.C7]/[.B7]" office:value-type="percentage" office:value="0.79" calcext:value-type="percentage">
            <text:p>79.0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87" calcext:value-type="float">
            <text:p>787</text:p>
          </table:table-cell>
          <table:table-cell table:style-name="ce4" table:formula="of:=[.C8]/[.B8]" office:value-type="percentage" office:value="0.787" calcext:value-type="percentage">
            <text:p>78.7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787468253968254" calcext:value-type="percentage">
            <text:p>78.75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27226532789034" calcext:value-type="float">
            <text:p>0.002272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9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6h (10% denial rate). Time 2: 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98" calcext:value-type="float">
            <text:p>398</text:p>
          </table:table-cell>
          <table:table-cell table:style-name="ce4" table:formula="of:=[.C3]/[.B3]" office:value-type="percentage" office:value="0.796" calcext:value-type="percentage">
            <text:p>79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76" calcext:value-type="float">
            <text:p>476</text:p>
          </table:table-cell>
          <table:table-cell table:style-name="ce4" table:formula="of:=[.C4]/[.B4]" office:value-type="percentage" office:value="0.793333333333333" calcext:value-type="percentage">
            <text:p>79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60" calcext:value-type="float">
            <text:p>560</text:p>
          </table:table-cell>
          <table:table-cell table:style-name="ce4" table:formula="of:=[.C5]/[.B5]" office:value-type="percentage" office:value="0.8" calcext:value-type="percentage">
            <text:p>80.0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40" calcext:value-type="float">
            <text:p>640</text:p>
          </table:table-cell>
          <table:table-cell table:style-name="ce4" table:formula="of:=[.C6]/[.B6]" office:value-type="percentage" office:value="0.8" calcext:value-type="percentage">
            <text:p>80.0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22" calcext:value-type="float">
            <text:p>722</text:p>
          </table:table-cell>
          <table:table-cell table:style-name="ce4" table:formula="of:=[.C7]/[.B7]" office:value-type="percentage" office:value="0.802222222222222" calcext:value-type="percentage">
            <text:p>80.2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00" calcext:value-type="float">
            <text:p>800</text:p>
          </table:table-cell>
          <table:table-cell table:style-name="ce4" table:formula="of:=[.C8]/[.B8]" office:value-type="percentage" office:value="0.8" calcext:value-type="percentage">
            <text:p>80.0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798592592592593" calcext:value-type="percentage">
            <text:p>79.86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327102254308438" calcext:value-type="float">
            <text:p>0.003271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9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8h (10% denial rate). Time 2: 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04" calcext:value-type="float">
            <text:p>404</text:p>
          </table:table-cell>
          <table:table-cell table:style-name="ce4" table:formula="of:=[.C3]/[.B3]" office:value-type="percentage" office:value="0.808" calcext:value-type="percentage">
            <text:p>80.8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83" calcext:value-type="float">
            <text:p>483</text:p>
          </table:table-cell>
          <table:table-cell table:style-name="ce4" table:formula="of:=[.C4]/[.B4]" office:value-type="percentage" office:value="0.805" calcext:value-type="percentage">
            <text:p>80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66" calcext:value-type="float">
            <text:p>566</text:p>
          </table:table-cell>
          <table:table-cell table:style-name="ce4" table:formula="of:=[.C5]/[.B5]" office:value-type="percentage" office:value="0.808571428571429" calcext:value-type="percentage">
            <text:p>80.9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48" calcext:value-type="float">
            <text:p>648</text:p>
          </table:table-cell>
          <table:table-cell table:style-name="ce4" table:formula="of:=[.C6]/[.B6]" office:value-type="percentage" office:value="0.81" calcext:value-type="percentage">
            <text:p>81.0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31" calcext:value-type="float">
            <text:p>731</text:p>
          </table:table-cell>
          <table:table-cell table:style-name="ce4" table:formula="of:=[.C7]/[.B7]" office:value-type="percentage" office:value="0.812222222222222" calcext:value-type="percentage">
            <text:p>81.2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12" calcext:value-type="float">
            <text:p>812</text:p>
          </table:table-cell>
          <table:table-cell table:style-name="ce4" table:formula="of:=[.C8]/[.B8]" office:value-type="percentage" office:value="0.812" calcext:value-type="percentage">
            <text:p>81.2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809298941798942" calcext:value-type="percentage">
            <text:p>80.93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72140376731725" calcext:value-type="float">
            <text:p>0.002721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9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0h (10% denial rate). Time 2: 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08" calcext:value-type="float">
            <text:p>408</text:p>
          </table:table-cell>
          <table:table-cell table:style-name="ce4" table:formula="of:=[.C3]/[.B3]" office:value-type="percentage" office:value="0.816" calcext:value-type="percentage">
            <text:p>81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89" calcext:value-type="float">
            <text:p>489</text:p>
          </table:table-cell>
          <table:table-cell table:style-name="ce4" table:formula="of:=[.C4]/[.B4]" office:value-type="percentage" office:value="0.815" calcext:value-type="percentage">
            <text:p>81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73" calcext:value-type="float">
            <text:p>573</text:p>
          </table:table-cell>
          <table:table-cell table:style-name="ce4" table:formula="of:=[.C5]/[.B5]" office:value-type="percentage" office:value="0.818571428571429" calcext:value-type="percentage">
            <text:p>81.9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56" calcext:value-type="float">
            <text:p>656</text:p>
          </table:table-cell>
          <table:table-cell table:style-name="ce4" table:formula="of:=[.C6]/[.B6]" office:value-type="percentage" office:value="0.82" calcext:value-type="percentage">
            <text:p>82.0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39" calcext:value-type="float">
            <text:p>739</text:p>
          </table:table-cell>
          <table:table-cell table:style-name="ce4" table:formula="of:=[.C7]/[.B7]" office:value-type="percentage" office:value="0.821111111111111" calcext:value-type="percentage">
            <text:p>82.1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22" calcext:value-type="float">
            <text:p>822</text:p>
          </table:table-cell>
          <table:table-cell table:style-name="ce4" table:formula="of:=[.C8]/[.B8]" office:value-type="percentage" office:value="0.822" calcext:value-type="percentage">
            <text:p>82.2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818780423280423" calcext:value-type="percentage">
            <text:p>81.88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80539408918478" calcext:value-type="float">
            <text:p>0.002805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9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2h (10% denial rate). Time 2: 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13" calcext:value-type="float">
            <text:p>413</text:p>
          </table:table-cell>
          <table:table-cell table:style-name="ce4" table:formula="of:=[.C3]/[.B3]" office:value-type="percentage" office:value="0.826" calcext:value-type="percentage">
            <text:p>82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95" calcext:value-type="float">
            <text:p>495</text:p>
          </table:table-cell>
          <table:table-cell table:style-name="ce4" table:formula="of:=[.C4]/[.B4]" office:value-type="percentage" office:value="0.825" calcext:value-type="percentage">
            <text:p>82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76" calcext:value-type="float">
            <text:p>576</text:p>
          </table:table-cell>
          <table:table-cell table:style-name="ce4" table:formula="of:=[.C5]/[.B5]" office:value-type="percentage" office:value="0.822857142857143" calcext:value-type="percentage">
            <text:p>82.3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63" calcext:value-type="float">
            <text:p>663</text:p>
          </table:table-cell>
          <table:table-cell table:style-name="ce4" table:formula="of:=[.C6]/[.B6]" office:value-type="percentage" office:value="0.82875" calcext:value-type="percentage">
            <text:p>82.9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45" calcext:value-type="float">
            <text:p>745</text:p>
          </table:table-cell>
          <table:table-cell table:style-name="ce4" table:formula="of:=[.C7]/[.B7]" office:value-type="percentage" office:value="0.827777777777778" calcext:value-type="percentage">
            <text:p>82.8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29" calcext:value-type="float">
            <text:p>829</text:p>
          </table:table-cell>
          <table:table-cell table:style-name="ce4" table:formula="of:=[.C8]/[.B8]" office:value-type="percentage" office:value="0.829" calcext:value-type="percentage">
            <text:p>82.9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826564153439153" calcext:value-type="percentage">
            <text:p>82.66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39545111534828" calcext:value-type="float">
            <text:p>0.002395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9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4h (10% denial rate). Time 2: 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17" calcext:value-type="float">
            <text:p>417</text:p>
          </table:table-cell>
          <table:table-cell table:style-name="ce4" table:formula="of:=[.C3]/[.B3]" office:value-type="percentage" office:value="0.834" calcext:value-type="percentage">
            <text:p>83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00" calcext:value-type="float">
            <text:p>500</text:p>
          </table:table-cell>
          <table:table-cell table:style-name="ce4" table:formula="of:=[.C4]/[.B4]" office:value-type="percentage" office:value="0.833333333333333" calcext:value-type="percentage">
            <text:p>83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82" calcext:value-type="float">
            <text:p>582</text:p>
          </table:table-cell>
          <table:table-cell table:style-name="ce4" table:formula="of:=[.C5]/[.B5]" office:value-type="percentage" office:value="0.831428571428571" calcext:value-type="percentage">
            <text:p>83.1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67" calcext:value-type="float">
            <text:p>667</text:p>
          </table:table-cell>
          <table:table-cell table:style-name="ce4" table:formula="of:=[.C6]/[.B6]" office:value-type="percentage" office:value="0.83375" calcext:value-type="percentage">
            <text:p>83.4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52" calcext:value-type="float">
            <text:p>752</text:p>
          </table:table-cell>
          <table:table-cell table:style-name="ce4" table:formula="of:=[.C7]/[.B7]" office:value-type="percentage" office:value="0.835555555555556" calcext:value-type="percentage">
            <text:p>83.6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37" calcext:value-type="float">
            <text:p>837</text:p>
          </table:table-cell>
          <table:table-cell table:style-name="ce4" table:formula="of:=[.C8]/[.B8]" office:value-type="percentage" office:value="0.837" calcext:value-type="percentage">
            <text:p>83.7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83417791005291" calcext:value-type="percentage">
            <text:p>83.42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9156737982895" calcext:value-type="float">
            <text:p>0.001916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9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6h (10% denial rate). Time 2: 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21" calcext:value-type="float">
            <text:p>421</text:p>
          </table:table-cell>
          <table:table-cell table:style-name="ce4" table:formula="of:=[.C3]/[.B3]" office:value-type="percentage" office:value="0.842" calcext:value-type="percentage">
            <text:p>84.2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05" calcext:value-type="float">
            <text:p>505</text:p>
          </table:table-cell>
          <table:table-cell table:style-name="ce4" table:formula="of:=[.C4]/[.B4]" office:value-type="percentage" office:value="0.841666666666667" calcext:value-type="percentage">
            <text:p>84.2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88" calcext:value-type="float">
            <text:p>588</text:p>
          </table:table-cell>
          <table:table-cell table:style-name="ce4" table:formula="of:=[.C5]/[.B5]" office:value-type="percentage" office:value="0.84" calcext:value-type="percentage">
            <text:p>84.0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73" calcext:value-type="float">
            <text:p>673</text:p>
          </table:table-cell>
          <table:table-cell table:style-name="ce4" table:formula="of:=[.C6]/[.B6]" office:value-type="percentage" office:value="0.84125" calcext:value-type="percentage">
            <text:p>84.1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59" calcext:value-type="float">
            <text:p>759</text:p>
          </table:table-cell>
          <table:table-cell table:style-name="ce4" table:formula="of:=[.C7]/[.B7]" office:value-type="percentage" office:value="0.843333333333333" calcext:value-type="percentage">
            <text:p>84.3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43" calcext:value-type="float">
            <text:p>843</text:p>
          </table:table-cell>
          <table:table-cell table:style-name="ce4" table:formula="of:=[.C8]/[.B8]" office:value-type="percentage" office:value="0.843" calcext:value-type="percentage">
            <text:p>84.3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841875" calcext:value-type="percentage">
            <text:p>84.19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2130654466177" calcext:value-type="float">
            <text:p>0.001213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9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8h (10% denial rate). Time 2: 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23" calcext:value-type="float">
            <text:p>423</text:p>
          </table:table-cell>
          <table:table-cell table:style-name="ce4" table:formula="of:=[.C3]/[.B3]" office:value-type="percentage" office:value="0.846" calcext:value-type="percentage">
            <text:p>84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08" calcext:value-type="float">
            <text:p>508</text:p>
          </table:table-cell>
          <table:table-cell table:style-name="ce4" table:formula="of:=[.C4]/[.B4]" office:value-type="percentage" office:value="0.846666666666667" calcext:value-type="percentage">
            <text:p>84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93" calcext:value-type="float">
            <text:p>593</text:p>
          </table:table-cell>
          <table:table-cell table:style-name="ce4" table:formula="of:=[.C5]/[.B5]" office:value-type="percentage" office:value="0.847142857142857" calcext:value-type="percentage">
            <text:p>84.7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76" calcext:value-type="float">
            <text:p>676</text:p>
          </table:table-cell>
          <table:table-cell table:style-name="ce4" table:formula="of:=[.C6]/[.B6]" office:value-type="percentage" office:value="0.845" calcext:value-type="percentage">
            <text:p>84.5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64" calcext:value-type="float">
            <text:p>764</text:p>
          </table:table-cell>
          <table:table-cell table:style-name="ce4" table:formula="of:=[.C7]/[.B7]" office:value-type="percentage" office:value="0.848888888888889" calcext:value-type="percentage">
            <text:p>84.9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50" calcext:value-type="float">
            <text:p>850</text:p>
          </table:table-cell>
          <table:table-cell table:style-name="ce4" table:formula="of:=[.C8]/[.B8]" office:value-type="percentage" office:value="0.85" calcext:value-type="percentage">
            <text:p>85.0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847283068783069" calcext:value-type="percentage">
            <text:p>84.73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85572912318884" calcext:value-type="float">
            <text:p>0.001856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9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h (10% denial rate). Time 2: 1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4" calcext:value-type="float">
            <text:p>54</text:p>
          </table:table-cell>
          <table:table-cell table:style-name="ce4" table:formula="of:=[.C3]/[.B3]" office:value-type="percentage" office:value="0.108" calcext:value-type="percentage">
            <text:p>10.8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table:style-name="ce4" table:formula="of:=[.C4]/[.B4]" office:value-type="percentage" office:value="0.1" calcext:value-type="percentage">
            <text:p>10.0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 table:style-name="ce4" table:formula="of:=[.C5]/[.B5]" office:value-type="percentage" office:value="0.0985714285714286" calcext:value-type="percentage">
            <text:p>9.9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7" calcext:value-type="float">
            <text:p>77</text:p>
          </table:table-cell>
          <table:table-cell table:style-name="ce4" table:formula="of:=[.C6]/[.B6]" office:value-type="percentage" office:value="0.09625" calcext:value-type="percentage">
            <text:p>9.6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9" calcext:value-type="float">
            <text:p>89</text:p>
          </table:table-cell>
          <table:table-cell table:style-name="ce4" table:formula="of:=[.C7]/[.B7]" office:value-type="percentage" office:value="0.0988888888888889" calcext:value-type="percentage">
            <text:p>9.9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5" calcext:value-type="float">
            <text:p>95</text:p>
          </table:table-cell>
          <table:table-cell table:style-name="ce4" table:formula="of:=[.C8]/[.B8]" office:value-type="percentage" office:value="0.095" calcext:value-type="percentage">
            <text:p>9.5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994517195767196" calcext:value-type="percentage">
            <text:p>9.95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45724001507403" calcext:value-type="float">
            <text:p>0.004572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9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h (10% denial rate). Time 2: 1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style-name="ce4" table:formula="of:=[.C3]/[.B3]" office:value-type="percentage" office:value="0.1" calcext:value-type="percentage">
            <text:p>10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table:style-name="ce4" table:formula="of:=[.C4]/[.B4]" office:value-type="percentage" office:value="0.103333333333333" calcext:value-type="percentage">
            <text:p>10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4" calcext:value-type="float">
            <text:p>74</text:p>
          </table:table-cell>
          <table:table-cell table:style-name="ce4" table:formula="of:=[.C5]/[.B5]" office:value-type="percentage" office:value="0.105714285714286" calcext:value-type="percentage">
            <text:p>10.6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4" calcext:value-type="float">
            <text:p>84</text:p>
          </table:table-cell>
          <table:table-cell table:style-name="ce4" table:formula="of:=[.C6]/[.B6]" office:value-type="percentage" office:value="0.105" calcext:value-type="percentage">
            <text:p>10.5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5" calcext:value-type="float">
            <text:p>95</text:p>
          </table:table-cell>
          <table:table-cell table:style-name="ce4" table:formula="of:=[.C7]/[.B7]" office:value-type="percentage" office:value="0.105555555555556" calcext:value-type="percentage">
            <text:p>10.6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5" calcext:value-type="float">
            <text:p>105</text:p>
          </table:table-cell>
          <table:table-cell table:style-name="ce4" table:formula="of:=[.C8]/[.B8]" office:value-type="percentage" office:value="0.105" calcext:value-type="percentage">
            <text:p>10.5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4100529100529" calcext:value-type="percentage">
            <text:p>10.41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17909781518633" calcext:value-type="float">
            <text:p>0.002179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0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6h (10% denial rate). Time 2: 1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7" calcext:value-type="float">
            <text:p>57</text:p>
          </table:table-cell>
          <table:table-cell table:style-name="ce4" table:formula="of:=[.C3]/[.B3]" office:value-type="percentage" office:value="0.114" calcext:value-type="percentage">
            <text:p>11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8" calcext:value-type="float">
            <text:p>68</text:p>
          </table:table-cell>
          <table:table-cell table:style-name="ce4" table:formula="of:=[.C4]/[.B4]" office:value-type="percentage" office:value="0.113333333333333" calcext:value-type="percentage">
            <text:p>11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table:style-name="ce4" table:formula="of:=[.C5]/[.B5]" office:value-type="percentage" office:value="0.114285714285714" calcext:value-type="percentage">
            <text:p>11.4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table:style-name="ce4" table:formula="of:=[.C6]/[.B6]" office:value-type="percentage" office:value="0.1125" calcext:value-type="percentage">
            <text:p>11.3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108" calcext:value-type="float">
            <text:p>108</text:p>
          </table:table-cell>
          <table:table-cell table:style-name="ce4" table:formula="of:=[.C7]/[.B7]" office:value-type="percentage" office:value="0.12" calcext:value-type="percentage">
            <text:p>12.0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17" calcext:value-type="float">
            <text:p>117</text:p>
          </table:table-cell>
          <table:table-cell table:style-name="ce4" table:formula="of:=[.C8]/[.B8]" office:value-type="percentage" office:value="0.117" calcext:value-type="percentage">
            <text:p>11.7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15186507936508" calcext:value-type="percentage">
            <text:p>11.52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80461300706988" calcext:value-type="float">
            <text:p>0.002805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0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8h (10% denial rate). Time 2: 1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6" calcext:value-type="float">
            <text:p>46</text:p>
          </table:table-cell>
          <table:table-cell table:style-name="ce4" table:formula="of:=[.C3]/[.B3]" office:value-type="percentage" office:value="0.092" calcext:value-type="percentage">
            <text:p>9.2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6" calcext:value-type="float">
            <text:p>56</text:p>
          </table:table-cell>
          <table:table-cell table:style-name="ce4" table:formula="of:=[.C4]/[.B4]" office:value-type="percentage" office:value="0.0933333333333333" calcext:value-type="percentage">
            <text:p>9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3" calcext:value-type="float">
            <text:p>73</text:p>
          </table:table-cell>
          <table:table-cell table:style-name="ce4" table:formula="of:=[.C5]/[.B5]" office:value-type="percentage" office:value="0.104285714285714" calcext:value-type="percentage">
            <text:p>10.4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9" calcext:value-type="float">
            <text:p>79</text:p>
          </table:table-cell>
          <table:table-cell table:style-name="ce4" table:formula="of:=[.C6]/[.B6]" office:value-type="percentage" office:value="0.09875" calcext:value-type="percentage">
            <text:p>9.9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8" calcext:value-type="float">
            <text:p>88</text:p>
          </table:table-cell>
          <table:table-cell table:style-name="ce4" table:formula="of:=[.C7]/[.B7]" office:value-type="percentage" office:value="0.0977777777777778" calcext:value-type="percentage">
            <text:p>9.8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7" calcext:value-type="float">
            <text:p>97</text:p>
          </table:table-cell>
          <table:table-cell table:style-name="ce4" table:formula="of:=[.C8]/[.B8]" office:value-type="percentage" office:value="0.097" calcext:value-type="percentage">
            <text:p>9.7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971911375661376" calcext:value-type="percentage">
            <text:p>9.72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435830962539324" calcext:value-type="float">
            <text:p>0.004358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0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0h (10% denial rate). Time 2: 1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9" calcext:value-type="float">
            <text:p>59</text:p>
          </table:table-cell>
          <table:table-cell table:style-name="ce4" table:formula="of:=[.C3]/[.B3]" office:value-type="percentage" office:value="0.118" calcext:value-type="percentage">
            <text:p>11.8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72" calcext:value-type="float">
            <text:p>72</text:p>
          </table:table-cell>
          <table:table-cell table:style-name="ce4" table:formula="of:=[.C4]/[.B4]" office:value-type="percentage" office:value="0.12" calcext:value-type="percentage">
            <text:p>12.0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88" calcext:value-type="float">
            <text:p>88</text:p>
          </table:table-cell>
          <table:table-cell table:style-name="ce4" table:formula="of:=[.C5]/[.B5]" office:value-type="percentage" office:value="0.125714285714286" calcext:value-type="percentage">
            <text:p>12.6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02" calcext:value-type="float">
            <text:p>102</text:p>
          </table:table-cell>
          <table:table-cell table:style-name="ce4" table:formula="of:=[.C6]/[.B6]" office:value-type="percentage" office:value="0.1275" calcext:value-type="percentage">
            <text:p>12.8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121" calcext:value-type="float">
            <text:p>121</text:p>
          </table:table-cell>
          <table:table-cell table:style-name="ce4" table:formula="of:=[.C7]/[.B7]" office:value-type="percentage" office:value="0.134444444444444" calcext:value-type="percentage">
            <text:p>13.4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table:style-name="ce4" table:formula="of:=[.C8]/[.B8]" office:value-type="percentage" office:value="0.128" calcext:value-type="percentage">
            <text:p>12.8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25609788359788" calcext:value-type="percentage">
            <text:p>12.56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594519442715594" calcext:value-type="float">
            <text:p>0.005945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0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2h (10% denial rate). Time 2: 1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33" calcext:value-type="float">
            <text:p>133</text:p>
          </table:table-cell>
          <table:table-cell table:style-name="ce4" table:formula="of:=[.C3]/[.B3]" office:value-type="percentage" office:value="0.266" calcext:value-type="percentage">
            <text:p>26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56" calcext:value-type="float">
            <text:p>156</text:p>
          </table:table-cell>
          <table:table-cell table:style-name="ce4" table:formula="of:=[.C4]/[.B4]" office:value-type="percentage" office:value="0.26" calcext:value-type="percentage">
            <text:p>26.0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184" calcext:value-type="float">
            <text:p>184</text:p>
          </table:table-cell>
          <table:table-cell table:style-name="ce4" table:formula="of:=[.C5]/[.B5]" office:value-type="percentage" office:value="0.262857142857143" calcext:value-type="percentage">
            <text:p>26.3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213" calcext:value-type="float">
            <text:p>213</text:p>
          </table:table-cell>
          <table:table-cell table:style-name="ce4" table:formula="of:=[.C6]/[.B6]" office:value-type="percentage" office:value="0.26625" calcext:value-type="percentage">
            <text:p>26.6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241" calcext:value-type="float">
            <text:p>241</text:p>
          </table:table-cell>
          <table:table-cell table:style-name="ce4" table:formula="of:=[.C7]/[.B7]" office:value-type="percentage" office:value="0.267777777777778" calcext:value-type="percentage">
            <text:p>26.8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273" calcext:value-type="float">
            <text:p>273</text:p>
          </table:table-cell>
          <table:table-cell table:style-name="ce4" table:formula="of:=[.C8]/[.B8]" office:value-type="percentage" office:value="0.273" calcext:value-type="percentage">
            <text:p>27.3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26598082010582" calcext:value-type="percentage">
            <text:p>26.60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442940938811315" calcext:value-type="float">
            <text:p>0.004429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0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4h (10% denial rate). Time 2: 1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84" calcext:value-type="float">
            <text:p>184</text:p>
          </table:table-cell>
          <table:table-cell table:style-name="ce4" table:formula="of:=[.C3]/[.B3]" office:value-type="percentage" office:value="0.368" calcext:value-type="percentage">
            <text:p>36.8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21" calcext:value-type="float">
            <text:p>221</text:p>
          </table:table-cell>
          <table:table-cell table:style-name="ce4" table:formula="of:=[.C4]/[.B4]" office:value-type="percentage" office:value="0.368333333333333" calcext:value-type="percentage">
            <text:p>36.8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55" calcext:value-type="float">
            <text:p>255</text:p>
          </table:table-cell>
          <table:table-cell table:style-name="ce4" table:formula="of:=[.C5]/[.B5]" office:value-type="percentage" office:value="0.364285714285714" calcext:value-type="percentage">
            <text:p>36.4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293" calcext:value-type="float">
            <text:p>293</text:p>
          </table:table-cell>
          <table:table-cell table:style-name="ce4" table:formula="of:=[.C6]/[.B6]" office:value-type="percentage" office:value="0.36625" calcext:value-type="percentage">
            <text:p>36.6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332" calcext:value-type="float">
            <text:p>332</text:p>
          </table:table-cell>
          <table:table-cell table:style-name="ce4" table:formula="of:=[.C7]/[.B7]" office:value-type="percentage" office:value="0.368888888888889" calcext:value-type="percentage">
            <text:p>36.9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370" calcext:value-type="float">
            <text:p>370</text:p>
          </table:table-cell>
          <table:table-cell table:style-name="ce4" table:formula="of:=[.C8]/[.B8]" office:value-type="percentage" office:value="0.37" calcext:value-type="percentage">
            <text:p>37.0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367626322751323" calcext:value-type="percentage">
            <text:p>36.76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04557301596273" calcext:value-type="float">
            <text:p>0.002046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7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0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6h (10% denial rate). Time 2: 1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4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20" calcext:value-type="float">
            <text:p>220</text:p>
          </table:table-cell>
          <table:table-cell table:style-name="ce4" table:formula="of:=[.C3]/[.B3]" office:value-type="percentage" office:value="0.44" calcext:value-type="percentage">
            <text:p>44.0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68" calcext:value-type="float">
            <text:p>268</text:p>
          </table:table-cell>
          <table:table-cell table:style-name="ce4" table:formula="of:=[.C4]/[.B4]" office:value-type="percentage" office:value="0.446666666666667" calcext:value-type="percentage">
            <text:p>44.7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13" calcext:value-type="float">
            <text:p>313</text:p>
          </table:table-cell>
          <table:table-cell table:style-name="ce4" table:formula="of:=[.C5]/[.B5]" office:value-type="percentage" office:value="0.447142857142857" calcext:value-type="percentage">
            <text:p>44.7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353" calcext:value-type="float">
            <text:p>353</text:p>
          </table:table-cell>
          <table:table-cell table:style-name="ce4" table:formula="of:=[.C6]/[.B6]" office:value-type="percentage" office:value="0.44125" calcext:value-type="percentage">
            <text:p>44.1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table:style-name="ce4" table:formula="of:=[.C7]/[.B7]" office:value-type="percentage" office:value="0.444444444444444" calcext:value-type="percentage">
            <text:p>44.4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43" calcext:value-type="float">
            <text:p>443</text:p>
          </table:table-cell>
          <table:table-cell table:style-name="ce4" table:formula="of:=[.C8]/[.B8]" office:value-type="percentage" office:value="0.443" calcext:value-type="percentage">
            <text:p>44.3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443750661375661" calcext:value-type="percentage">
            <text:p>44.38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8766534201462" calcext:value-type="float">
            <text:p>0.002877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11">
          <table:table-cell table:number-columns-repeated="7"/>
        </table:table-row>
        <table:table-row table:style-name="ro2" table:number-rows-repeated="104846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0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8h (10% denial rate). Time 2: 1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table:style-name="ce4" table:formula="of:=[.C3]/[.B3]" office:value-type="percentage" office:value="0.5" calcext:value-type="percentage">
            <text:p>50.0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02" calcext:value-type="float">
            <text:p>302</text:p>
          </table:table-cell>
          <table:table-cell table:style-name="ce4" table:formula="of:=[.C4]/[.B4]" office:value-type="percentage" office:value="0.503333333333333" calcext:value-type="percentage">
            <text:p>50.3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style-name="ce4" table:formula="of:=[.C5]/[.B5]" office:value-type="percentage" office:value="0.504285714285714" calcext:value-type="percentage">
            <text:p>50.4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05" calcext:value-type="float">
            <text:p>405</text:p>
          </table:table-cell>
          <table:table-cell table:style-name="ce4" table:formula="of:=[.C6]/[.B6]" office:value-type="percentage" office:value="0.50625" calcext:value-type="percentage">
            <text:p>50.6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452" calcext:value-type="float">
            <text:p>452</text:p>
          </table:table-cell>
          <table:table-cell table:style-name="ce4" table:formula="of:=[.C7]/[.B7]" office:value-type="percentage" office:value="0.502222222222222" calcext:value-type="percentage">
            <text:p>50.2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06" calcext:value-type="float">
            <text:p>506</text:p>
          </table:table-cell>
          <table:table-cell table:style-name="ce4" table:formula="of:=[.C8]/[.B8]" office:value-type="percentage" office:value="0.506" calcext:value-type="percentage">
            <text:p>50.6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03681878306878" calcext:value-type="percentage">
            <text:p>50.37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3724191221139" calcext:value-type="float">
            <text:p>0.002372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7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0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0h (10% denial rate). Time 2: 1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74" calcext:value-type="float">
            <text:p>274</text:p>
          </table:table-cell>
          <table:table-cell table:style-name="ce4" table:formula="of:=[.C3]/[.B3]" office:value-type="percentage" office:value="0.548" calcext:value-type="percentage">
            <text:p>54.8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30" calcext:value-type="float">
            <text:p>330</text:p>
          </table:table-cell>
          <table:table-cell table:style-name="ce4" table:formula="of:=[.C4]/[.B4]" office:value-type="percentage" office:value="0.55" calcext:value-type="percentage">
            <text:p>55.0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88" calcext:value-type="float">
            <text:p>388</text:p>
          </table:table-cell>
          <table:table-cell table:style-name="ce4" table:formula="of:=[.C5]/[.B5]" office:value-type="percentage" office:value="0.554285714285714" calcext:value-type="percentage">
            <text:p>55.4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42" calcext:value-type="float">
            <text:p>442</text:p>
          </table:table-cell>
          <table:table-cell table:style-name="ce4" table:formula="of:=[.C6]/[.B6]" office:value-type="percentage" office:value="0.5525" calcext:value-type="percentage">
            <text:p>55.3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00" calcext:value-type="float">
            <text:p>500</text:p>
          </table:table-cell>
          <table:table-cell table:style-name="ce4" table:formula="of:=[.C7]/[.B7]" office:value-type="percentage" office:value="0.555555555555556" calcext:value-type="percentage">
            <text:p>55.6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51" calcext:value-type="float">
            <text:p>551</text:p>
          </table:table-cell>
          <table:table-cell table:style-name="ce4" table:formula="of:=[.C8]/[.B8]" office:value-type="percentage" office:value="0.551" calcext:value-type="percentage">
            <text:p>55.1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51890211640212" calcext:value-type="percentage">
            <text:p>55.19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79442817767391" calcext:value-type="float">
            <text:p>0.002794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7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0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2h (10% denial rate). Time 2: 1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96" calcext:value-type="float">
            <text:p>296</text:p>
          </table:table-cell>
          <table:table-cell table:style-name="ce4" table:formula="of:=[.C3]/[.B3]" office:value-type="percentage" office:value="0.592" calcext:value-type="percentage">
            <text:p>59.2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54" calcext:value-type="float">
            <text:p>354</text:p>
          </table:table-cell>
          <table:table-cell table:style-name="ce4" table:formula="of:=[.C4]/[.B4]" office:value-type="percentage" office:value="0.59" calcext:value-type="percentage">
            <text:p>59.0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13" calcext:value-type="float">
            <text:p>413</text:p>
          </table:table-cell>
          <table:table-cell table:style-name="ce4" table:formula="of:=[.C5]/[.B5]" office:value-type="percentage" office:value="0.59" calcext:value-type="percentage">
            <text:p>59.0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76" calcext:value-type="float">
            <text:p>476</text:p>
          </table:table-cell>
          <table:table-cell table:style-name="ce4" table:formula="of:=[.C6]/[.B6]" office:value-type="percentage" office:value="0.595" calcext:value-type="percentage">
            <text:p>59.5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35" calcext:value-type="float">
            <text:p>535</text:p>
          </table:table-cell>
          <table:table-cell table:style-name="ce4" table:formula="of:=[.C7]/[.B7]" office:value-type="percentage" office:value="0.594444444444444" calcext:value-type="percentage">
            <text:p>59.4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94" calcext:value-type="float">
            <text:p>594</text:p>
          </table:table-cell>
          <table:table-cell table:style-name="ce4" table:formula="of:=[.C8]/[.B8]" office:value-type="percentage" office:value="0.594" calcext:value-type="percentage">
            <text:p>59.4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92574074074074" calcext:value-type="percentage">
            <text:p>59.26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23597595634798" calcext:value-type="float">
            <text:p>0.002236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7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0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4h (10% denial rate). Time 2: 1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15" calcext:value-type="float">
            <text:p>315</text:p>
          </table:table-cell>
          <table:table-cell table:style-name="ce4" table:formula="of:=[.C3]/[.B3]" office:value-type="percentage" office:value="0.63" calcext:value-type="percentage">
            <text:p>63.0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74" calcext:value-type="float">
            <text:p>374</text:p>
          </table:table-cell>
          <table:table-cell table:style-name="ce4" table:formula="of:=[.C4]/[.B4]" office:value-type="percentage" office:value="0.623333333333333" calcext:value-type="percentage">
            <text:p>62.3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37" calcext:value-type="float">
            <text:p>437</text:p>
          </table:table-cell>
          <table:table-cell table:style-name="ce4" table:formula="of:=[.C5]/[.B5]" office:value-type="percentage" office:value="0.624285714285714" calcext:value-type="percentage">
            <text:p>62.4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01" calcext:value-type="float">
            <text:p>501</text:p>
          </table:table-cell>
          <table:table-cell table:style-name="ce4" table:formula="of:=[.C6]/[.B6]" office:value-type="percentage" office:value="0.62625" calcext:value-type="percentage">
            <text:p>62.6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65" calcext:value-type="float">
            <text:p>565</text:p>
          </table:table-cell>
          <table:table-cell table:style-name="ce4" table:formula="of:=[.C7]/[.B7]" office:value-type="percentage" office:value="0.627777777777778" calcext:value-type="percentage">
            <text:p>62.8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29" calcext:value-type="float">
            <text:p>629</text:p>
          </table:table-cell>
          <table:table-cell table:style-name="ce4" table:formula="of:=[.C8]/[.B8]" office:value-type="percentage" office:value="0.629" calcext:value-type="percentage">
            <text:p>62.9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626774470899471" calcext:value-type="percentage">
            <text:p>62.68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63340271905807" calcext:value-type="float">
            <text:p>0.002633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7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1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6h (10% denial rate). Time 2: 1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29" calcext:value-type="float">
            <text:p>329</text:p>
          </table:table-cell>
          <table:table-cell table:style-name="ce4" table:formula="of:=[.C3]/[.B3]" office:value-type="percentage" office:value="0.658" calcext:value-type="percentage">
            <text:p>65.8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93" calcext:value-type="float">
            <text:p>393</text:p>
          </table:table-cell>
          <table:table-cell table:style-name="ce4" table:formula="of:=[.C4]/[.B4]" office:value-type="percentage" office:value="0.655" calcext:value-type="percentage">
            <text:p>65.5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56" calcext:value-type="float">
            <text:p>456</text:p>
          </table:table-cell>
          <table:table-cell table:style-name="ce4" table:formula="of:=[.C5]/[.B5]" office:value-type="percentage" office:value="0.651428571428571" calcext:value-type="percentage">
            <text:p>65.1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23" calcext:value-type="float">
            <text:p>523</text:p>
          </table:table-cell>
          <table:table-cell table:style-name="ce4" table:formula="of:=[.C6]/[.B6]" office:value-type="percentage" office:value="0.65375" calcext:value-type="percentage">
            <text:p>65.4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90" calcext:value-type="float">
            <text:p>590</text:p>
          </table:table-cell>
          <table:table-cell table:style-name="ce4" table:formula="of:=[.C7]/[.B7]" office:value-type="percentage" office:value="0.655555555555556" calcext:value-type="percentage">
            <text:p>65.6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56" calcext:value-type="float">
            <text:p>656</text:p>
          </table:table-cell>
          <table:table-cell table:style-name="ce4" table:formula="of:=[.C8]/[.B8]" office:value-type="percentage" office:value="0.656" calcext:value-type="percentage">
            <text:p>65.6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654955687830688" calcext:value-type="percentage">
            <text:p>65.50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21875923011173" calcext:value-type="float">
            <text:p>0.002219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7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1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8h (10% denial rate). Time 2: 1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40" calcext:value-type="float">
            <text:p>340</text:p>
          </table:table-cell>
          <table:table-cell table:style-name="ce4" table:formula="of:=[.C3]/[.B3]" office:value-type="percentage" office:value="0.68" calcext:value-type="percentage">
            <text:p>68.0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09" calcext:value-type="float">
            <text:p>409</text:p>
          </table:table-cell>
          <table:table-cell table:style-name="ce4" table:formula="of:=[.C4]/[.B4]" office:value-type="percentage" office:value="0.681666666666667" calcext:value-type="percentage">
            <text:p>68.2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73" calcext:value-type="float">
            <text:p>473</text:p>
          </table:table-cell>
          <table:table-cell table:style-name="ce4" table:formula="of:=[.C5]/[.B5]" office:value-type="percentage" office:value="0.675714285714286" calcext:value-type="percentage">
            <text:p>67.6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41" calcext:value-type="float">
            <text:p>541</text:p>
          </table:table-cell>
          <table:table-cell table:style-name="ce4" table:formula="of:=[.C6]/[.B6]" office:value-type="percentage" office:value="0.67625" calcext:value-type="percentage">
            <text:p>67.6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10" calcext:value-type="float">
            <text:p>610</text:p>
          </table:table-cell>
          <table:table-cell table:style-name="ce4" table:formula="of:=[.C7]/[.B7]" office:value-type="percentage" office:value="0.677777777777778" calcext:value-type="percentage">
            <text:p>67.8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80" calcext:value-type="float">
            <text:p>680</text:p>
          </table:table-cell>
          <table:table-cell table:style-name="ce4" table:formula="of:=[.C8]/[.B8]" office:value-type="percentage" office:value="0.68" calcext:value-type="percentage">
            <text:p>68.0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678568121693122" calcext:value-type="percentage">
            <text:p>67.86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35984081697217" calcext:value-type="float">
            <text:p>0.002360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7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1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0h (10% denial rate). Time 2: 1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51" calcext:value-type="float">
            <text:p>351</text:p>
          </table:table-cell>
          <table:table-cell table:style-name="ce4" table:formula="of:=[.C3]/[.B3]" office:value-type="percentage" office:value="0.702" calcext:value-type="percentage">
            <text:p>70.2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22" calcext:value-type="float">
            <text:p>422</text:p>
          </table:table-cell>
          <table:table-cell table:style-name="ce4" table:formula="of:=[.C4]/[.B4]" office:value-type="percentage" office:value="0.703333333333333" calcext:value-type="percentage">
            <text:p>70.3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90" calcext:value-type="float">
            <text:p>490</text:p>
          </table:table-cell>
          <table:table-cell table:style-name="ce4" table:formula="of:=[.C5]/[.B5]" office:value-type="percentage" office:value="0.7" calcext:value-type="percentage">
            <text:p>70.0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58" calcext:value-type="float">
            <text:p>558</text:p>
          </table:table-cell>
          <table:table-cell table:style-name="ce4" table:formula="of:=[.C6]/[.B6]" office:value-type="percentage" office:value="0.6975" calcext:value-type="percentage">
            <text:p>69.8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29" calcext:value-type="float">
            <text:p>629</text:p>
          </table:table-cell>
          <table:table-cell table:style-name="ce4" table:formula="of:=[.C7]/[.B7]" office:value-type="percentage" office:value="0.698888888888889" calcext:value-type="percentage">
            <text:p>69.9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01" calcext:value-type="float">
            <text:p>701</text:p>
          </table:table-cell>
          <table:table-cell table:style-name="ce4" table:formula="of:=[.C8]/[.B8]" office:value-type="percentage" office:value="0.701" calcext:value-type="percentage">
            <text:p>70.1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700453703703704" calcext:value-type="percentage">
            <text:p>70.05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1147385988731" calcext:value-type="float">
            <text:p>0.002115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7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1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2h (10% denial rate). Time 2: 1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60" calcext:value-type="float">
            <text:p>360</text:p>
          </table:table-cell>
          <table:table-cell table:style-name="ce4" table:formula="of:=[.C3]/[.B3]" office:value-type="percentage" office:value="0.72" calcext:value-type="percentage">
            <text:p>72.0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33" calcext:value-type="float">
            <text:p>433</text:p>
          </table:table-cell>
          <table:table-cell table:style-name="ce4" table:formula="of:=[.C4]/[.B4]" office:value-type="percentage" office:value="0.721666666666667" calcext:value-type="percentage">
            <text:p>72.2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04" calcext:value-type="float">
            <text:p>504</text:p>
          </table:table-cell>
          <table:table-cell table:style-name="ce4" table:formula="of:=[.C5]/[.B5]" office:value-type="percentage" office:value="0.72" calcext:value-type="percentage">
            <text:p>72.0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73" calcext:value-type="float">
            <text:p>573</text:p>
          </table:table-cell>
          <table:table-cell table:style-name="ce4" table:formula="of:=[.C6]/[.B6]" office:value-type="percentage" office:value="0.71625" calcext:value-type="percentage">
            <text:p>71.6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45" calcext:value-type="float">
            <text:p>645</text:p>
          </table:table-cell>
          <table:table-cell table:style-name="ce4" table:formula="of:=[.C7]/[.B7]" office:value-type="percentage" office:value="0.716666666666667" calcext:value-type="percentage">
            <text:p>71.7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17" calcext:value-type="float">
            <text:p>717</text:p>
          </table:table-cell>
          <table:table-cell table:style-name="ce4" table:formula="of:=[.C8]/[.B8]" office:value-type="percentage" office:value="0.717" calcext:value-type="percentage">
            <text:p>71.7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718597222222222" calcext:value-type="percentage">
            <text:p>71.86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24252874790606" calcext:value-type="float">
            <text:p>0.002243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104846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1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4h (10% denial rate). Time 2: 1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4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67" calcext:value-type="float">
            <text:p>367</text:p>
          </table:table-cell>
          <table:table-cell table:style-name="ce4" table:formula="of:=[.C3]/[.B3]" office:value-type="percentage" office:value="0.734" calcext:value-type="percentage">
            <text:p>73.4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42" calcext:value-type="float">
            <text:p>442</text:p>
          </table:table-cell>
          <table:table-cell table:style-name="ce4" table:formula="of:=[.C4]/[.B4]" office:value-type="percentage" office:value="0.736666666666667" calcext:value-type="percentage">
            <text:p>73.7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17" calcext:value-type="float">
            <text:p>517</text:p>
          </table:table-cell>
          <table:table-cell table:style-name="ce4" table:formula="of:=[.C5]/[.B5]" office:value-type="percentage" office:value="0.738571428571429" calcext:value-type="percentage">
            <text:p>73.9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87" calcext:value-type="float">
            <text:p>587</text:p>
          </table:table-cell>
          <table:table-cell table:style-name="ce4" table:formula="of:=[.C6]/[.B6]" office:value-type="percentage" office:value="0.73375" calcext:value-type="percentage">
            <text:p>73.4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59" calcext:value-type="float">
            <text:p>659</text:p>
          </table:table-cell>
          <table:table-cell table:style-name="ce4" table:formula="of:=[.C7]/[.B7]" office:value-type="percentage" office:value="0.732222222222222" calcext:value-type="percentage">
            <text:p>73.2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33" calcext:value-type="float">
            <text:p>733</text:p>
          </table:table-cell>
          <table:table-cell table:style-name="ce4" table:formula="of:=[.C8]/[.B8]" office:value-type="percentage" office:value="0.733" calcext:value-type="percentage">
            <text:p>73.3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73470171957672" calcext:value-type="percentage">
            <text:p>73.47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41981825498677" calcext:value-type="float">
            <text:p>0.002420</text:p>
          </table:table-cell>
          <table:table-cell table:number-columns-repeated="3"/>
        </table:table-row>
        <table:table-row table:style-name="ro2" table:number-rows-repeated="8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16">
          <table:table-cell table:number-columns-repeated="7"/>
        </table:table-row>
        <table:table-row table:style-name="ro2" table:number-rows-repeated="104844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1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6h (10% denial rate). Time 2: 1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73" calcext:value-type="float">
            <text:p>373</text:p>
          </table:table-cell>
          <table:table-cell table:style-name="ce4" table:formula="of:=[.C3]/[.B3]" office:value-type="percentage" office:value="0.746" calcext:value-type="percentage">
            <text:p>74.6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50" calcext:value-type="float">
            <text:p>450</text:p>
          </table:table-cell>
          <table:table-cell table:style-name="ce4" table:formula="of:=[.C4]/[.B4]" office:value-type="percentage" office:value="0.75" calcext:value-type="percentage">
            <text:p>75.0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26" calcext:value-type="float">
            <text:p>526</text:p>
          </table:table-cell>
          <table:table-cell table:style-name="ce4" table:formula="of:=[.C5]/[.B5]" office:value-type="percentage" office:value="0.751428571428571" calcext:value-type="percentage">
            <text:p>75.1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00" calcext:value-type="float">
            <text:p>600</text:p>
          </table:table-cell>
          <table:table-cell table:style-name="ce4" table:formula="of:=[.C6]/[.B6]" office:value-type="percentage" office:value="0.75" calcext:value-type="percentage">
            <text:p>75.0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73" calcext:value-type="float">
            <text:p>673</text:p>
          </table:table-cell>
          <table:table-cell table:style-name="ce4" table:formula="of:=[.C7]/[.B7]" office:value-type="percentage" office:value="0.747777777777778" calcext:value-type="percentage">
            <text:p>74.8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48" calcext:value-type="float">
            <text:p>748</text:p>
          </table:table-cell>
          <table:table-cell table:style-name="ce4" table:formula="of:=[.C8]/[.B8]" office:value-type="percentage" office:value="0.748" calcext:value-type="percentage">
            <text:p>74.8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748867724867725" calcext:value-type="percentage">
            <text:p>74.89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96401660280442" calcext:value-type="float">
            <text:p>0.001964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46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1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8h (10% denial rate). Time 2: 1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78" calcext:value-type="float">
            <text:p>378</text:p>
          </table:table-cell>
          <table:table-cell table:style-name="ce4" table:formula="of:=[.C3]/[.B3]" office:value-type="percentage" office:value="0.756" calcext:value-type="percentage">
            <text:p>75.6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58" calcext:value-type="float">
            <text:p>458</text:p>
          </table:table-cell>
          <table:table-cell table:style-name="ce4" table:formula="of:=[.C4]/[.B4]" office:value-type="percentage" office:value="0.763333333333333" calcext:value-type="percentage">
            <text:p>76.3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36" calcext:value-type="float">
            <text:p>536</text:p>
          </table:table-cell>
          <table:table-cell table:style-name="ce4" table:formula="of:=[.C5]/[.B5]" office:value-type="percentage" office:value="0.765714285714286" calcext:value-type="percentage">
            <text:p>76.6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12" calcext:value-type="float">
            <text:p>612</text:p>
          </table:table-cell>
          <table:table-cell table:style-name="ce4" table:formula="of:=[.C6]/[.B6]" office:value-type="percentage" office:value="0.765" calcext:value-type="percentage">
            <text:p>76.5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86" calcext:value-type="float">
            <text:p>686</text:p>
          </table:table-cell>
          <table:table-cell table:style-name="ce4" table:formula="of:=[.C7]/[.B7]" office:value-type="percentage" office:value="0.762222222222222" calcext:value-type="percentage">
            <text:p>76.2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61" calcext:value-type="float">
            <text:p>761</text:p>
          </table:table-cell>
          <table:table-cell table:style-name="ce4" table:formula="of:=[.C8]/[.B8]" office:value-type="percentage" office:value="0.761" calcext:value-type="percentage">
            <text:p>76.1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76221164021164" calcext:value-type="percentage">
            <text:p>76.22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350297957133852" calcext:value-type="float">
            <text:p>0.003503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46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1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0h (10% denial rate). Time 2: 1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84" calcext:value-type="float">
            <text:p>384</text:p>
          </table:table-cell>
          <table:table-cell table:style-name="ce4" table:formula="of:=[.C3]/[.B3]" office:value-type="percentage" office:value="0.768" calcext:value-type="percentage">
            <text:p>76.8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64" calcext:value-type="float">
            <text:p>464</text:p>
          </table:table-cell>
          <table:table-cell table:style-name="ce4" table:formula="of:=[.C4]/[.B4]" office:value-type="percentage" office:value="0.773333333333333" calcext:value-type="percentage">
            <text:p>77.3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42" calcext:value-type="float">
            <text:p>542</text:p>
          </table:table-cell>
          <table:table-cell table:style-name="ce4" table:formula="of:=[.C5]/[.B5]" office:value-type="percentage" office:value="0.774285714285714" calcext:value-type="percentage">
            <text:p>77.4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22" calcext:value-type="float">
            <text:p>622</text:p>
          </table:table-cell>
          <table:table-cell table:style-name="ce4" table:formula="of:=[.C6]/[.B6]" office:value-type="percentage" office:value="0.7775" calcext:value-type="percentage">
            <text:p>77.8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97" calcext:value-type="float">
            <text:p>697</text:p>
          </table:table-cell>
          <table:table-cell table:style-name="ce4" table:formula="of:=[.C7]/[.B7]" office:value-type="percentage" office:value="0.774444444444444" calcext:value-type="percentage">
            <text:p>77.4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72" calcext:value-type="float">
            <text:p>772</text:p>
          </table:table-cell>
          <table:table-cell table:style-name="ce4" table:formula="of:=[.C8]/[.B8]" office:value-type="percentage" office:value="0.772" calcext:value-type="percentage">
            <text:p>77.2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773260582010582" calcext:value-type="percentage">
            <text:p>77.33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315256004489219" calcext:value-type="float">
            <text:p>0.003153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46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1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2h (10% denial rate). Time 2: 1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90" calcext:value-type="float">
            <text:p>390</text:p>
          </table:table-cell>
          <table:table-cell table:style-name="ce4" table:formula="of:=[.C3]/[.B3]" office:value-type="percentage" office:value="0.78" calcext:value-type="percentage">
            <text:p>78.0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70" calcext:value-type="float">
            <text:p>470</text:p>
          </table:table-cell>
          <table:table-cell table:style-name="ce4" table:formula="of:=[.C4]/[.B4]" office:value-type="percentage" office:value="0.783333333333333" calcext:value-type="percentage">
            <text:p>78.3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50" calcext:value-type="float">
            <text:p>550</text:p>
          </table:table-cell>
          <table:table-cell table:style-name="ce4" table:formula="of:=[.C5]/[.B5]" office:value-type="percentage" office:value="0.785714285714286" calcext:value-type="percentage">
            <text:p>78.6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29" calcext:value-type="float">
            <text:p>629</text:p>
          </table:table-cell>
          <table:table-cell table:style-name="ce4" table:formula="of:=[.C6]/[.B6]" office:value-type="percentage" office:value="0.78625" calcext:value-type="percentage">
            <text:p>78.6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08" calcext:value-type="float">
            <text:p>708</text:p>
          </table:table-cell>
          <table:table-cell table:style-name="ce4" table:formula="of:=[.C7]/[.B7]" office:value-type="percentage" office:value="0.786666666666667" calcext:value-type="percentage">
            <text:p>78.7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84" calcext:value-type="float">
            <text:p>784</text:p>
          </table:table-cell>
          <table:table-cell table:style-name="ce4" table:formula="of:=[.C8]/[.B8]" office:value-type="percentage" office:value="0.784" calcext:value-type="percentage">
            <text:p>78.4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784327380952381" calcext:value-type="percentage">
            <text:p>78.43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4865140795044" calcext:value-type="float">
            <text:p>0.002487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46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1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4h (10% denial rate). Time 2: 1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96" calcext:value-type="float">
            <text:p>396</text:p>
          </table:table-cell>
          <table:table-cell table:style-name="ce4" table:formula="of:=[.C3]/[.B3]" office:value-type="percentage" office:value="0.792" calcext:value-type="percentage">
            <text:p>79.2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75" calcext:value-type="float">
            <text:p>475</text:p>
          </table:table-cell>
          <table:table-cell table:style-name="ce4" table:formula="of:=[.C4]/[.B4]" office:value-type="percentage" office:value="0.791666666666667" calcext:value-type="percentage">
            <text:p>79.2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57" calcext:value-type="float">
            <text:p>557</text:p>
          </table:table-cell>
          <table:table-cell table:style-name="ce4" table:formula="of:=[.C5]/[.B5]" office:value-type="percentage" office:value="0.795714285714286" calcext:value-type="percentage">
            <text:p>79.6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37" calcext:value-type="float">
            <text:p>637</text:p>
          </table:table-cell>
          <table:table-cell table:style-name="ce4" table:formula="of:=[.C6]/[.B6]" office:value-type="percentage" office:value="0.79625" calcext:value-type="percentage">
            <text:p>79.6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17" calcext:value-type="float">
            <text:p>717</text:p>
          </table:table-cell>
          <table:table-cell table:style-name="ce4" table:formula="of:=[.C7]/[.B7]" office:value-type="percentage" office:value="0.796666666666667" calcext:value-type="percentage">
            <text:p>79.7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95" calcext:value-type="float">
            <text:p>795</text:p>
          </table:table-cell>
          <table:table-cell table:style-name="ce4" table:formula="of:=[.C8]/[.B8]" office:value-type="percentage" office:value="0.795" calcext:value-type="percentage">
            <text:p>79.5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794549603174603" calcext:value-type="percentage">
            <text:p>79.45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17919476727328" calcext:value-type="float">
            <text:p>0.002179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46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2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6h (10% denial rate). Time 2: 1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01" calcext:value-type="float">
            <text:p>401</text:p>
          </table:table-cell>
          <table:table-cell table:style-name="ce4" table:formula="of:=[.C3]/[.B3]" office:value-type="percentage" office:value="0.802" calcext:value-type="percentage">
            <text:p>80.2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79" calcext:value-type="float">
            <text:p>479</text:p>
          </table:table-cell>
          <table:table-cell table:style-name="ce4" table:formula="of:=[.C4]/[.B4]" office:value-type="percentage" office:value="0.798333333333333" calcext:value-type="percentage">
            <text:p>79.8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63" calcext:value-type="float">
            <text:p>563</text:p>
          </table:table-cell>
          <table:table-cell table:style-name="ce4" table:formula="of:=[.C5]/[.B5]" office:value-type="percentage" office:value="0.804285714285714" calcext:value-type="percentage">
            <text:p>80.4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43" calcext:value-type="float">
            <text:p>643</text:p>
          </table:table-cell>
          <table:table-cell table:style-name="ce4" table:formula="of:=[.C6]/[.B6]" office:value-type="percentage" office:value="0.80375" calcext:value-type="percentage">
            <text:p>80.4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25" calcext:value-type="float">
            <text:p>725</text:p>
          </table:table-cell>
          <table:table-cell table:style-name="ce4" table:formula="of:=[.C7]/[.B7]" office:value-type="percentage" office:value="0.805555555555556" calcext:value-type="percentage">
            <text:p>80.6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05" calcext:value-type="float">
            <text:p>805</text:p>
          </table:table-cell>
          <table:table-cell table:style-name="ce4" table:formula="of:=[.C8]/[.B8]" office:value-type="percentage" office:value="0.805" calcext:value-type="percentage">
            <text:p>80.5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8031541005291" calcext:value-type="percentage">
            <text:p>80.32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66013989712512" calcext:value-type="float">
            <text:p>0.002660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46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2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8h (10% denial rate). Time 2: 1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05" calcext:value-type="float">
            <text:p>405</text:p>
          </table:table-cell>
          <table:table-cell table:style-name="ce4" table:formula="of:=[.C3]/[.B3]" office:value-type="percentage" office:value="0.81" calcext:value-type="percentage">
            <text:p>81.0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84" calcext:value-type="float">
            <text:p>484</text:p>
          </table:table-cell>
          <table:table-cell table:style-name="ce4" table:formula="of:=[.C4]/[.B4]" office:value-type="percentage" office:value="0.806666666666667" calcext:value-type="percentage">
            <text:p>80.7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67" calcext:value-type="float">
            <text:p>567</text:p>
          </table:table-cell>
          <table:table-cell table:style-name="ce4" table:formula="of:=[.C5]/[.B5]" office:value-type="percentage" office:value="0.81" calcext:value-type="percentage">
            <text:p>81.0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50" calcext:value-type="float">
            <text:p>650</text:p>
          </table:table-cell>
          <table:table-cell table:style-name="ce4" table:formula="of:=[.C6]/[.B6]" office:value-type="percentage" office:value="0.8125" calcext:value-type="percentage">
            <text:p>81.3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32" calcext:value-type="float">
            <text:p>732</text:p>
          </table:table-cell>
          <table:table-cell table:style-name="ce4" table:formula="of:=[.C7]/[.B7]" office:value-type="percentage" office:value="0.813333333333333" calcext:value-type="percentage">
            <text:p>81.3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14" calcext:value-type="float">
            <text:p>814</text:p>
          </table:table-cell>
          <table:table-cell table:style-name="ce4" table:formula="of:=[.C8]/[.B8]" office:value-type="percentage" office:value="0.814" calcext:value-type="percentage">
            <text:p>81.4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811083333333333" calcext:value-type="percentage">
            <text:p>81.11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73607585989699" calcext:value-type="float">
            <text:p>0.002736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46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2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h (10% denial rate). Time 2: 1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table:style-name="ce4" table:formula="of:=[.C3]/[.B3]" office:value-type="percentage" office:value="0.098" calcext:value-type="percentage">
            <text:p>9.8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4" calcext:value-type="float">
            <text:p>64</text:p>
          </table:table-cell>
          <table:table-cell table:style-name="ce4" table:formula="of:=[.C4]/[.B4]" office:value-type="percentage" office:value="0.106666666666667" calcext:value-type="percentage">
            <text:p>10.7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table:style-name="ce4" table:formula="of:=[.C5]/[.B5]" office:value-type="percentage" office:value="0.112857142857143" calcext:value-type="percentage">
            <text:p>11.3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8" calcext:value-type="float">
            <text:p>88</text:p>
          </table:table-cell>
          <table:table-cell table:style-name="ce4" table:formula="of:=[.C6]/[.B6]" office:value-type="percentage" office:value="0.11" calcext:value-type="percentage">
            <text:p>11.0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4" calcext:value-type="float">
            <text:p>94</text:p>
          </table:table-cell>
          <table:table-cell table:style-name="ce4" table:formula="of:=[.C7]/[.B7]" office:value-type="percentage" office:value="0.104444444444444" calcext:value-type="percentage">
            <text:p>10.4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style-name="ce4" table:formula="of:=[.C8]/[.B8]" office:value-type="percentage" office:value="0.1" calcext:value-type="percentage">
            <text:p>10.0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5328042328042" calcext:value-type="percentage">
            <text:p>10.53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571271289348087" calcext:value-type="float">
            <text:p>0.005713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46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2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h (10% denial rate). Time 2: 1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4" calcext:value-type="float">
            <text:p>54</text:p>
          </table:table-cell>
          <table:table-cell table:style-name="ce4" table:formula="of:=[.C3]/[.B3]" office:value-type="percentage" office:value="0.108" calcext:value-type="percentage">
            <text:p>10.8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7" calcext:value-type="float">
            <text:p>67</text:p>
          </table:table-cell>
          <table:table-cell table:style-name="ce4" table:formula="of:=[.C4]/[.B4]" office:value-type="percentage" office:value="0.111666666666667" calcext:value-type="percentage">
            <text:p>11.2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3" calcext:value-type="float">
            <text:p>73</text:p>
          </table:table-cell>
          <table:table-cell table:style-name="ce4" table:formula="of:=[.C5]/[.B5]" office:value-type="percentage" office:value="0.104285714285714" calcext:value-type="percentage">
            <text:p>10.4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5" calcext:value-type="float">
            <text:p>85</text:p>
          </table:table-cell>
          <table:table-cell table:style-name="ce4" table:formula="of:=[.C6]/[.B6]" office:value-type="percentage" office:value="0.10625" calcext:value-type="percentage">
            <text:p>10.6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2" calcext:value-type="float">
            <text:p>92</text:p>
          </table:table-cell>
          <table:table-cell table:style-name="ce4" table:formula="of:=[.C7]/[.B7]" office:value-type="percentage" office:value="0.102222222222222" calcext:value-type="percentage">
            <text:p>10.2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2" calcext:value-type="float">
            <text:p>102</text:p>
          </table:table-cell>
          <table:table-cell table:style-name="ce4" table:formula="of:=[.C8]/[.B8]" office:value-type="percentage" office:value="0.102" calcext:value-type="percentage">
            <text:p>10.2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5737433862434" calcext:value-type="percentage">
            <text:p>10.57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371403677149294" calcext:value-type="float">
            <text:p>0.003714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46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2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6h (10% denial rate). Time 2: 1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8" calcext:value-type="float">
            <text:p>48</text:p>
          </table:table-cell>
          <table:table-cell table:style-name="ce4" table:formula="of:=[.C3]/[.B3]" office:value-type="percentage" office:value="0.096" calcext:value-type="percentage">
            <text:p>9.6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1" calcext:value-type="float">
            <text:p>61</text:p>
          </table:table-cell>
          <table:table-cell table:style-name="ce4" table:formula="of:=[.C4]/[.B4]" office:value-type="percentage" office:value="0.101666666666667" calcext:value-type="percentage">
            <text:p>10.2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 table:style-name="ce4" table:formula="of:=[.C5]/[.B5]" office:value-type="percentage" office:value="0.0985714285714286" calcext:value-type="percentage">
            <text:p>9.9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0" calcext:value-type="float">
            <text:p>80</text:p>
          </table:table-cell>
          <table:table-cell table:style-name="ce4" table:formula="of:=[.C6]/[.B6]" office:value-type="percentage" office:value="0.1" calcext:value-type="percentage">
            <text:p>10.0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table:style-name="ce4" table:formula="of:=[.C7]/[.B7]" office:value-type="percentage" office:value="0.1" calcext:value-type="percentage">
            <text:p>10.0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6" calcext:value-type="float">
            <text:p>96</text:p>
          </table:table-cell>
          <table:table-cell table:style-name="ce4" table:formula="of:=[.C8]/[.B8]" office:value-type="percentage" office:value="0.096" calcext:value-type="percentage">
            <text:p>9.6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987063492063492" calcext:value-type="percentage">
            <text:p>9.87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31419099682064" calcext:value-type="float">
            <text:p>0.002314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46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2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8h (10% denial rate). Time 2: 1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  <table:table-cell table:style-name="ce4" table:formula="of:=[.C3]/[.B3]" office:value-type="percentage" office:value="0.09" calcext:value-type="percentage">
            <text:p>9.0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style-name="ce4" table:formula="of:=[.C4]/[.B4]" office:value-type="percentage" office:value="0.105" calcext:value-type="percentage">
            <text:p>10.5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table:style-name="ce4" table:formula="of:=[.C5]/[.B5]" office:value-type="percentage" office:value="0.1" calcext:value-type="percentage">
            <text:p>10.0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3" calcext:value-type="float">
            <text:p>83</text:p>
          </table:table-cell>
          <table:table-cell table:style-name="ce4" table:formula="of:=[.C6]/[.B6]" office:value-type="percentage" office:value="0.10375" calcext:value-type="percentage">
            <text:p>10.4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4" calcext:value-type="float">
            <text:p>94</text:p>
          </table:table-cell>
          <table:table-cell table:style-name="ce4" table:formula="of:=[.C7]/[.B7]" office:value-type="percentage" office:value="0.104444444444444" calcext:value-type="percentage">
            <text:p>10.4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8" calcext:value-type="float">
            <text:p>108</text:p>
          </table:table-cell>
          <table:table-cell table:style-name="ce4" table:formula="of:=[.C8]/[.B8]" office:value-type="percentage" office:value="0.108" calcext:value-type="percentage">
            <text:p>10.8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1865740740741" calcext:value-type="percentage">
            <text:p>10.19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635499260974856" calcext:value-type="float">
            <text:p>0.006355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46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2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0h (10% denial rate). Time 2: 1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7" calcext:value-type="float">
            <text:p>47</text:p>
          </table:table-cell>
          <table:table-cell table:style-name="ce4" table:formula="of:=[.C3]/[.B3]" office:value-type="percentage" office:value="0.094" calcext:value-type="percentage">
            <text:p>9.4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8" calcext:value-type="float">
            <text:p>58</text:p>
          </table:table-cell>
          <table:table-cell table:style-name="ce4" table:formula="of:=[.C4]/[.B4]" office:value-type="percentage" office:value="0.0966666666666667" calcext:value-type="percentage">
            <text:p>9.7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4" calcext:value-type="float">
            <text:p>74</text:p>
          </table:table-cell>
          <table:table-cell table:style-name="ce4" table:formula="of:=[.C5]/[.B5]" office:value-type="percentage" office:value="0.105714285714286" calcext:value-type="percentage">
            <text:p>10.6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3" calcext:value-type="float">
            <text:p>83</text:p>
          </table:table-cell>
          <table:table-cell table:style-name="ce4" table:formula="of:=[.C6]/[.B6]" office:value-type="percentage" office:value="0.10375" calcext:value-type="percentage">
            <text:p>10.4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1" calcext:value-type="float">
            <text:p>91</text:p>
          </table:table-cell>
          <table:table-cell table:style-name="ce4" table:formula="of:=[.C7]/[.B7]" office:value-type="percentage" office:value="0.101111111111111" calcext:value-type="percentage">
            <text:p>10.1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style-name="ce4" table:formula="of:=[.C8]/[.B8]" office:value-type="percentage" office:value="0.1" calcext:value-type="percentage">
            <text:p>10.0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0207010582011" calcext:value-type="percentage">
            <text:p>10.02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43544028281832" calcext:value-type="float">
            <text:p>0.004354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46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2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2h (10% denial rate). Time 2: 1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6" calcext:value-type="float">
            <text:p>56</text:p>
          </table:table-cell>
          <table:table-cell table:style-name="ce4" table:formula="of:=[.C3]/[.B3]" office:value-type="percentage" office:value="0.112" calcext:value-type="percentage">
            <text:p>11.2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9" calcext:value-type="float">
            <text:p>69</text:p>
          </table:table-cell>
          <table:table-cell table:style-name="ce4" table:formula="of:=[.C4]/[.B4]" office:value-type="percentage" office:value="0.115" calcext:value-type="percentage">
            <text:p>11.5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85" calcext:value-type="float">
            <text:p>85</text:p>
          </table:table-cell>
          <table:table-cell table:style-name="ce4" table:formula="of:=[.C5]/[.B5]" office:value-type="percentage" office:value="0.121428571428571" calcext:value-type="percentage">
            <text:p>12.1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98" calcext:value-type="float">
            <text:p>98</text:p>
          </table:table-cell>
          <table:table-cell table:style-name="ce4" table:formula="of:=[.C6]/[.B6]" office:value-type="percentage" office:value="0.1225" calcext:value-type="percentage">
            <text:p>12.3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117" calcext:value-type="float">
            <text:p>117</text:p>
          </table:table-cell>
          <table:table-cell table:style-name="ce4" table:formula="of:=[.C7]/[.B7]" office:value-type="percentage" office:value="0.13" calcext:value-type="percentage">
            <text:p>13.0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23" calcext:value-type="float">
            <text:p>123</text:p>
          </table:table-cell>
          <table:table-cell table:style-name="ce4" table:formula="of:=[.C8]/[.B8]" office:value-type="percentage" office:value="0.123" calcext:value-type="percentage">
            <text:p>12.3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20654761904762" calcext:value-type="percentage">
            <text:p>12.07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638307978040328" calcext:value-type="float">
            <text:p>0.006383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46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2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4h (10% denial rate). Time 2: 1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21" calcext:value-type="float">
            <text:p>121</text:p>
          </table:table-cell>
          <table:table-cell table:style-name="ce4" table:formula="of:=[.C3]/[.B3]" office:value-type="percentage" office:value="0.242" calcext:value-type="percentage">
            <text:p>24.2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41" calcext:value-type="float">
            <text:p>141</text:p>
          </table:table-cell>
          <table:table-cell table:style-name="ce4" table:formula="of:=[.C4]/[.B4]" office:value-type="percentage" office:value="0.235" calcext:value-type="percentage">
            <text:p>23.5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167" calcext:value-type="float">
            <text:p>167</text:p>
          </table:table-cell>
          <table:table-cell table:style-name="ce4" table:formula="of:=[.C5]/[.B5]" office:value-type="percentage" office:value="0.238571428571429" calcext:value-type="percentage">
            <text:p>23.9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94" calcext:value-type="float">
            <text:p>194</text:p>
          </table:table-cell>
          <table:table-cell table:style-name="ce4" table:formula="of:=[.C6]/[.B6]" office:value-type="percentage" office:value="0.2425" calcext:value-type="percentage">
            <text:p>24.3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220" calcext:value-type="float">
            <text:p>220</text:p>
          </table:table-cell>
          <table:table-cell table:style-name="ce4" table:formula="of:=[.C7]/[.B7]" office:value-type="percentage" office:value="0.244444444444444" calcext:value-type="percentage">
            <text:p>24.4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252" calcext:value-type="float">
            <text:p>252</text:p>
          </table:table-cell>
          <table:table-cell table:style-name="ce4" table:formula="of:=[.C8]/[.B8]" office:value-type="percentage" office:value="0.252" calcext:value-type="percentage">
            <text:p>25.2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242419312169312" calcext:value-type="percentage">
            <text:p>24.24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576065056240686" calcext:value-type="float">
            <text:p>0.005761</text:p>
          </table:table-cell>
          <table:table-cell table:number-columns-repeated="3"/>
        </table:table-row>
        <table:table-row table:style-name="ro2" table:number-rows-repeated="11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46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2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6h (10% denial rate). Time 2: 1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4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68" calcext:value-type="float">
            <text:p>168</text:p>
          </table:table-cell>
          <table:table-cell table:style-name="ce4" table:formula="of:=[.C3]/[.B3]" office:value-type="percentage" office:value="0.336" calcext:value-type="percentage">
            <text:p>33.6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01" calcext:value-type="float">
            <text:p>201</text:p>
          </table:table-cell>
          <table:table-cell table:style-name="ce4" table:formula="of:=[.C4]/[.B4]" office:value-type="percentage" office:value="0.335" calcext:value-type="percentage">
            <text:p>33.5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32" calcext:value-type="float">
            <text:p>232</text:p>
          </table:table-cell>
          <table:table-cell table:style-name="ce4" table:formula="of:=[.C5]/[.B5]" office:value-type="percentage" office:value="0.331428571428571" calcext:value-type="percentage">
            <text:p>33.1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265" calcext:value-type="float">
            <text:p>265</text:p>
          </table:table-cell>
          <table:table-cell table:style-name="ce4" table:formula="of:=[.C6]/[.B6]" office:value-type="percentage" office:value="0.33125" calcext:value-type="percentage">
            <text:p>33.1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301" calcext:value-type="float">
            <text:p>301</text:p>
          </table:table-cell>
          <table:table-cell table:style-name="ce4" table:formula="of:=[.C7]/[.B7]" office:value-type="percentage" office:value="0.334444444444444" calcext:value-type="percentage">
            <text:p>33.4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337" calcext:value-type="float">
            <text:p>337</text:p>
          </table:table-cell>
          <table:table-cell table:style-name="ce4" table:formula="of:=[.C8]/[.B8]" office:value-type="percentage" office:value="0.337" calcext:value-type="percentage">
            <text:p>33.7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334187169312169" calcext:value-type="percentage">
            <text:p>33.42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3732712299124" calcext:value-type="float">
            <text:p>0.002373</text:p>
          </table:table-cell>
          <table:table-cell table:number-columns-repeated="3"/>
        </table:table-row>
        <table:table-row table:style-name="ro4" table:number-rows-repeated="3">
          <table:table-cell table:number-columns-repeated="7"/>
        </table:table-row>
        <table:table-row table:style-name="ro2" table:number-rows-repeated="8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4">
          <table:table-cell table:number-columns-repeated="7"/>
        </table:table-row>
        <table:table-row table:style-name="ro2" table:number-rows-repeated="10484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3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8h (10% denial rate). Time 2: 1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02" calcext:value-type="float">
            <text:p>202</text:p>
          </table:table-cell>
          <table:table-cell table:style-name="ce4" table:formula="of:=[.C3]/[.B3]" office:value-type="percentage" office:value="0.404" calcext:value-type="percentage">
            <text:p>40.4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42" calcext:value-type="float">
            <text:p>242</text:p>
          </table:table-cell>
          <table:table-cell table:style-name="ce4" table:formula="of:=[.C4]/[.B4]" office:value-type="percentage" office:value="0.403333333333333" calcext:value-type="percentage">
            <text:p>40.3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84" calcext:value-type="float">
            <text:p>284</text:p>
          </table:table-cell>
          <table:table-cell table:style-name="ce4" table:formula="of:=[.C5]/[.B5]" office:value-type="percentage" office:value="0.405714285714286" calcext:value-type="percentage">
            <text:p>40.6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325" calcext:value-type="float">
            <text:p>325</text:p>
          </table:table-cell>
          <table:table-cell table:style-name="ce4" table:formula="of:=[.C6]/[.B6]" office:value-type="percentage" office:value="0.40625" calcext:value-type="percentage">
            <text:p>40.6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364" calcext:value-type="float">
            <text:p>364</text:p>
          </table:table-cell>
          <table:table-cell table:style-name="ce4" table:formula="of:=[.C7]/[.B7]" office:value-type="percentage" office:value="0.404444444444444" calcext:value-type="percentage">
            <text:p>40.4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07" calcext:value-type="float">
            <text:p>407</text:p>
          </table:table-cell>
          <table:table-cell table:style-name="ce4" table:formula="of:=[.C8]/[.B8]" office:value-type="percentage" office:value="0.407" calcext:value-type="percentage">
            <text:p>40.7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405123677248677" calcext:value-type="percentage">
            <text:p>40.51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41896775605908" calcext:value-type="float">
            <text:p>0.001419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3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0h (10% denial rate). Time 2: 1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30" calcext:value-type="float">
            <text:p>230</text:p>
          </table:table-cell>
          <table:table-cell table:style-name="ce4" table:formula="of:=[.C3]/[.B3]" office:value-type="percentage" office:value="0.46" calcext:value-type="percentage">
            <text:p>46.0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79" calcext:value-type="float">
            <text:p>279</text:p>
          </table:table-cell>
          <table:table-cell table:style-name="ce4" table:formula="of:=[.C4]/[.B4]" office:value-type="percentage" office:value="0.465" calcext:value-type="percentage">
            <text:p>46.5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27" calcext:value-type="float">
            <text:p>327</text:p>
          </table:table-cell>
          <table:table-cell table:style-name="ce4" table:formula="of:=[.C5]/[.B5]" office:value-type="percentage" office:value="0.467142857142857" calcext:value-type="percentage">
            <text:p>46.7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371" calcext:value-type="float">
            <text:p>371</text:p>
          </table:table-cell>
          <table:table-cell table:style-name="ce4" table:formula="of:=[.C6]/[.B6]" office:value-type="percentage" office:value="0.46375" calcext:value-type="percentage">
            <text:p>46.4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419" calcext:value-type="float">
            <text:p>419</text:p>
          </table:table-cell>
          <table:table-cell table:style-name="ce4" table:formula="of:=[.C7]/[.B7]" office:value-type="percentage" office:value="0.465555555555556" calcext:value-type="percentage">
            <text:p>46.6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63" calcext:value-type="float">
            <text:p>463</text:p>
          </table:table-cell>
          <table:table-cell table:style-name="ce4" table:formula="of:=[.C8]/[.B8]" office:value-type="percentage" office:value="0.463" calcext:value-type="percentage">
            <text:p>46.3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464074735449735" calcext:value-type="percentage">
            <text:p>46.41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46277452407421" calcext:value-type="float">
            <text:p>0.002463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3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2h (10% denial rate). Time 2: 1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4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54" calcext:value-type="float">
            <text:p>254</text:p>
          </table:table-cell>
          <table:table-cell table:style-name="ce4" table:formula="of:=[.C3]/[.B3]" office:value-type="percentage" office:value="0.508" calcext:value-type="percentage">
            <text:p>50.8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06" calcext:value-type="float">
            <text:p>306</text:p>
          </table:table-cell>
          <table:table-cell table:style-name="ce4" table:formula="of:=[.C4]/[.B4]" office:value-type="percentage" office:value="0.51" calcext:value-type="percentage">
            <text:p>51.0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59" calcext:value-type="float">
            <text:p>359</text:p>
          </table:table-cell>
          <table:table-cell table:style-name="ce4" table:formula="of:=[.C5]/[.B5]" office:value-type="percentage" office:value="0.512857142857143" calcext:value-type="percentage">
            <text:p>51.3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11" calcext:value-type="float">
            <text:p>411</text:p>
          </table:table-cell>
          <table:table-cell table:style-name="ce4" table:formula="of:=[.C6]/[.B6]" office:value-type="percentage" office:value="0.51375" calcext:value-type="percentage">
            <text:p>51.4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460" calcext:value-type="float">
            <text:p>460</text:p>
          </table:table-cell>
          <table:table-cell table:style-name="ce4" table:formula="of:=[.C7]/[.B7]" office:value-type="percentage" office:value="0.511111111111111" calcext:value-type="percentage">
            <text:p>51.1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14" calcext:value-type="float">
            <text:p>514</text:p>
          </table:table-cell>
          <table:table-cell table:style-name="ce4" table:formula="of:=[.C8]/[.B8]" office:value-type="percentage" office:value="0.514" calcext:value-type="percentage">
            <text:p>51.4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11619708994709" calcext:value-type="percentage">
            <text:p>51.16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354552604726" calcext:value-type="float">
            <text:p>0.00235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8">
          <table:table-cell table:number-columns-repeated="7"/>
        </table:table-row>
        <table:table-row table:style-name="ro2" table:number-rows-repeated="104844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3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4h (10% denial rate). Time 2: 1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74" calcext:value-type="float">
            <text:p>274</text:p>
          </table:table-cell>
          <table:table-cell table:style-name="ce4" table:formula="of:=[.C3]/[.B3]" office:value-type="percentage" office:value="0.548" calcext:value-type="percentage">
            <text:p>54.8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29" calcext:value-type="float">
            <text:p>329</text:p>
          </table:table-cell>
          <table:table-cell table:style-name="ce4" table:formula="of:=[.C4]/[.B4]" office:value-type="percentage" office:value="0.548333333333333" calcext:value-type="percentage">
            <text:p>54.8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87" calcext:value-type="float">
            <text:p>387</text:p>
          </table:table-cell>
          <table:table-cell table:style-name="ce4" table:formula="of:=[.C5]/[.B5]" office:value-type="percentage" office:value="0.552857142857143" calcext:value-type="percentage">
            <text:p>55.3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41" calcext:value-type="float">
            <text:p>441</text:p>
          </table:table-cell>
          <table:table-cell table:style-name="ce4" table:formula="of:=[.C6]/[.B6]" office:value-type="percentage" office:value="0.55125" calcext:value-type="percentage">
            <text:p>55.1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498" calcext:value-type="float">
            <text:p>498</text:p>
          </table:table-cell>
          <table:table-cell table:style-name="ce4" table:formula="of:=[.C7]/[.B7]" office:value-type="percentage" office:value="0.553333333333333" calcext:value-type="percentage">
            <text:p>55.3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50" calcext:value-type="float">
            <text:p>550</text:p>
          </table:table-cell>
          <table:table-cell table:style-name="ce4" table:formula="of:=[.C8]/[.B8]" office:value-type="percentage" office:value="0.55" calcext:value-type="percentage">
            <text:p>55.0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50628968253968" calcext:value-type="percentage">
            <text:p>55.06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24682210279371" calcext:value-type="float">
            <text:p>0.002247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 table:number-rows-repeated="104844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3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6h (10% denial rate). Time 2: 1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93" calcext:value-type="float">
            <text:p>293</text:p>
          </table:table-cell>
          <table:table-cell table:style-name="ce4" table:formula="of:=[.C3]/[.B3]" office:value-type="percentage" office:value="0.586" calcext:value-type="percentage">
            <text:p>58.6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50" calcext:value-type="float">
            <text:p>350</text:p>
          </table:table-cell>
          <table:table-cell table:style-name="ce4" table:formula="of:=[.C4]/[.B4]" office:value-type="percentage" office:value="0.583333333333333" calcext:value-type="percentage">
            <text:p>58.3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09" calcext:value-type="float">
            <text:p>409</text:p>
          </table:table-cell>
          <table:table-cell table:style-name="ce4" table:formula="of:=[.C5]/[.B5]" office:value-type="percentage" office:value="0.584285714285714" calcext:value-type="percentage">
            <text:p>58.4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71" calcext:value-type="float">
            <text:p>471</text:p>
          </table:table-cell>
          <table:table-cell table:style-name="ce4" table:formula="of:=[.C6]/[.B6]" office:value-type="percentage" office:value="0.58875" calcext:value-type="percentage">
            <text:p>58.9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30" calcext:value-type="float">
            <text:p>530</text:p>
          </table:table-cell>
          <table:table-cell table:style-name="ce4" table:formula="of:=[.C7]/[.B7]" office:value-type="percentage" office:value="0.588888888888889" calcext:value-type="percentage">
            <text:p>58.9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87" calcext:value-type="float">
            <text:p>587</text:p>
          </table:table-cell>
          <table:table-cell table:style-name="ce4" table:formula="of:=[.C8]/[.B8]" office:value-type="percentage" office:value="0.587" calcext:value-type="percentage">
            <text:p>58.7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86376322751323" calcext:value-type="percentage">
            <text:p>58.64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28509749265461" calcext:value-type="float">
            <text:p>0.00228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 table:number-rows-repeated="104844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3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8h (10% denial rate). Time 2: 1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9" calcext:value-type="float">
            <text:p>309</text:p>
          </table:table-cell>
          <table:table-cell table:style-name="ce4" table:formula="of:=[.C3]/[.B3]" office:value-type="percentage" office:value="0.618" calcext:value-type="percentage">
            <text:p>61.8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67" calcext:value-type="float">
            <text:p>367</text:p>
          </table:table-cell>
          <table:table-cell table:style-name="ce4" table:formula="of:=[.C4]/[.B4]" office:value-type="percentage" office:value="0.611666666666667" calcext:value-type="percentage">
            <text:p>61.2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style-name="ce4" table:formula="of:=[.C5]/[.B5]" office:value-type="percentage" office:value="0.612857142857143" calcext:value-type="percentage">
            <text:p>61.3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93" calcext:value-type="float">
            <text:p>493</text:p>
          </table:table-cell>
          <table:table-cell table:style-name="ce4" table:formula="of:=[.C6]/[.B6]" office:value-type="percentage" office:value="0.61625" calcext:value-type="percentage">
            <text:p>61.6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54" calcext:value-type="float">
            <text:p>554</text:p>
          </table:table-cell>
          <table:table-cell table:style-name="ce4" table:formula="of:=[.C7]/[.B7]" office:value-type="percentage" office:value="0.615555555555556" calcext:value-type="percentage">
            <text:p>61.6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17" calcext:value-type="float">
            <text:p>617</text:p>
          </table:table-cell>
          <table:table-cell table:style-name="ce4" table:formula="of:=[.C8]/[.B8]" office:value-type="percentage" office:value="0.617" calcext:value-type="percentage">
            <text:p>61.7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615221560846561" calcext:value-type="percentage">
            <text:p>61.52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46087604599422" calcext:value-type="float">
            <text:p>0.002461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 table:number-rows-repeated="104844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3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0h (10% denial rate). Time 2: 1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22" calcext:value-type="float">
            <text:p>322</text:p>
          </table:table-cell>
          <table:table-cell table:style-name="ce4" table:formula="of:=[.C3]/[.B3]" office:value-type="percentage" office:value="0.644" calcext:value-type="percentage">
            <text:p>64.4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83" calcext:value-type="float">
            <text:p>383</text:p>
          </table:table-cell>
          <table:table-cell table:style-name="ce4" table:formula="of:=[.C4]/[.B4]" office:value-type="percentage" office:value="0.638333333333333" calcext:value-type="percentage">
            <text:p>63.8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46" calcext:value-type="float">
            <text:p>446</text:p>
          </table:table-cell>
          <table:table-cell table:style-name="ce4" table:formula="of:=[.C5]/[.B5]" office:value-type="percentage" office:value="0.637142857142857" calcext:value-type="percentage">
            <text:p>63.7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10" calcext:value-type="float">
            <text:p>510</text:p>
          </table:table-cell>
          <table:table-cell table:style-name="ce4" table:formula="of:=[.C6]/[.B6]" office:value-type="percentage" office:value="0.6375" calcext:value-type="percentage">
            <text:p>63.8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77" calcext:value-type="float">
            <text:p>577</text:p>
          </table:table-cell>
          <table:table-cell table:style-name="ce4" table:formula="of:=[.C7]/[.B7]" office:value-type="percentage" office:value="0.641111111111111" calcext:value-type="percentage">
            <text:p>64.1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41" calcext:value-type="float">
            <text:p>641</text:p>
          </table:table-cell>
          <table:table-cell table:style-name="ce4" table:formula="of:=[.C8]/[.B8]" office:value-type="percentage" office:value="0.641" calcext:value-type="percentage">
            <text:p>64.1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639847883597884" calcext:value-type="percentage">
            <text:p>63.98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65656825947982" calcext:value-type="float">
            <text:p>0.002657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3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3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2h (10% denial rate). Time 2: 1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33" calcext:value-type="float">
            <text:p>333</text:p>
          </table:table-cell>
          <table:table-cell table:style-name="ce4" table:formula="of:=[.C3]/[.B3]" office:value-type="percentage" office:value="0.666" calcext:value-type="percentage">
            <text:p>66.6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98" calcext:value-type="float">
            <text:p>398</text:p>
          </table:table-cell>
          <table:table-cell table:style-name="ce4" table:formula="of:=[.C4]/[.B4]" office:value-type="percentage" office:value="0.663333333333333" calcext:value-type="percentage">
            <text:p>66.3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62" calcext:value-type="float">
            <text:p>462</text:p>
          </table:table-cell>
          <table:table-cell table:style-name="ce4" table:formula="of:=[.C5]/[.B5]" office:value-type="percentage" office:value="0.66" calcext:value-type="percentage">
            <text:p>66.0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28" calcext:value-type="float">
            <text:p>528</text:p>
          </table:table-cell>
          <table:table-cell table:style-name="ce4" table:formula="of:=[.C6]/[.B6]" office:value-type="percentage" office:value="0.66" calcext:value-type="percentage">
            <text:p>66.0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97" calcext:value-type="float">
            <text:p>597</text:p>
          </table:table-cell>
          <table:table-cell table:style-name="ce4" table:formula="of:=[.C7]/[.B7]" office:value-type="percentage" office:value="0.663333333333333" calcext:value-type="percentage">
            <text:p>66.3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64" calcext:value-type="float">
            <text:p>664</text:p>
          </table:table-cell>
          <table:table-cell table:style-name="ce4" table:formula="of:=[.C8]/[.B8]" office:value-type="percentage" office:value="0.664" calcext:value-type="percentage">
            <text:p>66.4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662777777777778" calcext:value-type="percentage">
            <text:p>66.28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36329963931474" calcext:value-type="float">
            <text:p>0.002363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3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3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4h (10% denial rate). Time 2: 1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42" calcext:value-type="float">
            <text:p>342</text:p>
          </table:table-cell>
          <table:table-cell table:style-name="ce4" table:formula="of:=[.C3]/[.B3]" office:value-type="percentage" office:value="0.684" calcext:value-type="percentage">
            <text:p>68.4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1" calcext:value-type="float">
            <text:p>411</text:p>
          </table:table-cell>
          <table:table-cell table:style-name="ce4" table:formula="of:=[.C4]/[.B4]" office:value-type="percentage" office:value="0.685" calcext:value-type="percentage">
            <text:p>68.5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76" calcext:value-type="float">
            <text:p>476</text:p>
          </table:table-cell>
          <table:table-cell table:style-name="ce4" table:formula="of:=[.C5]/[.B5]" office:value-type="percentage" office:value="0.68" calcext:value-type="percentage">
            <text:p>68.0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44" calcext:value-type="float">
            <text:p>544</text:p>
          </table:table-cell>
          <table:table-cell table:style-name="ce4" table:formula="of:=[.C6]/[.B6]" office:value-type="percentage" office:value="0.68" calcext:value-type="percentage">
            <text:p>68.0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12" calcext:value-type="float">
            <text:p>612</text:p>
          </table:table-cell>
          <table:table-cell table:style-name="ce4" table:formula="of:=[.C7]/[.B7]" office:value-type="percentage" office:value="0.68" calcext:value-type="percentage">
            <text:p>68.0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84" calcext:value-type="float">
            <text:p>684</text:p>
          </table:table-cell>
          <table:table-cell table:style-name="ce4" table:formula="of:=[.C8]/[.B8]" office:value-type="percentage" office:value="0.684" calcext:value-type="percentage">
            <text:p>68.4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682166666666667" calcext:value-type="percentage">
            <text:p>68.22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40138848724372" calcext:value-type="float">
            <text:p>0.002401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43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3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6h (10% denial rate). Time 2: 1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50" calcext:value-type="float">
            <text:p>350</text:p>
          </table:table-cell>
          <table:table-cell table:style-name="ce4" table:formula="of:=[.C3]/[.B3]" office:value-type="percentage" office:value="0.7" calcext:value-type="percentage">
            <text:p>70.0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22" calcext:value-type="float">
            <text:p>422</text:p>
          </table:table-cell>
          <table:table-cell table:style-name="ce4" table:formula="of:=[.C4]/[.B4]" office:value-type="percentage" office:value="0.703333333333333" calcext:value-type="percentage">
            <text:p>70.3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89" calcext:value-type="float">
            <text:p>489</text:p>
          </table:table-cell>
          <table:table-cell table:style-name="ce4" table:formula="of:=[.C5]/[.B5]" office:value-type="percentage" office:value="0.698571428571429" calcext:value-type="percentage">
            <text:p>69.9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57" calcext:value-type="float">
            <text:p>557</text:p>
          </table:table-cell>
          <table:table-cell table:style-name="ce4" table:formula="of:=[.C6]/[.B6]" office:value-type="percentage" office:value="0.69625" calcext:value-type="percentage">
            <text:p>69.6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28" calcext:value-type="float">
            <text:p>628</text:p>
          </table:table-cell>
          <table:table-cell table:style-name="ce4" table:formula="of:=[.C7]/[.B7]" office:value-type="percentage" office:value="0.697777777777778" calcext:value-type="percentage">
            <text:p>69.8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style-name="ce4" table:formula="of:=[.C8]/[.B8]" office:value-type="percentage" office:value="0.7" calcext:value-type="percentage">
            <text:p>70.0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69932208994709" calcext:value-type="percentage">
            <text:p>69.93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42467840356451" calcext:value-type="float">
            <text:p>0.00242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7">
          <table:table-cell table:number-columns-repeated="7"/>
        </table:table-row>
        <table:table-row table:style-name="ro2" table:number-rows-repeated="104843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4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8h (10% denial rate). Time 2: 1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58" calcext:value-type="float">
            <text:p>358</text:p>
          </table:table-cell>
          <table:table-cell table:style-name="ce4" table:formula="of:=[.C3]/[.B3]" office:value-type="percentage" office:value="0.716" calcext:value-type="percentage">
            <text:p>71.6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31" calcext:value-type="float">
            <text:p>431</text:p>
          </table:table-cell>
          <table:table-cell table:style-name="ce4" table:formula="of:=[.C4]/[.B4]" office:value-type="percentage" office:value="0.718333333333333" calcext:value-type="percentage">
            <text:p>71.8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01" calcext:value-type="float">
            <text:p>501</text:p>
          </table:table-cell>
          <table:table-cell table:style-name="ce4" table:formula="of:=[.C5]/[.B5]" office:value-type="percentage" office:value="0.715714285714286" calcext:value-type="percentage">
            <text:p>71.6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70" calcext:value-type="float">
            <text:p>570</text:p>
          </table:table-cell>
          <table:table-cell table:style-name="ce4" table:formula="of:=[.C6]/[.B6]" office:value-type="percentage" office:value="0.7125" calcext:value-type="percentage">
            <text:p>71.3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42" calcext:value-type="float">
            <text:p>642</text:p>
          </table:table-cell>
          <table:table-cell table:style-name="ce4" table:formula="of:=[.C7]/[.B7]" office:value-type="percentage" office:value="0.713333333333333" calcext:value-type="percentage">
            <text:p>71.3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13" calcext:value-type="float">
            <text:p>713</text:p>
          </table:table-cell>
          <table:table-cell table:style-name="ce4" table:formula="of:=[.C8]/[.B8]" office:value-type="percentage" office:value="0.713" calcext:value-type="percentage">
            <text:p>71.3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714813492063492" calcext:value-type="percentage">
            <text:p>71.48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25567647096116" calcext:value-type="float">
            <text:p>0.002256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43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4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0h (10% denial rate). Time 2: 1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4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64" calcext:value-type="float">
            <text:p>364</text:p>
          </table:table-cell>
          <table:table-cell table:style-name="ce4" table:formula="of:=[.C3]/[.B3]" office:value-type="percentage" office:value="0.728" calcext:value-type="percentage">
            <text:p>72.8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39" calcext:value-type="float">
            <text:p>439</text:p>
          </table:table-cell>
          <table:table-cell table:style-name="ce4" table:formula="of:=[.C4]/[.B4]" office:value-type="percentage" office:value="0.731666666666667" calcext:value-type="percentage">
            <text:p>73.2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12" calcext:value-type="float">
            <text:p>512</text:p>
          </table:table-cell>
          <table:table-cell table:style-name="ce4" table:formula="of:=[.C5]/[.B5]" office:value-type="percentage" office:value="0.731428571428571" calcext:value-type="percentage">
            <text:p>73.1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82" calcext:value-type="float">
            <text:p>582</text:p>
          </table:table-cell>
          <table:table-cell table:style-name="ce4" table:formula="of:=[.C6]/[.B6]" office:value-type="percentage" office:value="0.7275" calcext:value-type="percentage">
            <text:p>72.8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55" calcext:value-type="float">
            <text:p>655</text:p>
          </table:table-cell>
          <table:table-cell table:style-name="ce4" table:formula="of:=[.C7]/[.B7]" office:value-type="percentage" office:value="0.727777777777778" calcext:value-type="percentage">
            <text:p>72.8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28" calcext:value-type="float">
            <text:p>728</text:p>
          </table:table-cell>
          <table:table-cell table:style-name="ce4" table:formula="of:=[.C8]/[.B8]" office:value-type="percentage" office:value="0.728" calcext:value-type="percentage">
            <text:p>72.8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729062169312169" calcext:value-type="percentage">
            <text:p>72.91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93544347967203" calcext:value-type="float">
            <text:p>0.00193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43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4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2h (10% denial rate). Time 2: 1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70" calcext:value-type="float">
            <text:p>370</text:p>
          </table:table-cell>
          <table:table-cell table:style-name="ce4" table:formula="of:=[.C3]/[.B3]" office:value-type="percentage" office:value="0.74" calcext:value-type="percentage">
            <text:p>74.0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45" calcext:value-type="float">
            <text:p>445</text:p>
          </table:table-cell>
          <table:table-cell table:style-name="ce4" table:formula="of:=[.C4]/[.B4]" office:value-type="percentage" office:value="0.741666666666667" calcext:value-type="percentage">
            <text:p>74.2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22" calcext:value-type="float">
            <text:p>522</text:p>
          </table:table-cell>
          <table:table-cell table:style-name="ce4" table:formula="of:=[.C5]/[.B5]" office:value-type="percentage" office:value="0.745714285714286" calcext:value-type="percentage">
            <text:p>74.6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94" calcext:value-type="float">
            <text:p>594</text:p>
          </table:table-cell>
          <table:table-cell table:style-name="ce4" table:formula="of:=[.C6]/[.B6]" office:value-type="percentage" office:value="0.7425" calcext:value-type="percentage">
            <text:p>74.3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66" calcext:value-type="float">
            <text:p>666</text:p>
          </table:table-cell>
          <table:table-cell table:style-name="ce4" table:formula="of:=[.C7]/[.B7]" office:value-type="percentage" office:value="0.74" calcext:value-type="percentage">
            <text:p>74.0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41" calcext:value-type="float">
            <text:p>741</text:p>
          </table:table-cell>
          <table:table-cell table:style-name="ce4" table:formula="of:=[.C8]/[.B8]" office:value-type="percentage" office:value="0.741" calcext:value-type="percentage">
            <text:p>74.1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741813492063492" calcext:value-type="percentage">
            <text:p>74.18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14235002817817" calcext:value-type="float">
            <text:p>0.002142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13">
          <table:table-cell table:number-columns-repeated="7"/>
        </table:table-row>
        <table:table-row table:style-name="ro2" table:number-rows-repeated="104842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4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4h (10% denial rate). Time 2: 1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75" calcext:value-type="float">
            <text:p>375</text:p>
          </table:table-cell>
          <table:table-cell table:style-name="ce4" table:formula="of:=[.C3]/[.B3]" office:value-type="percentage" office:value="0.75" calcext:value-type="percentage">
            <text:p>75.0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52" calcext:value-type="float">
            <text:p>452</text:p>
          </table:table-cell>
          <table:table-cell table:style-name="ce4" table:formula="of:=[.C4]/[.B4]" office:value-type="percentage" office:value="0.753333333333333" calcext:value-type="percentage">
            <text:p>75.3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29" calcext:value-type="float">
            <text:p>529</text:p>
          </table:table-cell>
          <table:table-cell table:style-name="ce4" table:formula="of:=[.C5]/[.B5]" office:value-type="percentage" office:value="0.755714285714286" calcext:value-type="percentage">
            <text:p>75.6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04" calcext:value-type="float">
            <text:p>604</text:p>
          </table:table-cell>
          <table:table-cell table:style-name="ce4" table:formula="of:=[.C6]/[.B6]" office:value-type="percentage" office:value="0.755" calcext:value-type="percentage">
            <text:p>75.5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77" calcext:value-type="float">
            <text:p>677</text:p>
          </table:table-cell>
          <table:table-cell table:style-name="ce4" table:formula="of:=[.C7]/[.B7]" office:value-type="percentage" office:value="0.752222222222222" calcext:value-type="percentage">
            <text:p>75.2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52" calcext:value-type="float">
            <text:p>752</text:p>
          </table:table-cell>
          <table:table-cell table:style-name="ce4" table:formula="of:=[.C8]/[.B8]" office:value-type="percentage" office:value="0.752" calcext:value-type="percentage">
            <text:p>75.2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753044973544974" calcext:value-type="percentage">
            <text:p>75.30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10101216574328" calcext:value-type="float">
            <text:p>0.002101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4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4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6h (10% denial rate). Time 2: 1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79" calcext:value-type="float">
            <text:p>379</text:p>
          </table:table-cell>
          <table:table-cell table:style-name="ce4" table:formula="of:=[.C3]/[.B3]" office:value-type="percentage" office:value="0.758" calcext:value-type="percentage">
            <text:p>75.8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59" calcext:value-type="float">
            <text:p>459</text:p>
          </table:table-cell>
          <table:table-cell table:style-name="ce4" table:formula="of:=[.C4]/[.B4]" office:value-type="percentage" office:value="0.765" calcext:value-type="percentage">
            <text:p>76.5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37" calcext:value-type="float">
            <text:p>537</text:p>
          </table:table-cell>
          <table:table-cell table:style-name="ce4" table:formula="of:=[.C5]/[.B5]" office:value-type="percentage" office:value="0.767142857142857" calcext:value-type="percentage">
            <text:p>76.7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13" calcext:value-type="float">
            <text:p>613</text:p>
          </table:table-cell>
          <table:table-cell table:style-name="ce4" table:formula="of:=[.C6]/[.B6]" office:value-type="percentage" office:value="0.76625" calcext:value-type="percentage">
            <text:p>76.6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87" calcext:value-type="float">
            <text:p>687</text:p>
          </table:table-cell>
          <table:table-cell table:style-name="ce4" table:formula="of:=[.C7]/[.B7]" office:value-type="percentage" office:value="0.763333333333333" calcext:value-type="percentage">
            <text:p>76.3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62" calcext:value-type="float">
            <text:p>762</text:p>
          </table:table-cell>
          <table:table-cell table:style-name="ce4" table:formula="of:=[.C8]/[.B8]" office:value-type="percentage" office:value="0.762" calcext:value-type="percentage">
            <text:p>76.2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763621031746032" calcext:value-type="percentage">
            <text:p>76.36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333235033691711" calcext:value-type="float">
            <text:p>0.003332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4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4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8h (10% denial rate). Time 2: 1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84" calcext:value-type="float">
            <text:p>384</text:p>
          </table:table-cell>
          <table:table-cell table:style-name="ce4" table:formula="of:=[.C3]/[.B3]" office:value-type="percentage" office:value="0.768" calcext:value-type="percentage">
            <text:p>76.8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64" calcext:value-type="float">
            <text:p>464</text:p>
          </table:table-cell>
          <table:table-cell table:style-name="ce4" table:formula="of:=[.C4]/[.B4]" office:value-type="percentage" office:value="0.773333333333333" calcext:value-type="percentage">
            <text:p>77.3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42" calcext:value-type="float">
            <text:p>542</text:p>
          </table:table-cell>
          <table:table-cell table:style-name="ce4" table:formula="of:=[.C5]/[.B5]" office:value-type="percentage" office:value="0.774285714285714" calcext:value-type="percentage">
            <text:p>77.4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22" calcext:value-type="float">
            <text:p>622</text:p>
          </table:table-cell>
          <table:table-cell table:style-name="ce4" table:formula="of:=[.C6]/[.B6]" office:value-type="percentage" office:value="0.7775" calcext:value-type="percentage">
            <text:p>77.8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97" calcext:value-type="float">
            <text:p>697</text:p>
          </table:table-cell>
          <table:table-cell table:style-name="ce4" table:formula="of:=[.C7]/[.B7]" office:value-type="percentage" office:value="0.774444444444444" calcext:value-type="percentage">
            <text:p>77.4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72" calcext:value-type="float">
            <text:p>772</text:p>
          </table:table-cell>
          <table:table-cell table:style-name="ce4" table:formula="of:=[.C8]/[.B8]" office:value-type="percentage" office:value="0.772" calcext:value-type="percentage">
            <text:p>77.2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773260582010582" calcext:value-type="percentage">
            <text:p>77.33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315256004489219" calcext:value-type="float">
            <text:p>0.003153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4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4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h (10% denial rate). Time 2: 1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0" calcext:value-type="float">
            <text:p>60</text:p>
          </table:table-cell>
          <table:table-cell table:style-name="ce4" table:formula="of:=[.C3]/[.B3]" office:value-type="percentage" office:value="0.12" calcext:value-type="percentage">
            <text:p>12.0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70" calcext:value-type="float">
            <text:p>70</text:p>
          </table:table-cell>
          <table:table-cell table:style-name="ce4" table:formula="of:=[.C4]/[.B4]" office:value-type="percentage" office:value="0.116666666666667" calcext:value-type="percentage">
            <text:p>11.7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table:style-name="ce4" table:formula="of:=[.C5]/[.B5]" office:value-type="percentage" office:value="0.108571428571429" calcext:value-type="percentage">
            <text:p>10.9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5" calcext:value-type="float">
            <text:p>85</text:p>
          </table:table-cell>
          <table:table-cell table:style-name="ce4" table:formula="of:=[.C6]/[.B6]" office:value-type="percentage" office:value="0.10625" calcext:value-type="percentage">
            <text:p>10.6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table:style-name="ce4" table:formula="of:=[.C7]/[.B7]" office:value-type="percentage" office:value="0.111111111111111" calcext:value-type="percentage">
            <text:p>11.1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14" calcext:value-type="float">
            <text:p>114</text:p>
          </table:table-cell>
          <table:table-cell table:style-name="ce4" table:formula="of:=[.C8]/[.B8]" office:value-type="percentage" office:value="0.114" calcext:value-type="percentage">
            <text:p>11.4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12766534391534" calcext:value-type="percentage">
            <text:p>11.28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513536860283572" calcext:value-type="float">
            <text:p>0.00513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4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4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h (10% denial rate). Time 2: 1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7" calcext:value-type="float">
            <text:p>47</text:p>
          </table:table-cell>
          <table:table-cell table:style-name="ce4" table:formula="of:=[.C3]/[.B3]" office:value-type="percentage" office:value="0.094" calcext:value-type="percentage">
            <text:p>9.4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3" calcext:value-type="float">
            <text:p>53</text:p>
          </table:table-cell>
          <table:table-cell table:style-name="ce4" table:formula="of:=[.C4]/[.B4]" office:value-type="percentage" office:value="0.0883333333333333" calcext:value-type="percentage">
            <text:p>8.8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4" calcext:value-type="float">
            <text:p>64</text:p>
          </table:table-cell>
          <table:table-cell table:style-name="ce4" table:formula="of:=[.C5]/[.B5]" office:value-type="percentage" office:value="0.0914285714285714" calcext:value-type="percentage">
            <text:p>9.1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2" calcext:value-type="float">
            <text:p>72</text:p>
          </table:table-cell>
          <table:table-cell table:style-name="ce4" table:formula="of:=[.C6]/[.B6]" office:value-type="percentage" office:value="0.09" calcext:value-type="percentage">
            <text:p>9.0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2" calcext:value-type="float">
            <text:p>82</text:p>
          </table:table-cell>
          <table:table-cell table:style-name="ce4" table:formula="of:=[.C7]/[.B7]" office:value-type="percentage" office:value="0.0911111111111111" calcext:value-type="percentage">
            <text:p>9.1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5" calcext:value-type="float">
            <text:p>95</text:p>
          </table:table-cell>
          <table:table-cell table:style-name="ce4" table:formula="of:=[.C8]/[.B8]" office:value-type="percentage" office:value="0.095" calcext:value-type="percentage">
            <text:p>9.5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916455026455026" calcext:value-type="percentage">
            <text:p>9.16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48222030720102" calcext:value-type="float">
            <text:p>0.002482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4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4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6h (10% denial rate). Time 2: 1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  <table:table-cell table:style-name="ce4" table:formula="of:=[.C3]/[.B3]" office:value-type="percentage" office:value="0.088" calcext:value-type="percentage">
            <text:p>8.8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9" calcext:value-type="float">
            <text:p>49</text:p>
          </table:table-cell>
          <table:table-cell table:style-name="ce4" table:formula="of:=[.C4]/[.B4]" office:value-type="percentage" office:value="0.0816666666666667" calcext:value-type="percentage">
            <text:p>8.2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5" calcext:value-type="float">
            <text:p>65</text:p>
          </table:table-cell>
          <table:table-cell table:style-name="ce4" table:formula="of:=[.C5]/[.B5]" office:value-type="percentage" office:value="0.0928571428571429" calcext:value-type="percentage">
            <text:p>9.3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1" calcext:value-type="float">
            <text:p>71</text:p>
          </table:table-cell>
          <table:table-cell table:style-name="ce4" table:formula="of:=[.C6]/[.B6]" office:value-type="percentage" office:value="0.08875" calcext:value-type="percentage">
            <text:p>8.9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9" calcext:value-type="float">
            <text:p>79</text:p>
          </table:table-cell>
          <table:table-cell table:style-name="ce4" table:formula="of:=[.C7]/[.B7]" office:value-type="percentage" office:value="0.0877777777777778" calcext:value-type="percentage">
            <text:p>8.8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8" calcext:value-type="float">
            <text:p>88</text:p>
          </table:table-cell>
          <table:table-cell table:style-name="ce4" table:formula="of:=[.C8]/[.B8]" office:value-type="percentage" office:value="0.088" calcext:value-type="percentage">
            <text:p>8.8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878419312169312" calcext:value-type="percentage">
            <text:p>8.78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358231534404132" calcext:value-type="float">
            <text:p>0.003582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4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4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8h (10% denial rate). Time 2: 1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8" calcext:value-type="float">
            <text:p>48</text:p>
          </table:table-cell>
          <table:table-cell table:style-name="ce4" table:formula="of:=[.C3]/[.B3]" office:value-type="percentage" office:value="0.096" calcext:value-type="percentage">
            <text:p>9.6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4" calcext:value-type="float">
            <text:p>54</text:p>
          </table:table-cell>
          <table:table-cell table:style-name="ce4" table:formula="of:=[.C4]/[.B4]" office:value-type="percentage" office:value="0.09" calcext:value-type="percentage">
            <text:p>9.0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1" calcext:value-type="float">
            <text:p>71</text:p>
          </table:table-cell>
          <table:table-cell table:style-name="ce4" table:formula="of:=[.C5]/[.B5]" office:value-type="percentage" office:value="0.101428571428571" calcext:value-type="percentage">
            <text:p>10.1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3" calcext:value-type="float">
            <text:p>83</text:p>
          </table:table-cell>
          <table:table-cell table:style-name="ce4" table:formula="of:=[.C6]/[.B6]" office:value-type="percentage" office:value="0.10375" calcext:value-type="percentage">
            <text:p>10.4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7" calcext:value-type="float">
            <text:p>97</text:p>
          </table:table-cell>
          <table:table-cell table:style-name="ce4" table:formula="of:=[.C7]/[.B7]" office:value-type="percentage" office:value="0.107777777777778" calcext:value-type="percentage">
            <text:p>10.8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7" calcext:value-type="float">
            <text:p>107</text:p>
          </table:table-cell>
          <table:table-cell table:style-name="ce4" table:formula="of:=[.C8]/[.B8]" office:value-type="percentage" office:value="0.107" calcext:value-type="percentage">
            <text:p>10.7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0992724867725" calcext:value-type="percentage">
            <text:p>10.10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686562637359518" calcext:value-type="float">
            <text:p>0.006866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4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5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0h (10% denial rate). Time 2: 1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style-name="ce4" table:formula="of:=[.C3]/[.B3]" office:value-type="percentage" office:value="0.1" calcext:value-type="percentage">
            <text:p>10.0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7" calcext:value-type="float">
            <text:p>67</text:p>
          </table:table-cell>
          <table:table-cell table:style-name="ce4" table:formula="of:=[.C4]/[.B4]" office:value-type="percentage" office:value="0.111666666666667" calcext:value-type="percentage">
            <text:p>11.2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table:style-name="ce4" table:formula="of:=[.C5]/[.B5]" office:value-type="percentage" office:value="0.107142857142857" calcext:value-type="percentage">
            <text:p>10.7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7" calcext:value-type="float">
            <text:p>87</text:p>
          </table:table-cell>
          <table:table-cell table:style-name="ce4" table:formula="of:=[.C6]/[.B6]" office:value-type="percentage" office:value="0.10875" calcext:value-type="percentage">
            <text:p>10.9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8" calcext:value-type="float">
            <text:p>98</text:p>
          </table:table-cell>
          <table:table-cell table:style-name="ce4" table:formula="of:=[.C7]/[.B7]" office:value-type="percentage" office:value="0.108888888888889" calcext:value-type="percentage">
            <text:p>10.9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8" calcext:value-type="float">
            <text:p>108</text:p>
          </table:table-cell>
          <table:table-cell table:style-name="ce4" table:formula="of:=[.C8]/[.B8]" office:value-type="percentage" office:value="0.108" calcext:value-type="percentage">
            <text:p>10.8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7408068783069" calcext:value-type="percentage">
            <text:p>10.74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393521197358718" calcext:value-type="float">
            <text:p>0.00393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4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5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2h (10% denial rate). Time 2: 1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2" calcext:value-type="float">
            <text:p>42</text:p>
          </table:table-cell>
          <table:table-cell table:style-name="ce4" table:formula="of:=[.C3]/[.B3]" office:value-type="percentage" office:value="0.084" calcext:value-type="percentage">
            <text:p>8.4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5" calcext:value-type="float">
            <text:p>55</text:p>
          </table:table-cell>
          <table:table-cell table:style-name="ce4" table:formula="of:=[.C4]/[.B4]" office:value-type="percentage" office:value="0.0916666666666667" calcext:value-type="percentage">
            <text:p>9.2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8" calcext:value-type="float">
            <text:p>68</text:p>
          </table:table-cell>
          <table:table-cell table:style-name="ce4" table:formula="of:=[.C5]/[.B5]" office:value-type="percentage" office:value="0.0971428571428571" calcext:value-type="percentage">
            <text:p>9.7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2" calcext:value-type="float">
            <text:p>82</text:p>
          </table:table-cell>
          <table:table-cell table:style-name="ce4" table:formula="of:=[.C6]/[.B6]" office:value-type="percentage" office:value="0.1025" calcext:value-type="percentage">
            <text:p>10.3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table:style-name="ce4" table:formula="of:=[.C7]/[.B7]" office:value-type="percentage" office:value="0.1" calcext:value-type="percentage">
            <text:p>10.0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1" calcext:value-type="float">
            <text:p>101</text:p>
          </table:table-cell>
          <table:table-cell table:style-name="ce4" table:formula="of:=[.C8]/[.B8]" office:value-type="percentage" office:value="0.101" calcext:value-type="percentage">
            <text:p>10.1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960515873015873" calcext:value-type="percentage">
            <text:p>9.61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703303537213694" calcext:value-type="float">
            <text:p>0.007033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4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5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4h (10% denial rate). Time 2: 1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5" calcext:value-type="float">
            <text:p>55</text:p>
          </table:table-cell>
          <table:table-cell table:style-name="ce4" table:formula="of:=[.C3]/[.B3]" office:value-type="percentage" office:value="0.11" calcext:value-type="percentage">
            <text:p>11.0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7" calcext:value-type="float">
            <text:p>67</text:p>
          </table:table-cell>
          <table:table-cell table:style-name="ce4" table:formula="of:=[.C4]/[.B4]" office:value-type="percentage" office:value="0.111666666666667" calcext:value-type="percentage">
            <text:p>11.2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82" calcext:value-type="float">
            <text:p>82</text:p>
          </table:table-cell>
          <table:table-cell table:style-name="ce4" table:formula="of:=[.C5]/[.B5]" office:value-type="percentage" office:value="0.117142857142857" calcext:value-type="percentage">
            <text:p>11.7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96" calcext:value-type="float">
            <text:p>96</text:p>
          </table:table-cell>
          <table:table-cell table:style-name="ce4" table:formula="of:=[.C6]/[.B6]" office:value-type="percentage" office:value="0.12" calcext:value-type="percentage">
            <text:p>12.0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114" calcext:value-type="float">
            <text:p>114</text:p>
          </table:table-cell>
          <table:table-cell table:style-name="ce4" table:formula="of:=[.C7]/[.B7]" office:value-type="percentage" office:value="0.126666666666667" calcext:value-type="percentage">
            <text:p>12.7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22" calcext:value-type="float">
            <text:p>122</text:p>
          </table:table-cell>
          <table:table-cell table:style-name="ce4" table:formula="of:=[.C8]/[.B8]" office:value-type="percentage" office:value="0.122" calcext:value-type="percentage">
            <text:p>12.2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17912698412698" calcext:value-type="percentage">
            <text:p>11.79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632315090278417" calcext:value-type="float">
            <text:p>0.006323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4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5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6h (10% denial rate). Time 2: 1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13" calcext:value-type="float">
            <text:p>113</text:p>
          </table:table-cell>
          <table:table-cell table:style-name="ce4" table:formula="of:=[.C3]/[.B3]" office:value-type="percentage" office:value="0.226" calcext:value-type="percentage">
            <text:p>22.6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32" calcext:value-type="float">
            <text:p>132</text:p>
          </table:table-cell>
          <table:table-cell table:style-name="ce4" table:formula="of:=[.C4]/[.B4]" office:value-type="percentage" office:value="0.22" calcext:value-type="percentage">
            <text:p>22.0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154" calcext:value-type="float">
            <text:p>154</text:p>
          </table:table-cell>
          <table:table-cell table:style-name="ce4" table:formula="of:=[.C5]/[.B5]" office:value-type="percentage" office:value="0.22" calcext:value-type="percentage">
            <text:p>22.0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81" calcext:value-type="float">
            <text:p>181</text:p>
          </table:table-cell>
          <table:table-cell table:style-name="ce4" table:formula="of:=[.C6]/[.B6]" office:value-type="percentage" office:value="0.22625" calcext:value-type="percentage">
            <text:p>22.6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203" calcext:value-type="float">
            <text:p>203</text:p>
          </table:table-cell>
          <table:table-cell table:style-name="ce4" table:formula="of:=[.C7]/[.B7]" office:value-type="percentage" office:value="0.225555555555556" calcext:value-type="percentage">
            <text:p>22.6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235" calcext:value-type="float">
            <text:p>235</text:p>
          </table:table-cell>
          <table:table-cell table:style-name="ce4" table:formula="of:=[.C8]/[.B8]" office:value-type="percentage" office:value="0.235" calcext:value-type="percentage">
            <text:p>23.5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225467592592593" calcext:value-type="percentage">
            <text:p>22.55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550562049145096" calcext:value-type="float">
            <text:p>0.005506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4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5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8h (10% denial rate). Time 2: 1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4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53" calcext:value-type="float">
            <text:p>153</text:p>
          </table:table-cell>
          <table:table-cell table:style-name="ce4" table:formula="of:=[.C3]/[.B3]" office:value-type="percentage" office:value="0.306" calcext:value-type="percentage">
            <text:p>30.6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84" calcext:value-type="float">
            <text:p>184</text:p>
          </table:table-cell>
          <table:table-cell table:style-name="ce4" table:formula="of:=[.C4]/[.B4]" office:value-type="percentage" office:value="0.306666666666667" calcext:value-type="percentage">
            <text:p>30.7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16" calcext:value-type="float">
            <text:p>216</text:p>
          </table:table-cell>
          <table:table-cell table:style-name="ce4" table:formula="of:=[.C5]/[.B5]" office:value-type="percentage" office:value="0.308571428571429" calcext:value-type="percentage">
            <text:p>30.9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244" calcext:value-type="float">
            <text:p>244</text:p>
          </table:table-cell>
          <table:table-cell table:style-name="ce4" table:formula="of:=[.C6]/[.B6]" office:value-type="percentage" office:value="0.305" calcext:value-type="percentage">
            <text:p>30.5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280" calcext:value-type="float">
            <text:p>280</text:p>
          </table:table-cell>
          <table:table-cell table:style-name="ce4" table:formula="of:=[.C7]/[.B7]" office:value-type="percentage" office:value="0.311111111111111" calcext:value-type="percentage">
            <text:p>31.1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311" calcext:value-type="float">
            <text:p>311</text:p>
          </table:table-cell>
          <table:table-cell table:style-name="ce4" table:formula="of:=[.C8]/[.B8]" office:value-type="percentage" office:value="0.311" calcext:value-type="percentage">
            <text:p>31.1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308058201058201" calcext:value-type="percentage">
            <text:p>30.81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59857640090291" calcext:value-type="float">
            <text:p>0.002599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11">
          <table:table-cell table:number-columns-repeated="7"/>
        </table:table-row>
        <table:table-row table:style-name="ro2" table:number-rows-repeated="104841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5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0h (10% denial rate). Time 2: 1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88" calcext:value-type="float">
            <text:p>188</text:p>
          </table:table-cell>
          <table:table-cell table:style-name="ce4" table:formula="of:=[.C3]/[.B3]" office:value-type="percentage" office:value="0.376" calcext:value-type="percentage">
            <text:p>37.6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27" calcext:value-type="float">
            <text:p>227</text:p>
          </table:table-cell>
          <table:table-cell table:style-name="ce4" table:formula="of:=[.C4]/[.B4]" office:value-type="percentage" office:value="0.378333333333333" calcext:value-type="percentage">
            <text:p>37.8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61" calcext:value-type="float">
            <text:p>261</text:p>
          </table:table-cell>
          <table:table-cell table:style-name="ce4" table:formula="of:=[.C5]/[.B5]" office:value-type="percentage" office:value="0.372857142857143" calcext:value-type="percentage">
            <text:p>37.3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table:style-name="ce4" table:formula="of:=[.C6]/[.B6]" office:value-type="percentage" office:value="0.375" calcext:value-type="percentage">
            <text:p>37.5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338" calcext:value-type="float">
            <text:p>338</text:p>
          </table:table-cell>
          <table:table-cell table:style-name="ce4" table:formula="of:=[.C7]/[.B7]" office:value-type="percentage" office:value="0.375555555555555" calcext:value-type="percentage">
            <text:p>37.6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379" calcext:value-type="float">
            <text:p>379</text:p>
          </table:table-cell>
          <table:table-cell table:style-name="ce4" table:formula="of:=[.C8]/[.B8]" office:value-type="percentage" office:value="0.379" calcext:value-type="percentage">
            <text:p>37.9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376124338624339" calcext:value-type="percentage">
            <text:p>37.61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25507276015812" calcext:value-type="float">
            <text:p>0.00225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5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2h (10% denial rate). Time 2: 1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13" calcext:value-type="float">
            <text:p>213</text:p>
          </table:table-cell>
          <table:table-cell table:style-name="ce4" table:formula="of:=[.C3]/[.B3]" office:value-type="percentage" office:value="0.426" calcext:value-type="percentage">
            <text:p>42.6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59" calcext:value-type="float">
            <text:p>259</text:p>
          </table:table-cell>
          <table:table-cell table:style-name="ce4" table:formula="of:=[.C4]/[.B4]" office:value-type="percentage" office:value="0.431666666666667" calcext:value-type="percentage">
            <text:p>43.2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02" calcext:value-type="float">
            <text:p>302</text:p>
          </table:table-cell>
          <table:table-cell table:style-name="ce4" table:formula="of:=[.C5]/[.B5]" office:value-type="percentage" office:value="0.431428571428571" calcext:value-type="percentage">
            <text:p>43.1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342" calcext:value-type="float">
            <text:p>342</text:p>
          </table:table-cell>
          <table:table-cell table:style-name="ce4" table:formula="of:=[.C6]/[.B6]" office:value-type="percentage" office:value="0.4275" calcext:value-type="percentage">
            <text:p>42.8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387" calcext:value-type="float">
            <text:p>387</text:p>
          </table:table-cell>
          <table:table-cell table:style-name="ce4" table:formula="of:=[.C7]/[.B7]" office:value-type="percentage" office:value="0.43" calcext:value-type="percentage">
            <text:p>43.0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33" calcext:value-type="float">
            <text:p>433</text:p>
          </table:table-cell>
          <table:table-cell table:style-name="ce4" table:formula="of:=[.C8]/[.B8]" office:value-type="percentage" office:value="0.433" calcext:value-type="percentage">
            <text:p>43.3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42993253968254" calcext:value-type="percentage">
            <text:p>42.99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68481987245764" calcext:value-type="float">
            <text:p>0.00268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5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4h (10% denial rate). Time 2: 1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37" calcext:value-type="float">
            <text:p>237</text:p>
          </table:table-cell>
          <table:table-cell table:style-name="ce4" table:formula="of:=[.C3]/[.B3]" office:value-type="percentage" office:value="0.474" calcext:value-type="percentage">
            <text:p>47.4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87" calcext:value-type="float">
            <text:p>287</text:p>
          </table:table-cell>
          <table:table-cell table:style-name="ce4" table:formula="of:=[.C4]/[.B4]" office:value-type="percentage" office:value="0.478333333333333" calcext:value-type="percentage">
            <text:p>47.8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style-name="ce4" table:formula="of:=[.C5]/[.B5]" office:value-type="percentage" office:value="0.48" calcext:value-type="percentage">
            <text:p>48.0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382" calcext:value-type="float">
            <text:p>382</text:p>
          </table:table-cell>
          <table:table-cell table:style-name="ce4" table:formula="of:=[.C6]/[.B6]" office:value-type="percentage" office:value="0.4775" calcext:value-type="percentage">
            <text:p>47.8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429" calcext:value-type="float">
            <text:p>429</text:p>
          </table:table-cell>
          <table:table-cell table:style-name="ce4" table:formula="of:=[.C7]/[.B7]" office:value-type="percentage" office:value="0.476666666666667" calcext:value-type="percentage">
            <text:p>47.7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77" calcext:value-type="float">
            <text:p>477</text:p>
          </table:table-cell>
          <table:table-cell table:style-name="ce4" table:formula="of:=[.C8]/[.B8]" office:value-type="percentage" office:value="0.477" calcext:value-type="percentage">
            <text:p>47.7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47725" calcext:value-type="percentage">
            <text:p>47.73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98815939445956" calcext:value-type="float">
            <text:p>0.00198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5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6h (10% denial rate). Time 2: 1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56" calcext:value-type="float">
            <text:p>256</text:p>
          </table:table-cell>
          <table:table-cell table:style-name="ce4" table:formula="of:=[.C3]/[.B3]" office:value-type="percentage" office:value="0.512" calcext:value-type="percentage">
            <text:p>51.2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09" calcext:value-type="float">
            <text:p>309</text:p>
          </table:table-cell>
          <table:table-cell table:style-name="ce4" table:formula="of:=[.C4]/[.B4]" office:value-type="percentage" office:value="0.515" calcext:value-type="percentage">
            <text:p>51.5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63" calcext:value-type="float">
            <text:p>363</text:p>
          </table:table-cell>
          <table:table-cell table:style-name="ce4" table:formula="of:=[.C5]/[.B5]" office:value-type="percentage" office:value="0.518571428571429" calcext:value-type="percentage">
            <text:p>51.9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15" calcext:value-type="float">
            <text:p>415</text:p>
          </table:table-cell>
          <table:table-cell table:style-name="ce4" table:formula="of:=[.C6]/[.B6]" office:value-type="percentage" office:value="0.51875" calcext:value-type="percentage">
            <text:p>51.9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465" calcext:value-type="float">
            <text:p>465</text:p>
          </table:table-cell>
          <table:table-cell table:style-name="ce4" table:formula="of:=[.C7]/[.B7]" office:value-type="percentage" office:value="0.516666666666667" calcext:value-type="percentage">
            <text:p>51.7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19" calcext:value-type="float">
            <text:p>519</text:p>
          </table:table-cell>
          <table:table-cell table:style-name="ce4" table:formula="of:=[.C8]/[.B8]" office:value-type="percentage" office:value="0.519" calcext:value-type="percentage">
            <text:p>51.9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16664682539683" calcext:value-type="percentage">
            <text:p>51.67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75566224603273" calcext:value-type="float">
            <text:p>0.002756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5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8h (10% denial rate). Time 2: 1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73" calcext:value-type="float">
            <text:p>273</text:p>
          </table:table-cell>
          <table:table-cell table:style-name="ce4" table:formula="of:=[.C3]/[.B3]" office:value-type="percentage" office:value="0.546" calcext:value-type="percentage">
            <text:p>54.6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29" calcext:value-type="float">
            <text:p>329</text:p>
          </table:table-cell>
          <table:table-cell table:style-name="ce4" table:formula="of:=[.C4]/[.B4]" office:value-type="percentage" office:value="0.548333333333333" calcext:value-type="percentage">
            <text:p>54.8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87" calcext:value-type="float">
            <text:p>387</text:p>
          </table:table-cell>
          <table:table-cell table:style-name="ce4" table:formula="of:=[.C5]/[.B5]" office:value-type="percentage" office:value="0.552857142857143" calcext:value-type="percentage">
            <text:p>55.3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41" calcext:value-type="float">
            <text:p>441</text:p>
          </table:table-cell>
          <table:table-cell table:style-name="ce4" table:formula="of:=[.C6]/[.B6]" office:value-type="percentage" office:value="0.55125" calcext:value-type="percentage">
            <text:p>55.1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498" calcext:value-type="float">
            <text:p>498</text:p>
          </table:table-cell>
          <table:table-cell table:style-name="ce4" table:formula="of:=[.C7]/[.B7]" office:value-type="percentage" office:value="0.553333333333333" calcext:value-type="percentage">
            <text:p>55.3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49" calcext:value-type="float">
            <text:p>549</text:p>
          </table:table-cell>
          <table:table-cell table:style-name="ce4" table:formula="of:=[.C8]/[.B8]" office:value-type="percentage" office:value="0.549" calcext:value-type="percentage">
            <text:p>54.9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50128968253968" calcext:value-type="percentage">
            <text:p>55.01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84657187971149" calcext:value-type="float">
            <text:p>0.002847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6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0h (10% denial rate). Time 2: 1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90" calcext:value-type="float">
            <text:p>290</text:p>
          </table:table-cell>
          <table:table-cell table:style-name="ce4" table:formula="of:=[.C3]/[.B3]" office:value-type="percentage" office:value="0.58" calcext:value-type="percentage">
            <text:p>58.0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46" calcext:value-type="float">
            <text:p>346</text:p>
          </table:table-cell>
          <table:table-cell table:style-name="ce4" table:formula="of:=[.C4]/[.B4]" office:value-type="percentage" office:value="0.576666666666667" calcext:value-type="percentage">
            <text:p>57.7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05" calcext:value-type="float">
            <text:p>405</text:p>
          </table:table-cell>
          <table:table-cell table:style-name="ce4" table:formula="of:=[.C5]/[.B5]" office:value-type="percentage" office:value="0.578571428571429" calcext:value-type="percentage">
            <text:p>57.9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66" calcext:value-type="float">
            <text:p>466</text:p>
          </table:table-cell>
          <table:table-cell table:style-name="ce4" table:formula="of:=[.C6]/[.B6]" office:value-type="percentage" office:value="0.5825" calcext:value-type="percentage">
            <text:p>58.3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25" calcext:value-type="float">
            <text:p>525</text:p>
          </table:table-cell>
          <table:table-cell table:style-name="ce4" table:formula="of:=[.C7]/[.B7]" office:value-type="percentage" office:value="0.583333333333333" calcext:value-type="percentage">
            <text:p>58.3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81" calcext:value-type="float">
            <text:p>581</text:p>
          </table:table-cell>
          <table:table-cell table:style-name="ce4" table:formula="of:=[.C8]/[.B8]" office:value-type="percentage" office:value="0.581" calcext:value-type="percentage">
            <text:p>58.1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80345238095238" calcext:value-type="percentage">
            <text:p>58.03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48185021684755" calcext:value-type="float">
            <text:p>0.002482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6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2h (10% denial rate). Time 2: 1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4" calcext:value-type="float">
            <text:p>304</text:p>
          </table:table-cell>
          <table:table-cell table:style-name="ce4" table:formula="of:=[.C3]/[.B3]" office:value-type="percentage" office:value="0.608" calcext:value-type="percentage">
            <text:p>60.8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62" calcext:value-type="float">
            <text:p>362</text:p>
          </table:table-cell>
          <table:table-cell table:style-name="ce4" table:formula="of:=[.C4]/[.B4]" office:value-type="percentage" office:value="0.603333333333333" calcext:value-type="percentage">
            <text:p>60.3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style-name="ce4" table:formula="of:=[.C5]/[.B5]" office:value-type="percentage" office:value="0.604285714285714" calcext:value-type="percentage">
            <text:p>60.4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87" calcext:value-type="float">
            <text:p>487</text:p>
          </table:table-cell>
          <table:table-cell table:style-name="ce4" table:formula="of:=[.C6]/[.B6]" office:value-type="percentage" office:value="0.60875" calcext:value-type="percentage">
            <text:p>60.9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46" calcext:value-type="float">
            <text:p>546</text:p>
          </table:table-cell>
          <table:table-cell table:style-name="ce4" table:formula="of:=[.C7]/[.B7]" office:value-type="percentage" office:value="0.606666666666667" calcext:value-type="percentage">
            <text:p>60.7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08" calcext:value-type="float">
            <text:p>608</text:p>
          </table:table-cell>
          <table:table-cell table:style-name="ce4" table:formula="of:=[.C8]/[.B8]" office:value-type="percentage" office:value="0.608" calcext:value-type="percentage">
            <text:p>60.8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606505952380952" calcext:value-type="percentage">
            <text:p>60.65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21453851603492" calcext:value-type="float">
            <text:p>0.00221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6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4h (10% denial rate). Time 2: 1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17" calcext:value-type="float">
            <text:p>317</text:p>
          </table:table-cell>
          <table:table-cell table:style-name="ce4" table:formula="of:=[.C3]/[.B3]" office:value-type="percentage" office:value="0.634" calcext:value-type="percentage">
            <text:p>63.4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76" calcext:value-type="float">
            <text:p>376</text:p>
          </table:table-cell>
          <table:table-cell table:style-name="ce4" table:formula="of:=[.C4]/[.B4]" office:value-type="percentage" office:value="0.626666666666667" calcext:value-type="percentage">
            <text:p>62.7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39" calcext:value-type="float">
            <text:p>439</text:p>
          </table:table-cell>
          <table:table-cell table:style-name="ce4" table:formula="of:=[.C5]/[.B5]" office:value-type="percentage" office:value="0.627142857142857" calcext:value-type="percentage">
            <text:p>62.7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03" calcext:value-type="float">
            <text:p>503</text:p>
          </table:table-cell>
          <table:table-cell table:style-name="ce4" table:formula="of:=[.C6]/[.B6]" office:value-type="percentage" office:value="0.62875" calcext:value-type="percentage">
            <text:p>62.9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68" calcext:value-type="float">
            <text:p>568</text:p>
          </table:table-cell>
          <table:table-cell table:style-name="ce4" table:formula="of:=[.C7]/[.B7]" office:value-type="percentage" office:value="0.631111111111111" calcext:value-type="percentage">
            <text:p>63.1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31" calcext:value-type="float">
            <text:p>631</text:p>
          </table:table-cell>
          <table:table-cell table:style-name="ce4" table:formula="of:=[.C8]/[.B8]" office:value-type="percentage" office:value="0.631" calcext:value-type="percentage">
            <text:p>63.1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629778439153439" calcext:value-type="percentage">
            <text:p>62.98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78484861585313" calcext:value-type="float">
            <text:p>0.00278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6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6h (10% denial rate). Time 2: 1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26" calcext:value-type="float">
            <text:p>326</text:p>
          </table:table-cell>
          <table:table-cell table:style-name="ce4" table:formula="of:=[.C3]/[.B3]" office:value-type="percentage" office:value="0.652" calcext:value-type="percentage">
            <text:p>65.2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89" calcext:value-type="float">
            <text:p>389</text:p>
          </table:table-cell>
          <table:table-cell table:style-name="ce4" table:formula="of:=[.C4]/[.B4]" office:value-type="percentage" office:value="0.648333333333333" calcext:value-type="percentage">
            <text:p>64.8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53" calcext:value-type="float">
            <text:p>453</text:p>
          </table:table-cell>
          <table:table-cell table:style-name="ce4" table:formula="of:=[.C5]/[.B5]" office:value-type="percentage" office:value="0.647142857142857" calcext:value-type="percentage">
            <text:p>64.7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18" calcext:value-type="float">
            <text:p>518</text:p>
          </table:table-cell>
          <table:table-cell table:style-name="ce4" table:formula="of:=[.C6]/[.B6]" office:value-type="percentage" office:value="0.6475" calcext:value-type="percentage">
            <text:p>64.8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87" calcext:value-type="float">
            <text:p>587</text:p>
          </table:table-cell>
          <table:table-cell table:style-name="ce4" table:formula="of:=[.C7]/[.B7]" office:value-type="percentage" office:value="0.652222222222222" calcext:value-type="percentage">
            <text:p>65.2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50" calcext:value-type="float">
            <text:p>650</text:p>
          </table:table-cell>
          <table:table-cell table:style-name="ce4" table:formula="of:=[.C8]/[.B8]" office:value-type="percentage" office:value="0.65" calcext:value-type="percentage">
            <text:p>65.0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649533068783069" calcext:value-type="percentage">
            <text:p>64.95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22805592931461" calcext:value-type="float">
            <text:p>0.00222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6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8h (10% denial rate). Time 2: 1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36" calcext:value-type="float">
            <text:p>336</text:p>
          </table:table-cell>
          <table:table-cell table:style-name="ce4" table:formula="of:=[.C3]/[.B3]" office:value-type="percentage" office:value="0.672" calcext:value-type="percentage">
            <text:p>67.2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01" calcext:value-type="float">
            <text:p>401</text:p>
          </table:table-cell>
          <table:table-cell table:style-name="ce4" table:formula="of:=[.C4]/[.B4]" office:value-type="percentage" office:value="0.668333333333333" calcext:value-type="percentage">
            <text:p>66.8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66" calcext:value-type="float">
            <text:p>466</text:p>
          </table:table-cell>
          <table:table-cell table:style-name="ce4" table:formula="of:=[.C5]/[.B5]" office:value-type="percentage" office:value="0.665714285714286" calcext:value-type="percentage">
            <text:p>66.6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32" calcext:value-type="float">
            <text:p>532</text:p>
          </table:table-cell>
          <table:table-cell table:style-name="ce4" table:formula="of:=[.C6]/[.B6]" office:value-type="percentage" office:value="0.665" calcext:value-type="percentage">
            <text:p>66.5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01" calcext:value-type="float">
            <text:p>601</text:p>
          </table:table-cell>
          <table:table-cell table:style-name="ce4" table:formula="of:=[.C7]/[.B7]" office:value-type="percentage" office:value="0.667777777777778" calcext:value-type="percentage">
            <text:p>66.8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70" calcext:value-type="float">
            <text:p>670</text:p>
          </table:table-cell>
          <table:table-cell table:style-name="ce4" table:formula="of:=[.C8]/[.B8]" office:value-type="percentage" office:value="0.67" calcext:value-type="percentage">
            <text:p>67.0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668137566137566" calcext:value-type="percentage">
            <text:p>66.81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61806940205373" calcext:value-type="float">
            <text:p>0.00261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6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0h (10% denial rate). Time 2: 1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42" calcext:value-type="float">
            <text:p>342</text:p>
          </table:table-cell>
          <table:table-cell table:style-name="ce4" table:formula="of:=[.C3]/[.B3]" office:value-type="percentage" office:value="0.684" calcext:value-type="percentage">
            <text:p>68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2" calcext:value-type="float">
            <text:p>412</text:p>
          </table:table-cell>
          <table:table-cell table:style-name="ce4" table:formula="of:=[.C4]/[.B4]" office:value-type="percentage" office:value="0.686666666666667" calcext:value-type="percentage">
            <text:p>68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77" calcext:value-type="float">
            <text:p>477</text:p>
          </table:table-cell>
          <table:table-cell table:style-name="ce4" table:formula="of:=[.C5]/[.B5]" office:value-type="percentage" office:value="0.681428571428571" calcext:value-type="percentage">
            <text:p>68.1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46" calcext:value-type="float">
            <text:p>546</text:p>
          </table:table-cell>
          <table:table-cell table:style-name="ce4" table:formula="of:=[.C6]/[.B6]" office:value-type="percentage" office:value="0.6825" calcext:value-type="percentage">
            <text:p>68.3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14" calcext:value-type="float">
            <text:p>614</text:p>
          </table:table-cell>
          <table:table-cell table:style-name="ce4" table:formula="of:=[.C7]/[.B7]" office:value-type="percentage" office:value="0.682222222222222" calcext:value-type="percentage">
            <text:p>68.2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86" calcext:value-type="float">
            <text:p>686</text:p>
          </table:table-cell>
          <table:table-cell table:style-name="ce4" table:formula="of:=[.C8]/[.B8]" office:value-type="percentage" office:value="0.686" calcext:value-type="percentage">
            <text:p>68.6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68380291005291" calcext:value-type="percentage">
            <text:p>68.38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14013004991602" calcext:value-type="float">
            <text:p>0.002140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6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2h (10% denial rate). Time 2: 1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50" calcext:value-type="float">
            <text:p>350</text:p>
          </table:table-cell>
          <table:table-cell table:style-name="ce4" table:formula="of:=[.C3]/[.B3]" office:value-type="percentage" office:value="0.7" calcext:value-type="percentage">
            <text:p>70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22" calcext:value-type="float">
            <text:p>422</text:p>
          </table:table-cell>
          <table:table-cell table:style-name="ce4" table:formula="of:=[.C4]/[.B4]" office:value-type="percentage" office:value="0.703333333333333" calcext:value-type="percentage">
            <text:p>70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89" calcext:value-type="float">
            <text:p>489</text:p>
          </table:table-cell>
          <table:table-cell table:style-name="ce4" table:formula="of:=[.C5]/[.B5]" office:value-type="percentage" office:value="0.698571428571429" calcext:value-type="percentage">
            <text:p>69.9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57" calcext:value-type="float">
            <text:p>557</text:p>
          </table:table-cell>
          <table:table-cell table:style-name="ce4" table:formula="of:=[.C6]/[.B6]" office:value-type="percentage" office:value="0.69625" calcext:value-type="percentage">
            <text:p>69.6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28" calcext:value-type="float">
            <text:p>628</text:p>
          </table:table-cell>
          <table:table-cell table:style-name="ce4" table:formula="of:=[.C7]/[.B7]" office:value-type="percentage" office:value="0.697777777777778" calcext:value-type="percentage">
            <text:p>69.8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00" calcext:value-type="float">
            <text:p>700</text:p>
          </table:table-cell>
          <table:table-cell table:style-name="ce4" table:formula="of:=[.C8]/[.B8]" office:value-type="percentage" office:value="0.7" calcext:value-type="percentage">
            <text:p>70.0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69932208994709" calcext:value-type="percentage">
            <text:p>69.93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42467840356451" calcext:value-type="float">
            <text:p>0.00242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6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4h (10% denial rate). Time 2: 1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57" calcext:value-type="float">
            <text:p>357</text:p>
          </table:table-cell>
          <table:table-cell table:style-name="ce4" table:formula="of:=[.C3]/[.B3]" office:value-type="percentage" office:value="0.714" calcext:value-type="percentage">
            <text:p>71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29" calcext:value-type="float">
            <text:p>429</text:p>
          </table:table-cell>
          <table:table-cell table:style-name="ce4" table:formula="of:=[.C4]/[.B4]" office:value-type="percentage" office:value="0.715" calcext:value-type="percentage">
            <text:p>71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99" calcext:value-type="float">
            <text:p>499</text:p>
          </table:table-cell>
          <table:table-cell table:style-name="ce4" table:formula="of:=[.C5]/[.B5]" office:value-type="percentage" office:value="0.712857142857143" calcext:value-type="percentage">
            <text:p>71.3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69" calcext:value-type="float">
            <text:p>569</text:p>
          </table:table-cell>
          <table:table-cell table:style-name="ce4" table:formula="of:=[.C6]/[.B6]" office:value-type="percentage" office:value="0.71125" calcext:value-type="percentage">
            <text:p>71.1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40" calcext:value-type="float">
            <text:p>640</text:p>
          </table:table-cell>
          <table:table-cell table:style-name="ce4" table:formula="of:=[.C7]/[.B7]" office:value-type="percentage" office:value="0.711111111111111" calcext:value-type="percentage">
            <text:p>71.1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11" calcext:value-type="float">
            <text:p>711</text:p>
          </table:table-cell>
          <table:table-cell table:style-name="ce4" table:formula="of:=[.C8]/[.B8]" office:value-type="percentage" office:value="0.711" calcext:value-type="percentage">
            <text:p>71.1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712536375661376" calcext:value-type="percentage">
            <text:p>71.25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69476395015021" calcext:value-type="float">
            <text:p>0.00169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6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6h (10% denial rate). Time 2: 1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63" calcext:value-type="float">
            <text:p>363</text:p>
          </table:table-cell>
          <table:table-cell table:style-name="ce4" table:formula="of:=[.C3]/[.B3]" office:value-type="percentage" office:value="0.726" calcext:value-type="percentage">
            <text:p>72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37" calcext:value-type="float">
            <text:p>437</text:p>
          </table:table-cell>
          <table:table-cell table:style-name="ce4" table:formula="of:=[.C4]/[.B4]" office:value-type="percentage" office:value="0.728333333333333" calcext:value-type="percentage">
            <text:p>72.8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09" calcext:value-type="float">
            <text:p>509</text:p>
          </table:table-cell>
          <table:table-cell table:style-name="ce4" table:formula="of:=[.C5]/[.B5]" office:value-type="percentage" office:value="0.727142857142857" calcext:value-type="percentage">
            <text:p>72.7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79" calcext:value-type="float">
            <text:p>579</text:p>
          </table:table-cell>
          <table:table-cell table:style-name="ce4" table:formula="of:=[.C6]/[.B6]" office:value-type="percentage" office:value="0.72375" calcext:value-type="percentage">
            <text:p>72.4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50" calcext:value-type="float">
            <text:p>650</text:p>
          </table:table-cell>
          <table:table-cell table:style-name="ce4" table:formula="of:=[.C7]/[.B7]" office:value-type="percentage" office:value="0.722222222222222" calcext:value-type="percentage">
            <text:p>72.2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23" calcext:value-type="float">
            <text:p>723</text:p>
          </table:table-cell>
          <table:table-cell table:style-name="ce4" table:formula="of:=[.C8]/[.B8]" office:value-type="percentage" office:value="0.723" calcext:value-type="percentage">
            <text:p>72.3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725074735449735" calcext:value-type="percentage">
            <text:p>72.51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44736531412204" calcext:value-type="float">
            <text:p>0.002447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6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8h (10% denial rate). Time 2: 1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67" calcext:value-type="float">
            <text:p>367</text:p>
          </table:table-cell>
          <table:table-cell table:style-name="ce4" table:formula="of:=[.C3]/[.B3]" office:value-type="percentage" office:value="0.734" calcext:value-type="percentage">
            <text:p>73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42" calcext:value-type="float">
            <text:p>442</text:p>
          </table:table-cell>
          <table:table-cell table:style-name="ce4" table:formula="of:=[.C4]/[.B4]" office:value-type="percentage" office:value="0.736666666666667" calcext:value-type="percentage">
            <text:p>73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18" calcext:value-type="float">
            <text:p>518</text:p>
          </table:table-cell>
          <table:table-cell table:style-name="ce4" table:formula="of:=[.C5]/[.B5]" office:value-type="percentage" office:value="0.74" calcext:value-type="percentage">
            <text:p>74.0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89" calcext:value-type="float">
            <text:p>589</text:p>
          </table:table-cell>
          <table:table-cell table:style-name="ce4" table:formula="of:=[.C6]/[.B6]" office:value-type="percentage" office:value="0.73625" calcext:value-type="percentage">
            <text:p>73.6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61" calcext:value-type="float">
            <text:p>661</text:p>
          </table:table-cell>
          <table:table-cell table:style-name="ce4" table:formula="of:=[.C7]/[.B7]" office:value-type="percentage" office:value="0.734444444444444" calcext:value-type="percentage">
            <text:p>73.4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35" calcext:value-type="float">
            <text:p>735</text:p>
          </table:table-cell>
          <table:table-cell table:style-name="ce4" table:formula="of:=[.C8]/[.B8]" office:value-type="percentage" office:value="0.735" calcext:value-type="percentage">
            <text:p>73.5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736060185185185" calcext:value-type="percentage">
            <text:p>73.61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18654814681816" calcext:value-type="float">
            <text:p>0.002187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7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h (10% denial rate). Time 2: 1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  <table:table-cell table:style-name="ce4" table:formula="of:=[.C3]/[.B3]" office:value-type="percentage" office:value="0.106" calcext:value-type="percentage">
            <text:p>10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4" calcext:value-type="float">
            <text:p>64</text:p>
          </table:table-cell>
          <table:table-cell table:style-name="ce4" table:formula="of:=[.C4]/[.B4]" office:value-type="percentage" office:value="0.106666666666667" calcext:value-type="percentage">
            <text:p>10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table:style-name="ce4" table:formula="of:=[.C5]/[.B5]" office:value-type="percentage" office:value="0.1" calcext:value-type="percentage">
            <text:p>10.0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9" calcext:value-type="float">
            <text:p>79</text:p>
          </table:table-cell>
          <table:table-cell table:style-name="ce4" table:formula="of:=[.C6]/[.B6]" office:value-type="percentage" office:value="0.09875" calcext:value-type="percentage">
            <text:p>9.9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9" calcext:value-type="float">
            <text:p>89</text:p>
          </table:table-cell>
          <table:table-cell table:style-name="ce4" table:formula="of:=[.C7]/[.B7]" office:value-type="percentage" office:value="0.0988888888888889" calcext:value-type="percentage">
            <text:p>9.9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2" calcext:value-type="float">
            <text:p>102</text:p>
          </table:table-cell>
          <table:table-cell table:style-name="ce4" table:formula="of:=[.C8]/[.B8]" office:value-type="percentage" office:value="0.102" calcext:value-type="percentage">
            <text:p>10.2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2050925925926" calcext:value-type="percentage">
            <text:p>10.21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352146927926024" calcext:value-type="float">
            <text:p>0.003521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7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h (10% denial rate). Time 2: 1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8" calcext:value-type="float">
            <text:p>58</text:p>
          </table:table-cell>
          <table:table-cell table:style-name="ce4" table:formula="of:=[.C3]/[.B3]" office:value-type="percentage" office:value="0.116" calcext:value-type="percentage">
            <text:p>11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5" calcext:value-type="float">
            <text:p>65</text:p>
          </table:table-cell>
          <table:table-cell table:style-name="ce4" table:formula="of:=[.C4]/[.B4]" office:value-type="percentage" office:value="0.108333333333333" calcext:value-type="percentage">
            <text:p>10.8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3" calcext:value-type="float">
            <text:p>73</text:p>
          </table:table-cell>
          <table:table-cell table:style-name="ce4" table:formula="of:=[.C5]/[.B5]" office:value-type="percentage" office:value="0.104285714285714" calcext:value-type="percentage">
            <text:p>10.4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0" calcext:value-type="float">
            <text:p>80</text:p>
          </table:table-cell>
          <table:table-cell table:style-name="ce4" table:formula="of:=[.C6]/[.B6]" office:value-type="percentage" office:value="0.1" calcext:value-type="percentage">
            <text:p>10.0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8" calcext:value-type="float">
            <text:p>88</text:p>
          </table:table-cell>
          <table:table-cell table:style-name="ce4" table:formula="of:=[.C7]/[.B7]" office:value-type="percentage" office:value="0.0977777777777778" calcext:value-type="percentage">
            <text:p>9.8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6" calcext:value-type="float">
            <text:p>96</text:p>
          </table:table-cell>
          <table:table-cell table:style-name="ce4" table:formula="of:=[.C8]/[.B8]" office:value-type="percentage" office:value="0.096" calcext:value-type="percentage">
            <text:p>9.6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3732804232804" calcext:value-type="percentage">
            <text:p>10.37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749862785242088" calcext:value-type="float">
            <text:p>0.007499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7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6h (10% denial rate). Time 2: 1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7" calcext:value-type="float">
            <text:p>47</text:p>
          </table:table-cell>
          <table:table-cell table:style-name="ce4" table:formula="of:=[.C3]/[.B3]" office:value-type="percentage" office:value="0.094" calcext:value-type="percentage">
            <text:p>9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8" calcext:value-type="float">
            <text:p>58</text:p>
          </table:table-cell>
          <table:table-cell table:style-name="ce4" table:formula="of:=[.C4]/[.B4]" office:value-type="percentage" office:value="0.0966666666666667" calcext:value-type="percentage">
            <text:p>9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5" calcext:value-type="float">
            <text:p>65</text:p>
          </table:table-cell>
          <table:table-cell table:style-name="ce4" table:formula="of:=[.C5]/[.B5]" office:value-type="percentage" office:value="0.0928571428571429" calcext:value-type="percentage">
            <text:p>9.3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1" calcext:value-type="float">
            <text:p>71</text:p>
          </table:table-cell>
          <table:table-cell table:style-name="ce4" table:formula="of:=[.C6]/[.B6]" office:value-type="percentage" office:value="0.08875" calcext:value-type="percentage">
            <text:p>8.9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3" calcext:value-type="float">
            <text:p>83</text:p>
          </table:table-cell>
          <table:table-cell table:style-name="ce4" table:formula="of:=[.C7]/[.B7]" office:value-type="percentage" office:value="0.0922222222222222" calcext:value-type="percentage">
            <text:p>9.2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6" calcext:value-type="float">
            <text:p>96</text:p>
          </table:table-cell>
          <table:table-cell table:style-name="ce4" table:formula="of:=[.C8]/[.B8]" office:value-type="percentage" office:value="0.096" calcext:value-type="percentage">
            <text:p>9.6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934160052910053" calcext:value-type="percentage">
            <text:p>9.34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86684246049372" calcext:value-type="float">
            <text:p>0.002867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7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8h (10% denial rate). Time 2: 1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1" calcext:value-type="float">
            <text:p>51</text:p>
          </table:table-cell>
          <table:table-cell table:style-name="ce4" table:formula="of:=[.C3]/[.B3]" office:value-type="percentage" office:value="0.102" calcext:value-type="percentage">
            <text:p>10.2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1" calcext:value-type="float">
            <text:p>61</text:p>
          </table:table-cell>
          <table:table-cell table:style-name="ce4" table:formula="of:=[.C4]/[.B4]" office:value-type="percentage" office:value="0.101666666666667" calcext:value-type="percentage">
            <text:p>10.2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table:style-name="ce4" table:formula="of:=[.C5]/[.B5]" office:value-type="percentage" office:value="0.1" calcext:value-type="percentage">
            <text:p>10.0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4" calcext:value-type="float">
            <text:p>84</text:p>
          </table:table-cell>
          <table:table-cell table:style-name="ce4" table:formula="of:=[.C6]/[.B6]" office:value-type="percentage" office:value="0.105" calcext:value-type="percentage">
            <text:p>10.5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4" calcext:value-type="float">
            <text:p>94</text:p>
          </table:table-cell>
          <table:table-cell table:style-name="ce4" table:formula="of:=[.C7]/[.B7]" office:value-type="percentage" office:value="0.104444444444444" calcext:value-type="percentage">
            <text:p>10.4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7" calcext:value-type="float">
            <text:p>97</text:p>
          </table:table-cell>
          <table:table-cell table:style-name="ce4" table:formula="of:=[.C8]/[.B8]" office:value-type="percentage" office:value="0.097" calcext:value-type="percentage">
            <text:p>9.7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1685185185185" calcext:value-type="percentage">
            <text:p>10.17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94929718907149" calcext:value-type="float">
            <text:p>0.002949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7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0h (10% denial rate). Time 2: 1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7" calcext:value-type="float">
            <text:p>47</text:p>
          </table:table-cell>
          <table:table-cell table:style-name="ce4" table:formula="of:=[.C3]/[.B3]" office:value-type="percentage" office:value="0.094" calcext:value-type="percentage">
            <text:p>9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1" calcext:value-type="float">
            <text:p>61</text:p>
          </table:table-cell>
          <table:table-cell table:style-name="ce4" table:formula="of:=[.C4]/[.B4]" office:value-type="percentage" office:value="0.101666666666667" calcext:value-type="percentage">
            <text:p>10.2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1" calcext:value-type="float">
            <text:p>71</text:p>
          </table:table-cell>
          <table:table-cell table:style-name="ce4" table:formula="of:=[.C5]/[.B5]" office:value-type="percentage" office:value="0.101428571428571" calcext:value-type="percentage">
            <text:p>10.1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0" calcext:value-type="float">
            <text:p>80</text:p>
          </table:table-cell>
          <table:table-cell table:style-name="ce4" table:formula="of:=[.C6]/[.B6]" office:value-type="percentage" office:value="0.1" calcext:value-type="percentage">
            <text:p>10.0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1" calcext:value-type="float">
            <text:p>91</text:p>
          </table:table-cell>
          <table:table-cell table:style-name="ce4" table:formula="of:=[.C7]/[.B7]" office:value-type="percentage" office:value="0.101111111111111" calcext:value-type="percentage">
            <text:p>10.1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style-name="ce4" table:formula="of:=[.C8]/[.B8]" office:value-type="percentage" office:value="0.1" calcext:value-type="percentage">
            <text:p>10.0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997010582010582" calcext:value-type="percentage">
            <text:p>9.97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88156085518302" calcext:value-type="float">
            <text:p>0.002882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7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2h (10% denial rate). Time 2: 1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1" calcext:value-type="float">
            <text:p>51</text:p>
          </table:table-cell>
          <table:table-cell table:style-name="ce4" table:formula="of:=[.C3]/[.B3]" office:value-type="percentage" office:value="0.102" calcext:value-type="percentage">
            <text:p>10.2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style-name="ce4" table:formula="of:=[.C4]/[.B4]" office:value-type="percentage" office:value="0.105" calcext:value-type="percentage">
            <text:p>10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table:style-name="ce4" table:formula="of:=[.C5]/[.B5]" office:value-type="percentage" office:value="0.108571428571429" calcext:value-type="percentage">
            <text:p>10.9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2" calcext:value-type="float">
            <text:p>82</text:p>
          </table:table-cell>
          <table:table-cell table:style-name="ce4" table:formula="of:=[.C6]/[.B6]" office:value-type="percentage" office:value="0.1025" calcext:value-type="percentage">
            <text:p>10.3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3" calcext:value-type="float">
            <text:p>93</text:p>
          </table:table-cell>
          <table:table-cell table:style-name="ce4" table:formula="of:=[.C7]/[.B7]" office:value-type="percentage" office:value="0.103333333333333" calcext:value-type="percentage">
            <text:p>10.3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5" calcext:value-type="float">
            <text:p>105</text:p>
          </table:table-cell>
          <table:table-cell table:style-name="ce4" table:formula="of:=[.C8]/[.B8]" office:value-type="percentage" office:value="0.105" calcext:value-type="percentage">
            <text:p>10.5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4400793650794" calcext:value-type="percentage">
            <text:p>10.44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39284727155825" calcext:value-type="float">
            <text:p>0.002393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7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4h (10% denial rate). Time 2: 1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4" calcext:value-type="float">
            <text:p>44</text:p>
          </table:table-cell>
          <table:table-cell table:style-name="ce4" table:formula="of:=[.C3]/[.B3]" office:value-type="percentage" office:value="0.088" calcext:value-type="percentage">
            <text:p>8.8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6" calcext:value-type="float">
            <text:p>56</text:p>
          </table:table-cell>
          <table:table-cell table:style-name="ce4" table:formula="of:=[.C4]/[.B4]" office:value-type="percentage" office:value="0.0933333333333333" calcext:value-type="percentage">
            <text:p>9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8" calcext:value-type="float">
            <text:p>68</text:p>
          </table:table-cell>
          <table:table-cell table:style-name="ce4" table:formula="of:=[.C5]/[.B5]" office:value-type="percentage" office:value="0.0971428571428571" calcext:value-type="percentage">
            <text:p>9.7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2" calcext:value-type="float">
            <text:p>82</text:p>
          </table:table-cell>
          <table:table-cell table:style-name="ce4" table:formula="of:=[.C6]/[.B6]" office:value-type="percentage" office:value="0.1025" calcext:value-type="percentage">
            <text:p>10.3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8" calcext:value-type="float">
            <text:p>88</text:p>
          </table:table-cell>
          <table:table-cell table:style-name="ce4" table:formula="of:=[.C7]/[.B7]" office:value-type="percentage" office:value="0.0977777777777778" calcext:value-type="percentage">
            <text:p>9.8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style-name="ce4" table:formula="of:=[.C8]/[.B8]" office:value-type="percentage" office:value="0.1" calcext:value-type="percentage">
            <text:p>10.0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964589947089947" calcext:value-type="percentage">
            <text:p>9.65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514905176765471" calcext:value-type="float">
            <text:p>0.005149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7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6h (10% denial rate). Time 2: 1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  <table:table-cell table:style-name="ce4" table:formula="of:=[.C3]/[.B3]" office:value-type="percentage" office:value="0.106" calcext:value-type="percentage">
            <text:p>10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5" calcext:value-type="float">
            <text:p>65</text:p>
          </table:table-cell>
          <table:table-cell table:style-name="ce4" table:formula="of:=[.C4]/[.B4]" office:value-type="percentage" office:value="0.108333333333333" calcext:value-type="percentage">
            <text:p>10.8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81" calcext:value-type="float">
            <text:p>81</text:p>
          </table:table-cell>
          <table:table-cell table:style-name="ce4" table:formula="of:=[.C5]/[.B5]" office:value-type="percentage" office:value="0.115714285714286" calcext:value-type="percentage">
            <text:p>11.6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94" calcext:value-type="float">
            <text:p>94</text:p>
          </table:table-cell>
          <table:table-cell table:style-name="ce4" table:formula="of:=[.C6]/[.B6]" office:value-type="percentage" office:value="0.1175" calcext:value-type="percentage">
            <text:p>11.8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111" calcext:value-type="float">
            <text:p>111</text:p>
          </table:table-cell>
          <table:table-cell table:style-name="ce4" table:formula="of:=[.C7]/[.B7]" office:value-type="percentage" office:value="0.123333333333333" calcext:value-type="percentage">
            <text:p>12.3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19" calcext:value-type="float">
            <text:p>119</text:p>
          </table:table-cell>
          <table:table-cell table:style-name="ce4" table:formula="of:=[.C8]/[.B8]" office:value-type="percentage" office:value="0.119" calcext:value-type="percentage">
            <text:p>11.9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14980158730159" calcext:value-type="percentage">
            <text:p>11.50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659767733243432" calcext:value-type="float">
            <text:p>0.00659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7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8h (10% denial rate). Time 2: 1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5" calcext:value-type="float">
            <text:p>105</text:p>
          </table:table-cell>
          <table:table-cell table:style-name="ce4" table:formula="of:=[.C3]/[.B3]" office:value-type="percentage" office:value="0.21" calcext:value-type="percentage">
            <text:p>21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25" calcext:value-type="float">
            <text:p>125</text:p>
          </table:table-cell>
          <table:table-cell table:style-name="ce4" table:formula="of:=[.C4]/[.B4]" office:value-type="percentage" office:value="0.208333333333333" calcext:value-type="percentage">
            <text:p>20.8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144" calcext:value-type="float">
            <text:p>144</text:p>
          </table:table-cell>
          <table:table-cell table:style-name="ce4" table:formula="of:=[.C5]/[.B5]" office:value-type="percentage" office:value="0.205714285714286" calcext:value-type="percentage">
            <text:p>20.6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70" calcext:value-type="float">
            <text:p>170</text:p>
          </table:table-cell>
          <table:table-cell table:style-name="ce4" table:formula="of:=[.C6]/[.B6]" office:value-type="percentage" office:value="0.2125" calcext:value-type="percentage">
            <text:p>21.3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192" calcext:value-type="float">
            <text:p>192</text:p>
          </table:table-cell>
          <table:table-cell table:style-name="ce4" table:formula="of:=[.C7]/[.B7]" office:value-type="percentage" office:value="0.213333333333333" calcext:value-type="percentage">
            <text:p>21.3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220" calcext:value-type="float">
            <text:p>220</text:p>
          </table:table-cell>
          <table:table-cell table:style-name="ce4" table:formula="of:=[.C8]/[.B8]" office:value-type="percentage" office:value="0.22" calcext:value-type="percentage">
            <text:p>22.0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211646825396825" calcext:value-type="percentage">
            <text:p>21.16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494437119362796" calcext:value-type="float">
            <text:p>0.004944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7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0h (10% denial rate). Time 2: 1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42" calcext:value-type="float">
            <text:p>142</text:p>
          </table:table-cell>
          <table:table-cell table:style-name="ce4" table:formula="of:=[.C3]/[.B3]" office:value-type="percentage" office:value="0.284" calcext:value-type="percentage">
            <text:p>28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71" calcext:value-type="float">
            <text:p>171</text:p>
          </table:table-cell>
          <table:table-cell table:style-name="ce4" table:formula="of:=[.C4]/[.B4]" office:value-type="percentage" office:value="0.285" calcext:value-type="percentage">
            <text:p>28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table:style-name="ce4" table:formula="of:=[.C5]/[.B5]" office:value-type="percentage" office:value="0.285714285714286" calcext:value-type="percentage">
            <text:p>28.6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231" calcext:value-type="float">
            <text:p>231</text:p>
          </table:table-cell>
          <table:table-cell table:style-name="ce4" table:formula="of:=[.C6]/[.B6]" office:value-type="percentage" office:value="0.28875" calcext:value-type="percentage">
            <text:p>28.9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261" calcext:value-type="float">
            <text:p>261</text:p>
          </table:table-cell>
          <table:table-cell table:style-name="ce4" table:formula="of:=[.C7]/[.B7]" office:value-type="percentage" office:value="0.29" calcext:value-type="percentage">
            <text:p>29.0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291" calcext:value-type="float">
            <text:p>291</text:p>
          </table:table-cell>
          <table:table-cell table:style-name="ce4" table:formula="of:=[.C8]/[.B8]" office:value-type="percentage" office:value="0.291" calcext:value-type="percentage">
            <text:p>29.1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287410714285714" calcext:value-type="percentage">
            <text:p>28.74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88802506490339" calcext:value-type="float">
            <text:p>0.00288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8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2h (10% denial rate). Time 2: 1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76" calcext:value-type="float">
            <text:p>176</text:p>
          </table:table-cell>
          <table:table-cell table:style-name="ce4" table:formula="of:=[.C3]/[.B3]" office:value-type="percentage" office:value="0.352" calcext:value-type="percentage">
            <text:p>35.2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11" calcext:value-type="float">
            <text:p>211</text:p>
          </table:table-cell>
          <table:table-cell table:style-name="ce4" table:formula="of:=[.C4]/[.B4]" office:value-type="percentage" office:value="0.351666666666667" calcext:value-type="percentage">
            <text:p>35.2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42" calcext:value-type="float">
            <text:p>242</text:p>
          </table:table-cell>
          <table:table-cell table:style-name="ce4" table:formula="of:=[.C5]/[.B5]" office:value-type="percentage" office:value="0.345714285714286" calcext:value-type="percentage">
            <text:p>34.6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279" calcext:value-type="float">
            <text:p>279</text:p>
          </table:table-cell>
          <table:table-cell table:style-name="ce4" table:formula="of:=[.C6]/[.B6]" office:value-type="percentage" office:value="0.34875" calcext:value-type="percentage">
            <text:p>34.9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317" calcext:value-type="float">
            <text:p>317</text:p>
          </table:table-cell>
          <table:table-cell table:style-name="ce4" table:formula="of:=[.C7]/[.B7]" office:value-type="percentage" office:value="0.352222222222222" calcext:value-type="percentage">
            <text:p>35.2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353" calcext:value-type="float">
            <text:p>353</text:p>
          </table:table-cell>
          <table:table-cell table:style-name="ce4" table:formula="of:=[.C8]/[.B8]" office:value-type="percentage" office:value="0.353" calcext:value-type="percentage">
            <text:p>35.3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350558862433862" calcext:value-type="percentage">
            <text:p>35.06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78466992663747" calcext:value-type="float">
            <text:p>0.00278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8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4h (10% denial rate). Time 2: 1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01" calcext:value-type="float">
            <text:p>201</text:p>
          </table:table-cell>
          <table:table-cell table:style-name="ce4" table:formula="of:=[.C3]/[.B3]" office:value-type="percentage" office:value="0.402" calcext:value-type="percentage">
            <text:p>40.2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41" calcext:value-type="float">
            <text:p>241</text:p>
          </table:table-cell>
          <table:table-cell table:style-name="ce4" table:formula="of:=[.C4]/[.B4]" office:value-type="percentage" office:value="0.401666666666667" calcext:value-type="percentage">
            <text:p>40.2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82" calcext:value-type="float">
            <text:p>282</text:p>
          </table:table-cell>
          <table:table-cell table:style-name="ce4" table:formula="of:=[.C5]/[.B5]" office:value-type="percentage" office:value="0.402857142857143" calcext:value-type="percentage">
            <text:p>40.3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323" calcext:value-type="float">
            <text:p>323</text:p>
          </table:table-cell>
          <table:table-cell table:style-name="ce4" table:formula="of:=[.C6]/[.B6]" office:value-type="percentage" office:value="0.40375" calcext:value-type="percentage">
            <text:p>40.4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362" calcext:value-type="float">
            <text:p>362</text:p>
          </table:table-cell>
          <table:table-cell table:style-name="ce4" table:formula="of:=[.C7]/[.B7]" office:value-type="percentage" office:value="0.402222222222222" calcext:value-type="percentage">
            <text:p>40.2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05" calcext:value-type="float">
            <text:p>405</text:p>
          </table:table-cell>
          <table:table-cell table:style-name="ce4" table:formula="of:=[.C8]/[.B8]" office:value-type="percentage" office:value="0.405" calcext:value-type="percentage">
            <text:p>40.5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402916005291005" calcext:value-type="percentage">
            <text:p>40.29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2588322799971" calcext:value-type="float">
            <text:p>0.001259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8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6h (10% denial rate). Time 2: 1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23" calcext:value-type="float">
            <text:p>223</text:p>
          </table:table-cell>
          <table:table-cell table:style-name="ce4" table:formula="of:=[.C3]/[.B3]" office:value-type="percentage" office:value="0.446" calcext:value-type="percentage">
            <text:p>44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71" calcext:value-type="float">
            <text:p>271</text:p>
          </table:table-cell>
          <table:table-cell table:style-name="ce4" table:formula="of:=[.C4]/[.B4]" office:value-type="percentage" office:value="0.451666666666667" calcext:value-type="percentage">
            <text:p>45.2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15" calcext:value-type="float">
            <text:p>315</text:p>
          </table:table-cell>
          <table:table-cell table:style-name="ce4" table:formula="of:=[.C5]/[.B5]" office:value-type="percentage" office:value="0.45" calcext:value-type="percentage">
            <text:p>45.0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357" calcext:value-type="float">
            <text:p>357</text:p>
          </table:table-cell>
          <table:table-cell table:style-name="ce4" table:formula="of:=[.C6]/[.B6]" office:value-type="percentage" office:value="0.44625" calcext:value-type="percentage">
            <text:p>44.6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404" calcext:value-type="float">
            <text:p>404</text:p>
          </table:table-cell>
          <table:table-cell table:style-name="ce4" table:formula="of:=[.C7]/[.B7]" office:value-type="percentage" office:value="0.448888888888889" calcext:value-type="percentage">
            <text:p>44.9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48" calcext:value-type="float">
            <text:p>448</text:p>
          </table:table-cell>
          <table:table-cell table:style-name="ce4" table:formula="of:=[.C8]/[.B8]" office:value-type="percentage" office:value="0.448" calcext:value-type="percentage">
            <text:p>44.8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448467592592593" calcext:value-type="percentage">
            <text:p>44.85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19021509926992" calcext:value-type="float">
            <text:p>0.002190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8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8h (10% denial rate). Time 2: 1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41" calcext:value-type="float">
            <text:p>241</text:p>
          </table:table-cell>
          <table:table-cell table:style-name="ce4" table:formula="of:=[.C3]/[.B3]" office:value-type="percentage" office:value="0.482" calcext:value-type="percentage">
            <text:p>48.2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93" calcext:value-type="float">
            <text:p>293</text:p>
          </table:table-cell>
          <table:table-cell table:style-name="ce4" table:formula="of:=[.C4]/[.B4]" office:value-type="percentage" office:value="0.488333333333333" calcext:value-type="percentage">
            <text:p>48.8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style-name="ce4" table:formula="of:=[.C5]/[.B5]" office:value-type="percentage" office:value="0.487142857142857" calcext:value-type="percentage">
            <text:p>48.7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391" calcext:value-type="float">
            <text:p>391</text:p>
          </table:table-cell>
          <table:table-cell table:style-name="ce4" table:formula="of:=[.C6]/[.B6]" office:value-type="percentage" office:value="0.48875" calcext:value-type="percentage">
            <text:p>48.9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437" calcext:value-type="float">
            <text:p>437</text:p>
          </table:table-cell>
          <table:table-cell table:style-name="ce4" table:formula="of:=[.C7]/[.B7]" office:value-type="percentage" office:value="0.485555555555556" calcext:value-type="percentage">
            <text:p>48.6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87" calcext:value-type="float">
            <text:p>487</text:p>
          </table:table-cell>
          <table:table-cell table:style-name="ce4" table:formula="of:=[.C8]/[.B8]" office:value-type="percentage" office:value="0.487" calcext:value-type="percentage">
            <text:p>48.7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486463624338624" calcext:value-type="percentage">
            <text:p>48.65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45849191958943" calcext:value-type="float">
            <text:p>0.00245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8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0h (10% denial rate). Time 2: 1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58" calcext:value-type="float">
            <text:p>258</text:p>
          </table:table-cell>
          <table:table-cell table:style-name="ce4" table:formula="of:=[.C3]/[.B3]" office:value-type="percentage" office:value="0.516" calcext:value-type="percentage">
            <text:p>51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10" calcext:value-type="float">
            <text:p>310</text:p>
          </table:table-cell>
          <table:table-cell table:style-name="ce4" table:formula="of:=[.C4]/[.B4]" office:value-type="percentage" office:value="0.516666666666667" calcext:value-type="percentage">
            <text:p>51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66" calcext:value-type="float">
            <text:p>366</text:p>
          </table:table-cell>
          <table:table-cell table:style-name="ce4" table:formula="of:=[.C5]/[.B5]" office:value-type="percentage" office:value="0.522857142857143" calcext:value-type="percentage">
            <text:p>52.3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18" calcext:value-type="float">
            <text:p>418</text:p>
          </table:table-cell>
          <table:table-cell table:style-name="ce4" table:formula="of:=[.C6]/[.B6]" office:value-type="percentage" office:value="0.5225" calcext:value-type="percentage">
            <text:p>52.3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469" calcext:value-type="float">
            <text:p>469</text:p>
          </table:table-cell>
          <table:table-cell table:style-name="ce4" table:formula="of:=[.C7]/[.B7]" office:value-type="percentage" office:value="0.521111111111111" calcext:value-type="percentage">
            <text:p>52.1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23" calcext:value-type="float">
            <text:p>523</text:p>
          </table:table-cell>
          <table:table-cell table:style-name="ce4" table:formula="of:=[.C8]/[.B8]" office:value-type="percentage" office:value="0.523" calcext:value-type="percentage">
            <text:p>52.3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2035582010582" calcext:value-type="percentage">
            <text:p>52.04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319372186115926" calcext:value-type="float">
            <text:p>0.003194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8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2h (10% denial rate). Time 2: 1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73" calcext:value-type="float">
            <text:p>273</text:p>
          </table:table-cell>
          <table:table-cell table:style-name="ce4" table:formula="of:=[.C3]/[.B3]" office:value-type="percentage" office:value="0.546" calcext:value-type="percentage">
            <text:p>54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28" calcext:value-type="float">
            <text:p>328</text:p>
          </table:table-cell>
          <table:table-cell table:style-name="ce4" table:formula="of:=[.C4]/[.B4]" office:value-type="percentage" office:value="0.546666666666667" calcext:value-type="percentage">
            <text:p>54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87" calcext:value-type="float">
            <text:p>387</text:p>
          </table:table-cell>
          <table:table-cell table:style-name="ce4" table:formula="of:=[.C5]/[.B5]" office:value-type="percentage" office:value="0.552857142857143" calcext:value-type="percentage">
            <text:p>55.3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41" calcext:value-type="float">
            <text:p>441</text:p>
          </table:table-cell>
          <table:table-cell table:style-name="ce4" table:formula="of:=[.C6]/[.B6]" office:value-type="percentage" office:value="0.55125" calcext:value-type="percentage">
            <text:p>55.1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497" calcext:value-type="float">
            <text:p>497</text:p>
          </table:table-cell>
          <table:table-cell table:style-name="ce4" table:formula="of:=[.C7]/[.B7]" office:value-type="percentage" office:value="0.552222222222222" calcext:value-type="percentage">
            <text:p>55.2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48" calcext:value-type="float">
            <text:p>548</text:p>
          </table:table-cell>
          <table:table-cell table:style-name="ce4" table:formula="of:=[.C8]/[.B8]" office:value-type="percentage" office:value="0.548" calcext:value-type="percentage">
            <text:p>54.8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49499338624339" calcext:value-type="percentage">
            <text:p>54.95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97560673287638" calcext:value-type="float">
            <text:p>0.002976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8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4h (10% denial rate). Time 2: 1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87" calcext:value-type="float">
            <text:p>287</text:p>
          </table:table-cell>
          <table:table-cell table:style-name="ce4" table:formula="of:=[.C3]/[.B3]" office:value-type="percentage" office:value="0.574" calcext:value-type="percentage">
            <text:p>57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44" calcext:value-type="float">
            <text:p>344</text:p>
          </table:table-cell>
          <table:table-cell table:style-name="ce4" table:formula="of:=[.C4]/[.B4]" office:value-type="percentage" office:value="0.573333333333333" calcext:value-type="percentage">
            <text:p>57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style-name="ce4" table:formula="of:=[.C5]/[.B5]" office:value-type="percentage" office:value="0.575714285714286" calcext:value-type="percentage">
            <text:p>57.6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63" calcext:value-type="float">
            <text:p>463</text:p>
          </table:table-cell>
          <table:table-cell table:style-name="ce4" table:formula="of:=[.C6]/[.B6]" office:value-type="percentage" office:value="0.57875" calcext:value-type="percentage">
            <text:p>57.9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21" calcext:value-type="float">
            <text:p>521</text:p>
          </table:table-cell>
          <table:table-cell table:style-name="ce4" table:formula="of:=[.C7]/[.B7]" office:value-type="percentage" office:value="0.578888888888889" calcext:value-type="percentage">
            <text:p>57.9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77" calcext:value-type="float">
            <text:p>577</text:p>
          </table:table-cell>
          <table:table-cell table:style-name="ce4" table:formula="of:=[.C8]/[.B8]" office:value-type="percentage" office:value="0.577" calcext:value-type="percentage">
            <text:p>57.7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76281084656085" calcext:value-type="percentage">
            <text:p>57.63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35061146398977" calcext:value-type="float">
            <text:p>0.002351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8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6h (10% denial rate). Time 2: 1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table:style-name="ce4" table:formula="of:=[.C3]/[.B3]" office:value-type="percentage" office:value="0.6" calcext:value-type="percentage">
            <text:p>60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57" calcext:value-type="float">
            <text:p>357</text:p>
          </table:table-cell>
          <table:table-cell table:style-name="ce4" table:formula="of:=[.C4]/[.B4]" office:value-type="percentage" office:value="0.595" calcext:value-type="percentage">
            <text:p>59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18" calcext:value-type="float">
            <text:p>418</text:p>
          </table:table-cell>
          <table:table-cell table:style-name="ce4" table:formula="of:=[.C5]/[.B5]" office:value-type="percentage" office:value="0.597142857142857" calcext:value-type="percentage">
            <text:p>59.7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81" calcext:value-type="float">
            <text:p>481</text:p>
          </table:table-cell>
          <table:table-cell table:style-name="ce4" table:formula="of:=[.C6]/[.B6]" office:value-type="percentage" office:value="0.60125" calcext:value-type="percentage">
            <text:p>60.1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41" calcext:value-type="float">
            <text:p>541</text:p>
          </table:table-cell>
          <table:table-cell table:style-name="ce4" table:formula="of:=[.C7]/[.B7]" office:value-type="percentage" office:value="0.601111111111111" calcext:value-type="percentage">
            <text:p>60.1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01" calcext:value-type="float">
            <text:p>601</text:p>
          </table:table-cell>
          <table:table-cell table:style-name="ce4" table:formula="of:=[.C8]/[.B8]" office:value-type="percentage" office:value="0.601" calcext:value-type="percentage">
            <text:p>60.1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99250661375661" calcext:value-type="percentage">
            <text:p>59.93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59195999057866" calcext:value-type="float">
            <text:p>0.002592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8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8h (10% denial rate). Time 2: 1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12" calcext:value-type="float">
            <text:p>312</text:p>
          </table:table-cell>
          <table:table-cell table:style-name="ce4" table:formula="of:=[.C3]/[.B3]" office:value-type="percentage" office:value="0.624" calcext:value-type="percentage">
            <text:p>62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70" calcext:value-type="float">
            <text:p>370</text:p>
          </table:table-cell>
          <table:table-cell table:style-name="ce4" table:formula="of:=[.C4]/[.B4]" office:value-type="percentage" office:value="0.616666666666667" calcext:value-type="percentage">
            <text:p>61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32" calcext:value-type="float">
            <text:p>432</text:p>
          </table:table-cell>
          <table:table-cell table:style-name="ce4" table:formula="of:=[.C5]/[.B5]" office:value-type="percentage" office:value="0.617142857142857" calcext:value-type="percentage">
            <text:p>61.7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97" calcext:value-type="float">
            <text:p>497</text:p>
          </table:table-cell>
          <table:table-cell table:style-name="ce4" table:formula="of:=[.C6]/[.B6]" office:value-type="percentage" office:value="0.62125" calcext:value-type="percentage">
            <text:p>62.1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60" calcext:value-type="float">
            <text:p>560</text:p>
          </table:table-cell>
          <table:table-cell table:style-name="ce4" table:formula="of:=[.C7]/[.B7]" office:value-type="percentage" office:value="0.622222222222222" calcext:value-type="percentage">
            <text:p>62.2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23" calcext:value-type="float">
            <text:p>623</text:p>
          </table:table-cell>
          <table:table-cell table:style-name="ce4" table:formula="of:=[.C8]/[.B8]" office:value-type="percentage" office:value="0.623" calcext:value-type="percentage">
            <text:p>62.3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620713624338624" calcext:value-type="percentage">
            <text:p>62.07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308932322174646" calcext:value-type="float">
            <text:p>0.003089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8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0h (10% denial rate). Time 2: 1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22" calcext:value-type="float">
            <text:p>322</text:p>
          </table:table-cell>
          <table:table-cell table:style-name="ce4" table:formula="of:=[.C3]/[.B3]" office:value-type="percentage" office:value="0.644" calcext:value-type="percentage">
            <text:p>64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82" calcext:value-type="float">
            <text:p>382</text:p>
          </table:table-cell>
          <table:table-cell table:style-name="ce4" table:formula="of:=[.C4]/[.B4]" office:value-type="percentage" office:value="0.636666666666667" calcext:value-type="percentage">
            <text:p>63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46" calcext:value-type="float">
            <text:p>446</text:p>
          </table:table-cell>
          <table:table-cell table:style-name="ce4" table:formula="of:=[.C5]/[.B5]" office:value-type="percentage" office:value="0.637142857142857" calcext:value-type="percentage">
            <text:p>63.7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10" calcext:value-type="float">
            <text:p>510</text:p>
          </table:table-cell>
          <table:table-cell table:style-name="ce4" table:formula="of:=[.C6]/[.B6]" office:value-type="percentage" office:value="0.6375" calcext:value-type="percentage">
            <text:p>63.8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76" calcext:value-type="float">
            <text:p>576</text:p>
          </table:table-cell>
          <table:table-cell table:style-name="ce4" table:formula="of:=[.C7]/[.B7]" office:value-type="percentage" office:value="0.64" calcext:value-type="percentage">
            <text:p>64.0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41" calcext:value-type="float">
            <text:p>641</text:p>
          </table:table-cell>
          <table:table-cell table:style-name="ce4" table:formula="of:=[.C8]/[.B8]" office:value-type="percentage" office:value="0.641" calcext:value-type="percentage">
            <text:p>64.1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639384920634921" calcext:value-type="percentage">
            <text:p>63.94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83740870038686" calcext:value-type="float">
            <text:p>0.002837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9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2h (10% denial rate). Time 2: 1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29" calcext:value-type="float">
            <text:p>329</text:p>
          </table:table-cell>
          <table:table-cell table:style-name="ce4" table:formula="of:=[.C3]/[.B3]" office:value-type="percentage" office:value="0.658" calcext:value-type="percentage">
            <text:p>65.8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94" calcext:value-type="float">
            <text:p>394</text:p>
          </table:table-cell>
          <table:table-cell table:style-name="ce4" table:formula="of:=[.C4]/[.B4]" office:value-type="percentage" office:value="0.656666666666667" calcext:value-type="percentage">
            <text:p>65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57" calcext:value-type="float">
            <text:p>457</text:p>
          </table:table-cell>
          <table:table-cell table:style-name="ce4" table:formula="of:=[.C5]/[.B5]" office:value-type="percentage" office:value="0.652857142857143" calcext:value-type="percentage">
            <text:p>65.3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23" calcext:value-type="float">
            <text:p>523</text:p>
          </table:table-cell>
          <table:table-cell table:style-name="ce4" table:formula="of:=[.C6]/[.B6]" office:value-type="percentage" office:value="0.65375" calcext:value-type="percentage">
            <text:p>65.4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91" calcext:value-type="float">
            <text:p>591</text:p>
          </table:table-cell>
          <table:table-cell table:style-name="ce4" table:formula="of:=[.C7]/[.B7]" office:value-type="percentage" office:value="0.656666666666667" calcext:value-type="percentage">
            <text:p>65.7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57" calcext:value-type="float">
            <text:p>657</text:p>
          </table:table-cell>
          <table:table-cell table:style-name="ce4" table:formula="of:=[.C8]/[.B8]" office:value-type="percentage" office:value="0.657" calcext:value-type="percentage">
            <text:p>65.7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655823412698413" calcext:value-type="percentage">
            <text:p>65.58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203183864806268" calcext:value-type="float">
            <text:p>0.002032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9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4h (10% denial rate). Time 2: 1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37" calcext:value-type="float">
            <text:p>337</text:p>
          </table:table-cell>
          <table:table-cell table:style-name="ce4" table:formula="of:=[.C3]/[.B3]" office:value-type="percentage" office:value="0.674" calcext:value-type="percentage">
            <text:p>67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04" calcext:value-type="float">
            <text:p>404</text:p>
          </table:table-cell>
          <table:table-cell table:style-name="ce4" table:formula="of:=[.C4]/[.B4]" office:value-type="percentage" office:value="0.673333333333333" calcext:value-type="percentage">
            <text:p>67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69" calcext:value-type="float">
            <text:p>469</text:p>
          </table:table-cell>
          <table:table-cell table:style-name="ce4" table:formula="of:=[.C5]/[.B5]" office:value-type="percentage" office:value="0.67" calcext:value-type="percentage">
            <text:p>67.0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36" calcext:value-type="float">
            <text:p>536</text:p>
          </table:table-cell>
          <table:table-cell table:style-name="ce4" table:formula="of:=[.C6]/[.B6]" office:value-type="percentage" office:value="0.67" calcext:value-type="percentage">
            <text:p>67.0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04" calcext:value-type="float">
            <text:p>604</text:p>
          </table:table-cell>
          <table:table-cell table:style-name="ce4" table:formula="of:=[.C7]/[.B7]" office:value-type="percentage" office:value="0.671111111111111" calcext:value-type="percentage">
            <text:p>67.1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73" calcext:value-type="float">
            <text:p>673</text:p>
          </table:table-cell>
          <table:table-cell table:style-name="ce4" table:formula="of:=[.C8]/[.B8]" office:value-type="percentage" office:value="0.673" calcext:value-type="percentage">
            <text:p>67.3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671907407407407" calcext:value-type="percentage">
            <text:p>67.19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76161635467827" calcext:value-type="float">
            <text:p>0.001762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9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6h (10% denial rate). Time 2: 1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43" calcext:value-type="float">
            <text:p>343</text:p>
          </table:table-cell>
          <table:table-cell table:style-name="ce4" table:formula="of:=[.C3]/[.B3]" office:value-type="percentage" office:value="0.686" calcext:value-type="percentage">
            <text:p>68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13" calcext:value-type="float">
            <text:p>413</text:p>
          </table:table-cell>
          <table:table-cell table:style-name="ce4" table:formula="of:=[.C4]/[.B4]" office:value-type="percentage" office:value="0.688333333333333" calcext:value-type="percentage">
            <text:p>68.8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79" calcext:value-type="float">
            <text:p>479</text:p>
          </table:table-cell>
          <table:table-cell table:style-name="ce4" table:formula="of:=[.C5]/[.B5]" office:value-type="percentage" office:value="0.684285714285714" calcext:value-type="percentage">
            <text:p>68.4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47" calcext:value-type="float">
            <text:p>547</text:p>
          </table:table-cell>
          <table:table-cell table:style-name="ce4" table:formula="of:=[.C6]/[.B6]" office:value-type="percentage" office:value="0.68375" calcext:value-type="percentage">
            <text:p>68.4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16" calcext:value-type="float">
            <text:p>616</text:p>
          </table:table-cell>
          <table:table-cell table:style-name="ce4" table:formula="of:=[.C7]/[.B7]" office:value-type="percentage" office:value="0.684444444444444" calcext:value-type="percentage">
            <text:p>68.4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87" calcext:value-type="float">
            <text:p>687</text:p>
          </table:table-cell>
          <table:table-cell table:style-name="ce4" table:formula="of:=[.C8]/[.B8]" office:value-type="percentage" office:value="0.687" calcext:value-type="percentage">
            <text:p>68.7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685635582010582" calcext:value-type="percentage">
            <text:p>68.56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EV =</text:p>
          </table:table-cell>
          <table:covered-table-cell table:number-columns-repeated="2"/>
          <table:table-cell table:style-name="ce6" table:formula="of:=STDEV([.D3:.D8])" office:value-type="float" office:value="0.00179268905362866" calcext:value-type="float">
            <text:p>0.001793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9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8h (10% denial rate). Time 2: 1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50" calcext:value-type="float">
            <text:p>350</text:p>
          </table:table-cell>
          <table:table-cell table:style-name="ce4" table:formula="of:=[.C3]/[.B3]" office:value-type="percentage" office:value="0.7" calcext:value-type="percentage">
            <text:p>70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22" calcext:value-type="float">
            <text:p>422</text:p>
          </table:table-cell>
          <table:table-cell table:style-name="ce4" table:formula="of:=[.C4]/[.B4]" office:value-type="percentage" office:value="0.703333333333333" calcext:value-type="percentage">
            <text:p>70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89" calcext:value-type="float">
            <text:p>489</text:p>
          </table:table-cell>
          <table:table-cell table:style-name="ce4" table:formula="of:=[.C5]/[.B5]" office:value-type="percentage" office:value="0.698571428571429" calcext:value-type="percentage">
            <text:p>69.9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57" calcext:value-type="float">
            <text:p>557</text:p>
          </table:table-cell>
          <table:table-cell table:style-name="ce4" table:formula="of:=[.C6]/[.B6]" office:value-type="percentage" office:value="0.69625" calcext:value-type="percentage">
            <text:p>69.6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27" calcext:value-type="float">
            <text:p>627</text:p>
          </table:table-cell>
          <table:table-cell table:style-name="ce4" table:formula="of:=[.C7]/[.B7]" office:value-type="percentage" office:value="0.696666666666667" calcext:value-type="percentage">
            <text:p>69.7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99" calcext:value-type="float">
            <text:p>699</text:p>
          </table:table-cell>
          <table:table-cell table:style-name="ce4" table:formula="of:=[.C8]/[.B8]" office:value-type="percentage" office:value="0.699" calcext:value-type="percentage">
            <text:p>69.9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698970238095238" calcext:value-type="percentage">
            <text:p>69.90%</text:p>
          </table:table-cell>
          <table:table-cell table:number-columns-repeated="3"/>
        </table:table-row>
        <table:table-row table:style-name="ro2">
          <table:table-cell table:style-name="ce3" table:number-columns-spanned="3" table:number-rows-spanned="1"/>
          <table:covered-table-cell table:number-columns-repeated="2"/>
          <table:table-cell table:style-name="ce6" table:formula="of:=STDEV([.D3:.D8])" office:value-type="float" office:value="0.00256760904600991" calcext:value-type="float">
            <text:p>0.00256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9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h (10% denial rate). Time 2: 1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2" calcext:value-type="float">
            <text:p>52</text:p>
          </table:table-cell>
          <table:table-cell table:style-name="ce4" table:formula="of:=[.C3]/[.B3]" office:value-type="percentage" office:value="0.104" calcext:value-type="percentage">
            <text:p>10.4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5" calcext:value-type="float">
            <text:p>55</text:p>
          </table:table-cell>
          <table:table-cell table:style-name="ce4" table:formula="of:=[.C4]/[.B4]" office:value-type="percentage" office:value="0.0916666666666667" calcext:value-type="percentage">
            <text:p>9.2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2" calcext:value-type="float">
            <text:p>62</text:p>
          </table:table-cell>
          <table:table-cell table:style-name="ce4" table:formula="of:=[.C5]/[.B5]" office:value-type="percentage" office:value="0.0885714285714286" calcext:value-type="percentage">
            <text:p>8.9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8" calcext:value-type="float">
            <text:p>68</text:p>
          </table:table-cell>
          <table:table-cell table:style-name="ce4" table:formula="of:=[.C6]/[.B6]" office:value-type="percentage" office:value="0.085" calcext:value-type="percentage">
            <text:p>8.5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3" calcext:value-type="float">
            <text:p>83</text:p>
          </table:table-cell>
          <table:table-cell table:style-name="ce4" table:formula="of:=[.C7]/[.B7]" office:value-type="percentage" office:value="0.0922222222222222" calcext:value-type="percentage">
            <text:p>9.2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5" calcext:value-type="float">
            <text:p>95</text:p>
          </table:table-cell>
          <table:table-cell table:style-name="ce4" table:formula="of:=[.C8]/[.B8]" office:value-type="percentage" office:value="0.095" calcext:value-type="percentage">
            <text:p>9.5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927433862433862" calcext:value-type="percentage">
            <text:p>9.27%</text:p>
          </table:table-cell>
          <table:table-cell table:number-columns-repeated="3"/>
        </table:table-row>
        <table:table-row table:style-name="ro2">
          <table:table-cell table:style-name="ce3" table:number-columns-spanned="3" table:number-rows-spanned="1"/>
          <table:covered-table-cell table:number-columns-repeated="2"/>
          <table:table-cell table:style-name="ce6" table:formula="of:=STDEV([.D3:.D8])" office:value-type="float" office:value="0.00648999009593761" calcext:value-type="float">
            <text:p>0.006490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42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9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h (10% denial rate). Time 2: 1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table:style-name="ce4" table:formula="of:=[.C3]/[.B3]" office:value-type="percentage" office:value="0.098" calcext:value-type="percentage">
            <text:p>9.8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9" calcext:value-type="float">
            <text:p>59</text:p>
          </table:table-cell>
          <table:table-cell table:style-name="ce4" table:formula="of:=[.C4]/[.B4]" office:value-type="percentage" office:value="0.0983333333333333" calcext:value-type="percentage">
            <text:p>9.8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5" calcext:value-type="float">
            <text:p>65</text:p>
          </table:table-cell>
          <table:table-cell table:style-name="ce4" table:formula="of:=[.C5]/[.B5]" office:value-type="percentage" office:value="0.0928571428571429" calcext:value-type="percentage">
            <text:p>9.3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1" calcext:value-type="float">
            <text:p>71</text:p>
          </table:table-cell>
          <table:table-cell table:style-name="ce4" table:formula="of:=[.C6]/[.B6]" office:value-type="percentage" office:value="0.08875" calcext:value-type="percentage">
            <text:p>8.9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8" calcext:value-type="float">
            <text:p>78</text:p>
          </table:table-cell>
          <table:table-cell table:style-name="ce4" table:formula="of:=[.C7]/[.B7]" office:value-type="percentage" office:value="0.0866666666666667" calcext:value-type="percentage">
            <text:p>8.7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7" calcext:value-type="float">
            <text:p>87</text:p>
          </table:table-cell>
          <table:table-cell table:style-name="ce4" table:formula="of:=[.C8]/[.B8]" office:value-type="percentage" office:value="0.087" calcext:value-type="percentage">
            <text:p>8.7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919345238095238" calcext:value-type="percentage">
            <text:p>9.19%</text:p>
          </table:table-cell>
          <table:table-cell table:number-columns-repeated="3"/>
        </table:table-row>
        <table:table-row table:style-name="ro2">
          <table:table-cell table:style-name="ce3" table:number-columns-spanned="3" table:number-rows-spanned="1"/>
          <table:covered-table-cell table:number-columns-repeated="2"/>
          <table:table-cell table:style-name="ce6" table:formula="of:=STDEV([.D3:.D8])" office:value-type="float" office:value="0.00530710894261633" calcext:value-type="float">
            <text:p>0.005307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38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9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6h (10% denial rate). Time 2: 1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4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1" calcext:value-type="float">
            <text:p>61</text:p>
          </table:table-cell>
          <table:table-cell table:style-name="ce4" table:formula="of:=[.C3]/[.B3]" office:value-type="percentage" office:value="0.122" calcext:value-type="percentage">
            <text:p>12.2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70" calcext:value-type="float">
            <text:p>70</text:p>
          </table:table-cell>
          <table:table-cell table:style-name="ce4" table:formula="of:=[.C4]/[.B4]" office:value-type="percentage" office:value="0.116666666666667" calcext:value-type="percentage">
            <text:p>11.7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table:style-name="ce4" table:formula="of:=[.C5]/[.B5]" office:value-type="percentage" office:value="0.112857142857143" calcext:value-type="percentage">
            <text:p>11.3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table:style-name="ce4" table:formula="of:=[.C6]/[.B6]" office:value-type="percentage" office:value="0.1125" calcext:value-type="percentage">
            <text:p>11.3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7" calcext:value-type="float">
            <text:p>97</text:p>
          </table:table-cell>
          <table:table-cell table:style-name="ce4" table:formula="of:=[.C7]/[.B7]" office:value-type="percentage" office:value="0.107777777777778" calcext:value-type="percentage">
            <text:p>10.8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7" calcext:value-type="float">
            <text:p>107</text:p>
          </table:table-cell>
          <table:table-cell table:style-name="ce4" table:formula="of:=[.C8]/[.B8]" office:value-type="percentage" office:value="0.107" calcext:value-type="percentage">
            <text:p>10.7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13133597883598" calcext:value-type="percentage">
            <text:p>11.31%</text:p>
          </table:table-cell>
          <table:table-cell table:number-columns-repeated="3"/>
        </table:table-row>
        <table:table-row table:style-name="ro4">
          <table:table-cell table:style-name="ce3" table:number-columns-spanned="3" table:number-rows-spanned="1"/>
          <table:covered-table-cell table:number-columns-repeated="2"/>
          <table:table-cell table:style-name="ce6" table:formula="of:=STDEV([.D3:.D8])" office:value-type="float" office:value="0.00561924135767401" calcext:value-type="float">
            <text:p>0.005619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7">
          <table:table-cell table:number-columns-repeated="7"/>
        </table:table-row>
        <table:table-row table:style-name="ro2" table:number-rows-repeated="104837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9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8h (10% denial rate). Time 2: 1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5" calcext:value-type="float">
            <text:p>55</text:p>
          </table:table-cell>
          <table:table-cell table:style-name="ce4" table:formula="of:=[.C3]/[.B3]" office:value-type="percentage" office:value="0.11" calcext:value-type="percentage">
            <text:p>11.0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7" calcext:value-type="float">
            <text:p>67</text:p>
          </table:table-cell>
          <table:table-cell table:style-name="ce4" table:formula="of:=[.C4]/[.B4]" office:value-type="percentage" office:value="0.111666666666667" calcext:value-type="percentage">
            <text:p>11.2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table:style-name="ce4" table:formula="of:=[.C5]/[.B5]" office:value-type="percentage" office:value="0.114285714285714" calcext:value-type="percentage">
            <text:p>11.4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8" calcext:value-type="float">
            <text:p>88</text:p>
          </table:table-cell>
          <table:table-cell table:style-name="ce4" table:formula="of:=[.C6]/[.B6]" office:value-type="percentage" office:value="0.11" calcext:value-type="percentage">
            <text:p>11.0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6" calcext:value-type="float">
            <text:p>96</text:p>
          </table:table-cell>
          <table:table-cell table:style-name="ce4" table:formula="of:=[.C7]/[.B7]" office:value-type="percentage" office:value="0.106666666666667" calcext:value-type="percentage">
            <text:p>10.7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7" calcext:value-type="float">
            <text:p>107</text:p>
          </table:table-cell>
          <table:table-cell table:style-name="ce4" table:formula="of:=[.C8]/[.B8]" office:value-type="percentage" office:value="0.107" calcext:value-type="percentage">
            <text:p>10.7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9936507936508" calcext:value-type="percentage">
            <text:p>10.99%</text:p>
          </table:table-cell>
          <table:table-cell table:number-columns-repeated="3"/>
        </table:table-row>
        <table:table-row table:style-name="ro4">
          <table:table-cell table:style-name="ce3" table:number-columns-spanned="3" table:number-rows-spanned="1"/>
          <table:covered-table-cell table:number-columns-repeated="2"/>
          <table:table-cell table:style-name="ce6" table:formula="of:=STDEV([.D3:.D8])" office:value-type="float" office:value="0.00287165625989273" calcext:value-type="float">
            <text:p>0.002872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37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9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0h (10% denial rate). Time 2: 1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table:style-name="ce4" table:formula="of:=[.C3]/[.B3]" office:value-type="percentage" office:value="0.086" calcext:value-type="percentage">
            <text:p>8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7" calcext:value-type="float">
            <text:p>47</text:p>
          </table:table-cell>
          <table:table-cell table:style-name="ce4" table:formula="of:=[.C4]/[.B4]" office:value-type="percentage" office:value="0.0783333333333333" calcext:value-type="percentage">
            <text:p>7.8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8" calcext:value-type="float">
            <text:p>58</text:p>
          </table:table-cell>
          <table:table-cell table:style-name="ce4" table:formula="of:=[.C5]/[.B5]" office:value-type="percentage" office:value="0.0828571428571429" calcext:value-type="percentage">
            <text:p>8.3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7" calcext:value-type="float">
            <text:p>67</text:p>
          </table:table-cell>
          <table:table-cell table:style-name="ce4" table:formula="of:=[.C6]/[.B6]" office:value-type="percentage" office:value="0.08375" calcext:value-type="percentage">
            <text:p>8.4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1" calcext:value-type="float">
            <text:p>81</text:p>
          </table:table-cell>
          <table:table-cell table:style-name="ce4" table:formula="of:=[.C7]/[.B7]" office:value-type="percentage" office:value="0.09" calcext:value-type="percentage">
            <text:p>9.0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4" calcext:value-type="float">
            <text:p>94</text:p>
          </table:table-cell>
          <table:table-cell table:style-name="ce4" table:formula="of:=[.C8]/[.B8]" office:value-type="percentage" office:value="0.094" calcext:value-type="percentage">
            <text:p>9.4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858234126984127" calcext:value-type="percentage">
            <text:p>8.58%</text:p>
          </table:table-cell>
          <table:table-cell table:number-columns-repeated="3"/>
        </table:table-row>
        <table:table-row table:style-name="ro2">
          <table:table-cell table:style-name="ce3" table:number-columns-spanned="3" table:number-rows-spanned="1"/>
          <table:covered-table-cell table:number-columns-repeated="2"/>
          <table:table-cell table:style-name="ce6" table:formula="of:=STDEV([.D3:.D8])" office:value-type="float" office:value="0.00554131266664668" calcext:value-type="float">
            <text:p>0.005541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37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19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2h (10% denial rate). Time 2: 1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8" calcext:value-type="float">
            <text:p>48</text:p>
          </table:table-cell>
          <table:table-cell table:style-name="ce4" table:formula="of:=[.C3]/[.B3]" office:value-type="percentage" office:value="0.096" calcext:value-type="percentage">
            <text:p>9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style-name="ce4" table:formula="of:=[.C4]/[.B4]" office:value-type="percentage" office:value="0.105" calcext:value-type="percentage">
            <text:p>10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table:style-name="ce4" table:formula="of:=[.C5]/[.B5]" office:value-type="percentage" office:value="0.1" calcext:value-type="percentage">
            <text:p>10.0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8" calcext:value-type="float">
            <text:p>78</text:p>
          </table:table-cell>
          <table:table-cell table:style-name="ce4" table:formula="of:=[.C6]/[.B6]" office:value-type="percentage" office:value="0.0975" calcext:value-type="percentage">
            <text:p>9.8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8" calcext:value-type="float">
            <text:p>88</text:p>
          </table:table-cell>
          <table:table-cell table:style-name="ce4" table:formula="of:=[.C7]/[.B7]" office:value-type="percentage" office:value="0.0977777777777778" calcext:value-type="percentage">
            <text:p>9.8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2" calcext:value-type="float">
            <text:p>102</text:p>
          </table:table-cell>
          <table:table-cell table:style-name="ce4" table:formula="of:=[.C8]/[.B8]" office:value-type="percentage" office:value="0.102" calcext:value-type="percentage">
            <text:p>10.2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99712962962963" calcext:value-type="percentage">
            <text:p>9.97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333748198620314" calcext:value-type="float">
            <text:p>0.003337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37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0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4h (10% denial rate). Time 2: 1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  <table:table-cell table:style-name="ce4" table:formula="of:=[.C3]/[.B3]" office:value-type="percentage" office:value="0.09" calcext:value-type="percentage">
            <text:p>9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9" calcext:value-type="float">
            <text:p>59</text:p>
          </table:table-cell>
          <table:table-cell table:style-name="ce4" table:formula="of:=[.C4]/[.B4]" office:value-type="percentage" office:value="0.0983333333333333" calcext:value-type="percentage">
            <text:p>9.8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table:style-name="ce4" table:formula="of:=[.C5]/[.B5]" office:value-type="percentage" office:value="0.11" calcext:value-type="percentage">
            <text:p>11.0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4" calcext:value-type="float">
            <text:p>84</text:p>
          </table:table-cell>
          <table:table-cell table:style-name="ce4" table:formula="of:=[.C6]/[.B6]" office:value-type="percentage" office:value="0.105" calcext:value-type="percentage">
            <text:p>10.5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1" calcext:value-type="float">
            <text:p>91</text:p>
          </table:table-cell>
          <table:table-cell table:style-name="ce4" table:formula="of:=[.C7]/[.B7]" office:value-type="percentage" office:value="0.101111111111111" calcext:value-type="percentage">
            <text:p>10.1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1" calcext:value-type="float">
            <text:p>101</text:p>
          </table:table-cell>
          <table:table-cell table:style-name="ce4" table:formula="of:=[.C8]/[.B8]" office:value-type="percentage" office:value="0.101" calcext:value-type="percentage">
            <text:p>10.1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0907407407407" calcext:value-type="percentage">
            <text:p>10.09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670927740462273" calcext:value-type="float">
            <text:p>0.006709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37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0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6h (10% denial rate). Time 2: 1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1" calcext:value-type="float">
            <text:p>41</text:p>
          </table:table-cell>
          <table:table-cell table:style-name="ce4" table:formula="of:=[.C3]/[.B3]" office:value-type="percentage" office:value="0.082" calcext:value-type="percentage">
            <text:p>8.2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2" calcext:value-type="float">
            <text:p>52</text:p>
          </table:table-cell>
          <table:table-cell table:style-name="ce4" table:formula="of:=[.C4]/[.B4]" office:value-type="percentage" office:value="0.0866666666666667" calcext:value-type="percentage">
            <text:p>8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4" calcext:value-type="float">
            <text:p>64</text:p>
          </table:table-cell>
          <table:table-cell table:style-name="ce4" table:formula="of:=[.C5]/[.B5]" office:value-type="percentage" office:value="0.0914285714285714" calcext:value-type="percentage">
            <text:p>9.1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1" calcext:value-type="float">
            <text:p>81</text:p>
          </table:table-cell>
          <table:table-cell table:style-name="ce4" table:formula="of:=[.C6]/[.B6]" office:value-type="percentage" office:value="0.10125" calcext:value-type="percentage">
            <text:p>10.1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7" calcext:value-type="float">
            <text:p>87</text:p>
          </table:table-cell>
          <table:table-cell table:style-name="ce4" table:formula="of:=[.C7]/[.B7]" office:value-type="percentage" office:value="0.0966666666666667" calcext:value-type="percentage">
            <text:p>9.7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table:style-name="ce4" table:formula="of:=[.C8]/[.B8]" office:value-type="percentage" office:value="0.099" calcext:value-type="percentage">
            <text:p>9.9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928353174603175" calcext:value-type="percentage">
            <text:p>9.28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749566169563968" calcext:value-type="float">
            <text:p>0.007496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37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0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8h (10% denial rate). Time 2: 1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2" calcext:value-type="float">
            <text:p>52</text:p>
          </table:table-cell>
          <table:table-cell table:style-name="ce4" table:formula="of:=[.C3]/[.B3]" office:value-type="percentage" office:value="0.104" calcext:value-type="percentage">
            <text:p>10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4" calcext:value-type="float">
            <text:p>64</text:p>
          </table:table-cell>
          <table:table-cell table:style-name="ce4" table:formula="of:=[.C4]/[.B4]" office:value-type="percentage" office:value="0.106666666666667" calcext:value-type="percentage">
            <text:p>10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table:style-name="ce4" table:formula="of:=[.C5]/[.B5]" office:value-type="percentage" office:value="0.114285714285714" calcext:value-type="percentage">
            <text:p>11.4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92" calcext:value-type="float">
            <text:p>92</text:p>
          </table:table-cell>
          <table:table-cell table:style-name="ce4" table:formula="of:=[.C6]/[.B6]" office:value-type="percentage" office:value="0.115" calcext:value-type="percentage">
            <text:p>11.5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109" calcext:value-type="float">
            <text:p>109</text:p>
          </table:table-cell>
          <table:table-cell table:style-name="ce4" table:formula="of:=[.C7]/[.B7]" office:value-type="percentage" office:value="0.121111111111111" calcext:value-type="percentage">
            <text:p>12.1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17" calcext:value-type="float">
            <text:p>117</text:p>
          </table:table-cell>
          <table:table-cell table:style-name="ce4" table:formula="of:=[.C8]/[.B8]" office:value-type="percentage" office:value="0.117" calcext:value-type="percentage">
            <text:p>11.7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13010582010582" calcext:value-type="percentage">
            <text:p>11.30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645838406907956" calcext:value-type="float">
            <text:p>0.00645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37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0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0h (10% denial rate). Time 2: 1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style-name="ce4" table:formula="of:=[.C3]/[.B3]" office:value-type="percentage" office:value="0.2" calcext:value-type="percentage">
            <text:p>20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19" calcext:value-type="float">
            <text:p>119</text:p>
          </table:table-cell>
          <table:table-cell table:style-name="ce4" table:formula="of:=[.C4]/[.B4]" office:value-type="percentage" office:value="0.198333333333333" calcext:value-type="percentage">
            <text:p>19.8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138" calcext:value-type="float">
            <text:p>138</text:p>
          </table:table-cell>
          <table:table-cell table:style-name="ce4" table:formula="of:=[.C5]/[.B5]" office:value-type="percentage" office:value="0.197142857142857" calcext:value-type="percentage">
            <text:p>19.7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61" calcext:value-type="float">
            <text:p>161</text:p>
          </table:table-cell>
          <table:table-cell table:style-name="ce4" table:formula="of:=[.C6]/[.B6]" office:value-type="percentage" office:value="0.20125" calcext:value-type="percentage">
            <text:p>20.1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183" calcext:value-type="float">
            <text:p>183</text:p>
          </table:table-cell>
          <table:table-cell table:style-name="ce4" table:formula="of:=[.C7]/[.B7]" office:value-type="percentage" office:value="0.203333333333333" calcext:value-type="percentage">
            <text:p>20.3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208" calcext:value-type="float">
            <text:p>208</text:p>
          </table:table-cell>
          <table:table-cell table:style-name="ce4" table:formula="of:=[.C8]/[.B8]" office:value-type="percentage" office:value="0.208" calcext:value-type="percentage">
            <text:p>20.8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201343253968254" calcext:value-type="percentage">
            <text:p>20.13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391889440673338" calcext:value-type="float">
            <text:p>0.003919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37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0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2h (10% denial rate). Time 2: 1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35" calcext:value-type="float">
            <text:p>135</text:p>
          </table:table-cell>
          <table:table-cell table:style-name="ce4" table:formula="of:=[.C3]/[.B3]" office:value-type="percentage" office:value="0.27" calcext:value-type="percentage">
            <text:p>27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60" calcext:value-type="float">
            <text:p>160</text:p>
          </table:table-cell>
          <table:table-cell table:style-name="ce4" table:formula="of:=[.C4]/[.B4]" office:value-type="percentage" office:value="0.266666666666667" calcext:value-type="percentage">
            <text:p>26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187" calcext:value-type="float">
            <text:p>187</text:p>
          </table:table-cell>
          <table:table-cell table:style-name="ce4" table:formula="of:=[.C5]/[.B5]" office:value-type="percentage" office:value="0.267142857142857" calcext:value-type="percentage">
            <text:p>26.7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217" calcext:value-type="float">
            <text:p>217</text:p>
          </table:table-cell>
          <table:table-cell table:style-name="ce4" table:formula="of:=[.C6]/[.B6]" office:value-type="percentage" office:value="0.27125" calcext:value-type="percentage">
            <text:p>27.1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245" calcext:value-type="float">
            <text:p>245</text:p>
          </table:table-cell>
          <table:table-cell table:style-name="ce4" table:formula="of:=[.C7]/[.B7]" office:value-type="percentage" office:value="0.272222222222222" calcext:value-type="percentage">
            <text:p>27.2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275" calcext:value-type="float">
            <text:p>275</text:p>
          </table:table-cell>
          <table:table-cell table:style-name="ce4" table:formula="of:=[.C8]/[.B8]" office:value-type="percentage" office:value="0.275" calcext:value-type="percentage">
            <text:p>27.5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270380291005291" calcext:value-type="percentage">
            <text:p>27.04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315934868382522" calcext:value-type="float">
            <text:p>0.003159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37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0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4h (10% denial rate). Time 2: 1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65" calcext:value-type="float">
            <text:p>165</text:p>
          </table:table-cell>
          <table:table-cell table:style-name="ce4" table:formula="of:=[.C3]/[.B3]" office:value-type="percentage" office:value="0.33" calcext:value-type="percentage">
            <text:p>33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98" calcext:value-type="float">
            <text:p>198</text:p>
          </table:table-cell>
          <table:table-cell table:style-name="ce4" table:formula="of:=[.C4]/[.B4]" office:value-type="percentage" office:value="0.33" calcext:value-type="percentage">
            <text:p>33.0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29" calcext:value-type="float">
            <text:p>229</text:p>
          </table:table-cell>
          <table:table-cell table:style-name="ce4" table:formula="of:=[.C5]/[.B5]" office:value-type="percentage" office:value="0.327142857142857" calcext:value-type="percentage">
            <text:p>32.7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262" calcext:value-type="float">
            <text:p>262</text:p>
          </table:table-cell>
          <table:table-cell table:style-name="ce4" table:formula="of:=[.C6]/[.B6]" office:value-type="percentage" office:value="0.3275" calcext:value-type="percentage">
            <text:p>32.8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298" calcext:value-type="float">
            <text:p>298</text:p>
          </table:table-cell>
          <table:table-cell table:style-name="ce4" table:formula="of:=[.C7]/[.B7]" office:value-type="percentage" office:value="0.331111111111111" calcext:value-type="percentage">
            <text:p>33.1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332" calcext:value-type="float">
            <text:p>332</text:p>
          </table:table-cell>
          <table:table-cell table:style-name="ce4" table:formula="of:=[.C8]/[.B8]" office:value-type="percentage" office:value="0.332" calcext:value-type="percentage">
            <text:p>33.2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329625661375661" calcext:value-type="percentage">
            <text:p>32.96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193943583411913" calcext:value-type="float">
            <text:p>0.001939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37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0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6h (10% denial rate). Time 2: 1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90" calcext:value-type="float">
            <text:p>190</text:p>
          </table:table-cell>
          <table:table-cell table:style-name="ce4" table:formula="of:=[.C3]/[.B3]" office:value-type="percentage" office:value="0.38" calcext:value-type="percentage">
            <text:p>38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30" calcext:value-type="float">
            <text:p>230</text:p>
          </table:table-cell>
          <table:table-cell table:style-name="ce4" table:formula="of:=[.C4]/[.B4]" office:value-type="percentage" office:value="0.383333333333333" calcext:value-type="percentage">
            <text:p>38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65" calcext:value-type="float">
            <text:p>265</text:p>
          </table:table-cell>
          <table:table-cell table:style-name="ce4" table:formula="of:=[.C5]/[.B5]" office:value-type="percentage" office:value="0.378571428571429" calcext:value-type="percentage">
            <text:p>37.9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304" calcext:value-type="float">
            <text:p>304</text:p>
          </table:table-cell>
          <table:table-cell table:style-name="ce4" table:formula="of:=[.C6]/[.B6]" office:value-type="percentage" office:value="0.38" calcext:value-type="percentage">
            <text:p>38.0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341" calcext:value-type="float">
            <text:p>341</text:p>
          </table:table-cell>
          <table:table-cell table:style-name="ce4" table:formula="of:=[.C7]/[.B7]" office:value-type="percentage" office:value="0.378888888888889" calcext:value-type="percentage">
            <text:p>37.9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383" calcext:value-type="float">
            <text:p>383</text:p>
          </table:table-cell>
          <table:table-cell table:style-name="ce4" table:formula="of:=[.C8]/[.B8]" office:value-type="percentage" office:value="0.383" calcext:value-type="percentage">
            <text:p>38.3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380632275132275" calcext:value-type="percentage">
            <text:p>38.06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04879790518808" calcext:value-type="float">
            <text:p>0.002049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37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0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8h (10% denial rate). Time 2: 1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10" calcext:value-type="float">
            <text:p>210</text:p>
          </table:table-cell>
          <table:table-cell table:style-name="ce4" table:formula="of:=[.C3]/[.B3]" office:value-type="percentage" office:value="0.42" calcext:value-type="percentage">
            <text:p>42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54" calcext:value-type="float">
            <text:p>254</text:p>
          </table:table-cell>
          <table:table-cell table:style-name="ce4" table:formula="of:=[.C4]/[.B4]" office:value-type="percentage" office:value="0.423333333333333" calcext:value-type="percentage">
            <text:p>42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98" calcext:value-type="float">
            <text:p>298</text:p>
          </table:table-cell>
          <table:table-cell table:style-name="ce4" table:formula="of:=[.C5]/[.B5]" office:value-type="percentage" office:value="0.425714285714286" calcext:value-type="percentage">
            <text:p>42.6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337" calcext:value-type="float">
            <text:p>337</text:p>
          </table:table-cell>
          <table:table-cell table:style-name="ce4" table:formula="of:=[.C6]/[.B6]" office:value-type="percentage" office:value="0.42125" calcext:value-type="percentage">
            <text:p>42.1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380" calcext:value-type="float">
            <text:p>380</text:p>
          </table:table-cell>
          <table:table-cell table:style-name="ce4" table:formula="of:=[.C7]/[.B7]" office:value-type="percentage" office:value="0.422222222222222" calcext:value-type="percentage">
            <text:p>42.2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25" calcext:value-type="float">
            <text:p>425</text:p>
          </table:table-cell>
          <table:table-cell table:style-name="ce4" table:formula="of:=[.C8]/[.B8]" office:value-type="percentage" office:value="0.425" calcext:value-type="percentage">
            <text:p>42.5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422919973544974" calcext:value-type="percentage">
            <text:p>42.29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19579010474439" calcext:value-type="float">
            <text:p>0.002196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37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0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0h (10% denial rate). Time 2: 1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29" calcext:value-type="float">
            <text:p>229</text:p>
          </table:table-cell>
          <table:table-cell table:style-name="ce4" table:formula="of:=[.C3]/[.B3]" office:value-type="percentage" office:value="0.458" calcext:value-type="percentage">
            <text:p>45.8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77" calcext:value-type="float">
            <text:p>277</text:p>
          </table:table-cell>
          <table:table-cell table:style-name="ce4" table:formula="of:=[.C4]/[.B4]" office:value-type="percentage" office:value="0.461666666666667" calcext:value-type="percentage">
            <text:p>46.2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25" calcext:value-type="float">
            <text:p>325</text:p>
          </table:table-cell>
          <table:table-cell table:style-name="ce4" table:formula="of:=[.C5]/[.B5]" office:value-type="percentage" office:value="0.464285714285714" calcext:value-type="percentage">
            <text:p>46.4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369" calcext:value-type="float">
            <text:p>369</text:p>
          </table:table-cell>
          <table:table-cell table:style-name="ce4" table:formula="of:=[.C6]/[.B6]" office:value-type="percentage" office:value="0.46125" calcext:value-type="percentage">
            <text:p>46.1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416" calcext:value-type="float">
            <text:p>416</text:p>
          </table:table-cell>
          <table:table-cell table:style-name="ce4" table:formula="of:=[.C7]/[.B7]" office:value-type="percentage" office:value="0.462222222222222" calcext:value-type="percentage">
            <text:p>46.2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61" calcext:value-type="float">
            <text:p>461</text:p>
          </table:table-cell>
          <table:table-cell table:style-name="ce4" table:formula="of:=[.C8]/[.B8]" office:value-type="percentage" office:value="0.461" calcext:value-type="percentage">
            <text:p>46.1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461404100529101" calcext:value-type="percentage">
            <text:p>46.14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04043654871055" calcext:value-type="float">
            <text:p>0.002040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37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0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2h (10% denial rate). Time 2: 1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45" calcext:value-type="float">
            <text:p>245</text:p>
          </table:table-cell>
          <table:table-cell table:style-name="ce4" table:formula="of:=[.C3]/[.B3]" office:value-type="percentage" office:value="0.49" calcext:value-type="percentage">
            <text:p>49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97" calcext:value-type="float">
            <text:p>297</text:p>
          </table:table-cell>
          <table:table-cell table:style-name="ce4" table:formula="of:=[.C4]/[.B4]" office:value-type="percentage" office:value="0.495" calcext:value-type="percentage">
            <text:p>49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46" calcext:value-type="float">
            <text:p>346</text:p>
          </table:table-cell>
          <table:table-cell table:style-name="ce4" table:formula="of:=[.C5]/[.B5]" office:value-type="percentage" office:value="0.494285714285714" calcext:value-type="percentage">
            <text:p>49.4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397" calcext:value-type="float">
            <text:p>397</text:p>
          </table:table-cell>
          <table:table-cell table:style-name="ce4" table:formula="of:=[.C6]/[.B6]" office:value-type="percentage" office:value="0.49625" calcext:value-type="percentage">
            <text:p>49.6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442" calcext:value-type="float">
            <text:p>442</text:p>
          </table:table-cell>
          <table:table-cell table:style-name="ce4" table:formula="of:=[.C7]/[.B7]" office:value-type="percentage" office:value="0.491111111111111" calcext:value-type="percentage">
            <text:p>49.1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95" calcext:value-type="float">
            <text:p>495</text:p>
          </table:table-cell>
          <table:table-cell table:style-name="ce4" table:formula="of:=[.C8]/[.B8]" office:value-type="percentage" office:value="0.495" calcext:value-type="percentage">
            <text:p>49.5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493607804232804" calcext:value-type="percentage">
            <text:p>49.36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47252528992402" calcext:value-type="float">
            <text:p>0.002473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37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1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4h (10% denial rate). Time 2: 1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59" calcext:value-type="float">
            <text:p>259</text:p>
          </table:table-cell>
          <table:table-cell table:style-name="ce4" table:formula="of:=[.C3]/[.B3]" office:value-type="percentage" office:value="0.518" calcext:value-type="percentage">
            <text:p>51.8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12" calcext:value-type="float">
            <text:p>312</text:p>
          </table:table-cell>
          <table:table-cell table:style-name="ce4" table:formula="of:=[.C4]/[.B4]" office:value-type="percentage" office:value="0.52" calcext:value-type="percentage">
            <text:p>52.0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68" calcext:value-type="float">
            <text:p>368</text:p>
          </table:table-cell>
          <table:table-cell table:style-name="ce4" table:formula="of:=[.C5]/[.B5]" office:value-type="percentage" office:value="0.525714285714286" calcext:value-type="percentage">
            <text:p>52.6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21" calcext:value-type="float">
            <text:p>421</text:p>
          </table:table-cell>
          <table:table-cell table:style-name="ce4" table:formula="of:=[.C6]/[.B6]" office:value-type="percentage" office:value="0.52625" calcext:value-type="percentage">
            <text:p>52.6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471" calcext:value-type="float">
            <text:p>471</text:p>
          </table:table-cell>
          <table:table-cell table:style-name="ce4" table:formula="of:=[.C7]/[.B7]" office:value-type="percentage" office:value="0.523333333333333" calcext:value-type="percentage">
            <text:p>52.3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25" calcext:value-type="float">
            <text:p>525</text:p>
          </table:table-cell>
          <table:table-cell table:style-name="ce4" table:formula="of:=[.C8]/[.B8]" office:value-type="percentage" office:value="0.525" calcext:value-type="percentage">
            <text:p>52.5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23049603174603" calcext:value-type="percentage">
            <text:p>52.30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334742274594357" calcext:value-type="float">
            <text:p>0.003347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37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1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6h (10% denial rate). Time 2: 1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73" calcext:value-type="float">
            <text:p>273</text:p>
          </table:table-cell>
          <table:table-cell table:style-name="ce4" table:formula="of:=[.C3]/[.B3]" office:value-type="percentage" office:value="0.546" calcext:value-type="percentage">
            <text:p>54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28" calcext:value-type="float">
            <text:p>328</text:p>
          </table:table-cell>
          <table:table-cell table:style-name="ce4" table:formula="of:=[.C4]/[.B4]" office:value-type="percentage" office:value="0.546666666666667" calcext:value-type="percentage">
            <text:p>54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87" calcext:value-type="float">
            <text:p>387</text:p>
          </table:table-cell>
          <table:table-cell table:style-name="ce4" table:formula="of:=[.C5]/[.B5]" office:value-type="percentage" office:value="0.552857142857143" calcext:value-type="percentage">
            <text:p>55.3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41" calcext:value-type="float">
            <text:p>441</text:p>
          </table:table-cell>
          <table:table-cell table:style-name="ce4" table:formula="of:=[.C6]/[.B6]" office:value-type="percentage" office:value="0.55125" calcext:value-type="percentage">
            <text:p>55.1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496" calcext:value-type="float">
            <text:p>496</text:p>
          </table:table-cell>
          <table:table-cell table:style-name="ce4" table:formula="of:=[.C7]/[.B7]" office:value-type="percentage" office:value="0.551111111111111" calcext:value-type="percentage">
            <text:p>55.1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48" calcext:value-type="float">
            <text:p>548</text:p>
          </table:table-cell>
          <table:table-cell table:style-name="ce4" table:formula="of:=[.C8]/[.B8]" office:value-type="percentage" office:value="0.548" calcext:value-type="percentage">
            <text:p>54.8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49314153439153" calcext:value-type="percentage">
            <text:p>54.93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80175413940329" calcext:value-type="float">
            <text:p>0.002802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37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1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8h (10% denial rate). Time 2: 1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86" calcext:value-type="float">
            <text:p>286</text:p>
          </table:table-cell>
          <table:table-cell table:style-name="ce4" table:formula="of:=[.C3]/[.B3]" office:value-type="percentage" office:value="0.572" calcext:value-type="percentage">
            <text:p>57.2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42" calcext:value-type="float">
            <text:p>342</text:p>
          </table:table-cell>
          <table:table-cell table:style-name="ce4" table:formula="of:=[.C4]/[.B4]" office:value-type="percentage" office:value="0.57" calcext:value-type="percentage">
            <text:p>57.0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style-name="ce4" table:formula="of:=[.C5]/[.B5]" office:value-type="percentage" office:value="0.572857142857143" calcext:value-type="percentage">
            <text:p>57.3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60" calcext:value-type="float">
            <text:p>460</text:p>
          </table:table-cell>
          <table:table-cell table:style-name="ce4" table:formula="of:=[.C6]/[.B6]" office:value-type="percentage" office:value="0.575" calcext:value-type="percentage">
            <text:p>57.5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18" calcext:value-type="float">
            <text:p>518</text:p>
          </table:table-cell>
          <table:table-cell table:style-name="ce4" table:formula="of:=[.C7]/[.B7]" office:value-type="percentage" office:value="0.575555555555556" calcext:value-type="percentage">
            <text:p>57.6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74" calcext:value-type="float">
            <text:p>574</text:p>
          </table:table-cell>
          <table:table-cell table:style-name="ce4" table:formula="of:=[.C8]/[.B8]" office:value-type="percentage" office:value="0.574" calcext:value-type="percentage">
            <text:p>57.4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7323544973545" calcext:value-type="percentage">
            <text:p>57.32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06003169360359" calcext:value-type="float">
            <text:p>0.002060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37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1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0h (10% denial rate). Time 2: 1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97" calcext:value-type="float">
            <text:p>297</text:p>
          </table:table-cell>
          <table:table-cell table:style-name="ce4" table:formula="of:=[.C3]/[.B3]" office:value-type="percentage" office:value="0.594" calcext:value-type="percentage">
            <text:p>59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55" calcext:value-type="float">
            <text:p>355</text:p>
          </table:table-cell>
          <table:table-cell table:style-name="ce4" table:formula="of:=[.C4]/[.B4]" office:value-type="percentage" office:value="0.591666666666667" calcext:value-type="percentage">
            <text:p>59.2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14" calcext:value-type="float">
            <text:p>414</text:p>
          </table:table-cell>
          <table:table-cell table:style-name="ce4" table:formula="of:=[.C5]/[.B5]" office:value-type="percentage" office:value="0.591428571428571" calcext:value-type="percentage">
            <text:p>59.1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76" calcext:value-type="float">
            <text:p>476</text:p>
          </table:table-cell>
          <table:table-cell table:style-name="ce4" table:formula="of:=[.C6]/[.B6]" office:value-type="percentage" office:value="0.595" calcext:value-type="percentage">
            <text:p>59.5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37" calcext:value-type="float">
            <text:p>537</text:p>
          </table:table-cell>
          <table:table-cell table:style-name="ce4" table:formula="of:=[.C7]/[.B7]" office:value-type="percentage" office:value="0.596666666666667" calcext:value-type="percentage">
            <text:p>59.7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96" calcext:value-type="float">
            <text:p>596</text:p>
          </table:table-cell>
          <table:table-cell table:style-name="ce4" table:formula="of:=[.C8]/[.B8]" office:value-type="percentage" office:value="0.596" calcext:value-type="percentage">
            <text:p>59.6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94126984126984" calcext:value-type="percentage">
            <text:p>59.41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19413083668587" calcext:value-type="float">
            <text:p>0.002194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37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1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2h (10% denial rate). Time 2: 1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8" calcext:value-type="float">
            <text:p>308</text:p>
          </table:table-cell>
          <table:table-cell table:style-name="ce4" table:formula="of:=[.C3]/[.B3]" office:value-type="percentage" office:value="0.616" calcext:value-type="percentage">
            <text:p>61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66" calcext:value-type="float">
            <text:p>366</text:p>
          </table:table-cell>
          <table:table-cell table:style-name="ce4" table:formula="of:=[.C4]/[.B4]" office:value-type="percentage" office:value="0.61" calcext:value-type="percentage">
            <text:p>61.0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28" calcext:value-type="float">
            <text:p>428</text:p>
          </table:table-cell>
          <table:table-cell table:style-name="ce4" table:formula="of:=[.C5]/[.B5]" office:value-type="percentage" office:value="0.611428571428571" calcext:value-type="percentage">
            <text:p>61.1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91" calcext:value-type="float">
            <text:p>491</text:p>
          </table:table-cell>
          <table:table-cell table:style-name="ce4" table:formula="of:=[.C6]/[.B6]" office:value-type="percentage" office:value="0.61375" calcext:value-type="percentage">
            <text:p>61.4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53" calcext:value-type="float">
            <text:p>553</text:p>
          </table:table-cell>
          <table:table-cell table:style-name="ce4" table:formula="of:=[.C7]/[.B7]" office:value-type="percentage" office:value="0.614444444444444" calcext:value-type="percentage">
            <text:p>61.4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15" calcext:value-type="float">
            <text:p>615</text:p>
          </table:table-cell>
          <table:table-cell table:style-name="ce4" table:formula="of:=[.C8]/[.B8]" office:value-type="percentage" office:value="0.615" calcext:value-type="percentage">
            <text:p>61.5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613437169312169" calcext:value-type="percentage">
            <text:p>61.34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2791053272358" calcext:value-type="float">
            <text:p>0.002279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37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1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4h (10% denial rate). Time 2: 1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17" calcext:value-type="float">
            <text:p>317</text:p>
          </table:table-cell>
          <table:table-cell table:style-name="ce4" table:formula="of:=[.C3]/[.B3]" office:value-type="percentage" office:value="0.634" calcext:value-type="percentage">
            <text:p>63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77" calcext:value-type="float">
            <text:p>377</text:p>
          </table:table-cell>
          <table:table-cell table:style-name="ce4" table:formula="of:=[.C4]/[.B4]" office:value-type="percentage" office:value="0.628333333333333" calcext:value-type="percentage">
            <text:p>62.8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40" calcext:value-type="float">
            <text:p>440</text:p>
          </table:table-cell>
          <table:table-cell table:style-name="ce4" table:formula="of:=[.C5]/[.B5]" office:value-type="percentage" office:value="0.628571428571429" calcext:value-type="percentage">
            <text:p>62.9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04" calcext:value-type="float">
            <text:p>504</text:p>
          </table:table-cell>
          <table:table-cell table:style-name="ce4" table:formula="of:=[.C6]/[.B6]" office:value-type="percentage" office:value="0.63" calcext:value-type="percentage">
            <text:p>63.0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70" calcext:value-type="float">
            <text:p>570</text:p>
          </table:table-cell>
          <table:table-cell table:style-name="ce4" table:formula="of:=[.C7]/[.B7]" office:value-type="percentage" office:value="0.633333333333333" calcext:value-type="percentage">
            <text:p>63.3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32" calcext:value-type="float">
            <text:p>632</text:p>
          </table:table-cell>
          <table:table-cell table:style-name="ce4" table:formula="of:=[.C8]/[.B8]" office:value-type="percentage" office:value="0.632" calcext:value-type="percentage">
            <text:p>63.2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631039682539683" calcext:value-type="percentage">
            <text:p>63.10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42668772261679" calcext:value-type="float">
            <text:p>0.002427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37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1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6h (10% denial rate). Time 2: 1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25" calcext:value-type="float">
            <text:p>325</text:p>
          </table:table-cell>
          <table:table-cell table:style-name="ce4" table:formula="of:=[.C3]/[.B3]" office:value-type="percentage" office:value="0.65" calcext:value-type="percentage">
            <text:p>65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87" calcext:value-type="float">
            <text:p>387</text:p>
          </table:table-cell>
          <table:table-cell table:style-name="ce4" table:formula="of:=[.C4]/[.B4]" office:value-type="percentage" office:value="0.645" calcext:value-type="percentage">
            <text:p>64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50" calcext:value-type="float">
            <text:p>450</text:p>
          </table:table-cell>
          <table:table-cell table:style-name="ce4" table:formula="of:=[.C5]/[.B5]" office:value-type="percentage" office:value="0.642857142857143" calcext:value-type="percentage">
            <text:p>64.3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16" calcext:value-type="float">
            <text:p>516</text:p>
          </table:table-cell>
          <table:table-cell table:style-name="ce4" table:formula="of:=[.C6]/[.B6]" office:value-type="percentage" office:value="0.645" calcext:value-type="percentage">
            <text:p>64.5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84" calcext:value-type="float">
            <text:p>584</text:p>
          </table:table-cell>
          <table:table-cell table:style-name="ce4" table:formula="of:=[.C7]/[.B7]" office:value-type="percentage" office:value="0.648888888888889" calcext:value-type="percentage">
            <text:p>64.9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47" calcext:value-type="float">
            <text:p>647</text:p>
          </table:table-cell>
          <table:table-cell table:style-name="ce4" table:formula="of:=[.C8]/[.B8]" office:value-type="percentage" office:value="0.647" calcext:value-type="percentage">
            <text:p>64.7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646457671957672" calcext:value-type="percentage">
            <text:p>64.65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68203088377885" calcext:value-type="float">
            <text:p>0.002682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37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1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8h (10% denial rate). Time 2: 18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32" calcext:value-type="float">
            <text:p>332</text:p>
          </table:table-cell>
          <table:table-cell table:style-name="ce4" table:formula="of:=[.C3]/[.B3]" office:value-type="percentage" office:value="0.664" calcext:value-type="percentage">
            <text:p>66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97" calcext:value-type="float">
            <text:p>397</text:p>
          </table:table-cell>
          <table:table-cell table:style-name="ce4" table:formula="of:=[.C4]/[.B4]" office:value-type="percentage" office:value="0.661666666666667" calcext:value-type="percentage">
            <text:p>66.2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style-name="ce4" table:formula="of:=[.C5]/[.B5]" office:value-type="percentage" office:value="0.658571428571429" calcext:value-type="percentage">
            <text:p>65.9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527" calcext:value-type="float">
            <text:p>527</text:p>
          </table:table-cell>
          <table:table-cell table:style-name="ce4" table:formula="of:=[.C6]/[.B6]" office:value-type="percentage" office:value="0.65875" calcext:value-type="percentage">
            <text:p>65.9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96" calcext:value-type="float">
            <text:p>596</text:p>
          </table:table-cell>
          <table:table-cell table:style-name="ce4" table:formula="of:=[.C7]/[.B7]" office:value-type="percentage" office:value="0.662222222222222" calcext:value-type="percentage">
            <text:p>66.2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63" calcext:value-type="float">
            <text:p>663</text:p>
          </table:table-cell>
          <table:table-cell table:style-name="ce4" table:formula="of:=[.C8]/[.B8]" office:value-type="percentage" office:value="0.663" calcext:value-type="percentage">
            <text:p>66.3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661368386243386" calcext:value-type="percentage">
            <text:p>66.14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23984286246669" calcext:value-type="float">
            <text:p>0.002240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37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1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h (10% denial rate). Time 2: 2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1" calcext:value-type="float">
            <text:p>41</text:p>
          </table:table-cell>
          <table:table-cell table:style-name="ce4" table:formula="of:=[.C3]/[.B3]" office:value-type="percentage" office:value="0.082" calcext:value-type="percentage">
            <text:p>8.2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7" calcext:value-type="float">
            <text:p>47</text:p>
          </table:table-cell>
          <table:table-cell table:style-name="ce4" table:formula="of:=[.C4]/[.B4]" office:value-type="percentage" office:value="0.0783333333333333" calcext:value-type="percentage">
            <text:p>7.8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9" calcext:value-type="float">
            <text:p>59</text:p>
          </table:table-cell>
          <table:table-cell table:style-name="ce4" table:formula="of:=[.C5]/[.B5]" office:value-type="percentage" office:value="0.0842857142857143" calcext:value-type="percentage">
            <text:p>8.4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1" calcext:value-type="float">
            <text:p>71</text:p>
          </table:table-cell>
          <table:table-cell table:style-name="ce4" table:formula="of:=[.C6]/[.B6]" office:value-type="percentage" office:value="0.08875" calcext:value-type="percentage">
            <text:p>8.9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table:style-name="ce4" table:formula="of:=[.C7]/[.B7]" office:value-type="percentage" office:value="0.0888888888888889" calcext:value-type="percentage">
            <text:p>8.9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9" calcext:value-type="float">
            <text:p>89</text:p>
          </table:table-cell>
          <table:table-cell table:style-name="ce4" table:formula="of:=[.C8]/[.B8]" office:value-type="percentage" office:value="0.089" calcext:value-type="percentage">
            <text:p>8.9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852096560846561" calcext:value-type="percentage">
            <text:p>8.52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444695111898479" calcext:value-type="float">
            <text:p>0.004447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37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1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h (10% denial rate). Time 2: 2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style-name="ce4" table:formula="of:=[.C3]/[.B3]" office:value-type="percentage" office:value="0.1" calcext:value-type="percentage">
            <text:p>10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9" calcext:value-type="float">
            <text:p>59</text:p>
          </table:table-cell>
          <table:table-cell table:style-name="ce4" table:formula="of:=[.C4]/[.B4]" office:value-type="percentage" office:value="0.0983333333333333" calcext:value-type="percentage">
            <text:p>9.8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8" calcext:value-type="float">
            <text:p>68</text:p>
          </table:table-cell>
          <table:table-cell table:style-name="ce4" table:formula="of:=[.C5]/[.B5]" office:value-type="percentage" office:value="0.0971428571428571" calcext:value-type="percentage">
            <text:p>9.7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5" calcext:value-type="float">
            <text:p>75</text:p>
          </table:table-cell>
          <table:table-cell table:style-name="ce4" table:formula="of:=[.C6]/[.B6]" office:value-type="percentage" office:value="0.09375" calcext:value-type="percentage">
            <text:p>9.4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6" calcext:value-type="float">
            <text:p>86</text:p>
          </table:table-cell>
          <table:table-cell table:style-name="ce4" table:formula="of:=[.C7]/[.B7]" office:value-type="percentage" office:value="0.0955555555555556" calcext:value-type="percentage">
            <text:p>9.6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1" calcext:value-type="float">
            <text:p>91</text:p>
          </table:table-cell>
          <table:table-cell table:style-name="ce4" table:formula="of:=[.C8]/[.B8]" office:value-type="percentage" office:value="0.091" calcext:value-type="percentage">
            <text:p>9.1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959636243386244" calcext:value-type="percentage">
            <text:p>9.60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325584577721914" calcext:value-type="float">
            <text:p>0.003256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37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2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6h (10% denial rate). Time 2: 2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1" calcext:value-type="float">
            <text:p>51</text:p>
          </table:table-cell>
          <table:table-cell table:style-name="ce4" table:formula="of:=[.C3]/[.B3]" office:value-type="percentage" office:value="0.102" calcext:value-type="percentage">
            <text:p>10.2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4" calcext:value-type="float">
            <text:p>64</text:p>
          </table:table-cell>
          <table:table-cell table:style-name="ce4" table:formula="of:=[.C4]/[.B4]" office:value-type="percentage" office:value="0.106666666666667" calcext:value-type="percentage">
            <text:p>10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6" calcext:value-type="float">
            <text:p>76</text:p>
          </table:table-cell>
          <table:table-cell table:style-name="ce4" table:formula="of:=[.C5]/[.B5]" office:value-type="percentage" office:value="0.108571428571429" calcext:value-type="percentage">
            <text:p>10.9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9" calcext:value-type="float">
            <text:p>89</text:p>
          </table:table-cell>
          <table:table-cell table:style-name="ce4" table:formula="of:=[.C6]/[.B6]" office:value-type="percentage" office:value="0.11125" calcext:value-type="percentage">
            <text:p>11.1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102" calcext:value-type="float">
            <text:p>102</text:p>
          </table:table-cell>
          <table:table-cell table:style-name="ce4" table:formula="of:=[.C7]/[.B7]" office:value-type="percentage" office:value="0.113333333333333" calcext:value-type="percentage">
            <text:p>11.3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8" calcext:value-type="float">
            <text:p>108</text:p>
          </table:table-cell>
          <table:table-cell table:style-name="ce4" table:formula="of:=[.C8]/[.B8]" office:value-type="percentage" office:value="0.108" calcext:value-type="percentage">
            <text:p>10.8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8303571428571" calcext:value-type="percentage">
            <text:p>10.83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39130121175636" calcext:value-type="float">
            <text:p>0.003913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37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2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8h (10% denial rate). Time 2: 2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1" calcext:value-type="float">
            <text:p>41</text:p>
          </table:table-cell>
          <table:table-cell table:style-name="ce4" table:formula="of:=[.C3]/[.B3]" office:value-type="percentage" office:value="0.082" calcext:value-type="percentage">
            <text:p>8.2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7" calcext:value-type="float">
            <text:p>57</text:p>
          </table:table-cell>
          <table:table-cell table:style-name="ce4" table:formula="of:=[.C4]/[.B4]" office:value-type="percentage" office:value="0.095" calcext:value-type="percentage">
            <text:p>9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1" calcext:value-type="float">
            <text:p>71</text:p>
          </table:table-cell>
          <table:table-cell table:style-name="ce4" table:formula="of:=[.C5]/[.B5]" office:value-type="percentage" office:value="0.101428571428571" calcext:value-type="percentage">
            <text:p>10.1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7" calcext:value-type="float">
            <text:p>77</text:p>
          </table:table-cell>
          <table:table-cell table:style-name="ce4" table:formula="of:=[.C6]/[.B6]" office:value-type="percentage" office:value="0.09625" calcext:value-type="percentage">
            <text:p>9.6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1" calcext:value-type="float">
            <text:p>91</text:p>
          </table:table-cell>
          <table:table-cell table:style-name="ce4" table:formula="of:=[.C7]/[.B7]" office:value-type="percentage" office:value="0.101111111111111" calcext:value-type="percentage">
            <text:p>10.1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1" calcext:value-type="float">
            <text:p>101</text:p>
          </table:table-cell>
          <table:table-cell table:style-name="ce4" table:formula="of:=[.C8]/[.B8]" office:value-type="percentage" office:value="0.101" calcext:value-type="percentage">
            <text:p>10.1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961316137566138" calcext:value-type="percentage">
            <text:p>9.61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745052228316439" calcext:value-type="float">
            <text:p>0.007451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37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2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0h (10% denial rate). Time 2: 2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8" calcext:value-type="float">
            <text:p>48</text:p>
          </table:table-cell>
          <table:table-cell table:style-name="ce4" table:formula="of:=[.C3]/[.B3]" office:value-type="percentage" office:value="0.096" calcext:value-type="percentage">
            <text:p>9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8" calcext:value-type="float">
            <text:p>58</text:p>
          </table:table-cell>
          <table:table-cell table:style-name="ce4" table:formula="of:=[.C4]/[.B4]" office:value-type="percentage" office:value="0.0966666666666667" calcext:value-type="percentage">
            <text:p>9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table:style-name="ce4" table:formula="of:=[.C5]/[.B5]" office:value-type="percentage" office:value="0.107142857142857" calcext:value-type="percentage">
            <text:p>10.7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5" calcext:value-type="float">
            <text:p>85</text:p>
          </table:table-cell>
          <table:table-cell table:style-name="ce4" table:formula="of:=[.C6]/[.B6]" office:value-type="percentage" office:value="0.10625" calcext:value-type="percentage">
            <text:p>10.6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4" calcext:value-type="float">
            <text:p>94</text:p>
          </table:table-cell>
          <table:table-cell table:style-name="ce4" table:formula="of:=[.C7]/[.B7]" office:value-type="percentage" office:value="0.104444444444444" calcext:value-type="percentage">
            <text:p>10.4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3" calcext:value-type="float">
            <text:p>103</text:p>
          </table:table-cell>
          <table:table-cell table:style-name="ce4" table:formula="of:=[.C8]/[.B8]" office:value-type="percentage" office:value="0.103" calcext:value-type="percentage">
            <text:p>10.3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2250661375661" calcext:value-type="percentage">
            <text:p>10.23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480737445861596" calcext:value-type="float">
            <text:p>0.004807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37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2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2h (10% denial rate). Time 2: 2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7" calcext:value-type="float">
            <text:p>47</text:p>
          </table:table-cell>
          <table:table-cell table:style-name="ce4" table:formula="of:=[.C3]/[.B3]" office:value-type="percentage" office:value="0.094" calcext:value-type="percentage">
            <text:p>9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4" calcext:value-type="float">
            <text:p>54</text:p>
          </table:table-cell>
          <table:table-cell table:style-name="ce4" table:formula="of:=[.C4]/[.B4]" office:value-type="percentage" office:value="0.09" calcext:value-type="percentage">
            <text:p>9.0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7" calcext:value-type="float">
            <text:p>67</text:p>
          </table:table-cell>
          <table:table-cell table:style-name="ce4" table:formula="of:=[.C5]/[.B5]" office:value-type="percentage" office:value="0.0957142857142857" calcext:value-type="percentage">
            <text:p>9.6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8" calcext:value-type="float">
            <text:p>78</text:p>
          </table:table-cell>
          <table:table-cell table:style-name="ce4" table:formula="of:=[.C6]/[.B6]" office:value-type="percentage" office:value="0.0975" calcext:value-type="percentage">
            <text:p>9.8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1" calcext:value-type="float">
            <text:p>91</text:p>
          </table:table-cell>
          <table:table-cell table:style-name="ce4" table:formula="of:=[.C7]/[.B7]" office:value-type="percentage" office:value="0.101111111111111" calcext:value-type="percentage">
            <text:p>10.1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table:style-name="ce4" table:formula="of:=[.C8]/[.B8]" office:value-type="percentage" office:value="0.099" calcext:value-type="percentage">
            <text:p>9.9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962208994708995" calcext:value-type="percentage">
            <text:p>9.62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392841723816915" calcext:value-type="float">
            <text:p>0.00392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37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2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4h (10% denial rate). Time 2: 2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  <table:table-cell table:style-name="ce4" table:formula="of:=[.C3]/[.B3]" office:value-type="percentage" office:value="0.106" calcext:value-type="percentage">
            <text:p>10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7" calcext:value-type="float">
            <text:p>67</text:p>
          </table:table-cell>
          <table:table-cell table:style-name="ce4" table:formula="of:=[.C4]/[.B4]" office:value-type="percentage" office:value="0.111666666666667" calcext:value-type="percentage">
            <text:p>11.2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4" calcext:value-type="float">
            <text:p>74</text:p>
          </table:table-cell>
          <table:table-cell table:style-name="ce4" table:formula="of:=[.C5]/[.B5]" office:value-type="percentage" office:value="0.105714285714286" calcext:value-type="percentage">
            <text:p>10.6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6" calcext:value-type="float">
            <text:p>86</text:p>
          </table:table-cell>
          <table:table-cell table:style-name="ce4" table:formula="of:=[.C6]/[.B6]" office:value-type="percentage" office:value="0.1075" calcext:value-type="percentage">
            <text:p>10.8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5" calcext:value-type="float">
            <text:p>95</text:p>
          </table:table-cell>
          <table:table-cell table:style-name="ce4" table:formula="of:=[.C7]/[.B7]" office:value-type="percentage" office:value="0.105555555555556" calcext:value-type="percentage">
            <text:p>10.6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7" calcext:value-type="float">
            <text:p>107</text:p>
          </table:table-cell>
          <table:table-cell table:style-name="ce4" table:formula="of:=[.C8]/[.B8]" office:value-type="percentage" office:value="0.107" calcext:value-type="percentage">
            <text:p>10.7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7239417989418" calcext:value-type="percentage">
            <text:p>10.72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29884026906665" calcext:value-type="float">
            <text:p>0.002299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37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2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6h (10% denial rate). Time 2: 2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6" calcext:value-type="float">
            <text:p>46</text:p>
          </table:table-cell>
          <table:table-cell table:style-name="ce4" table:formula="of:=[.C3]/[.B3]" office:value-type="percentage" office:value="0.092" calcext:value-type="percentage">
            <text:p>9.2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 table:style-name="ce4" table:formula="of:=[.C4]/[.B4]" office:value-type="percentage" office:value="0.1" calcext:value-type="percentage">
            <text:p>10.0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7" calcext:value-type="float">
            <text:p>77</text:p>
          </table:table-cell>
          <table:table-cell table:style-name="ce4" table:formula="of:=[.C5]/[.B5]" office:value-type="percentage" office:value="0.11" calcext:value-type="percentage">
            <text:p>11.0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4" calcext:value-type="float">
            <text:p>84</text:p>
          </table:table-cell>
          <table:table-cell table:style-name="ce4" table:formula="of:=[.C6]/[.B6]" office:value-type="percentage" office:value="0.105" calcext:value-type="percentage">
            <text:p>10.5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5" calcext:value-type="float">
            <text:p>95</text:p>
          </table:table-cell>
          <table:table-cell table:style-name="ce4" table:formula="of:=[.C7]/[.B7]" office:value-type="percentage" office:value="0.105555555555556" calcext:value-type="percentage">
            <text:p>10.6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4" calcext:value-type="float">
            <text:p>104</text:p>
          </table:table-cell>
          <table:table-cell table:style-name="ce4" table:formula="of:=[.C8]/[.B8]" office:value-type="percentage" office:value="0.104" calcext:value-type="percentage">
            <text:p>10.4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2759259259259" calcext:value-type="percentage">
            <text:p>10.28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616738400899468" calcext:value-type="float">
            <text:p>0.006167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37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2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8h (10% denial rate). Time 2: 2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8" calcext:value-type="float">
            <text:p>48</text:p>
          </table:table-cell>
          <table:table-cell table:style-name="ce4" table:formula="of:=[.C3]/[.B3]" office:value-type="percentage" office:value="0.096" calcext:value-type="percentage">
            <text:p>9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7" calcext:value-type="float">
            <text:p>57</text:p>
          </table:table-cell>
          <table:table-cell table:style-name="ce4" table:formula="of:=[.C4]/[.B4]" office:value-type="percentage" office:value="0.095" calcext:value-type="percentage">
            <text:p>9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7" calcext:value-type="float">
            <text:p>67</text:p>
          </table:table-cell>
          <table:table-cell table:style-name="ce4" table:formula="of:=[.C5]/[.B5]" office:value-type="percentage" office:value="0.0957142857142857" calcext:value-type="percentage">
            <text:p>9.6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3" calcext:value-type="float">
            <text:p>83</text:p>
          </table:table-cell>
          <table:table-cell table:style-name="ce4" table:formula="of:=[.C6]/[.B6]" office:value-type="percentage" office:value="0.10375" calcext:value-type="percentage">
            <text:p>10.4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8" calcext:value-type="float">
            <text:p>88</text:p>
          </table:table-cell>
          <table:table-cell table:style-name="ce4" table:formula="of:=[.C7]/[.B7]" office:value-type="percentage" office:value="0.0977777777777778" calcext:value-type="percentage">
            <text:p>9.8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table:style-name="ce4" table:formula="of:=[.C8]/[.B8]" office:value-type="percentage" office:value="0.099" calcext:value-type="percentage">
            <text:p>9.9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978736772486773" calcext:value-type="percentage">
            <text:p>9.79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323235604124784" calcext:value-type="float">
            <text:p>0.003232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37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2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0h (10% denial rate). Time 2: 2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1" calcext:value-type="float">
            <text:p>51</text:p>
          </table:table-cell>
          <table:table-cell table:style-name="ce4" table:formula="of:=[.C3]/[.B3]" office:value-type="percentage" office:value="0.102" calcext:value-type="percentage">
            <text:p>10.2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style-name="ce4" table:formula="of:=[.C4]/[.B4]" office:value-type="percentage" office:value="0.105" calcext:value-type="percentage">
            <text:p>10.5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table:style-name="ce4" table:formula="of:=[.C5]/[.B5]" office:value-type="percentage" office:value="0.112857142857143" calcext:value-type="percentage">
            <text:p>11.3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91" calcext:value-type="float">
            <text:p>91</text:p>
          </table:table-cell>
          <table:table-cell table:style-name="ce4" table:formula="of:=[.C6]/[.B6]" office:value-type="percentage" office:value="0.11375" calcext:value-type="percentage">
            <text:p>11.4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108" calcext:value-type="float">
            <text:p>108</text:p>
          </table:table-cell>
          <table:table-cell table:style-name="ce4" table:formula="of:=[.C7]/[.B7]" office:value-type="percentage" office:value="0.12" calcext:value-type="percentage">
            <text:p>12.0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15" calcext:value-type="float">
            <text:p>115</text:p>
          </table:table-cell>
          <table:table-cell table:style-name="ce4" table:formula="of:=[.C8]/[.B8]" office:value-type="percentage" office:value="0.115" calcext:value-type="percentage">
            <text:p>11.5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11434523809524" calcext:value-type="percentage">
            <text:p>11.14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669146641545152" calcext:value-type="float">
            <text:p>0.006691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3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2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2h (10% denial rate). Time 2: 2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94" calcext:value-type="float">
            <text:p>94</text:p>
          </table:table-cell>
          <table:table-cell table:style-name="ce4" table:formula="of:=[.C3]/[.B3]" office:value-type="percentage" office:value="0.188" calcext:value-type="percentage">
            <text:p>18.8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14" calcext:value-type="float">
            <text:p>114</text:p>
          </table:table-cell>
          <table:table-cell table:style-name="ce4" table:formula="of:=[.C4]/[.B4]" office:value-type="percentage" office:value="0.19" calcext:value-type="percentage">
            <text:p>19.0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133" calcext:value-type="float">
            <text:p>133</text:p>
          </table:table-cell>
          <table:table-cell table:style-name="ce4" table:formula="of:=[.C5]/[.B5]" office:value-type="percentage" office:value="0.19" calcext:value-type="percentage">
            <text:p>19.0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53" calcext:value-type="float">
            <text:p>153</text:p>
          </table:table-cell>
          <table:table-cell table:style-name="ce4" table:formula="of:=[.C6]/[.B6]" office:value-type="percentage" office:value="0.19125" calcext:value-type="percentage">
            <text:p>19.1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175" calcext:value-type="float">
            <text:p>175</text:p>
          </table:table-cell>
          <table:table-cell table:style-name="ce4" table:formula="of:=[.C7]/[.B7]" office:value-type="percentage" office:value="0.194444444444444" calcext:value-type="percentage">
            <text:p>19.4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98" calcext:value-type="float">
            <text:p>198</text:p>
          </table:table-cell>
          <table:table-cell table:style-name="ce4" table:formula="of:=[.C8]/[.B8]" office:value-type="percentage" office:value="0.198" calcext:value-type="percentage">
            <text:p>19.8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91949074074074" calcext:value-type="percentage">
            <text:p>19.19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36475265027793" calcext:value-type="float">
            <text:p>0.00364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2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4h (10% denial rate). Time 2: 2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29" calcext:value-type="float">
            <text:p>129</text:p>
          </table:table-cell>
          <table:table-cell table:style-name="ce4" table:formula="of:=[.C3]/[.B3]" office:value-type="percentage" office:value="0.258" calcext:value-type="percentage">
            <text:p>25.8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50" calcext:value-type="float">
            <text:p>150</text:p>
          </table:table-cell>
          <table:table-cell table:style-name="ce4" table:formula="of:=[.C4]/[.B4]" office:value-type="percentage" office:value="0.25" calcext:value-type="percentage">
            <text:p>25.0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177" calcext:value-type="float">
            <text:p>177</text:p>
          </table:table-cell>
          <table:table-cell table:style-name="ce4" table:formula="of:=[.C5]/[.B5]" office:value-type="percentage" office:value="0.252857142857143" calcext:value-type="percentage">
            <text:p>25.3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205" calcext:value-type="float">
            <text:p>205</text:p>
          </table:table-cell>
          <table:table-cell table:style-name="ce4" table:formula="of:=[.C6]/[.B6]" office:value-type="percentage" office:value="0.25625" calcext:value-type="percentage">
            <text:p>25.6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232" calcext:value-type="float">
            <text:p>232</text:p>
          </table:table-cell>
          <table:table-cell table:style-name="ce4" table:formula="of:=[.C7]/[.B7]" office:value-type="percentage" office:value="0.257777777777778" calcext:value-type="percentage">
            <text:p>25.8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265" calcext:value-type="float">
            <text:p>265</text:p>
          </table:table-cell>
          <table:table-cell table:style-name="ce4" table:formula="of:=[.C8]/[.B8]" office:value-type="percentage" office:value="0.265" calcext:value-type="percentage">
            <text:p>26.5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256647486772487" calcext:value-type="percentage">
            <text:p>25.66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513001189324736" calcext:value-type="float">
            <text:p>0.005130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3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6h (10% denial rate). Time 2: 2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56" calcext:value-type="float">
            <text:p>156</text:p>
          </table:table-cell>
          <table:table-cell table:style-name="ce4" table:formula="of:=[.C3]/[.B3]" office:value-type="percentage" office:value="0.312" calcext:value-type="percentage">
            <text:p>31.2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87" calcext:value-type="float">
            <text:p>187</text:p>
          </table:table-cell>
          <table:table-cell table:style-name="ce4" table:formula="of:=[.C4]/[.B4]" office:value-type="percentage" office:value="0.311666666666667" calcext:value-type="percentage">
            <text:p>31.2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19" calcext:value-type="float">
            <text:p>219</text:p>
          </table:table-cell>
          <table:table-cell table:style-name="ce4" table:formula="of:=[.C5]/[.B5]" office:value-type="percentage" office:value="0.312857142857143" calcext:value-type="percentage">
            <text:p>31.3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248" calcext:value-type="float">
            <text:p>248</text:p>
          </table:table-cell>
          <table:table-cell table:style-name="ce4" table:formula="of:=[.C6]/[.B6]" office:value-type="percentage" office:value="0.31" calcext:value-type="percentage">
            <text:p>31.0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283" calcext:value-type="float">
            <text:p>283</text:p>
          </table:table-cell>
          <table:table-cell table:style-name="ce4" table:formula="of:=[.C7]/[.B7]" office:value-type="percentage" office:value="0.314444444444444" calcext:value-type="percentage">
            <text:p>31.4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315" calcext:value-type="float">
            <text:p>315</text:p>
          </table:table-cell>
          <table:table-cell table:style-name="ce4" table:formula="of:=[.C8]/[.B8]" office:value-type="percentage" office:value="0.315" calcext:value-type="percentage">
            <text:p>31.5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312661375661376" calcext:value-type="percentage">
            <text:p>31.27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185454075381896" calcext:value-type="float">
            <text:p>0.00185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3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8h (10% denial rate). Time 2: 2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80" calcext:value-type="float">
            <text:p>180</text:p>
          </table:table-cell>
          <table:table-cell table:style-name="ce4" table:formula="of:=[.C3]/[.B3]" office:value-type="percentage" office:value="0.36" calcext:value-type="percentage">
            <text:p>36.0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17" calcext:value-type="float">
            <text:p>217</text:p>
          </table:table-cell>
          <table:table-cell table:style-name="ce4" table:formula="of:=[.C4]/[.B4]" office:value-type="percentage" office:value="0.361666666666667" calcext:value-type="percentage">
            <text:p>36.2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49" calcext:value-type="float">
            <text:p>249</text:p>
          </table:table-cell>
          <table:table-cell table:style-name="ce4" table:formula="of:=[.C5]/[.B5]" office:value-type="percentage" office:value="0.355714285714286" calcext:value-type="percentage">
            <text:p>35.6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287" calcext:value-type="float">
            <text:p>287</text:p>
          </table:table-cell>
          <table:table-cell table:style-name="ce4" table:formula="of:=[.C6]/[.B6]" office:value-type="percentage" office:value="0.35875" calcext:value-type="percentage">
            <text:p>35.9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325" calcext:value-type="float">
            <text:p>325</text:p>
          </table:table-cell>
          <table:table-cell table:style-name="ce4" table:formula="of:=[.C7]/[.B7]" office:value-type="percentage" office:value="0.361111111111111" calcext:value-type="percentage">
            <text:p>36.1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363" calcext:value-type="float">
            <text:p>363</text:p>
          </table:table-cell>
          <table:table-cell table:style-name="ce4" table:formula="of:=[.C8]/[.B8]" office:value-type="percentage" office:value="0.363" calcext:value-type="percentage">
            <text:p>36.3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360040343915344" calcext:value-type="percentage">
            <text:p>36.00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56641488574066" calcext:value-type="float">
            <text:p>0.002566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104834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3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0h (10% denial rate). Time 2: 2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01" calcext:value-type="float">
            <text:p>201</text:p>
          </table:table-cell>
          <table:table-cell table:style-name="ce4" table:formula="of:=[.C3]/[.B3]" office:value-type="percentage" office:value="0.402" calcext:value-type="percentage">
            <text:p>40.2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41" calcext:value-type="float">
            <text:p>241</text:p>
          </table:table-cell>
          <table:table-cell table:style-name="ce4" table:formula="of:=[.C4]/[.B4]" office:value-type="percentage" office:value="0.401666666666667" calcext:value-type="percentage">
            <text:p>40.2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81" calcext:value-type="float">
            <text:p>281</text:p>
          </table:table-cell>
          <table:table-cell table:style-name="ce4" table:formula="of:=[.C5]/[.B5]" office:value-type="percentage" office:value="0.401428571428571" calcext:value-type="percentage">
            <text:p>40.1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323" calcext:value-type="float">
            <text:p>323</text:p>
          </table:table-cell>
          <table:table-cell table:style-name="ce4" table:formula="of:=[.C6]/[.B6]" office:value-type="percentage" office:value="0.40375" calcext:value-type="percentage">
            <text:p>40.4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361" calcext:value-type="float">
            <text:p>361</text:p>
          </table:table-cell>
          <table:table-cell table:style-name="ce4" table:formula="of:=[.C7]/[.B7]" office:value-type="percentage" office:value="0.401111111111111" calcext:value-type="percentage">
            <text:p>40.1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03" calcext:value-type="float">
            <text:p>403</text:p>
          </table:table-cell>
          <table:table-cell table:style-name="ce4" table:formula="of:=[.C8]/[.B8]" office:value-type="percentage" office:value="0.403" calcext:value-type="percentage">
            <text:p>40.3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402159391534392" calcext:value-type="percentage">
            <text:p>40.22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101368942114753" calcext:value-type="float">
            <text:p>0.001014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3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2h (10% denial rate). Time 2: 2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17" calcext:value-type="float">
            <text:p>217</text:p>
          </table:table-cell>
          <table:table-cell table:style-name="ce4" table:formula="of:=[.C3]/[.B3]" office:value-type="percentage" office:value="0.434" calcext:value-type="percentage">
            <text:p>43.4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64" calcext:value-type="float">
            <text:p>264</text:p>
          </table:table-cell>
          <table:table-cell table:style-name="ce4" table:formula="of:=[.C4]/[.B4]" office:value-type="percentage" office:value="0.44" calcext:value-type="percentage">
            <text:p>44.0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style-name="ce4" table:formula="of:=[.C5]/[.B5]" office:value-type="percentage" office:value="0.44" calcext:value-type="percentage">
            <text:p>44.0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348" calcext:value-type="float">
            <text:p>348</text:p>
          </table:table-cell>
          <table:table-cell table:style-name="ce4" table:formula="of:=[.C6]/[.B6]" office:value-type="percentage" office:value="0.435" calcext:value-type="percentage">
            <text:p>43.5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395" calcext:value-type="float">
            <text:p>395</text:p>
          </table:table-cell>
          <table:table-cell table:style-name="ce4" table:formula="of:=[.C7]/[.B7]" office:value-type="percentage" office:value="0.438888888888889" calcext:value-type="percentage">
            <text:p>43.9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40" calcext:value-type="float">
            <text:p>440</text:p>
          </table:table-cell>
          <table:table-cell table:style-name="ce4" table:formula="of:=[.C8]/[.B8]" office:value-type="percentage" office:value="0.44" calcext:value-type="percentage">
            <text:p>44.0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437981481481482" calcext:value-type="percentage">
            <text:p>43.80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74911134163829" calcext:value-type="float">
            <text:p>0.002749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3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4h (10% denial rate). Time 2: 2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33" calcext:value-type="float">
            <text:p>233</text:p>
          </table:table-cell>
          <table:table-cell table:style-name="ce4" table:formula="of:=[.C3]/[.B3]" office:value-type="percentage" office:value="0.466" calcext:value-type="percentage">
            <text:p>46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84" calcext:value-type="float">
            <text:p>284</text:p>
          </table:table-cell>
          <table:table-cell table:style-name="ce4" table:formula="of:=[.C4]/[.B4]" office:value-type="percentage" office:value="0.473333333333333" calcext:value-type="percentage">
            <text:p>47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31" calcext:value-type="float">
            <text:p>331</text:p>
          </table:table-cell>
          <table:table-cell table:style-name="ce4" table:formula="of:=[.C5]/[.B5]" office:value-type="percentage" office:value="0.472857142857143" calcext:value-type="percentage">
            <text:p>47.3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377" calcext:value-type="float">
            <text:p>377</text:p>
          </table:table-cell>
          <table:table-cell table:style-name="ce4" table:formula="of:=[.C6]/[.B6]" office:value-type="percentage" office:value="0.47125" calcext:value-type="percentage">
            <text:p>47.1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425" calcext:value-type="float">
            <text:p>425</text:p>
          </table:table-cell>
          <table:table-cell table:style-name="ce4" table:formula="of:=[.C7]/[.B7]" office:value-type="percentage" office:value="0.472222222222222" calcext:value-type="percentage">
            <text:p>47.2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71" calcext:value-type="float">
            <text:p>471</text:p>
          </table:table-cell>
          <table:table-cell table:style-name="ce4" table:formula="of:=[.C8]/[.B8]" office:value-type="percentage" office:value="0.471" calcext:value-type="percentage">
            <text:p>47.1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47111044973545" calcext:value-type="percentage">
            <text:p>47.11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65994572622861" calcext:value-type="float">
            <text:p>0.002660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3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6h (10% denial rate). Time 2: 2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48" calcext:value-type="float">
            <text:p>248</text:p>
          </table:table-cell>
          <table:table-cell table:style-name="ce4" table:formula="of:=[.C3]/[.B3]" office:value-type="percentage" office:value="0.496" calcext:value-type="percentage">
            <text:p>49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00" calcext:value-type="float">
            <text:p>300</text:p>
          </table:table-cell>
          <table:table-cell table:style-name="ce4" table:formula="of:=[.C4]/[.B4]" office:value-type="percentage" office:value="0.5" calcext:value-type="percentage">
            <text:p>50.0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style-name="ce4" table:formula="of:=[.C5]/[.B5]" office:value-type="percentage" office:value="0.5" calcext:value-type="percentage">
            <text:p>50.0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01" calcext:value-type="float">
            <text:p>401</text:p>
          </table:table-cell>
          <table:table-cell table:style-name="ce4" table:formula="of:=[.C6]/[.B6]" office:value-type="percentage" office:value="0.50125" calcext:value-type="percentage">
            <text:p>50.1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448" calcext:value-type="float">
            <text:p>448</text:p>
          </table:table-cell>
          <table:table-cell table:style-name="ce4" table:formula="of:=[.C7]/[.B7]" office:value-type="percentage" office:value="0.497777777777778" calcext:value-type="percentage">
            <text:p>49.8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01" calcext:value-type="float">
            <text:p>501</text:p>
          </table:table-cell>
          <table:table-cell table:style-name="ce4" table:formula="of:=[.C8]/[.B8]" office:value-type="percentage" office:value="0.501" calcext:value-type="percentage">
            <text:p>50.1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499337962962963" calcext:value-type="percentage">
            <text:p>49.93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04308655589946" calcext:value-type="float">
            <text:p>0.002043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3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8h (10% denial rate). Time 2: 2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61" calcext:value-type="float">
            <text:p>261</text:p>
          </table:table-cell>
          <table:table-cell table:style-name="ce4" table:formula="of:=[.C3]/[.B3]" office:value-type="percentage" office:value="0.522" calcext:value-type="percentage">
            <text:p>52.2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13" calcext:value-type="float">
            <text:p>313</text:p>
          </table:table-cell>
          <table:table-cell table:style-name="ce4" table:formula="of:=[.C4]/[.B4]" office:value-type="percentage" office:value="0.521666666666667" calcext:value-type="percentage">
            <text:p>52.2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70" calcext:value-type="float">
            <text:p>370</text:p>
          </table:table-cell>
          <table:table-cell table:style-name="ce4" table:formula="of:=[.C5]/[.B5]" office:value-type="percentage" office:value="0.528571428571429" calcext:value-type="percentage">
            <text:p>52.9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23" calcext:value-type="float">
            <text:p>423</text:p>
          </table:table-cell>
          <table:table-cell table:style-name="ce4" table:formula="of:=[.C6]/[.B6]" office:value-type="percentage" office:value="0.52875" calcext:value-type="percentage">
            <text:p>52.9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474" calcext:value-type="float">
            <text:p>474</text:p>
          </table:table-cell>
          <table:table-cell table:style-name="ce4" table:formula="of:=[.C7]/[.B7]" office:value-type="percentage" office:value="0.526666666666667" calcext:value-type="percentage">
            <text:p>52.7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26" calcext:value-type="float">
            <text:p>526</text:p>
          </table:table-cell>
          <table:table-cell table:style-name="ce4" table:formula="of:=[.C8]/[.B8]" office:value-type="percentage" office:value="0.526" calcext:value-type="percentage">
            <text:p>52.6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25609126984127" calcext:value-type="percentage">
            <text:p>52.56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311384896335567" calcext:value-type="float">
            <text:p>0.003114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3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0h (10% denial rate). Time 2: 2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72" calcext:value-type="float">
            <text:p>272</text:p>
          </table:table-cell>
          <table:table-cell table:style-name="ce4" table:formula="of:=[.C3]/[.B3]" office:value-type="percentage" office:value="0.544" calcext:value-type="percentage">
            <text:p>54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28" calcext:value-type="float">
            <text:p>328</text:p>
          </table:table-cell>
          <table:table-cell table:style-name="ce4" table:formula="of:=[.C4]/[.B4]" office:value-type="percentage" office:value="0.546666666666667" calcext:value-type="percentage">
            <text:p>54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86" calcext:value-type="float">
            <text:p>386</text:p>
          </table:table-cell>
          <table:table-cell table:style-name="ce4" table:formula="of:=[.C5]/[.B5]" office:value-type="percentage" office:value="0.551428571428571" calcext:value-type="percentage">
            <text:p>55.1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41" calcext:value-type="float">
            <text:p>441</text:p>
          </table:table-cell>
          <table:table-cell table:style-name="ce4" table:formula="of:=[.C6]/[.B6]" office:value-type="percentage" office:value="0.55125" calcext:value-type="percentage">
            <text:p>55.1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496" calcext:value-type="float">
            <text:p>496</text:p>
          </table:table-cell>
          <table:table-cell table:style-name="ce4" table:formula="of:=[.C7]/[.B7]" office:value-type="percentage" office:value="0.551111111111111" calcext:value-type="percentage">
            <text:p>55.1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47" calcext:value-type="float">
            <text:p>547</text:p>
          </table:table-cell>
          <table:table-cell table:style-name="ce4" table:formula="of:=[.C8]/[.B8]" office:value-type="percentage" office:value="0.547" calcext:value-type="percentage">
            <text:p>54.7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48576058201058" calcext:value-type="percentage">
            <text:p>54.86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312356635460923" calcext:value-type="float">
            <text:p>0.003124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3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2h (10% denial rate). Time 2: 2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84" calcext:value-type="float">
            <text:p>284</text:p>
          </table:table-cell>
          <table:table-cell table:style-name="ce4" table:formula="of:=[.C3]/[.B3]" office:value-type="percentage" office:value="0.568" calcext:value-type="percentage">
            <text:p>56.8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41" calcext:value-type="float">
            <text:p>341</text:p>
          </table:table-cell>
          <table:table-cell table:style-name="ce4" table:formula="of:=[.C4]/[.B4]" office:value-type="percentage" office:value="0.568333333333333" calcext:value-type="percentage">
            <text:p>56.8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style-name="ce4" table:formula="of:=[.C5]/[.B5]" office:value-type="percentage" office:value="0.571428571428571" calcext:value-type="percentage">
            <text:p>57.1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57" calcext:value-type="float">
            <text:p>457</text:p>
          </table:table-cell>
          <table:table-cell table:style-name="ce4" table:formula="of:=[.C6]/[.B6]" office:value-type="percentage" office:value="0.57125" calcext:value-type="percentage">
            <text:p>57.1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15" calcext:value-type="float">
            <text:p>515</text:p>
          </table:table-cell>
          <table:table-cell table:style-name="ce4" table:formula="of:=[.C7]/[.B7]" office:value-type="percentage" office:value="0.572222222222222" calcext:value-type="percentage">
            <text:p>57.2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71" calcext:value-type="float">
            <text:p>571</text:p>
          </table:table-cell>
          <table:table-cell table:style-name="ce4" table:formula="of:=[.C8]/[.B8]" office:value-type="percentage" office:value="0.571" calcext:value-type="percentage">
            <text:p>57.1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70372354497354" calcext:value-type="percentage">
            <text:p>57.04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175997036787816" calcext:value-type="float">
            <text:p>0.001760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3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4h (10% denial rate). Time 2: 2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95" calcext:value-type="float">
            <text:p>295</text:p>
          </table:table-cell>
          <table:table-cell table:style-name="ce4" table:formula="of:=[.C3]/[.B3]" office:value-type="percentage" office:value="0.59" calcext:value-type="percentage">
            <text:p>59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52" calcext:value-type="float">
            <text:p>352</text:p>
          </table:table-cell>
          <table:table-cell table:style-name="ce4" table:formula="of:=[.C4]/[.B4]" office:value-type="percentage" office:value="0.586666666666667" calcext:value-type="percentage">
            <text:p>58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11" calcext:value-type="float">
            <text:p>411</text:p>
          </table:table-cell>
          <table:table-cell table:style-name="ce4" table:formula="of:=[.C5]/[.B5]" office:value-type="percentage" office:value="0.587142857142857" calcext:value-type="percentage">
            <text:p>58.7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73" calcext:value-type="float">
            <text:p>473</text:p>
          </table:table-cell>
          <table:table-cell table:style-name="ce4" table:formula="of:=[.C6]/[.B6]" office:value-type="percentage" office:value="0.59125" calcext:value-type="percentage">
            <text:p>59.1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32" calcext:value-type="float">
            <text:p>532</text:p>
          </table:table-cell>
          <table:table-cell table:style-name="ce4" table:formula="of:=[.C7]/[.B7]" office:value-type="percentage" office:value="0.591111111111111" calcext:value-type="percentage">
            <text:p>59.1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91" calcext:value-type="float">
            <text:p>591</text:p>
          </table:table-cell>
          <table:table-cell table:style-name="ce4" table:formula="of:=[.C8]/[.B8]" office:value-type="percentage" office:value="0.591" calcext:value-type="percentage">
            <text:p>59.1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89528439153439" calcext:value-type="percentage">
            <text:p>58.95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0850528303337" calcext:value-type="float">
            <text:p>0.00208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4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6h (10% denial rate). Time 2: 2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05" calcext:value-type="float">
            <text:p>305</text:p>
          </table:table-cell>
          <table:table-cell table:style-name="ce4" table:formula="of:=[.C3]/[.B3]" office:value-type="percentage" office:value="0.61" calcext:value-type="percentage">
            <text:p>61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62" calcext:value-type="float">
            <text:p>362</text:p>
          </table:table-cell>
          <table:table-cell table:style-name="ce4" table:formula="of:=[.C4]/[.B4]" office:value-type="percentage" office:value="0.603333333333333" calcext:value-type="percentage">
            <text:p>60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style-name="ce4" table:formula="of:=[.C5]/[.B5]" office:value-type="percentage" office:value="0.604285714285714" calcext:value-type="percentage">
            <text:p>60.4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87" calcext:value-type="float">
            <text:p>487</text:p>
          </table:table-cell>
          <table:table-cell table:style-name="ce4" table:formula="of:=[.C6]/[.B6]" office:value-type="percentage" office:value="0.60875" calcext:value-type="percentage">
            <text:p>60.9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47" calcext:value-type="float">
            <text:p>547</text:p>
          </table:table-cell>
          <table:table-cell table:style-name="ce4" table:formula="of:=[.C7]/[.B7]" office:value-type="percentage" office:value="0.607777777777778" calcext:value-type="percentage">
            <text:p>60.8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10" calcext:value-type="float">
            <text:p>610</text:p>
          </table:table-cell>
          <table:table-cell table:style-name="ce4" table:formula="of:=[.C8]/[.B8]" office:value-type="percentage" office:value="0.61" calcext:value-type="percentage">
            <text:p>61.0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607357804232804" calcext:value-type="percentage">
            <text:p>60.74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88828968217346" calcext:value-type="float">
            <text:p>0.00288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4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8h (10% denial rate). Time 2: 20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14" calcext:value-type="float">
            <text:p>314</text:p>
          </table:table-cell>
          <table:table-cell table:style-name="ce4" table:formula="of:=[.C3]/[.B3]" office:value-type="percentage" office:value="0.628" calcext:value-type="percentage">
            <text:p>62.8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72" calcext:value-type="float">
            <text:p>372</text:p>
          </table:table-cell>
          <table:table-cell table:style-name="ce4" table:formula="of:=[.C4]/[.B4]" office:value-type="percentage" office:value="0.62" calcext:value-type="percentage">
            <text:p>62.0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35" calcext:value-type="float">
            <text:p>435</text:p>
          </table:table-cell>
          <table:table-cell table:style-name="ce4" table:formula="of:=[.C5]/[.B5]" office:value-type="percentage" office:value="0.621428571428571" calcext:value-type="percentage">
            <text:p>62.1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99" calcext:value-type="float">
            <text:p>499</text:p>
          </table:table-cell>
          <table:table-cell table:style-name="ce4" table:formula="of:=[.C6]/[.B6]" office:value-type="percentage" office:value="0.62375" calcext:value-type="percentage">
            <text:p>62.4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63" calcext:value-type="float">
            <text:p>563</text:p>
          </table:table-cell>
          <table:table-cell table:style-name="ce4" table:formula="of:=[.C7]/[.B7]" office:value-type="percentage" office:value="0.625555555555555" calcext:value-type="percentage">
            <text:p>62.6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27" calcext:value-type="float">
            <text:p>627</text:p>
          </table:table-cell>
          <table:table-cell table:style-name="ce4" table:formula="of:=[.C8]/[.B8]" office:value-type="percentage" office:value="0.627" calcext:value-type="percentage">
            <text:p>62.7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624289021164021" calcext:value-type="percentage">
            <text:p>62.43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314939037227416" calcext:value-type="float">
            <text:p>0.003149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4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h (10% denial rate). Time 2: 2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  <table:table-cell table:style-name="ce4" table:formula="of:=[.C3]/[.B3]" office:value-type="percentage" office:value="0.09" calcext:value-type="percentage">
            <text:p>9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4" calcext:value-type="float">
            <text:p>54</text:p>
          </table:table-cell>
          <table:table-cell table:style-name="ce4" table:formula="of:=[.C4]/[.B4]" office:value-type="percentage" office:value="0.09" calcext:value-type="percentage">
            <text:p>9.0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5" calcext:value-type="float">
            <text:p>65</text:p>
          </table:table-cell>
          <table:table-cell table:style-name="ce4" table:formula="of:=[.C5]/[.B5]" office:value-type="percentage" office:value="0.0928571428571429" calcext:value-type="percentage">
            <text:p>9.3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4" calcext:value-type="float">
            <text:p>74</text:p>
          </table:table-cell>
          <table:table-cell table:style-name="ce4" table:formula="of:=[.C6]/[.B6]" office:value-type="percentage" office:value="0.0925" calcext:value-type="percentage">
            <text:p>9.3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table:style-name="ce4" table:formula="of:=[.C7]/[.B7]" office:value-type="percentage" office:value="0.0888888888888889" calcext:value-type="percentage">
            <text:p>8.9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0" calcext:value-type="float">
            <text:p>90</text:p>
          </table:table-cell>
          <table:table-cell table:style-name="ce4" table:formula="of:=[.C8]/[.B8]" office:value-type="percentage" office:value="0.09" calcext:value-type="percentage">
            <text:p>9.0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90707671957672" calcext:value-type="percentage">
            <text:p>9.07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159015946428687" calcext:value-type="float">
            <text:p>0.001590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4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h (10% denial rate). Time 2: 2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9" calcext:value-type="float">
            <text:p>39</text:p>
          </table:table-cell>
          <table:table-cell table:style-name="ce4" table:formula="of:=[.C3]/[.B3]" office:value-type="percentage" office:value="0.078" calcext:value-type="percentage">
            <text:p>7.8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6" calcext:value-type="float">
            <text:p>46</text:p>
          </table:table-cell>
          <table:table-cell table:style-name="ce4" table:formula="of:=[.C4]/[.B4]" office:value-type="percentage" office:value="0.0766666666666667" calcext:value-type="percentage">
            <text:p>7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57" calcext:value-type="float">
            <text:p>57</text:p>
          </table:table-cell>
          <table:table-cell table:style-name="ce4" table:formula="of:=[.C5]/[.B5]" office:value-type="percentage" office:value="0.0814285714285714" calcext:value-type="percentage">
            <text:p>8.1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66" calcext:value-type="float">
            <text:p>66</text:p>
          </table:table-cell>
          <table:table-cell table:style-name="ce4" table:formula="of:=[.C6]/[.B6]" office:value-type="percentage" office:value="0.0825" calcext:value-type="percentage">
            <text:p>8.3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1" calcext:value-type="float">
            <text:p>71</text:p>
          </table:table-cell>
          <table:table-cell table:style-name="ce4" table:formula="of:=[.C7]/[.B7]" office:value-type="percentage" office:value="0.0788888888888889" calcext:value-type="percentage">
            <text:p>7.9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8" calcext:value-type="float">
            <text:p>78</text:p>
          </table:table-cell>
          <table:table-cell table:style-name="ce4" table:formula="of:=[.C8]/[.B8]" office:value-type="percentage" office:value="0.078" calcext:value-type="percentage">
            <text:p>7.8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792473544973545" calcext:value-type="percentage">
            <text:p>7.92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24667059547951" calcext:value-type="float">
            <text:p>0.002247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4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6h (10% denial rate). Time 2: 2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5" calcext:value-type="float">
            <text:p>55</text:p>
          </table:table-cell>
          <table:table-cell table:style-name="ce4" table:formula="of:=[.C3]/[.B3]" office:value-type="percentage" office:value="0.11" calcext:value-type="percentage">
            <text:p>11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style-name="ce4" table:formula="of:=[.C4]/[.B4]" office:value-type="percentage" office:value="0.105" calcext:value-type="percentage">
            <text:p>10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3" calcext:value-type="float">
            <text:p>73</text:p>
          </table:table-cell>
          <table:table-cell table:style-name="ce4" table:formula="of:=[.C5]/[.B5]" office:value-type="percentage" office:value="0.104285714285714" calcext:value-type="percentage">
            <text:p>10.4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8" calcext:value-type="float">
            <text:p>88</text:p>
          </table:table-cell>
          <table:table-cell table:style-name="ce4" table:formula="of:=[.C6]/[.B6]" office:value-type="percentage" office:value="0.11" calcext:value-type="percentage">
            <text:p>11.0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5" calcext:value-type="float">
            <text:p>95</text:p>
          </table:table-cell>
          <table:table-cell table:style-name="ce4" table:formula="of:=[.C7]/[.B7]" office:value-type="percentage" office:value="0.105555555555556" calcext:value-type="percentage">
            <text:p>10.6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6" calcext:value-type="float">
            <text:p>106</text:p>
          </table:table-cell>
          <table:table-cell table:style-name="ce4" table:formula="of:=[.C8]/[.B8]" office:value-type="percentage" office:value="0.106" calcext:value-type="percentage">
            <text:p>10.6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6806878306878" calcext:value-type="percentage">
            <text:p>10.68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53889703460919" calcext:value-type="float">
            <text:p>0.002539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4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8h (10% denial rate). Time 2: 2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7" calcext:value-type="float">
            <text:p>57</text:p>
          </table:table-cell>
          <table:table-cell table:style-name="ce4" table:formula="of:=[.C3]/[.B3]" office:value-type="percentage" office:value="0.114" calcext:value-type="percentage">
            <text:p>11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7" calcext:value-type="float">
            <text:p>67</text:p>
          </table:table-cell>
          <table:table-cell table:style-name="ce4" table:formula="of:=[.C4]/[.B4]" office:value-type="percentage" office:value="0.111666666666667" calcext:value-type="percentage">
            <text:p>11.2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table:style-name="ce4" table:formula="of:=[.C5]/[.B5]" office:value-type="percentage" office:value="0.107142857142857" calcext:value-type="percentage">
            <text:p>10.7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4" calcext:value-type="float">
            <text:p>84</text:p>
          </table:table-cell>
          <table:table-cell table:style-name="ce4" table:formula="of:=[.C6]/[.B6]" office:value-type="percentage" office:value="0.105" calcext:value-type="percentage">
            <text:p>10.5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5" calcext:value-type="float">
            <text:p>95</text:p>
          </table:table-cell>
          <table:table-cell table:style-name="ce4" table:formula="of:=[.C7]/[.B7]" office:value-type="percentage" office:value="0.105555555555556" calcext:value-type="percentage">
            <text:p>10.6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3" calcext:value-type="float">
            <text:p>103</text:p>
          </table:table-cell>
          <table:table-cell table:style-name="ce4" table:formula="of:=[.C8]/[.B8]" office:value-type="percentage" office:value="0.103" calcext:value-type="percentage">
            <text:p>10.3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7727513227513" calcext:value-type="percentage">
            <text:p>10.77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423577508177404" calcext:value-type="float">
            <text:p>0.004236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4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0h (10% denial rate). Time 2: 2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3" calcext:value-type="float">
            <text:p>53</text:p>
          </table:table-cell>
          <table:table-cell table:style-name="ce4" table:formula="of:=[.C3]/[.B3]" office:value-type="percentage" office:value="0.106" calcext:value-type="percentage">
            <text:p>10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4" calcext:value-type="float">
            <text:p>64</text:p>
          </table:table-cell>
          <table:table-cell table:style-name="ce4" table:formula="of:=[.C4]/[.B4]" office:value-type="percentage" office:value="0.106666666666667" calcext:value-type="percentage">
            <text:p>10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table:style-name="ce4" table:formula="of:=[.C5]/[.B5]" office:value-type="percentage" office:value="0.112857142857143" calcext:value-type="percentage">
            <text:p>11.3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9" calcext:value-type="float">
            <text:p>89</text:p>
          </table:table-cell>
          <table:table-cell table:style-name="ce4" table:formula="of:=[.C6]/[.B6]" office:value-type="percentage" office:value="0.11125" calcext:value-type="percentage">
            <text:p>11.1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3" calcext:value-type="float">
            <text:p>93</text:p>
          </table:table-cell>
          <table:table-cell table:style-name="ce4" table:formula="of:=[.C7]/[.B7]" office:value-type="percentage" office:value="0.103333333333333" calcext:value-type="percentage">
            <text:p>10.3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6" calcext:value-type="float">
            <text:p>106</text:p>
          </table:table-cell>
          <table:table-cell table:style-name="ce4" table:formula="of:=[.C8]/[.B8]" office:value-type="percentage" office:value="0.106" calcext:value-type="percentage">
            <text:p>10.6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7684523809524" calcext:value-type="percentage">
            <text:p>10.77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360867679155962" calcext:value-type="float">
            <text:p>0.003609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4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2h (10% denial rate). Time 2: 2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7" calcext:value-type="float">
            <text:p>47</text:p>
          </table:table-cell>
          <table:table-cell table:style-name="ce4" table:formula="of:=[.C3]/[.B3]" office:value-type="percentage" office:value="0.094" calcext:value-type="percentage">
            <text:p>9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8" calcext:value-type="float">
            <text:p>58</text:p>
          </table:table-cell>
          <table:table-cell table:style-name="ce4" table:formula="of:=[.C4]/[.B4]" office:value-type="percentage" office:value="0.0966666666666667" calcext:value-type="percentage">
            <text:p>9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7" calcext:value-type="float">
            <text:p>67</text:p>
          </table:table-cell>
          <table:table-cell table:style-name="ce4" table:formula="of:=[.C5]/[.B5]" office:value-type="percentage" office:value="0.0957142857142857" calcext:value-type="percentage">
            <text:p>9.6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5" calcext:value-type="float">
            <text:p>85</text:p>
          </table:table-cell>
          <table:table-cell table:style-name="ce4" table:formula="of:=[.C6]/[.B6]" office:value-type="percentage" office:value="0.10625" calcext:value-type="percentage">
            <text:p>10.6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5" calcext:value-type="float">
            <text:p>95</text:p>
          </table:table-cell>
          <table:table-cell table:style-name="ce4" table:formula="of:=[.C7]/[.B7]" office:value-type="percentage" office:value="0.105555555555556" calcext:value-type="percentage">
            <text:p>10.6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2" calcext:value-type="float">
            <text:p>102</text:p>
          </table:table-cell>
          <table:table-cell table:style-name="ce4" table:formula="of:=[.C8]/[.B8]" office:value-type="percentage" office:value="0.102" calcext:value-type="percentage">
            <text:p>10.2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0031084656085" calcext:value-type="percentage">
            <text:p>10.00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52801393550869" calcext:value-type="float">
            <text:p>0.005280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4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4h (10% denial rate). Time 2: 2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6" calcext:value-type="float">
            <text:p>46</text:p>
          </table:table-cell>
          <table:table-cell table:style-name="ce4" table:formula="of:=[.C3]/[.B3]" office:value-type="percentage" office:value="0.092" calcext:value-type="percentage">
            <text:p>9.2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8" calcext:value-type="float">
            <text:p>58</text:p>
          </table:table-cell>
          <table:table-cell table:style-name="ce4" table:formula="of:=[.C4]/[.B4]" office:value-type="percentage" office:value="0.0966666666666667" calcext:value-type="percentage">
            <text:p>9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6" calcext:value-type="float">
            <text:p>66</text:p>
          </table:table-cell>
          <table:table-cell table:style-name="ce4" table:formula="of:=[.C5]/[.B5]" office:value-type="percentage" office:value="0.0942857142857143" calcext:value-type="percentage">
            <text:p>9.4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4" calcext:value-type="float">
            <text:p>74</text:p>
          </table:table-cell>
          <table:table-cell table:style-name="ce4" table:formula="of:=[.C6]/[.B6]" office:value-type="percentage" office:value="0.0925" calcext:value-type="percentage">
            <text:p>9.3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6" calcext:value-type="float">
            <text:p>86</text:p>
          </table:table-cell>
          <table:table-cell table:style-name="ce4" table:formula="of:=[.C7]/[.B7]" office:value-type="percentage" office:value="0.0955555555555556" calcext:value-type="percentage">
            <text:p>9.6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8" calcext:value-type="float">
            <text:p>98</text:p>
          </table:table-cell>
          <table:table-cell table:style-name="ce4" table:formula="of:=[.C8]/[.B8]" office:value-type="percentage" office:value="0.098" calcext:value-type="percentage">
            <text:p>9.8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948346560846561" calcext:value-type="percentage">
            <text:p>9.48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35298075524096" calcext:value-type="float">
            <text:p>0.002353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4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6h (10% denial rate). Time 2: 2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7" calcext:value-type="float">
            <text:p>47</text:p>
          </table:table-cell>
          <table:table-cell table:style-name="ce4" table:formula="of:=[.C3]/[.B3]" office:value-type="percentage" office:value="0.094" calcext:value-type="percentage">
            <text:p>9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table:style-name="ce4" table:formula="of:=[.C4]/[.B4]" office:value-type="percentage" office:value="0.103333333333333" calcext:value-type="percentage">
            <text:p>10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 table:style-name="ce4" table:formula="of:=[.C5]/[.B5]" office:value-type="percentage" office:value="0.0985714285714286" calcext:value-type="percentage">
            <text:p>9.9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8" calcext:value-type="float">
            <text:p>78</text:p>
          </table:table-cell>
          <table:table-cell table:style-name="ce4" table:formula="of:=[.C6]/[.B6]" office:value-type="percentage" office:value="0.0975" calcext:value-type="percentage">
            <text:p>9.8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9" calcext:value-type="float">
            <text:p>89</text:p>
          </table:table-cell>
          <table:table-cell table:style-name="ce4" table:formula="of:=[.C7]/[.B7]" office:value-type="percentage" office:value="0.0988888888888889" calcext:value-type="percentage">
            <text:p>9.9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2" calcext:value-type="float">
            <text:p>102</text:p>
          </table:table-cell>
          <table:table-cell table:style-name="ce4" table:formula="of:=[.C8]/[.B8]" office:value-type="percentage" office:value="0.102" calcext:value-type="percentage">
            <text:p>10.2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990489417989418" calcext:value-type="percentage">
            <text:p>9.90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332293319608071" calcext:value-type="float">
            <text:p>0.003323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5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8h (10% denial rate). Time 2: 2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table:style-name="ce4" table:formula="of:=[.C3]/[.B3]" office:value-type="percentage" office:value="0.098" calcext:value-type="percentage">
            <text:p>9.8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1" calcext:value-type="float">
            <text:p>61</text:p>
          </table:table-cell>
          <table:table-cell table:style-name="ce4" table:formula="of:=[.C4]/[.B4]" office:value-type="percentage" office:value="0.101666666666667" calcext:value-type="percentage">
            <text:p>10.2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table:style-name="ce4" table:formula="of:=[.C5]/[.B5]" office:value-type="percentage" office:value="0.111428571428571" calcext:value-type="percentage">
            <text:p>11.1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3" calcext:value-type="float">
            <text:p>83</text:p>
          </table:table-cell>
          <table:table-cell table:style-name="ce4" table:formula="of:=[.C6]/[.B6]" office:value-type="percentage" office:value="0.10375" calcext:value-type="percentage">
            <text:p>10.4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6" calcext:value-type="float">
            <text:p>96</text:p>
          </table:table-cell>
          <table:table-cell table:style-name="ce4" table:formula="of:=[.C7]/[.B7]" office:value-type="percentage" office:value="0.106666666666667" calcext:value-type="percentage">
            <text:p>10.7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7" calcext:value-type="float">
            <text:p>107</text:p>
          </table:table-cell>
          <table:table-cell table:style-name="ce4" table:formula="of:=[.C8]/[.B8]" office:value-type="percentage" office:value="0.107" calcext:value-type="percentage">
            <text:p>10.7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4751984126984" calcext:value-type="percentage">
            <text:p>10.48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467779538375776" calcext:value-type="float">
            <text:p>0.00467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5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0h (10% denial rate). Time 2: 2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8" calcext:value-type="float">
            <text:p>48</text:p>
          </table:table-cell>
          <table:table-cell table:style-name="ce4" table:formula="of:=[.C3]/[.B3]" office:value-type="percentage" office:value="0.096" calcext:value-type="percentage">
            <text:p>9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9" calcext:value-type="float">
            <text:p>59</text:p>
          </table:table-cell>
          <table:table-cell table:style-name="ce4" table:formula="of:=[.C4]/[.B4]" office:value-type="percentage" office:value="0.0983333333333333" calcext:value-type="percentage">
            <text:p>9.8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1" calcext:value-type="float">
            <text:p>71</text:p>
          </table:table-cell>
          <table:table-cell table:style-name="ce4" table:formula="of:=[.C5]/[.B5]" office:value-type="percentage" office:value="0.101428571428571" calcext:value-type="percentage">
            <text:p>10.1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8" calcext:value-type="float">
            <text:p>88</text:p>
          </table:table-cell>
          <table:table-cell table:style-name="ce4" table:formula="of:=[.C6]/[.B6]" office:value-type="percentage" office:value="0.11" calcext:value-type="percentage">
            <text:p>11.0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2" calcext:value-type="float">
            <text:p>92</text:p>
          </table:table-cell>
          <table:table-cell table:style-name="ce4" table:formula="of:=[.C7]/[.B7]" office:value-type="percentage" office:value="0.102222222222222" calcext:value-type="percentage">
            <text:p>10.2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4" calcext:value-type="float">
            <text:p>104</text:p>
          </table:table-cell>
          <table:table-cell table:style-name="ce4" table:formula="of:=[.C8]/[.B8]" office:value-type="percentage" office:value="0.104" calcext:value-type="percentage">
            <text:p>10.4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1997354497355" calcext:value-type="percentage">
            <text:p>10.20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485428297033935" calcext:value-type="float">
            <text:p>0.004854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5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2h (10% denial rate). Time 2: 2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1" calcext:value-type="float">
            <text:p>51</text:p>
          </table:table-cell>
          <table:table-cell table:style-name="ce4" table:formula="of:=[.C3]/[.B3]" office:value-type="percentage" office:value="0.102" calcext:value-type="percentage">
            <text:p>10.2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table:style-name="ce4" table:formula="of:=[.C4]/[.B4]" office:value-type="percentage" office:value="0.103333333333333" calcext:value-type="percentage">
            <text:p>10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table:style-name="ce4" table:formula="of:=[.C5]/[.B5]" office:value-type="percentage" office:value="0.111428571428571" calcext:value-type="percentage">
            <text:p>11.1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91" calcext:value-type="float">
            <text:p>91</text:p>
          </table:table-cell>
          <table:table-cell table:style-name="ce4" table:formula="of:=[.C6]/[.B6]" office:value-type="percentage" office:value="0.11375" calcext:value-type="percentage">
            <text:p>11.4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107" calcext:value-type="float">
            <text:p>107</text:p>
          </table:table-cell>
          <table:table-cell table:style-name="ce4" table:formula="of:=[.C7]/[.B7]" office:value-type="percentage" office:value="0.118888888888889" calcext:value-type="percentage">
            <text:p>11.9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14" calcext:value-type="float">
            <text:p>114</text:p>
          </table:table-cell>
          <table:table-cell table:style-name="ce4" table:formula="of:=[.C8]/[.B8]" office:value-type="percentage" office:value="0.114" calcext:value-type="percentage">
            <text:p>11.4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10566798941799" calcext:value-type="percentage">
            <text:p>11.06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659746224252085" calcext:value-type="float">
            <text:p>0.006597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5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4h (10% denial rate). Time 2: 2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90" calcext:value-type="float">
            <text:p>90</text:p>
          </table:table-cell>
          <table:table-cell table:style-name="ce4" table:formula="of:=[.C3]/[.B3]" office:value-type="percentage" office:value="0.18" calcext:value-type="percentage">
            <text:p>18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09" calcext:value-type="float">
            <text:p>109</text:p>
          </table:table-cell>
          <table:table-cell table:style-name="ce4" table:formula="of:=[.C4]/[.B4]" office:value-type="percentage" office:value="0.181666666666667" calcext:value-type="percentage">
            <text:p>18.2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style-name="ce4" table:formula="of:=[.C5]/[.B5]" office:value-type="percentage" office:value="0.181428571428571" calcext:value-type="percentage">
            <text:p>18.1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46" calcext:value-type="float">
            <text:p>146</text:p>
          </table:table-cell>
          <table:table-cell table:style-name="ce4" table:formula="of:=[.C6]/[.B6]" office:value-type="percentage" office:value="0.1825" calcext:value-type="percentage">
            <text:p>18.3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171" calcext:value-type="float">
            <text:p>171</text:p>
          </table:table-cell>
          <table:table-cell table:style-name="ce4" table:formula="of:=[.C7]/[.B7]" office:value-type="percentage" office:value="0.19" calcext:value-type="percentage">
            <text:p>19.0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90" calcext:value-type="float">
            <text:p>190</text:p>
          </table:table-cell>
          <table:table-cell table:style-name="ce4" table:formula="of:=[.C8]/[.B8]" office:value-type="percentage" office:value="0.19" calcext:value-type="percentage">
            <text:p>19.0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84265873015873" calcext:value-type="percentage">
            <text:p>18.43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451403497059975" calcext:value-type="float">
            <text:p>0.004514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5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6h (10% denial rate). Time 2: 2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23" calcext:value-type="float">
            <text:p>123</text:p>
          </table:table-cell>
          <table:table-cell table:style-name="ce4" table:formula="of:=[.C3]/[.B3]" office:value-type="percentage" office:value="0.246" calcext:value-type="percentage">
            <text:p>24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42" calcext:value-type="float">
            <text:p>142</text:p>
          </table:table-cell>
          <table:table-cell table:style-name="ce4" table:formula="of:=[.C4]/[.B4]" office:value-type="percentage" office:value="0.236666666666667" calcext:value-type="percentage">
            <text:p>23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168" calcext:value-type="float">
            <text:p>168</text:p>
          </table:table-cell>
          <table:table-cell table:style-name="ce4" table:formula="of:=[.C5]/[.B5]" office:value-type="percentage" office:value="0.24" calcext:value-type="percentage">
            <text:p>24.0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96" calcext:value-type="float">
            <text:p>196</text:p>
          </table:table-cell>
          <table:table-cell table:style-name="ce4" table:formula="of:=[.C6]/[.B6]" office:value-type="percentage" office:value="0.245" calcext:value-type="percentage">
            <text:p>24.5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222" calcext:value-type="float">
            <text:p>222</text:p>
          </table:table-cell>
          <table:table-cell table:style-name="ce4" table:formula="of:=[.C7]/[.B7]" office:value-type="percentage" office:value="0.246666666666667" calcext:value-type="percentage">
            <text:p>24.7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255" calcext:value-type="float">
            <text:p>255</text:p>
          </table:table-cell>
          <table:table-cell table:style-name="ce4" table:formula="of:=[.C8]/[.B8]" office:value-type="percentage" office:value="0.255" calcext:value-type="percentage">
            <text:p>25.5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244888888888889" calcext:value-type="percentage">
            <text:p>24.49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629520687742902" calcext:value-type="float">
            <text:p>0.00629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5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8h (10% denial rate). Time 2: 2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47" calcext:value-type="float">
            <text:p>147</text:p>
          </table:table-cell>
          <table:table-cell table:style-name="ce4" table:formula="of:=[.C3]/[.B3]" office:value-type="percentage" office:value="0.294" calcext:value-type="percentage">
            <text:p>29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77" calcext:value-type="float">
            <text:p>177</text:p>
          </table:table-cell>
          <table:table-cell table:style-name="ce4" table:formula="of:=[.C4]/[.B4]" office:value-type="percentage" office:value="0.295" calcext:value-type="percentage">
            <text:p>29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08" calcext:value-type="float">
            <text:p>208</text:p>
          </table:table-cell>
          <table:table-cell table:style-name="ce4" table:formula="of:=[.C5]/[.B5]" office:value-type="percentage" office:value="0.297142857142857" calcext:value-type="percentage">
            <text:p>29.7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237" calcext:value-type="float">
            <text:p>237</text:p>
          </table:table-cell>
          <table:table-cell table:style-name="ce4" table:formula="of:=[.C6]/[.B6]" office:value-type="percentage" office:value="0.29625" calcext:value-type="percentage">
            <text:p>29.6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269" calcext:value-type="float">
            <text:p>269</text:p>
          </table:table-cell>
          <table:table-cell table:style-name="ce4" table:formula="of:=[.C7]/[.B7]" office:value-type="percentage" office:value="0.298888888888889" calcext:value-type="percentage">
            <text:p>29.9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301" calcext:value-type="float">
            <text:p>301</text:p>
          </table:table-cell>
          <table:table-cell table:style-name="ce4" table:formula="of:=[.C8]/[.B8]" office:value-type="percentage" office:value="0.301" calcext:value-type="percentage">
            <text:p>30.1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297046957671958" calcext:value-type="percentage">
            <text:p>29.70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57439621115706" calcext:value-type="float">
            <text:p>0.002574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5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0h (10% denial rate). Time 2: 2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72" calcext:value-type="float">
            <text:p>172</text:p>
          </table:table-cell>
          <table:table-cell table:style-name="ce4" table:formula="of:=[.C3]/[.B3]" office:value-type="percentage" office:value="0.344" calcext:value-type="percentage">
            <text:p>34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06" calcext:value-type="float">
            <text:p>206</text:p>
          </table:table-cell>
          <table:table-cell table:style-name="ce4" table:formula="of:=[.C4]/[.B4]" office:value-type="percentage" office:value="0.343333333333333" calcext:value-type="percentage">
            <text:p>34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38" calcext:value-type="float">
            <text:p>238</text:p>
          </table:table-cell>
          <table:table-cell table:style-name="ce4" table:formula="of:=[.C5]/[.B5]" office:value-type="percentage" office:value="0.34" calcext:value-type="percentage">
            <text:p>34.0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273" calcext:value-type="float">
            <text:p>273</text:p>
          </table:table-cell>
          <table:table-cell table:style-name="ce4" table:formula="of:=[.C6]/[.B6]" office:value-type="percentage" office:value="0.34125" calcext:value-type="percentage">
            <text:p>34.1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309" calcext:value-type="float">
            <text:p>309</text:p>
          </table:table-cell>
          <table:table-cell table:style-name="ce4" table:formula="of:=[.C7]/[.B7]" office:value-type="percentage" office:value="0.343333333333333" calcext:value-type="percentage">
            <text:p>34.3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345" calcext:value-type="float">
            <text:p>345</text:p>
          </table:table-cell>
          <table:table-cell table:style-name="ce4" table:formula="of:=[.C8]/[.B8]" office:value-type="percentage" office:value="0.345" calcext:value-type="percentage">
            <text:p>34.5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342819444444444" calcext:value-type="percentage">
            <text:p>34.28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184873580429276" calcext:value-type="float">
            <text:p>0.001849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5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2h (10% denial rate). Time 2: 2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91" calcext:value-type="float">
            <text:p>191</text:p>
          </table:table-cell>
          <table:table-cell table:style-name="ce4" table:formula="of:=[.C3]/[.B3]" office:value-type="percentage" office:value="0.382" calcext:value-type="percentage">
            <text:p>38.2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31" calcext:value-type="float">
            <text:p>231</text:p>
          </table:table-cell>
          <table:table-cell table:style-name="ce4" table:formula="of:=[.C4]/[.B4]" office:value-type="percentage" office:value="0.385" calcext:value-type="percentage">
            <text:p>38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67" calcext:value-type="float">
            <text:p>267</text:p>
          </table:table-cell>
          <table:table-cell table:style-name="ce4" table:formula="of:=[.C5]/[.B5]" office:value-type="percentage" office:value="0.381428571428571" calcext:value-type="percentage">
            <text:p>38.1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307" calcext:value-type="float">
            <text:p>307</text:p>
          </table:table-cell>
          <table:table-cell table:style-name="ce4" table:formula="of:=[.C6]/[.B6]" office:value-type="percentage" office:value="0.38375" calcext:value-type="percentage">
            <text:p>38.4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343" calcext:value-type="float">
            <text:p>343</text:p>
          </table:table-cell>
          <table:table-cell table:style-name="ce4" table:formula="of:=[.C7]/[.B7]" office:value-type="percentage" office:value="0.381111111111111" calcext:value-type="percentage">
            <text:p>38.1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386" calcext:value-type="float">
            <text:p>386</text:p>
          </table:table-cell>
          <table:table-cell table:style-name="ce4" table:formula="of:=[.C8]/[.B8]" office:value-type="percentage" office:value="0.386" calcext:value-type="percentage">
            <text:p>38.6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383214947089947" calcext:value-type="percentage">
            <text:p>38.32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01606425893668" calcext:value-type="float">
            <text:p>0.002016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5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4h (10% denial rate). Time 2: 2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08" calcext:value-type="float">
            <text:p>208</text:p>
          </table:table-cell>
          <table:table-cell table:style-name="ce4" table:formula="of:=[.C3]/[.B3]" office:value-type="percentage" office:value="0.416" calcext:value-type="percentage">
            <text:p>41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51" calcext:value-type="float">
            <text:p>251</text:p>
          </table:table-cell>
          <table:table-cell table:style-name="ce4" table:formula="of:=[.C4]/[.B4]" office:value-type="percentage" office:value="0.418333333333333" calcext:value-type="percentage">
            <text:p>41.8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94" calcext:value-type="float">
            <text:p>294</text:p>
          </table:table-cell>
          <table:table-cell table:style-name="ce4" table:formula="of:=[.C5]/[.B5]" office:value-type="percentage" office:value="0.42" calcext:value-type="percentage">
            <text:p>42.0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334" calcext:value-type="float">
            <text:p>334</text:p>
          </table:table-cell>
          <table:table-cell table:style-name="ce4" table:formula="of:=[.C6]/[.B6]" office:value-type="percentage" office:value="0.4175" calcext:value-type="percentage">
            <text:p>41.8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376" calcext:value-type="float">
            <text:p>376</text:p>
          </table:table-cell>
          <table:table-cell table:style-name="ce4" table:formula="of:=[.C7]/[.B7]" office:value-type="percentage" office:value="0.417777777777778" calcext:value-type="percentage">
            <text:p>41.8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20" calcext:value-type="float">
            <text:p>420</text:p>
          </table:table-cell>
          <table:table-cell table:style-name="ce4" table:formula="of:=[.C8]/[.B8]" office:value-type="percentage" office:value="0.42" calcext:value-type="percentage">
            <text:p>42.0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418268518518519" calcext:value-type="percentage">
            <text:p>41.83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154776488256041" calcext:value-type="float">
            <text:p>0.00154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5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6h (10% denial rate). Time 2: 2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23" calcext:value-type="float">
            <text:p>223</text:p>
          </table:table-cell>
          <table:table-cell table:style-name="ce4" table:formula="of:=[.C3]/[.B3]" office:value-type="percentage" office:value="0.446" calcext:value-type="percentage">
            <text:p>44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72" calcext:value-type="float">
            <text:p>272</text:p>
          </table:table-cell>
          <table:table-cell table:style-name="ce4" table:formula="of:=[.C4]/[.B4]" office:value-type="percentage" office:value="0.453333333333333" calcext:value-type="percentage">
            <text:p>45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16" calcext:value-type="float">
            <text:p>316</text:p>
          </table:table-cell>
          <table:table-cell table:style-name="ce4" table:formula="of:=[.C5]/[.B5]" office:value-type="percentage" office:value="0.451428571428571" calcext:value-type="percentage">
            <text:p>45.1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359" calcext:value-type="float">
            <text:p>359</text:p>
          </table:table-cell>
          <table:table-cell table:style-name="ce4" table:formula="of:=[.C6]/[.B6]" office:value-type="percentage" office:value="0.44875" calcext:value-type="percentage">
            <text:p>44.9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406" calcext:value-type="float">
            <text:p>406</text:p>
          </table:table-cell>
          <table:table-cell table:style-name="ce4" table:formula="of:=[.C7]/[.B7]" office:value-type="percentage" office:value="0.451111111111111" calcext:value-type="percentage">
            <text:p>45.1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49" calcext:value-type="float">
            <text:p>449</text:p>
          </table:table-cell>
          <table:table-cell table:style-name="ce4" table:formula="of:=[.C8]/[.B8]" office:value-type="percentage" office:value="0.449" calcext:value-type="percentage">
            <text:p>44.9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449937169312169" calcext:value-type="percentage">
            <text:p>44.99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56613753204603" calcext:value-type="float">
            <text:p>0.002566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6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8h (10% denial rate). Time 2: 2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37" calcext:value-type="float">
            <text:p>237</text:p>
          </table:table-cell>
          <table:table-cell table:style-name="ce4" table:formula="of:=[.C3]/[.B3]" office:value-type="percentage" office:value="0.474" calcext:value-type="percentage">
            <text:p>47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88" calcext:value-type="float">
            <text:p>288</text:p>
          </table:table-cell>
          <table:table-cell table:style-name="ce4" table:formula="of:=[.C4]/[.B4]" office:value-type="percentage" office:value="0.48" calcext:value-type="percentage">
            <text:p>48.0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style-name="ce4" table:formula="of:=[.C5]/[.B5]" office:value-type="percentage" office:value="0.481428571428571" calcext:value-type="percentage">
            <text:p>48.1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383" calcext:value-type="float">
            <text:p>383</text:p>
          </table:table-cell>
          <table:table-cell table:style-name="ce4" table:formula="of:=[.C6]/[.B6]" office:value-type="percentage" office:value="0.47875" calcext:value-type="percentage">
            <text:p>47.9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431" calcext:value-type="float">
            <text:p>431</text:p>
          </table:table-cell>
          <table:table-cell table:style-name="ce4" table:formula="of:=[.C7]/[.B7]" office:value-type="percentage" office:value="0.478888888888889" calcext:value-type="percentage">
            <text:p>47.9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78" calcext:value-type="float">
            <text:p>478</text:p>
          </table:table-cell>
          <table:table-cell table:style-name="ce4" table:formula="of:=[.C8]/[.B8]" office:value-type="percentage" office:value="0.478" calcext:value-type="percentage">
            <text:p>47.8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478511243386243" calcext:value-type="percentage">
            <text:p>47.85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51155357090949" calcext:value-type="float">
            <text:p>0.002512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6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0h (10% denial rate). Time 2: 2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table:style-name="ce4" table:formula="of:=[.C3]/[.B3]" office:value-type="percentage" office:value="0.5" calcext:value-type="percentage">
            <text:p>50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02" calcext:value-type="float">
            <text:p>302</text:p>
          </table:table-cell>
          <table:table-cell table:style-name="ce4" table:formula="of:=[.C4]/[.B4]" office:value-type="percentage" office:value="0.503333333333333" calcext:value-type="percentage">
            <text:p>50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54" calcext:value-type="float">
            <text:p>354</text:p>
          </table:table-cell>
          <table:table-cell table:style-name="ce4" table:formula="of:=[.C5]/[.B5]" office:value-type="percentage" office:value="0.505714285714286" calcext:value-type="percentage">
            <text:p>50.6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05" calcext:value-type="float">
            <text:p>405</text:p>
          </table:table-cell>
          <table:table-cell table:style-name="ce4" table:formula="of:=[.C6]/[.B6]" office:value-type="percentage" office:value="0.50625" calcext:value-type="percentage">
            <text:p>50.6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452" calcext:value-type="float">
            <text:p>452</text:p>
          </table:table-cell>
          <table:table-cell table:style-name="ce4" table:formula="of:=[.C7]/[.B7]" office:value-type="percentage" office:value="0.502222222222222" calcext:value-type="percentage">
            <text:p>50.2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06" calcext:value-type="float">
            <text:p>506</text:p>
          </table:table-cell>
          <table:table-cell table:style-name="ce4" table:formula="of:=[.C8]/[.B8]" office:value-type="percentage" office:value="0.506" calcext:value-type="percentage">
            <text:p>50.6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03919973544973" calcext:value-type="percentage">
            <text:p>50.39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51267938188636" calcext:value-type="float">
            <text:p>0.002513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6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2h (10% denial rate). Time 2: 2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62" calcext:value-type="float">
            <text:p>262</text:p>
          </table:table-cell>
          <table:table-cell table:style-name="ce4" table:formula="of:=[.C3]/[.B3]" office:value-type="percentage" office:value="0.524" calcext:value-type="percentage">
            <text:p>52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15" calcext:value-type="float">
            <text:p>315</text:p>
          </table:table-cell>
          <table:table-cell table:style-name="ce4" table:formula="of:=[.C4]/[.B4]" office:value-type="percentage" office:value="0.525" calcext:value-type="percentage">
            <text:p>52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72" calcext:value-type="float">
            <text:p>372</text:p>
          </table:table-cell>
          <table:table-cell table:style-name="ce4" table:formula="of:=[.C5]/[.B5]" office:value-type="percentage" office:value="0.531428571428571" calcext:value-type="percentage">
            <text:p>53.1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25" calcext:value-type="float">
            <text:p>425</text:p>
          </table:table-cell>
          <table:table-cell table:style-name="ce4" table:formula="of:=[.C6]/[.B6]" office:value-type="percentage" office:value="0.53125" calcext:value-type="percentage">
            <text:p>53.1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476" calcext:value-type="float">
            <text:p>476</text:p>
          </table:table-cell>
          <table:table-cell table:style-name="ce4" table:formula="of:=[.C7]/[.B7]" office:value-type="percentage" office:value="0.528888888888889" calcext:value-type="percentage">
            <text:p>52.9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28" calcext:value-type="float">
            <text:p>528</text:p>
          </table:table-cell>
          <table:table-cell table:style-name="ce4" table:formula="of:=[.C8]/[.B8]" office:value-type="percentage" office:value="0.528" calcext:value-type="percentage">
            <text:p>52.8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28094576719577" calcext:value-type="percentage">
            <text:p>52.81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310013086698904" calcext:value-type="float">
            <text:p>0.003100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6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4h (10% denial rate). Time 2: 2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72" calcext:value-type="float">
            <text:p>272</text:p>
          </table:table-cell>
          <table:table-cell table:style-name="ce4" table:formula="of:=[.C3]/[.B3]" office:value-type="percentage" office:value="0.544" calcext:value-type="percentage">
            <text:p>54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28" calcext:value-type="float">
            <text:p>328</text:p>
          </table:table-cell>
          <table:table-cell table:style-name="ce4" table:formula="of:=[.C4]/[.B4]" office:value-type="percentage" office:value="0.546666666666667" calcext:value-type="percentage">
            <text:p>54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86" calcext:value-type="float">
            <text:p>386</text:p>
          </table:table-cell>
          <table:table-cell table:style-name="ce4" table:formula="of:=[.C5]/[.B5]" office:value-type="percentage" office:value="0.551428571428571" calcext:value-type="percentage">
            <text:p>55.1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41" calcext:value-type="float">
            <text:p>441</text:p>
          </table:table-cell>
          <table:table-cell table:style-name="ce4" table:formula="of:=[.C6]/[.B6]" office:value-type="percentage" office:value="0.55125" calcext:value-type="percentage">
            <text:p>55.1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496" calcext:value-type="float">
            <text:p>496</text:p>
          </table:table-cell>
          <table:table-cell table:style-name="ce4" table:formula="of:=[.C7]/[.B7]" office:value-type="percentage" office:value="0.551111111111111" calcext:value-type="percentage">
            <text:p>55.1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47" calcext:value-type="float">
            <text:p>547</text:p>
          </table:table-cell>
          <table:table-cell table:style-name="ce4" table:formula="of:=[.C8]/[.B8]" office:value-type="percentage" office:value="0.547" calcext:value-type="percentage">
            <text:p>54.7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48576058201058" calcext:value-type="percentage">
            <text:p>54.86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312356635460923" calcext:value-type="float">
            <text:p>0.003124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6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6h (10% denial rate). Time 2: 2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83" calcext:value-type="float">
            <text:p>283</text:p>
          </table:table-cell>
          <table:table-cell table:style-name="ce4" table:formula="of:=[.C3]/[.B3]" office:value-type="percentage" office:value="0.566" calcext:value-type="percentage">
            <text:p>56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40" calcext:value-type="float">
            <text:p>340</text:p>
          </table:table-cell>
          <table:table-cell table:style-name="ce4" table:formula="of:=[.C4]/[.B4]" office:value-type="percentage" office:value="0.566666666666667" calcext:value-type="percentage">
            <text:p>56.7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style-name="ce4" table:formula="of:=[.C5]/[.B5]" office:value-type="percentage" office:value="0.57" calcext:value-type="percentage">
            <text:p>57.0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56" calcext:value-type="float">
            <text:p>456</text:p>
          </table:table-cell>
          <table:table-cell table:style-name="ce4" table:formula="of:=[.C6]/[.B6]" office:value-type="percentage" office:value="0.57" calcext:value-type="percentage">
            <text:p>57.0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13" calcext:value-type="float">
            <text:p>513</text:p>
          </table:table-cell>
          <table:table-cell table:style-name="ce4" table:formula="of:=[.C7]/[.B7]" office:value-type="percentage" office:value="0.57" calcext:value-type="percentage">
            <text:p>57.0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69" calcext:value-type="float">
            <text:p>569</text:p>
          </table:table-cell>
          <table:table-cell table:style-name="ce4" table:formula="of:=[.C8]/[.B8]" office:value-type="percentage" office:value="0.569" calcext:value-type="percentage">
            <text:p>56.9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68611111111111" calcext:value-type="percentage">
            <text:p>56.86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181862789140808" calcext:value-type="float">
            <text:p>0.001819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6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8h (10% denial rate). Time 2: 22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93" calcext:value-type="float">
            <text:p>293</text:p>
          </table:table-cell>
          <table:table-cell table:style-name="ce4" table:formula="of:=[.C3]/[.B3]" office:value-type="percentage" office:value="0.586" calcext:value-type="percentage">
            <text:p>58.6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50" calcext:value-type="float">
            <text:p>350</text:p>
          </table:table-cell>
          <table:table-cell table:style-name="ce4" table:formula="of:=[.C4]/[.B4]" office:value-type="percentage" office:value="0.583333333333333" calcext:value-type="percentage">
            <text:p>58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410" calcext:value-type="float">
            <text:p>410</text:p>
          </table:table-cell>
          <table:table-cell table:style-name="ce4" table:formula="of:=[.C5]/[.B5]" office:value-type="percentage" office:value="0.585714285714286" calcext:value-type="percentage">
            <text:p>58.6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71" calcext:value-type="float">
            <text:p>471</text:p>
          </table:table-cell>
          <table:table-cell table:style-name="ce4" table:formula="of:=[.C6]/[.B6]" office:value-type="percentage" office:value="0.58875" calcext:value-type="percentage">
            <text:p>58.9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530" calcext:value-type="float">
            <text:p>530</text:p>
          </table:table-cell>
          <table:table-cell table:style-name="ce4" table:formula="of:=[.C7]/[.B7]" office:value-type="percentage" office:value="0.588888888888889" calcext:value-type="percentage">
            <text:p>58.9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87" calcext:value-type="float">
            <text:p>587</text:p>
          </table:table-cell>
          <table:table-cell table:style-name="ce4" table:formula="of:=[.C8]/[.B8]" office:value-type="percentage" office:value="0.587" calcext:value-type="percentage">
            <text:p>58.7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86614417989418" calcext:value-type="percentage">
            <text:p>58.66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08977826489774" calcext:value-type="float">
            <text:p>0.002090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6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h (10% denial rate). Time 2: 2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6" calcext:value-type="float">
            <text:p>46</text:p>
          </table:table-cell>
          <table:table-cell table:style-name="ce4" table:formula="of:=[.C3]/[.B3]" office:value-type="percentage" office:value="0.092" calcext:value-type="percentage">
            <text:p>9.2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7" calcext:value-type="float">
            <text:p>57</text:p>
          </table:table-cell>
          <table:table-cell table:style-name="ce4" table:formula="of:=[.C4]/[.B4]" office:value-type="percentage" office:value="0.095" calcext:value-type="percentage">
            <text:p>9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6" calcext:value-type="float">
            <text:p>66</text:p>
          </table:table-cell>
          <table:table-cell table:style-name="ce4" table:formula="of:=[.C5]/[.B5]" office:value-type="percentage" office:value="0.0942857142857143" calcext:value-type="percentage">
            <text:p>9.4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5" calcext:value-type="float">
            <text:p>75</text:p>
          </table:table-cell>
          <table:table-cell table:style-name="ce4" table:formula="of:=[.C6]/[.B6]" office:value-type="percentage" office:value="0.09375" calcext:value-type="percentage">
            <text:p>9.4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7" calcext:value-type="float">
            <text:p>87</text:p>
          </table:table-cell>
          <table:table-cell table:style-name="ce4" table:formula="of:=[.C7]/[.B7]" office:value-type="percentage" office:value="0.0966666666666667" calcext:value-type="percentage">
            <text:p>9.7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6" calcext:value-type="float">
            <text:p>96</text:p>
          </table:table-cell>
          <table:table-cell table:style-name="ce4" table:formula="of:=[.C8]/[.B8]" office:value-type="percentage" office:value="0.096" calcext:value-type="percentage">
            <text:p>9.6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946170634920635" calcext:value-type="percentage">
            <text:p>9.46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167156451534165" calcext:value-type="float">
            <text:p>0.001672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6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h (10% denial rate). Time 2: 2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6" calcext:value-type="float">
            <text:p>46</text:p>
          </table:table-cell>
          <table:table-cell table:style-name="ce4" table:formula="of:=[.C3]/[.B3]" office:value-type="percentage" office:value="0.092" calcext:value-type="percentage">
            <text:p>9.2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4" calcext:value-type="float">
            <text:p>54</text:p>
          </table:table-cell>
          <table:table-cell table:style-name="ce4" table:formula="of:=[.C4]/[.B4]" office:value-type="percentage" office:value="0.09" calcext:value-type="percentage">
            <text:p>9.0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6" calcext:value-type="float">
            <text:p>66</text:p>
          </table:table-cell>
          <table:table-cell table:style-name="ce4" table:formula="of:=[.C5]/[.B5]" office:value-type="percentage" office:value="0.0942857142857143" calcext:value-type="percentage">
            <text:p>9.4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3" calcext:value-type="float">
            <text:p>73</text:p>
          </table:table-cell>
          <table:table-cell table:style-name="ce4" table:formula="of:=[.C6]/[.B6]" office:value-type="percentage" office:value="0.09125" calcext:value-type="percentage">
            <text:p>9.1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78" calcext:value-type="float">
            <text:p>78</text:p>
          </table:table-cell>
          <table:table-cell table:style-name="ce4" table:formula="of:=[.C7]/[.B7]" office:value-type="percentage" office:value="0.0866666666666667" calcext:value-type="percentage">
            <text:p>8.7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5" calcext:value-type="float">
            <text:p>85</text:p>
          </table:table-cell>
          <table:table-cell table:style-name="ce4" table:formula="of:=[.C8]/[.B8]" office:value-type="percentage" office:value="0.085" calcext:value-type="percentage">
            <text:p>8.5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898670634920635" calcext:value-type="percentage">
            <text:p>8.99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346222256243103" calcext:value-type="float">
            <text:p>0.003462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6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6h (10% denial rate). Time 2: 2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style-name="ce4" table:formula="of:=[.C3]/[.B3]" office:value-type="percentage" office:value="0.1" calcext:value-type="percentage">
            <text:p>10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table:style-name="ce4" table:formula="of:=[.C4]/[.B4]" office:value-type="percentage" office:value="0.103333333333333" calcext:value-type="percentage">
            <text:p>10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 table:style-name="ce4" table:formula="of:=[.C5]/[.B5]" office:value-type="percentage" office:value="0.0985714285714286" calcext:value-type="percentage">
            <text:p>9.9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1" calcext:value-type="float">
            <text:p>81</text:p>
          </table:table-cell>
          <table:table-cell table:style-name="ce4" table:formula="of:=[.C6]/[.B6]" office:value-type="percentage" office:value="0.10125" calcext:value-type="percentage">
            <text:p>10.1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5" calcext:value-type="float">
            <text:p>95</text:p>
          </table:table-cell>
          <table:table-cell table:style-name="ce4" table:formula="of:=[.C7]/[.B7]" office:value-type="percentage" office:value="0.105555555555556" calcext:value-type="percentage">
            <text:p>10.6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7" calcext:value-type="float">
            <text:p>107</text:p>
          </table:table-cell>
          <table:table-cell table:style-name="ce4" table:formula="of:=[.C8]/[.B8]" office:value-type="percentage" office:value="0.107" calcext:value-type="percentage">
            <text:p>10.7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2618386243386" calcext:value-type="percentage">
            <text:p>10.26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326934078527094" calcext:value-type="float">
            <text:p>0.003269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6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8h (10% denial rate). Time 2: 2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7" calcext:value-type="float">
            <text:p>57</text:p>
          </table:table-cell>
          <table:table-cell table:style-name="ce4" table:formula="of:=[.C3]/[.B3]" office:value-type="percentage" office:value="0.114" calcext:value-type="percentage">
            <text:p>11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5" calcext:value-type="float">
            <text:p>65</text:p>
          </table:table-cell>
          <table:table-cell table:style-name="ce4" table:formula="of:=[.C4]/[.B4]" office:value-type="percentage" office:value="0.108333333333333" calcext:value-type="percentage">
            <text:p>10.8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table:style-name="ce4" table:formula="of:=[.C5]/[.B5]" office:value-type="percentage" office:value="0.107142857142857" calcext:value-type="percentage">
            <text:p>10.7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5" calcext:value-type="float">
            <text:p>85</text:p>
          </table:table-cell>
          <table:table-cell table:style-name="ce4" table:formula="of:=[.C6]/[.B6]" office:value-type="percentage" office:value="0.10625" calcext:value-type="percentage">
            <text:p>10.6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6" calcext:value-type="float">
            <text:p>96</text:p>
          </table:table-cell>
          <table:table-cell table:style-name="ce4" table:formula="of:=[.C7]/[.B7]" office:value-type="percentage" office:value="0.106666666666667" calcext:value-type="percentage">
            <text:p>10.7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8" calcext:value-type="float">
            <text:p>108</text:p>
          </table:table-cell>
          <table:table-cell table:style-name="ce4" table:formula="of:=[.C8]/[.B8]" office:value-type="percentage" office:value="0.108" calcext:value-type="percentage">
            <text:p>10.8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839880952381" calcext:value-type="percentage">
            <text:p>10.84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85418249412167" calcext:value-type="float">
            <text:p>0.002854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7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0h (10% denial rate). Time 2: 2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1" calcext:value-type="float">
            <text:p>51</text:p>
          </table:table-cell>
          <table:table-cell table:style-name="ce4" table:formula="of:=[.C3]/[.B3]" office:value-type="percentage" office:value="0.102" calcext:value-type="percentage">
            <text:p>10.2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style-name="ce4" table:formula="of:=[.C4]/[.B4]" office:value-type="percentage" office:value="0.105" calcext:value-type="percentage">
            <text:p>10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table:style-name="ce4" table:formula="of:=[.C5]/[.B5]" office:value-type="percentage" office:value="0.111428571428571" calcext:value-type="percentage">
            <text:p>11.1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7" calcext:value-type="float">
            <text:p>87</text:p>
          </table:table-cell>
          <table:table-cell table:style-name="ce4" table:formula="of:=[.C6]/[.B6]" office:value-type="percentage" office:value="0.10875" calcext:value-type="percentage">
            <text:p>10.9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9" calcext:value-type="float">
            <text:p>99</text:p>
          </table:table-cell>
          <table:table-cell table:style-name="ce4" table:formula="of:=[.C7]/[.B7]" office:value-type="percentage" office:value="0.11" calcext:value-type="percentage">
            <text:p>11.0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9" calcext:value-type="float">
            <text:p>109</text:p>
          </table:table-cell>
          <table:table-cell table:style-name="ce4" table:formula="of:=[.C8]/[.B8]" office:value-type="percentage" office:value="0.109" calcext:value-type="percentage">
            <text:p>10.9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7696428571429" calcext:value-type="percentage">
            <text:p>10.77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351467404939198" calcext:value-type="float">
            <text:p>0.00351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7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2h (10% denial rate). Time 2: 2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  <table:table-cell table:style-name="ce4" table:formula="of:=[.C3]/[.B3]" office:value-type="percentage" office:value="0.09" calcext:value-type="percentage">
            <text:p>9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9" calcext:value-type="float">
            <text:p>59</text:p>
          </table:table-cell>
          <table:table-cell table:style-name="ce4" table:formula="of:=[.C4]/[.B4]" office:value-type="percentage" office:value="0.0983333333333333" calcext:value-type="percentage">
            <text:p>9.8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 table:style-name="ce4" table:formula="of:=[.C5]/[.B5]" office:value-type="percentage" office:value="0.0985714285714286" calcext:value-type="percentage">
            <text:p>9.9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5" calcext:value-type="float">
            <text:p>85</text:p>
          </table:table-cell>
          <table:table-cell table:style-name="ce4" table:formula="of:=[.C6]/[.B6]" office:value-type="percentage" office:value="0.10625" calcext:value-type="percentage">
            <text:p>10.6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6" calcext:value-type="float">
            <text:p>96</text:p>
          </table:table-cell>
          <table:table-cell table:style-name="ce4" table:formula="of:=[.C7]/[.B7]" office:value-type="percentage" office:value="0.106666666666667" calcext:value-type="percentage">
            <text:p>10.7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2" calcext:value-type="float">
            <text:p>102</text:p>
          </table:table-cell>
          <table:table-cell table:style-name="ce4" table:formula="of:=[.C8]/[.B8]" office:value-type="percentage" office:value="0.102" calcext:value-type="percentage">
            <text:p>10.2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0303571428571" calcext:value-type="percentage">
            <text:p>10.03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619310269372765" calcext:value-type="float">
            <text:p>0.006193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7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4h (10% denial rate). Time 2: 2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2" calcext:value-type="float">
            <text:p>52</text:p>
          </table:table-cell>
          <table:table-cell table:style-name="ce4" table:formula="of:=[.C3]/[.B3]" office:value-type="percentage" office:value="0.104" calcext:value-type="percentage">
            <text:p>10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table:style-name="ce4" table:formula="of:=[.C4]/[.B4]" office:value-type="percentage" office:value="0.103333333333333" calcext:value-type="percentage">
            <text:p>10.3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table:style-name="ce4" table:formula="of:=[.C5]/[.B5]" office:value-type="percentage" office:value="0.1" calcext:value-type="percentage">
            <text:p>10.0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1" calcext:value-type="float">
            <text:p>81</text:p>
          </table:table-cell>
          <table:table-cell table:style-name="ce4" table:formula="of:=[.C6]/[.B6]" office:value-type="percentage" office:value="0.10125" calcext:value-type="percentage">
            <text:p>10.1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4" calcext:value-type="float">
            <text:p>94</text:p>
          </table:table-cell>
          <table:table-cell table:style-name="ce4" table:formula="of:=[.C7]/[.B7]" office:value-type="percentage" office:value="0.104444444444444" calcext:value-type="percentage">
            <text:p>10.4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6" calcext:value-type="float">
            <text:p>106</text:p>
          </table:table-cell>
          <table:table-cell table:style-name="ce4" table:formula="of:=[.C8]/[.B8]" office:value-type="percentage" office:value="0.106" calcext:value-type="percentage">
            <text:p>10.6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3171296296296" calcext:value-type="percentage">
            <text:p>10.32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19471986082272" calcext:value-type="float">
            <text:p>0.00219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7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6h (10% denial rate). Time 2: 2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2" calcext:value-type="float">
            <text:p>52</text:p>
          </table:table-cell>
          <table:table-cell table:style-name="ce4" table:formula="of:=[.C3]/[.B3]" office:value-type="percentage" office:value="0.104" calcext:value-type="percentage">
            <text:p>10.4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6" calcext:value-type="float">
            <text:p>66</text:p>
          </table:table-cell>
          <table:table-cell table:style-name="ce4" table:formula="of:=[.C4]/[.B4]" office:value-type="percentage" office:value="0.11" calcext:value-type="percentage">
            <text:p>11.0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5" calcext:value-type="float">
            <text:p>75</text:p>
          </table:table-cell>
          <table:table-cell table:style-name="ce4" table:formula="of:=[.C5]/[.B5]" office:value-type="percentage" office:value="0.107142857142857" calcext:value-type="percentage">
            <text:p>10.7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7" calcext:value-type="float">
            <text:p>87</text:p>
          </table:table-cell>
          <table:table-cell table:style-name="ce4" table:formula="of:=[.C6]/[.B6]" office:value-type="percentage" office:value="0.10875" calcext:value-type="percentage">
            <text:p>10.9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7" calcext:value-type="float">
            <text:p>97</text:p>
          </table:table-cell>
          <table:table-cell table:style-name="ce4" table:formula="of:=[.C7]/[.B7]" office:value-type="percentage" office:value="0.107777777777778" calcext:value-type="percentage">
            <text:p>10.8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9" calcext:value-type="float">
            <text:p>109</text:p>
          </table:table-cell>
          <table:table-cell table:style-name="ce4" table:formula="of:=[.C8]/[.B8]" office:value-type="percentage" office:value="0.109" calcext:value-type="percentage">
            <text:p>10.9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7778439153439" calcext:value-type="percentage">
            <text:p>10.78%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10009720447544" calcext:value-type="float">
            <text:p>0.002100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7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8h (10% denial rate). Time 2: 2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4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  <table:table-cell table:style-name="ce4" table:formula="of:=[.C3]/[.B3]" office:value-type="percentage" office:value="0.09" calcext:value-type="percentage">
            <text:p>9.0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7" calcext:value-type="float">
            <text:p>57</text:p>
          </table:table-cell>
          <table:table-cell table:style-name="ce4" table:formula="of:=[.C4]/[.B4]" office:value-type="percentage" office:value="0.095" calcext:value-type="percentage">
            <text:p>9.5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3" calcext:value-type="float">
            <text:p>73</text:p>
          </table:table-cell>
          <table:table-cell table:style-name="ce4" table:formula="of:=[.C5]/[.B5]" office:value-type="percentage" office:value="0.104285714285714" calcext:value-type="percentage">
            <text:p>10.4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0" calcext:value-type="float">
            <text:p>80</text:p>
          </table:table-cell>
          <table:table-cell table:style-name="ce4" table:formula="of:=[.C6]/[.B6]" office:value-type="percentage" office:value="0.1" calcext:value-type="percentage">
            <text:p>10.0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0" calcext:value-type="float">
            <text:p>90</text:p>
          </table:table-cell>
          <table:table-cell table:style-name="ce4" table:formula="of:=[.C7]/[.B7]" office:value-type="percentage" office:value="0.1" calcext:value-type="percentage">
            <text:p>10.0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style-name="ce4" table:formula="of:=[.C8]/[.B8]" office:value-type="percentage" office:value="0.1" calcext:value-type="percentage">
            <text:p>10.0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982142857142857" calcext:value-type="percentage">
            <text:p>9.82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49846703778194" calcext:value-type="float">
            <text:p>0.00498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41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104830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7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0h (10% denial rate). Time 2: 2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3" calcext:value-type="float">
            <text:p>43</text:p>
          </table:table-cell>
          <table:table-cell table:style-name="ce4" table:formula="of:=[.C3]/[.B3]" office:value-type="percentage" office:value="0.086" calcext:value-type="percentage">
            <text:p>8.6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6" calcext:value-type="float">
            <text:p>56</text:p>
          </table:table-cell>
          <table:table-cell table:style-name="ce4" table:formula="of:=[.C4]/[.B4]" office:value-type="percentage" office:value="0.0933333333333333" calcext:value-type="percentage">
            <text:p>9.3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4" calcext:value-type="float">
            <text:p>74</text:p>
          </table:table-cell>
          <table:table-cell table:style-name="ce4" table:formula="of:=[.C5]/[.B5]" office:value-type="percentage" office:value="0.105714285714286" calcext:value-type="percentage">
            <text:p>10.6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8" calcext:value-type="float">
            <text:p>78</text:p>
          </table:table-cell>
          <table:table-cell table:style-name="ce4" table:formula="of:=[.C6]/[.B6]" office:value-type="percentage" office:value="0.0975" calcext:value-type="percentage">
            <text:p>9.8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9" calcext:value-type="float">
            <text:p>89</text:p>
          </table:table-cell>
          <table:table-cell table:style-name="ce4" table:formula="of:=[.C7]/[.B7]" office:value-type="percentage" office:value="0.0988888888888889" calcext:value-type="percentage">
            <text:p>9.9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1" calcext:value-type="float">
            <text:p>101</text:p>
          </table:table-cell>
          <table:table-cell table:style-name="ce4" table:formula="of:=[.C8]/[.B8]" office:value-type="percentage" office:value="0.101" calcext:value-type="percentage">
            <text:p>10.1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970727513227513" calcext:value-type="percentage">
            <text:p>9.71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678482666925905" calcext:value-type="float">
            <text:p>0.00678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41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301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7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2h (10% denial rate). Time 2: 2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7" calcext:value-type="float">
            <text:p>47</text:p>
          </table:table-cell>
          <table:table-cell table:style-name="ce4" table:formula="of:=[.C3]/[.B3]" office:value-type="percentage" office:value="0.094" calcext:value-type="percentage">
            <text:p>9.4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7" calcext:value-type="float">
            <text:p>57</text:p>
          </table:table-cell>
          <table:table-cell table:style-name="ce4" table:formula="of:=[.C4]/[.B4]" office:value-type="percentage" office:value="0.095" calcext:value-type="percentage">
            <text:p>9.5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 table:style-name="ce4" table:formula="of:=[.C5]/[.B5]" office:value-type="percentage" office:value="0.0985714285714286" calcext:value-type="percentage">
            <text:p>9.9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8" calcext:value-type="float">
            <text:p>88</text:p>
          </table:table-cell>
          <table:table-cell table:style-name="ce4" table:formula="of:=[.C6]/[.B6]" office:value-type="percentage" office:value="0.11" calcext:value-type="percentage">
            <text:p>11.0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1" calcext:value-type="float">
            <text:p>91</text:p>
          </table:table-cell>
          <table:table-cell table:style-name="ce4" table:formula="of:=[.C7]/[.B7]" office:value-type="percentage" office:value="0.101111111111111" calcext:value-type="percentage">
            <text:p>10.1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1" calcext:value-type="float">
            <text:p>101</text:p>
          </table:table-cell>
          <table:table-cell table:style-name="ce4" table:formula="of:=[.C8]/[.B8]" office:value-type="percentage" office:value="0.101" calcext:value-type="percentage">
            <text:p>10.1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999470899470899" calcext:value-type="percentage">
            <text:p>9.99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574906231285714" calcext:value-type="float">
            <text:p>0.005749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41">
          <table:table-cell table:number-columns-repeated="7"/>
        </table:table-row>
        <table:table-row table:style-name="ro4" table:number-rows-repeated="15">
          <table:table-cell table:number-columns-repeated="7"/>
        </table:table-row>
        <table:table-row table:style-name="ro2" table:number-rows-repeated="104828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7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4h (10% denial rate). Time 2: 2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0" calcext:value-type="float">
            <text:p>50</text:p>
          </table:table-cell>
          <table:table-cell table:style-name="ce4" table:formula="of:=[.C3]/[.B3]" office:value-type="percentage" office:value="0.1" calcext:value-type="percentage">
            <text:p>10.0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2" calcext:value-type="float">
            <text:p>62</text:p>
          </table:table-cell>
          <table:table-cell table:style-name="ce4" table:formula="of:=[.C4]/[.B4]" office:value-type="percentage" office:value="0.103333333333333" calcext:value-type="percentage">
            <text:p>10.3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8" calcext:value-type="float">
            <text:p>78</text:p>
          </table:table-cell>
          <table:table-cell table:style-name="ce4" table:formula="of:=[.C5]/[.B5]" office:value-type="percentage" office:value="0.111428571428571" calcext:value-type="percentage">
            <text:p>11.1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90" calcext:value-type="float">
            <text:p>90</text:p>
          </table:table-cell>
          <table:table-cell table:style-name="ce4" table:formula="of:=[.C6]/[.B6]" office:value-type="percentage" office:value="0.1125" calcext:value-type="percentage">
            <text:p>11.3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106" calcext:value-type="float">
            <text:p>106</text:p>
          </table:table-cell>
          <table:table-cell table:style-name="ce4" table:formula="of:=[.C7]/[.B7]" office:value-type="percentage" office:value="0.117777777777778" calcext:value-type="percentage">
            <text:p>11.8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13" calcext:value-type="float">
            <text:p>113</text:p>
          </table:table-cell>
          <table:table-cell table:style-name="ce4" table:formula="of:=[.C8]/[.B8]" office:value-type="percentage" office:value="0.113" calcext:value-type="percentage">
            <text:p>11.3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967328042328" calcext:value-type="percentage">
            <text:p>10.97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665715575663658" calcext:value-type="float">
            <text:p>0.006657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41">
          <table:table-cell table:number-columns-repeated="7"/>
        </table:table-row>
        <table:table-row table:style-name="ro4" table:number-rows-repeated="4">
          <table:table-cell table:number-columns-repeated="7"/>
        </table:table-row>
        <table:table-row table:style-name="ro2" table:number-rows-repeated="104829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7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6h (10% denial rate). Time 2: 2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7" calcext:value-type="float">
            <text:p>87</text:p>
          </table:table-cell>
          <table:table-cell table:style-name="ce4" table:formula="of:=[.C3]/[.B3]" office:value-type="percentage" office:value="0.174" calcext:value-type="percentage">
            <text:p>17.4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04" calcext:value-type="float">
            <text:p>104</text:p>
          </table:table-cell>
          <table:table-cell table:style-name="ce4" table:formula="of:=[.C4]/[.B4]" office:value-type="percentage" office:value="0.173333333333333" calcext:value-type="percentage">
            <text:p>17.3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122" calcext:value-type="float">
            <text:p>122</text:p>
          </table:table-cell>
          <table:table-cell table:style-name="ce4" table:formula="of:=[.C5]/[.B5]" office:value-type="percentage" office:value="0.174285714285714" calcext:value-type="percentage">
            <text:p>17.4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42" calcext:value-type="float">
            <text:p>142</text:p>
          </table:table-cell>
          <table:table-cell table:style-name="ce4" table:formula="of:=[.C6]/[.B6]" office:value-type="percentage" office:value="0.1775" calcext:value-type="percentage">
            <text:p>17.8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167" calcext:value-type="float">
            <text:p>167</text:p>
          </table:table-cell>
          <table:table-cell table:style-name="ce4" table:formula="of:=[.C7]/[.B7]" office:value-type="percentage" office:value="0.185555555555556" calcext:value-type="percentage">
            <text:p>18.6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83" calcext:value-type="float">
            <text:p>183</text:p>
          </table:table-cell>
          <table:table-cell table:style-name="ce4" table:formula="of:=[.C8]/[.B8]" office:value-type="percentage" office:value="0.183" calcext:value-type="percentage">
            <text:p>18.3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77945767195767" calcext:value-type="percentage">
            <text:p>17.79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517479407736929" calcext:value-type="float">
            <text:p>0.00517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41">
          <table:table-cell table:number-columns-repeated="7"/>
        </table:table-row>
        <table:table-row table:style-name="ro4" table:number-rows-repeated="4">
          <table:table-cell table:number-columns-repeated="7"/>
        </table:table-row>
        <table:table-row table:style-name="ro2" table:number-rows-repeated="104829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7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8h (10% denial rate). Time 2: 2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17" calcext:value-type="float">
            <text:p>117</text:p>
          </table:table-cell>
          <table:table-cell table:style-name="ce4" table:formula="of:=[.C3]/[.B3]" office:value-type="percentage" office:value="0.234" calcext:value-type="percentage">
            <text:p>23.4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37" calcext:value-type="float">
            <text:p>137</text:p>
          </table:table-cell>
          <table:table-cell table:style-name="ce4" table:formula="of:=[.C4]/[.B4]" office:value-type="percentage" office:value="0.228333333333333" calcext:value-type="percentage">
            <text:p>22.8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161" calcext:value-type="float">
            <text:p>161</text:p>
          </table:table-cell>
          <table:table-cell table:style-name="ce4" table:formula="of:=[.C5]/[.B5]" office:value-type="percentage" office:value="0.23" calcext:value-type="percentage">
            <text:p>23.0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89" calcext:value-type="float">
            <text:p>189</text:p>
          </table:table-cell>
          <table:table-cell table:style-name="ce4" table:formula="of:=[.C6]/[.B6]" office:value-type="percentage" office:value="0.23625" calcext:value-type="percentage">
            <text:p>23.6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212" calcext:value-type="float">
            <text:p>212</text:p>
          </table:table-cell>
          <table:table-cell table:style-name="ce4" table:formula="of:=[.C7]/[.B7]" office:value-type="percentage" office:value="0.235555555555556" calcext:value-type="percentage">
            <text:p>23.6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244" calcext:value-type="float">
            <text:p>244</text:p>
          </table:table-cell>
          <table:table-cell table:style-name="ce4" table:formula="of:=[.C8]/[.B8]" office:value-type="percentage" office:value="0.244" calcext:value-type="percentage">
            <text:p>24.4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234689814814815" calcext:value-type="percentage">
            <text:p>23.47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552699370951519" calcext:value-type="float">
            <text:p>0.005527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41">
          <table:table-cell table:number-columns-repeated="7"/>
        </table:table-row>
        <table:table-row table:style-name="ro4" table:number-rows-repeated="4">
          <table:table-cell table:number-columns-repeated="7"/>
        </table:table-row>
        <table:table-row table:style-name="ro2" table:number-rows-repeated="104829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8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0h (10% denial rate). Time 2: 2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41" calcext:value-type="float">
            <text:p>141</text:p>
          </table:table-cell>
          <table:table-cell table:style-name="ce4" table:formula="of:=[.C3]/[.B3]" office:value-type="percentage" office:value="0.282" calcext:value-type="percentage">
            <text:p>28.2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69" calcext:value-type="float">
            <text:p>169</text:p>
          </table:table-cell>
          <table:table-cell table:style-name="ce4" table:formula="of:=[.C4]/[.B4]" office:value-type="percentage" office:value="0.281666666666667" calcext:value-type="percentage">
            <text:p>28.2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197" calcext:value-type="float">
            <text:p>197</text:p>
          </table:table-cell>
          <table:table-cell table:style-name="ce4" table:formula="of:=[.C5]/[.B5]" office:value-type="percentage" office:value="0.281428571428571" calcext:value-type="percentage">
            <text:p>28.1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227" calcext:value-type="float">
            <text:p>227</text:p>
          </table:table-cell>
          <table:table-cell table:style-name="ce4" table:formula="of:=[.C6]/[.B6]" office:value-type="percentage" office:value="0.28375" calcext:value-type="percentage">
            <text:p>28.4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257" calcext:value-type="float">
            <text:p>257</text:p>
          </table:table-cell>
          <table:table-cell table:style-name="ce4" table:formula="of:=[.C7]/[.B7]" office:value-type="percentage" office:value="0.285555555555556" calcext:value-type="percentage">
            <text:p>28.6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288" calcext:value-type="float">
            <text:p>288</text:p>
          </table:table-cell>
          <table:table-cell table:style-name="ce4" table:formula="of:=[.C8]/[.B8]" office:value-type="percentage" office:value="0.288" calcext:value-type="percentage">
            <text:p>28.8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283733465608466" calcext:value-type="percentage">
            <text:p>28.37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61199919362927" calcext:value-type="float">
            <text:p>0.002612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41">
          <table:table-cell table:number-columns-repeated="7"/>
        </table:table-row>
        <table:table-row table:style-name="ro4" table:number-rows-repeated="4">
          <table:table-cell table:number-columns-repeated="7"/>
        </table:table-row>
        <table:table-row table:style-name="ro2" table:number-rows-repeated="104829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8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2h (10% denial rate). Time 2: 2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64" calcext:value-type="float">
            <text:p>164</text:p>
          </table:table-cell>
          <table:table-cell table:style-name="ce4" table:formula="of:=[.C3]/[.B3]" office:value-type="percentage" office:value="0.328" calcext:value-type="percentage">
            <text:p>32.8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97" calcext:value-type="float">
            <text:p>197</text:p>
          </table:table-cell>
          <table:table-cell table:style-name="ce4" table:formula="of:=[.C4]/[.B4]" office:value-type="percentage" office:value="0.328333333333333" calcext:value-type="percentage">
            <text:p>32.8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28" calcext:value-type="float">
            <text:p>228</text:p>
          </table:table-cell>
          <table:table-cell table:style-name="ce4" table:formula="of:=[.C5]/[.B5]" office:value-type="percentage" office:value="0.325714285714286" calcext:value-type="percentage">
            <text:p>32.6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260" calcext:value-type="float">
            <text:p>260</text:p>
          </table:table-cell>
          <table:table-cell table:style-name="ce4" table:formula="of:=[.C6]/[.B6]" office:value-type="percentage" office:value="0.325" calcext:value-type="percentage">
            <text:p>32.5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296" calcext:value-type="float">
            <text:p>296</text:p>
          </table:table-cell>
          <table:table-cell table:style-name="ce4" table:formula="of:=[.C7]/[.B7]" office:value-type="percentage" office:value="0.328888888888889" calcext:value-type="percentage">
            <text:p>32.9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330" calcext:value-type="float">
            <text:p>330</text:p>
          </table:table-cell>
          <table:table-cell table:style-name="ce4" table:formula="of:=[.C8]/[.B8]" office:value-type="percentage" office:value="0.33" calcext:value-type="percentage">
            <text:p>33.0%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327656084656085" calcext:value-type="percentage">
            <text:p>32.77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191916949648212" calcext:value-type="float">
            <text:p>0.001919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41">
          <table:table-cell table:number-columns-repeated="7"/>
        </table:table-row>
        <table:table-row table:style-name="ro4" table:number-rows-repeated="4">
          <table:table-cell table:number-columns-repeated="7"/>
        </table:table-row>
        <table:table-row table:style-name="ro2" table:number-rows-repeated="104829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8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4h (10% denial rate). Time 2: 2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84" calcext:value-type="float">
            <text:p>184</text:p>
          </table:table-cell>
          <table:table-cell table:style-name="ce4" table:formula="of:=[.C3]/[.B3]" office:value-type="percentage" office:value="0.368" calcext:value-type="percentage">
            <text:p>36.8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21" calcext:value-type="float">
            <text:p>221</text:p>
          </table:table-cell>
          <table:table-cell table:style-name="ce4" table:formula="of:=[.C4]/[.B4]" office:value-type="percentage" office:value="0.368333333333333" calcext:value-type="percentage">
            <text:p>36.8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54" calcext:value-type="float">
            <text:p>254</text:p>
          </table:table-cell>
          <table:table-cell table:style-name="ce4" table:formula="of:=[.C5]/[.B5]" office:value-type="percentage" office:value="0.362857142857143" calcext:value-type="percentage">
            <text:p>36.3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292" calcext:value-type="float">
            <text:p>292</text:p>
          </table:table-cell>
          <table:table-cell table:style-name="ce4" table:formula="of:=[.C6]/[.B6]" office:value-type="percentage" office:value="0.365" calcext:value-type="percentage">
            <text:p>36.5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331" calcext:value-type="float">
            <text:p>331</text:p>
          </table:table-cell>
          <table:table-cell table:style-name="ce4" table:formula="of:=[.C7]/[.B7]" office:value-type="percentage" office:value="0.367777777777778" calcext:value-type="percentage">
            <text:p>36.8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369" calcext:value-type="float">
            <text:p>369</text:p>
          </table:table-cell>
          <table:table-cell table:style-name="ce4" table:formula="of:=[.C8]/[.B8]" office:value-type="percentage" office:value="0.369" calcext:value-type="percentage">
            <text:p>36.9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366828042328042" calcext:value-type="percentage">
            <text:p>36.68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38195569689423" calcext:value-type="float">
            <text:p>0.002382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41">
          <table:table-cell table:number-columns-repeated="7"/>
        </table:table-row>
        <table:table-row table:style-name="ro4" table:number-rows-repeated="4">
          <table:table-cell table:number-columns-repeated="7"/>
        </table:table-row>
        <table:table-row table:style-name="ro2" table:number-rows-repeated="104829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8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6h (10% denial rate). Time 2: 2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style-name="ce4" table:formula="of:=[.C3]/[.B3]" office:value-type="percentage" office:value="0.4" calcext:value-type="percentage">
            <text:p>40.0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41" calcext:value-type="float">
            <text:p>241</text:p>
          </table:table-cell>
          <table:table-cell table:style-name="ce4" table:formula="of:=[.C4]/[.B4]" office:value-type="percentage" office:value="0.401666666666667" calcext:value-type="percentage">
            <text:p>40.2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80" calcext:value-type="float">
            <text:p>280</text:p>
          </table:table-cell>
          <table:table-cell table:style-name="ce4" table:formula="of:=[.C5]/[.B5]" office:value-type="percentage" office:value="0.4" calcext:value-type="percentage">
            <text:p>40.0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322" calcext:value-type="float">
            <text:p>322</text:p>
          </table:table-cell>
          <table:table-cell table:style-name="ce4" table:formula="of:=[.C6]/[.B6]" office:value-type="percentage" office:value="0.4025" calcext:value-type="percentage">
            <text:p>40.3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360" calcext:value-type="float">
            <text:p>360</text:p>
          </table:table-cell>
          <table:table-cell table:style-name="ce4" table:formula="of:=[.C7]/[.B7]" office:value-type="percentage" office:value="0.4" calcext:value-type="percentage">
            <text:p>40.0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02" calcext:value-type="float">
            <text:p>402</text:p>
          </table:table-cell>
          <table:table-cell table:style-name="ce4" table:formula="of:=[.C8]/[.B8]" office:value-type="percentage" office:value="0.402" calcext:value-type="percentage">
            <text:p>40.2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401027777777778" calcext:value-type="percentage">
            <text:p>40.10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115670348964761" calcext:value-type="float">
            <text:p>0.001157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41">
          <table:table-cell table:number-columns-repeated="7"/>
        </table:table-row>
        <table:table-row table:style-name="ro4" table:number-rows-repeated="4">
          <table:table-cell table:number-columns-repeated="7"/>
        </table:table-row>
        <table:table-row table:style-name="ro2" table:number-rows-repeated="104829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8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38h (10% denial rate). Time 2: 2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13" calcext:value-type="float">
            <text:p>213</text:p>
          </table:table-cell>
          <table:table-cell table:style-name="ce4" table:formula="of:=[.C3]/[.B3]" office:value-type="percentage" office:value="0.426" calcext:value-type="percentage">
            <text:p>42.6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60" calcext:value-type="float">
            <text:p>260</text:p>
          </table:table-cell>
          <table:table-cell table:style-name="ce4" table:formula="of:=[.C4]/[.B4]" office:value-type="percentage" office:value="0.433333333333333" calcext:value-type="percentage">
            <text:p>43.3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03" calcext:value-type="float">
            <text:p>303</text:p>
          </table:table-cell>
          <table:table-cell table:style-name="ce4" table:formula="of:=[.C5]/[.B5]" office:value-type="percentage" office:value="0.432857142857143" calcext:value-type="percentage">
            <text:p>43.3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342" calcext:value-type="float">
            <text:p>342</text:p>
          </table:table-cell>
          <table:table-cell table:style-name="ce4" table:formula="of:=[.C6]/[.B6]" office:value-type="percentage" office:value="0.4275" calcext:value-type="percentage">
            <text:p>42.8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388" calcext:value-type="float">
            <text:p>388</text:p>
          </table:table-cell>
          <table:table-cell table:style-name="ce4" table:formula="of:=[.C7]/[.B7]" office:value-type="percentage" office:value="0.431111111111111" calcext:value-type="percentage">
            <text:p>43.1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34" calcext:value-type="float">
            <text:p>434</text:p>
          </table:table-cell>
          <table:table-cell table:style-name="ce4" table:formula="of:=[.C8]/[.B8]" office:value-type="percentage" office:value="0.434" calcext:value-type="percentage">
            <text:p>43.4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430800264550265" calcext:value-type="percentage">
            <text:p>43.08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331410332415897" calcext:value-type="float">
            <text:p>0.003314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41">
          <table:table-cell table:number-columns-repeated="7"/>
        </table:table-row>
        <table:table-row table:style-name="ro4" table:number-rows-repeated="4">
          <table:table-cell table:number-columns-repeated="7"/>
        </table:table-row>
        <table:table-row table:style-name="ro2" table:number-rows-repeated="104829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8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0h (10% denial rate). Time 2: 2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28" calcext:value-type="float">
            <text:p>228</text:p>
          </table:table-cell>
          <table:table-cell table:style-name="ce4" table:formula="of:=[.C3]/[.B3]" office:value-type="percentage" office:value="0.456" calcext:value-type="percentage">
            <text:p>45.6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76" calcext:value-type="float">
            <text:p>276</text:p>
          </table:table-cell>
          <table:table-cell table:style-name="ce4" table:formula="of:=[.C4]/[.B4]" office:value-type="percentage" office:value="0.46" calcext:value-type="percentage">
            <text:p>46.0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24" calcext:value-type="float">
            <text:p>324</text:p>
          </table:table-cell>
          <table:table-cell table:style-name="ce4" table:formula="of:=[.C5]/[.B5]" office:value-type="percentage" office:value="0.462857142857143" calcext:value-type="percentage">
            <text:p>46.3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367" calcext:value-type="float">
            <text:p>367</text:p>
          </table:table-cell>
          <table:table-cell table:style-name="ce4" table:formula="of:=[.C6]/[.B6]" office:value-type="percentage" office:value="0.45875" calcext:value-type="percentage">
            <text:p>45.9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415" calcext:value-type="float">
            <text:p>415</text:p>
          </table:table-cell>
          <table:table-cell table:style-name="ce4" table:formula="of:=[.C7]/[.B7]" office:value-type="percentage" office:value="0.461111111111111" calcext:value-type="percentage">
            <text:p>46.1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59" calcext:value-type="float">
            <text:p>459</text:p>
          </table:table-cell>
          <table:table-cell table:style-name="ce4" table:formula="of:=[.C8]/[.B8]" office:value-type="percentage" office:value="0.459" calcext:value-type="percentage">
            <text:p>45.9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459619708994709" calcext:value-type="percentage">
            <text:p>45.96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32777171196514" calcext:value-type="float">
            <text:p>0.00232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41">
          <table:table-cell table:number-columns-repeated="7"/>
        </table:table-row>
        <table:table-row table:style-name="ro4" table:number-rows-repeated="4">
          <table:table-cell table:number-columns-repeated="7"/>
        </table:table-row>
        <table:table-row table:style-name="ro2" table:number-rows-repeated="104829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86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2h (10% denial rate). Time 2: 2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41" calcext:value-type="float">
            <text:p>241</text:p>
          </table:table-cell>
          <table:table-cell table:style-name="ce4" table:formula="of:=[.C3]/[.B3]" office:value-type="percentage" office:value="0.482" calcext:value-type="percentage">
            <text:p>48.2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91" calcext:value-type="float">
            <text:p>291</text:p>
          </table:table-cell>
          <table:table-cell table:style-name="ce4" table:formula="of:=[.C4]/[.B4]" office:value-type="percentage" office:value="0.485" calcext:value-type="percentage">
            <text:p>48.5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style-name="ce4" table:formula="of:=[.C5]/[.B5]" office:value-type="percentage" office:value="0.487142857142857" calcext:value-type="percentage">
            <text:p>48.7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389" calcext:value-type="float">
            <text:p>389</text:p>
          </table:table-cell>
          <table:table-cell table:style-name="ce4" table:formula="of:=[.C6]/[.B6]" office:value-type="percentage" office:value="0.48625" calcext:value-type="percentage">
            <text:p>48.6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436" calcext:value-type="float">
            <text:p>436</text:p>
          </table:table-cell>
          <table:table-cell table:style-name="ce4" table:formula="of:=[.C7]/[.B7]" office:value-type="percentage" office:value="0.484444444444444" calcext:value-type="percentage">
            <text:p>48.4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85" calcext:value-type="float">
            <text:p>485</text:p>
          </table:table-cell>
          <table:table-cell table:style-name="ce4" table:formula="of:=[.C8]/[.B8]" office:value-type="percentage" office:value="0.485" calcext:value-type="percentage">
            <text:p>48.5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484972883597884" calcext:value-type="percentage">
            <text:p>48.50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17583268703185" calcext:value-type="float">
            <text:p>0.00175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41">
          <table:table-cell table:number-columns-repeated="7"/>
        </table:table-row>
        <table:table-row table:style-name="ro4" table:number-rows-repeated="4">
          <table:table-cell table:number-columns-repeated="7"/>
        </table:table-row>
        <table:table-row table:style-name="ro2" table:number-rows-repeated="104829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87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4h (10% denial rate). Time 2: 2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52" calcext:value-type="float">
            <text:p>252</text:p>
          </table:table-cell>
          <table:table-cell table:style-name="ce4" table:formula="of:=[.C3]/[.B3]" office:value-type="percentage" office:value="0.504" calcext:value-type="percentage">
            <text:p>50.4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04" calcext:value-type="float">
            <text:p>304</text:p>
          </table:table-cell>
          <table:table-cell table:style-name="ce4" table:formula="of:=[.C4]/[.B4]" office:value-type="percentage" office:value="0.506666666666667" calcext:value-type="percentage">
            <text:p>50.7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56" calcext:value-type="float">
            <text:p>356</text:p>
          </table:table-cell>
          <table:table-cell table:style-name="ce4" table:formula="of:=[.C5]/[.B5]" office:value-type="percentage" office:value="0.508571428571429" calcext:value-type="percentage">
            <text:p>50.9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08" calcext:value-type="float">
            <text:p>408</text:p>
          </table:table-cell>
          <table:table-cell table:style-name="ce4" table:formula="of:=[.C6]/[.B6]" office:value-type="percentage" office:value="0.51" calcext:value-type="percentage">
            <text:p>51.0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456" calcext:value-type="float">
            <text:p>456</text:p>
          </table:table-cell>
          <table:table-cell table:style-name="ce4" table:formula="of:=[.C7]/[.B7]" office:value-type="percentage" office:value="0.506666666666667" calcext:value-type="percentage">
            <text:p>50.7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10" calcext:value-type="float">
            <text:p>510</text:p>
          </table:table-cell>
          <table:table-cell table:style-name="ce4" table:formula="of:=[.C8]/[.B8]" office:value-type="percentage" office:value="0.51" calcext:value-type="percentage">
            <text:p>51.0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07650793650794" calcext:value-type="percentage">
            <text:p>50.77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233025387980984" calcext:value-type="float">
            <text:p>0.002330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41">
          <table:table-cell table:number-columns-repeated="7"/>
        </table:table-row>
        <table:table-row table:style-name="ro4" table:number-rows-repeated="4">
          <table:table-cell table:number-columns-repeated="7"/>
        </table:table-row>
        <table:table-row table:style-name="ro2" table:number-rows-repeated="104829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88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6h (10% denial rate). Time 2: 2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62" calcext:value-type="float">
            <text:p>262</text:p>
          </table:table-cell>
          <table:table-cell table:style-name="ce4" table:formula="of:=[.C3]/[.B3]" office:value-type="percentage" office:value="0.524" calcext:value-type="percentage">
            <text:p>52.4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16" calcext:value-type="float">
            <text:p>316</text:p>
          </table:table-cell>
          <table:table-cell table:style-name="ce4" table:formula="of:=[.C4]/[.B4]" office:value-type="percentage" office:value="0.526666666666667" calcext:value-type="percentage">
            <text:p>52.7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72" calcext:value-type="float">
            <text:p>372</text:p>
          </table:table-cell>
          <table:table-cell table:style-name="ce4" table:formula="of:=[.C5]/[.B5]" office:value-type="percentage" office:value="0.531428571428571" calcext:value-type="percentage">
            <text:p>53.1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26" calcext:value-type="float">
            <text:p>426</text:p>
          </table:table-cell>
          <table:table-cell table:style-name="ce4" table:formula="of:=[.C6]/[.B6]" office:value-type="percentage" office:value="0.5325" calcext:value-type="percentage">
            <text:p>53.3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477" calcext:value-type="float">
            <text:p>477</text:p>
          </table:table-cell>
          <table:table-cell table:style-name="ce4" table:formula="of:=[.C7]/[.B7]" office:value-type="percentage" office:value="0.53" calcext:value-type="percentage">
            <text:p>53.0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29" calcext:value-type="float">
            <text:p>529</text:p>
          </table:table-cell>
          <table:table-cell table:style-name="ce4" table:formula="of:=[.C8]/[.B8]" office:value-type="percentage" office:value="0.529" calcext:value-type="percentage">
            <text:p>52.9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2893253968254" calcext:value-type="percentage">
            <text:p>52.89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314849482329341" calcext:value-type="float">
            <text:p>0.00314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41">
          <table:table-cell table:number-columns-repeated="7"/>
        </table:table-row>
        <table:table-row table:style-name="ro4" table:number-rows-repeated="4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28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89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8h (10% denial rate). Time 2: 24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72" calcext:value-type="float">
            <text:p>272</text:p>
          </table:table-cell>
          <table:table-cell table:style-name="ce4" table:formula="of:=[.C3]/[.B3]" office:value-type="percentage" office:value="0.544" calcext:value-type="percentage">
            <text:p>54.4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27" calcext:value-type="float">
            <text:p>327</text:p>
          </table:table-cell>
          <table:table-cell table:style-name="ce4" table:formula="of:=[.C4]/[.B4]" office:value-type="percentage" office:value="0.545" calcext:value-type="percentage">
            <text:p>54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386" calcext:value-type="float">
            <text:p>386</text:p>
          </table:table-cell>
          <table:table-cell table:style-name="ce4" table:formula="of:=[.C5]/[.B5]" office:value-type="percentage" office:value="0.551428571428571" calcext:value-type="percentage">
            <text:p>55.1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41" calcext:value-type="float">
            <text:p>441</text:p>
          </table:table-cell>
          <table:table-cell table:style-name="ce4" table:formula="of:=[.C6]/[.B6]" office:value-type="percentage" office:value="0.55125" calcext:value-type="percentage">
            <text:p>55.1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495" calcext:value-type="float">
            <text:p>495</text:p>
          </table:table-cell>
          <table:table-cell table:style-name="ce4" table:formula="of:=[.C7]/[.B7]" office:value-type="percentage" office:value="0.55" calcext:value-type="percentage">
            <text:p>55.0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547" calcext:value-type="float">
            <text:p>547</text:p>
          </table:table-cell>
          <table:table-cell table:style-name="ce4" table:formula="of:=[.C8]/[.B8]" office:value-type="percentage" office:value="0.547" calcext:value-type="percentage">
            <text:p>54.7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548113095238095" calcext:value-type="percentage">
            <text:p>54.81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32323631863866" calcext:value-type="float">
            <text:p>0.003232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41">
          <table:table-cell table:number-columns-repeated="7"/>
        </table:table-row>
        <table:table-row table:style-name="ro4" table:number-rows-repeated="4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28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90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2h (10% denial rate). Time 2: 2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  <table:table-cell table:style-name="ce4" table:formula="of:=[.C3]/[.B3]" office:value-type="percentage" office:value="0.09" calcext:value-type="percentage">
            <text:p>9.0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style-name="ce4" table:formula="of:=[.C4]/[.B4]" office:value-type="percentage" office:value="0.105" calcext:value-type="percentage">
            <text:p>10.5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0" calcext:value-type="float">
            <text:p>70</text:p>
          </table:table-cell>
          <table:table-cell table:style-name="ce4" table:formula="of:=[.C5]/[.B5]" office:value-type="percentage" office:value="0.1" calcext:value-type="percentage">
            <text:p>10.0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4" calcext:value-type="float">
            <text:p>84</text:p>
          </table:table-cell>
          <table:table-cell table:style-name="ce4" table:formula="of:=[.C6]/[.B6]" office:value-type="percentage" office:value="0.105" calcext:value-type="percentage">
            <text:p>10.5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4" calcext:value-type="float">
            <text:p>94</text:p>
          </table:table-cell>
          <table:table-cell table:style-name="ce4" table:formula="of:=[.C7]/[.B7]" office:value-type="percentage" office:value="0.104444444444444" calcext:value-type="percentage">
            <text:p>10.4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5" calcext:value-type="float">
            <text:p>105</text:p>
          </table:table-cell>
          <table:table-cell table:style-name="ce4" table:formula="of:=[.C8]/[.B8]" office:value-type="percentage" office:value="0.105" calcext:value-type="percentage">
            <text:p>10.5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1574074074074" calcext:value-type="percentage">
            <text:p>10.16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599811355804006" calcext:value-type="float">
            <text:p>0.00599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41">
          <table:table-cell table:number-columns-repeated="7"/>
        </table:table-row>
        <table:table-row table:style-name="ro4" table:number-rows-repeated="4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28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9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4h (10% denial rate). Time 2: 2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6" calcext:value-type="float">
            <text:p>56</text:p>
          </table:table-cell>
          <table:table-cell table:style-name="ce4" table:formula="of:=[.C3]/[.B3]" office:value-type="percentage" office:value="0.112" calcext:value-type="percentage">
            <text:p>11.2%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5" calcext:value-type="float">
            <text:p>65</text:p>
          </table:table-cell>
          <table:table-cell table:style-name="ce4" table:formula="of:=[.C4]/[.B4]" office:value-type="percentage" office:value="0.108333333333333" calcext:value-type="percentage">
            <text:p>10.8%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4" calcext:value-type="float">
            <text:p>74</text:p>
          </table:table-cell>
          <table:table-cell table:style-name="ce4" table:formula="of:=[.C5]/[.B5]" office:value-type="percentage" office:value="0.105714285714286" calcext:value-type="percentage">
            <text:p>10.6%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3" calcext:value-type="float">
            <text:p>83</text:p>
          </table:table-cell>
          <table:table-cell table:style-name="ce4" table:formula="of:=[.C6]/[.B6]" office:value-type="percentage" office:value="0.10375" calcext:value-type="percentage">
            <text:p>10.4%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9" calcext:value-type="float">
            <text:p>89</text:p>
          </table:table-cell>
          <table:table-cell table:style-name="ce4" table:formula="of:=[.C7]/[.B7]" office:value-type="percentage" office:value="0.0988888888888889" calcext:value-type="percentage">
            <text:p>9.9%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4" calcext:value-type="float">
            <text:p>94</text:p>
          </table:table-cell>
          <table:table-cell table:style-name="ce4" table:formula="of:=[.C8]/[.B8]" office:value-type="percentage" office:value="0.094" calcext:value-type="percentage">
            <text:p>9.4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3781084656085" calcext:value-type="percentage">
            <text:p>10.38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650561244636193" calcext:value-type="float">
            <text:p>0.006506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41">
          <table:table-cell table:number-columns-repeated="7"/>
        </table:table-row>
        <table:table-row table:style-name="ro4" table:number-rows-repeated="4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28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9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6h (10% denial rate). Time 2: 2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6" calcext:value-type="float">
            <text:p>46</text:p>
          </table:table-cell>
          <table:table-cell table:style-name="ce4" table:formula="of:=[.C3]/[.B3]" office:value-type="percentage" office:value="0.092" calcext:value-type="percentage">
            <text:p>9.2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57" calcext:value-type="float">
            <text:p>57</text:p>
          </table:table-cell>
          <table:table-cell table:style-name="ce4" table:formula="of:=[.C4]/[.B4]" office:value-type="percentage" office:value="0.095" calcext:value-type="percentage">
            <text:p>9.5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 table:style-name="ce4" table:formula="of:=[.C5]/[.B5]" office:value-type="percentage" office:value="0.0985714285714286" calcext:value-type="percentage">
            <text:p>9.9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2" calcext:value-type="float">
            <text:p>72</text:p>
          </table:table-cell>
          <table:table-cell table:style-name="ce4" table:formula="of:=[.C6]/[.B6]" office:value-type="percentage" office:value="0.09" calcext:value-type="percentage">
            <text:p>9.0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85" calcext:value-type="float">
            <text:p>85</text:p>
          </table:table-cell>
          <table:table-cell table:style-name="ce4" table:formula="of:=[.C7]/[.B7]" office:value-type="percentage" office:value="0.0944444444444444" calcext:value-type="percentage">
            <text:p>9.4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92" calcext:value-type="float">
            <text:p>92</text:p>
          </table:table-cell>
          <table:table-cell table:style-name="ce4" table:formula="of:=[.C8]/[.B8]" office:value-type="percentage" office:value="0.092" calcext:value-type="percentage">
            <text:p>9.2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0936693121693122" calcext:value-type="percentage">
            <text:p>9.37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301460987192973" calcext:value-type="float">
            <text:p>0.00301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41">
          <table:table-cell table:number-columns-repeated="7"/>
        </table:table-row>
        <table:table-row table:style-name="ro4" table:number-rows-repeated="4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28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93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8h (10% denial rate). Time 2: 2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table:style-name="ce4" table:formula="of:=[.C3]/[.B3]" office:value-type="percentage" office:value="0.098" calcext:value-type="percentage">
            <text:p>9.8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1" calcext:value-type="float">
            <text:p>61</text:p>
          </table:table-cell>
          <table:table-cell table:style-name="ce4" table:formula="of:=[.C4]/[.B4]" office:value-type="percentage" office:value="0.101666666666667" calcext:value-type="percentage">
            <text:p>10.2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72" calcext:value-type="float">
            <text:p>72</text:p>
          </table:table-cell>
          <table:table-cell table:style-name="ce4" table:formula="of:=[.C5]/[.B5]" office:value-type="percentage" office:value="0.102857142857143" calcext:value-type="percentage">
            <text:p>10.3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4" calcext:value-type="float">
            <text:p>84</text:p>
          </table:table-cell>
          <table:table-cell table:style-name="ce4" table:formula="of:=[.C6]/[.B6]" office:value-type="percentage" office:value="0.105" calcext:value-type="percentage">
            <text:p>10.5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95" calcext:value-type="float">
            <text:p>95</text:p>
          </table:table-cell>
          <table:table-cell table:style-name="ce4" table:formula="of:=[.C7]/[.B7]" office:value-type="percentage" office:value="0.105555555555556" calcext:value-type="percentage">
            <text:p>10.6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06" calcext:value-type="float">
            <text:p>106</text:p>
          </table:table-cell>
          <table:table-cell table:style-name="ce4" table:formula="of:=[.C8]/[.B8]" office:value-type="percentage" office:value="0.106" calcext:value-type="percentage">
            <text:p>10.6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103179894179894" calcext:value-type="percentage">
            <text:p>10.32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0030375937398808" calcext:value-type="float">
            <text:p>0.003038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41">
          <table:table-cell table:number-columns-repeated="7"/>
        </table:table-row>
        <table:table-row table:style-name="ro4" table:number-rows-repeated="4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28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st 294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row table:style-name="ro3">
          <table:table-cell table:style-name="ce7" office:value-type="string" calcext:value-type="string" table:number-columns-spanned="4" table:number-rows-spanned="1">
            <text:p>Time 1: 10h (10% denial rate). Time 2: 26h</text:p>
          </table:table-cell>
          <table:covered-table-cell table:style-name="ce1"/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 #</text:p>
          </table:table-cell>
          <table:table-cell office:value-type="string" calcext:value-type="string">
            <text:p>Data 1</text:p>
          </table:table-cell>
          <table:table-cell office:value-type="string" calcext:value-type="string">
            <text:p>Data 2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table:style-name="ce4" table:formula="of:=[.C3]/[.B3]" office:value-type="percentage" office:value="0.4" calcext:value-type="percentage">
            <text:p>40.0%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40" calcext:value-type="float">
            <text:p>240</text:p>
          </table:table-cell>
          <table:table-cell table:style-name="ce4" table:formula="of:=[.C4]/[.B4]" office:value-type="percentage" office:value="0.4" calcext:value-type="percentage">
            <text:p>40.0%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80" calcext:value-type="float">
            <text:p>280</text:p>
          </table:table-cell>
          <table:table-cell table:style-name="ce4" table:formula="of:=[.C5]/[.B5]" office:value-type="percentage" office:value="0.4" calcext:value-type="percentage">
            <text:p>40.0%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table:style-name="ce4" table:formula="of:=[.C6]/[.B6]" office:value-type="percentage" office:value="0.375" calcext:value-type="percentage">
            <text:p>37.5%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4" table:formula="of:=[.C7]/[.B7]" office:value-type="percentage" office:value="0" calcext:value-type="percentage">
            <text:p>0.0%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4" table:formula="of:=[.C8]/[.B8]" office:value-type="percentage" office:value="0" calcext:value-type="percentage">
            <text:p>0.0%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3" office:value-type="string" calcext:value-type="string" table:number-columns-spanned="3" table:number-rows-spanned="1">
            <text:p>MEAN =</text:p>
          </table:table-cell>
          <table:covered-table-cell table:number-columns-repeated="2"/>
          <table:table-cell table:style-name="ce5" table:formula="of:=AVERAGE([.D3:.D8])" office:value-type="percentage" office:value="0.2625" calcext:value-type="percentage">
            <text:p>26.25%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 table:number-columns-spanned="3" table:number-rows-spanned="1">
            <text:p>STD_DEV =</text:p>
          </table:table-cell>
          <table:covered-table-cell table:number-columns-repeated="2"/>
          <table:table-cell table:style-name="ce6" table:formula="of:=STDEV([.D3:.D8])" office:value-type="float" office:value="0.203562029858223" calcext:value-type="float">
            <text:p>0.203562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9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2" table:number-rows-repeated="39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34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3">
          <table:table-cell table:number-columns-repeated="7"/>
        </table:table-row>
        <table:table-row table:style-name="ro4" table:number-rows-repeated="6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2" table:number-rows-repeated="37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2" table:number-rows-repeated="2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2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41">
          <table:table-cell table:number-columns-repeated="7"/>
        </table:table-row>
        <table:table-row table:style-name="ro4" table:number-rows-repeated="4">
          <table:table-cell table:number-columns-repeated="7"/>
        </table:table-row>
        <table:table-row table:style-name="ro2" table:number-rows-repeated="10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2" table:number-rows-repeated="1048287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3" number:min-integer-digits="1"/>
      <number:text>%</number:text>
    </number:percentag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 style:data-style-name="N2" text:time-value="12:44:05.7519909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rey </meta:initial-creator>
    <meta:creation-date>2015-02-28T23:15:31.580930233</meta:creation-date>
    <dc:date>2015-04-17T12:47:28.002535632</dc:date>
    <dc:creator>Jeffrey </dc:creator>
    <meta:editing-duration>P5DT6H44M9S</meta:editing-duration>
    <meta:editing-cycles>548</meta:editing-cycles>
    <meta:generator>LibreOffice/4.4.2.2$Linux_x86 LibreOffice_project/40m0$Build-2</meta:generator>
    <meta:document-statistic meta:table-count="294" meta:cell-count="10162" meta:object-count="0"/>
  </office:meta>
</office:document-meta>
</file>